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Consolas-Bold" svg:font-family="Consolas-Bold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loext:opacity="100%" fo:font-size="14pt" fo:font-weight="normal" officeooo:rsid="00e3fad5" officeooo:paragraph-rsid="025b3535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fo:font-size="14pt" fo:font-weight="normal" officeooo:rsid="00e3fad5" officeooo:paragraph-rsid="025dd792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fo:font-size="14pt" fo:font-weight="normal" officeooo:rsid="00e3fad5" officeooo:paragraph-rsid="025e845d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loext:opacity="100%" fo:font-size="14pt" fo:font-weight="normal" officeooo:rsid="00e3fad5" officeooo:paragraph-rsid="02618b2c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loext:opacity="100%" fo:font-size="14pt" fo:font-weight="normal" officeooo:rsid="00e3fad5" officeooo:paragraph-rsid="01dad39f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000000" loext:opacity="100%" fo:font-size="14pt" fo:font-weight="normal" officeooo:rsid="00e3fad5" officeooo:paragraph-rsid="02682376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000000" loext:opacity="100%" fo:font-size="14pt" fo:font-weight="normal" officeooo:rsid="00e3fad5" officeooo:paragraph-rsid="02690248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6bdbe8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loext:opacity="100%" fo:font-size="14pt" fo:font-weight="normal" officeooo:rsid="00e3fad5" officeooo:paragraph-rsid="027068ef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loext:opacity="100%" fo:font-size="14pt" fo:font-weight="normal" officeooo:rsid="00e3fad5" officeooo:paragraph-rsid="027f5ab8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000000" loext:opacity="100%" fo:font-size="14pt" fo:font-weight="normal" officeooo:rsid="00e3fad5" officeooo:paragraph-rsid="02805851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000000" loext:opacity="100%" fo:font-size="14pt" fo:font-weight="normal" officeooo:rsid="00e3fad5" officeooo:paragraph-rsid="0284e0fa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text-properties fo:color="#000000" loext:opacity="100%" fo:font-size="14pt" fo:font-weight="normal" officeooo:rsid="00e3fad5" officeooo:paragraph-rsid="0285b04d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000000" loext:opacity="100%" fo:font-size="14pt" fo:font-weight="normal" officeooo:rsid="00e3fad5" officeooo:paragraph-rsid="02893aa4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text-properties fo:color="#000000" loext:opacity="100%" fo:font-size="14pt" fo:font-weight="normal" officeooo:rsid="00e3fad5" officeooo:paragraph-rsid="029448be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text-properties fo:color="#000000" loext:opacity="100%" fo:font-size="14pt" fo:font-weight="normal" officeooo:rsid="00e3fad5" officeooo:paragraph-rsid="02949ee1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text-properties fo:color="#000000" loext:opacity="100%" fo:font-size="14pt" fo:font-weight="normal" officeooo:rsid="00e3fad5" officeooo:paragraph-rsid="0299218e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text-properties fo:color="#000000" loext:opacity="100%" fo:font-size="14pt" fo:font-weight="normal" officeooo:rsid="00e3fad5" officeooo:paragraph-rsid="029c4ae5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text-properties fo:color="#000000" loext:opacity="100%" fo:font-size="14pt" fo:font-weight="normal" officeooo:rsid="00e3fad5" officeooo:paragraph-rsid="029e02c0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text-properties fo:color="#000000" loext:opacity="100%" fo:font-size="14pt" fo:font-weight="normal" officeooo:rsid="00e3fad5" officeooo:paragraph-rsid="029f5875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00000" loext:opacity="100%" fo:font-size="14pt" fo:font-weight="normal" officeooo:rsid="00e3fad5" officeooo:paragraph-rsid="02a6d4b7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loext:opacity="100%" fo:font-size="14pt" fo:font-weight="normal" officeooo:rsid="00e3fad5" officeooo:paragraph-rsid="02a716e4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72a5e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fo:font-size="14pt" fo:font-weight="normal" officeooo:rsid="00e3fad5" officeooo:paragraph-rsid="02a7912b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4" style:family="paragraph" style:parent-style-name="Preformatted_20_Text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text-properties fo:color="#000000" loext:opacity="100%" fo:font-size="14pt" fo:font-weight="normal" officeooo:rsid="00e3fad5" officeooo:paragraph-rsid="02ade5e7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text-properties fo:color="#000000" loext:opacity="100%" fo:font-size="14pt" fo:font-weight="normal" officeooo:rsid="00e3fad5" officeooo:paragraph-rsid="02b53395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text-properties fo:color="#000000" loext:opacity="100%" fo:font-size="14pt" fo:font-weight="normal" officeooo:rsid="00e3fad5" officeooo:paragraph-rsid="02b5f3b4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text-properties fo:color="#000000" loext:opacity="100%" fo:font-size="14pt" fo:font-weight="normal" officeooo:rsid="00e3fad5" officeooo:paragraph-rsid="02b649a4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000000" loext:opacity="100%" fo:font-size="14pt" fo:font-weight="normal" officeooo:rsid="00e3fad5" officeooo:paragraph-rsid="02b7e7d6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text-properties fo:color="#000000" loext:opacity="100%" fo:font-size="14pt" fo:font-weight="normal" officeooo:rsid="00e3fad5" officeooo:paragraph-rsid="02bb2c9a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text-properties fo:color="#000000" loext:opacity="100%" fo:font-size="14pt" fo:font-weight="normal" officeooo:rsid="00e3fad5" officeooo:paragraph-rsid="02bf358d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text-properties fo:color="#000000" loext:opacity="100%" fo:font-size="14pt" fo:font-weight="normal" officeooo:rsid="00e3fad5" officeooo:paragraph-rsid="02d25048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text-properties fo:color="#000000" loext:opacity="100%" fo:font-size="14pt" fo:font-weight="normal" officeooo:rsid="00e3fad5" officeooo:paragraph-rsid="02d364ca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text-properties fo:color="#000000" loext:opacity="100%" fo:font-size="14pt" fo:font-weight="normal" officeooo:rsid="00e3fad5" officeooo:paragraph-rsid="02d56f8d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71" style:family="paragraph" style:parent-style-name="Standard">
      <style:text-properties fo:color="#000000" loext:opacity="100%" fo:font-size="14pt" fo:font-weight="normal" officeooo:rsid="00e3fad5" officeooo:paragraph-rsid="02dfc45d" fo:background-color="transparent" style:font-size-asian="14pt" style:font-weight-asian="normal" style:font-size-complex="14pt" style:font-weight-complex="normal"/>
    </style:style>
    <style:style style:name="P72" style:family="paragraph" style:parent-style-name="Standard">
      <style:text-properties fo:color="#000000" loext:opacity="100%" fo:font-size="14pt" fo:font-weight="normal" officeooo:rsid="00e3fad5" officeooo:paragraph-rsid="02e7d5e3" fo:background-color="transparent" style:font-size-asian="14pt" style:font-weight-asian="normal" style:font-size-complex="14pt" style:font-weight-complex="normal"/>
    </style:style>
    <style:style style:name="P73" style:family="paragraph" style:parent-style-name="Standard">
      <style:text-properties fo:color="#000000" loext:opacity="100%" fo:font-size="14pt" fo:font-weight="normal" officeooo:rsid="00e3fad5" officeooo:paragraph-rsid="02e9d9d3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text-properties fo:color="#000000" loext:opacity="100%" fo:font-size="14pt" fo:font-weight="normal" officeooo:rsid="00e3fad5" officeooo:paragraph-rsid="02f1f1f6" fo:background-color="transparent" style:font-size-asian="14pt" style:font-weight-asian="normal" style:font-size-complex="14pt" style:font-weight-complex="normal"/>
    </style:style>
    <style:style style:name="P75" style:family="paragraph" style:parent-style-name="Standard">
      <style:text-properties fo:color="#000000" loext:opacity="100%" fo:font-size="14pt" fo:font-weight="normal" officeooo:rsid="00e3fad5" officeooo:paragraph-rsid="02f2043d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text-properties fo:color="#000000" loext:opacity="100%" fo:font-size="14pt" fo:font-weight="normal" officeooo:rsid="00e3fad5" officeooo:paragraph-rsid="02f36c93" fo:background-color="transparent" style:font-size-asian="14pt" style:font-weight-asian="normal" style:font-size-complex="14pt" style:font-weight-complex="normal"/>
    </style:style>
    <style:style style:name="P77" style:family="paragraph" style:parent-style-name="Standard">
      <style:text-properties fo:color="#000000" loext:opacity="100%" fo:font-size="14pt" fo:font-weight="normal" officeooo:rsid="00e3fad5" officeooo:paragraph-rsid="02f68db1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style:text-properties fo:color="#000000" loext:opacity="100%" fo:font-size="14pt" fo:font-weight="normal" officeooo:rsid="00e3fad5" officeooo:paragraph-rsid="02f7ee1c" fo:background-color="transparent" style:font-size-asian="14pt" style:font-weight-asian="normal" style:font-size-complex="14pt" style:font-weight-complex="normal"/>
    </style:style>
    <style:style style:name="P79" style:family="paragraph" style:parent-style-name="Standard">
      <style:text-properties fo:color="#000000" loext:opacity="100%" fo:font-size="14pt" fo:font-weight="normal" officeooo:rsid="00e3fad5" officeooo:paragraph-rsid="02f9faa0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style:text-properties fo:color="#000000" loext:opacity="100%" fo:font-size="14pt" fo:font-weight="normal" officeooo:rsid="00e3fad5" officeooo:paragraph-rsid="02fbdbf0" fo:background-color="transparent" style:font-size-asian="14pt" style:font-weight-asian="normal" style:font-size-complex="14pt" style:font-weight-complex="normal"/>
    </style:style>
    <style:style style:name="P81" style:family="paragraph" style:parent-style-name="Standard">
      <style:text-properties fo:color="#000000" loext:opacity="100%" fo:font-size="14pt" fo:font-weight="normal" officeooo:rsid="00e3fad5" officeooo:paragraph-rsid="03024a12" fo:background-color="transparent" style:font-size-asian="14pt" style:font-weight-asian="normal" style:font-size-complex="14pt" style:font-weight-complex="normal"/>
    </style:style>
    <style:style style:name="P82" style:family="paragraph" style:parent-style-name="Standard"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84" style:family="paragraph" style:parent-style-name="Standard">
      <style:text-properties fo:color="#000000" loext:opacity="100%" fo:font-size="14pt" fo:font-weight="normal" officeooo:rsid="00e3fad5" officeooo:paragraph-rsid="0312cb18" fo:background-color="transparent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12cb18" fo:background-color="transparent" style:font-size-asian="14pt" style:font-weight-asian="normal" style:font-size-complex="14pt" style:font-weight-complex="normal"/>
    </style:style>
    <style:style style:name="P86" style:family="paragraph" style:parent-style-name="Standard">
      <style:text-properties fo:color="#000000" loext:opacity="100%" fo:font-size="14pt" fo:font-weight="normal" officeooo:rsid="00e3fad5" officeooo:paragraph-rsid="03167a17" fo:background-color="transparent" style:font-size-asian="14pt" style:font-weight-asian="normal" style:font-size-complex="14pt" style:font-weight-complex="normal"/>
    </style:style>
    <style:style style:name="P87" style:family="paragraph" style:parent-style-name="Standard">
      <style:text-properties fo:color="#000000" loext:opacity="100%" fo:font-size="14pt" fo:font-weight="normal" officeooo:rsid="00e3fad5" officeooo:paragraph-rsid="031db601" fo:background-color="transparent" style:font-size-asian="14pt" style:font-weight-asian="normal" style:font-size-complex="14pt" style:font-weight-complex="normal"/>
    </style:style>
    <style:style style:name="P88" style:family="paragraph" style:parent-style-name="Standard">
      <style:text-properties fo:color="#000000" loext:opacity="100%" fo:font-size="14pt" fo:font-weight="normal" officeooo:rsid="00e3fad5" officeooo:paragraph-rsid="032311c7" fo:background-color="transparent" style:font-size-asian="14pt" style:font-weight-asian="normal" style:font-size-complex="14pt" style:font-weight-complex="normal"/>
    </style:style>
    <style:style style:name="P89" style:family="paragraph" style:parent-style-name="Standard">
      <style:text-properties fo:color="#000000" loext:opacity="100%" fo:font-size="14pt" fo:font-weight="normal" officeooo:rsid="00e3fad5" officeooo:paragraph-rsid="0326c055" fo:background-color="transparent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26c055" fo:background-color="transparent" style:font-size-asian="14pt" style:font-weight-asian="normal" style:font-size-complex="14pt" style:font-weight-complex="normal"/>
    </style:style>
    <style:style style:name="P91" style:family="paragraph" style:parent-style-name="Standard">
      <style:text-properties fo:color="#000000" loext:opacity="100%" fo:font-size="14pt" fo:font-weight="normal" officeooo:rsid="00e3fad5" officeooo:paragraph-rsid="0330285e" fo:background-color="transparent" style:font-size-asian="14pt" style:font-weight-asian="normal" style:font-size-complex="14pt" style:font-weight-complex="normal"/>
    </style:style>
    <style:style style:name="P92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93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94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95" style:family="paragraph" style:parent-style-name="Standard">
      <style:text-properties fo:color="#000000" loext:opacity="100%" fo:font-size="14pt" fo:font-weight="normal" officeooo:rsid="02805851" officeooo:paragraph-rsid="02805851" fo:background-color="transparent" style:font-size-asian="14pt" style:font-weight-asian="normal" style:font-size-complex="14pt" style:font-weight-complex="normal"/>
    </style:style>
    <style:style style:name="P96" style:family="paragraph" style:parent-style-name="Standard">
      <style:text-properties fo:color="#000000" loext:opacity="100%" fo:font-size="14pt" fo:font-weight="normal" officeooo:rsid="02805851" officeooo:paragraph-rsid="0284e0fa" fo:background-color="transparent" style:font-size-asian="14pt" style:font-weight-asian="normal" style:font-size-complex="14pt" style:font-weight-complex="normal"/>
    </style:style>
    <style:style style:name="P97" style:family="paragraph" style:parent-style-name="Standard">
      <style:text-properties fo:color="#000000" loext:opacity="100%" fo:font-size="14pt" fo:font-weight="normal" officeooo:rsid="02805851" officeooo:paragraph-rsid="02893aa4" fo:background-color="transparent" style:font-size-asian="14pt" style:font-weight-asian="normal" style:font-size-complex="14pt" style:font-weight-complex="normal"/>
    </style:style>
    <style:style style:name="P98" style:family="paragraph" style:parent-style-name="Standard"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break-before="page"/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100" style:family="paragraph" style:parent-style-name="Standard">
      <style:text-properties fo:color="#000000" loext:opacity="100%" fo:font-size="14pt" fo:font-weight="normal" officeooo:rsid="02afe3d5" officeooo:paragraph-rsid="02afe3d5" fo:background-color="transparent" style:font-size-asian="14pt" style:font-weight-asian="normal" style:font-size-complex="14pt" style:font-weight-complex="normal"/>
    </style:style>
    <style:style style:name="P101" style:family="paragraph" style:parent-style-name="Standard">
      <style:text-properties fo:color="#000000" loext:opacity="100%" fo:font-size="14pt" fo:font-weight="bold" officeooo:rsid="00e3fad5" officeooo:paragraph-rsid="02ac163f" fo:background-color="transparent" style:font-size-asian="14pt" style:font-weight-asian="bold" style:font-size-complex="14pt" style:font-weight-complex="bold"/>
    </style:style>
    <style:style style:name="P102" style:family="paragraph" style:parent-style-name="Standard">
      <style:text-properties fo:color="#000000" loext:opacity="100%" fo:font-size="14pt" fo:font-weight="bold" officeooo:rsid="00e3fad5" officeooo:paragraph-rsid="02d76deb" fo:background-color="transparent" style:font-size-asian="14pt" style:font-weight-asian="bold" style:font-size-complex="14pt" style:font-weight-complex="bold"/>
    </style:style>
    <style:style style:name="P103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104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1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106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107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108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109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110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111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112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113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114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115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116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117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118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119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120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21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22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123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124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125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126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127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128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129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130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131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132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133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134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135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136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137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138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39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40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141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142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43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44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45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46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147" style:family="paragraph" style:parent-style-name="Preformatted_20_Text">
      <style:text-properties fo:color="#000000" loext:opacity="100%" fo:font-size="10pt" fo:font-weight="normal" officeooo:rsid="00e3fad5" officeooo:paragraph-rsid="02137fe1" fo:background-color="transparent" style:font-size-asian="10pt" style:font-weight-asian="normal" style:font-size-complex="10pt" style:font-weight-complex="normal"/>
    </style:style>
    <style:style style:name="P148" style:family="paragraph" style:parent-style-name="Preformatted_20_Text">
      <style:text-properties fo:color="#000000" loext:opacity="100%" fo:font-size="10pt" fo:font-weight="normal" officeooo:rsid="00e3fad5" officeooo:paragraph-rsid="021b1c95" fo:background-color="transparent" style:font-size-asian="10pt" style:font-weight-asian="normal" style:font-size-complex="10pt" style:font-weight-complex="normal"/>
    </style:style>
    <style:style style:name="P149" style:family="paragraph" style:parent-style-name="Preformatted_20_Text">
      <style:text-properties fo:color="#000000" loext:opacity="100%" fo:font-size="10pt" fo:font-weight="normal" officeooo:rsid="00e3fad5" officeooo:paragraph-rsid="0224af5b" fo:background-color="transparent" style:font-size-asian="10pt" style:font-weight-asian="normal" style:font-size-complex="10pt" style:font-weight-complex="normal"/>
    </style:style>
    <style:style style:name="P150" style:family="paragraph" style:parent-style-name="Preformatted_20_Text">
      <style:text-properties fo:color="#000000" loext:opacity="100%" fo:font-size="10pt" fo:font-weight="normal" officeooo:rsid="00e3fad5" officeooo:paragraph-rsid="022500eb" fo:background-color="transparent" style:font-size-asian="10pt" style:font-weight-asian="normal" style:font-size-complex="10pt" style:font-weight-complex="normal"/>
    </style:style>
    <style:style style:name="P151" style:family="paragraph" style:parent-style-name="Preformatted_20_Text">
      <style:text-properties fo:color="#000000" loext:opacity="100%" fo:font-size="10pt" fo:font-weight="normal" officeooo:rsid="00e3fad5" officeooo:paragraph-rsid="0229c289" fo:background-color="transparent" style:font-size-asian="10pt" style:font-weight-asian="normal" style:font-size-complex="10pt" style:font-weight-complex="normal"/>
    </style:style>
    <style:style style:name="P152" style:family="paragraph" style:parent-style-name="Preformatted_20_Text">
      <style:text-properties fo:color="#000000" loext:opacity="100%" fo:font-size="10pt" fo:font-weight="normal" officeooo:rsid="00e3fad5" officeooo:paragraph-rsid="022a01af" fo:background-color="transparent" style:font-size-asian="10pt" style:font-weight-asian="normal" style:font-size-complex="10pt" style:font-weight-complex="normal"/>
    </style:style>
    <style:style style:name="P153" style:family="paragraph" style:parent-style-name="Preformatted_20_Text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54" style:family="paragraph" style:parent-style-name="Standard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55" style:family="paragraph" style:parent-style-name="Preformatted_20_Text">
      <style:text-properties fo:color="#000000" loext:opacity="100%" fo:font-size="10pt" fo:font-weight="normal" officeooo:rsid="00e3fad5" officeooo:paragraph-rsid="022ed64d" fo:background-color="transparent" style:font-size-asian="10pt" style:font-weight-asian="normal" style:font-size-complex="10pt" style:font-weight-complex="normal"/>
    </style:style>
    <style:style style:name="P156" style:family="paragraph" style:parent-style-name="Preformatted_20_Text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57" style:family="paragraph" style:parent-style-name="Standard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58" style:family="paragraph" style:parent-style-name="Preformatted_20_Text">
      <style:text-properties fo:color="#000000" loext:opacity="100%" fo:font-size="10pt" fo:font-weight="normal" officeooo:rsid="00e3fad5" officeooo:paragraph-rsid="02336deb" fo:background-color="transparent" style:font-size-asian="10pt" style:font-weight-asian="normal" style:font-size-complex="10pt" style:font-weight-complex="normal"/>
    </style:style>
    <style:style style:name="P159" style:family="paragraph" style:parent-style-name="Preformatted_20_Text">
      <style:text-properties fo:color="#000000" loext:opacity="100%" fo:font-size="10pt" fo:font-weight="normal" officeooo:rsid="00e3fad5" officeooo:paragraph-rsid="02340a18" fo:background-color="transparent" style:font-size-asian="10pt" style:font-weight-asian="normal" style:font-size-complex="10pt" style:font-weight-complex="normal"/>
    </style:style>
    <style:style style:name="P160" style:family="paragraph" style:parent-style-name="Preformatted_20_Text">
      <style:text-properties fo:color="#000000" loext:opacity="100%" fo:font-size="10pt" fo:font-weight="normal" officeooo:rsid="00e3fad5" officeooo:paragraph-rsid="0235450d" fo:background-color="transparent" style:font-size-asian="10pt" style:font-weight-asian="normal" style:font-size-complex="10pt" style:font-weight-complex="normal"/>
    </style:style>
    <style:style style:name="P161" style:family="paragraph" style:parent-style-name="Preformatted_20_Text">
      <style:text-properties fo:color="#000000" loext:opacity="100%" fo:font-size="10pt" fo:font-weight="normal" officeooo:rsid="00e3fad5" officeooo:paragraph-rsid="0238ccf2" fo:background-color="transparent" style:font-size-asian="10pt" style:font-weight-asian="normal" style:font-size-complex="10pt" style:font-weight-complex="normal"/>
    </style:style>
    <style:style style:name="P162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163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164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165" style:family="paragraph" style:parent-style-name="Standard">
      <style:text-properties fo:color="#000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166" style:family="paragraph" style:parent-style-name="Standard">
      <style:text-properties fo:color="#000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167" style:family="paragraph" style:parent-style-name="Standard">
      <style:text-properties fo:color="#000000" loext:opacity="100%" fo:font-size="10pt" fo:font-weight="normal" officeooo:rsid="00e3fad5" officeooo:paragraph-rsid="02220234" fo:background-color="transparent" style:font-size-asian="10pt" style:font-weight-asian="normal" style:font-size-complex="10pt" style:font-weight-complex="normal"/>
    </style:style>
    <style:style style:name="P168" style:family="paragraph" style:parent-style-name="Standard">
      <style:text-properties fo:color="#000000" loext:opacity="100%" fo:font-size="10pt" fo:font-weight="normal" officeooo:rsid="00e3fad5" officeooo:paragraph-rsid="0222b7ed" fo:background-color="transparent" style:font-size-asian="10pt" style:font-weight-asian="normal" style:font-size-complex="10pt" style:font-weight-complex="normal"/>
    </style:style>
    <style:style style:name="P169" style:family="paragraph" style:parent-style-name="Standard">
      <style:text-properties fo:color="#000000" loext:opacity="100%" fo:font-size="10pt" fo:font-weight="normal" officeooo:rsid="00e3fad5" officeooo:paragraph-rsid="022a3669" fo:background-color="transparent" style:font-size-asian="10pt" style:font-weight-asian="normal" style:font-size-complex="10pt" style:font-weight-complex="normal"/>
    </style:style>
    <style:style style:name="P170" style:family="paragraph" style:parent-style-name="Standard">
      <style:text-properties fo:color="#000000" loext:opacity="100%" fo:font-size="10pt" fo:font-weight="normal" officeooo:rsid="00e3fad5" officeooo:paragraph-rsid="0233f8fc" fo:background-color="transparent" style:font-size-asian="10pt" style:font-weight-asian="normal" style:font-size-complex="10pt" style:font-weight-complex="normal"/>
    </style:style>
    <style:style style:name="P171" style:family="paragraph" style:parent-style-name="Preformatted_20_Text">
      <style:text-properties fo:color="#000000" loext:opacity="100%" fo:font-size="10pt" fo:font-weight="normal" officeooo:rsid="00e3fad5" officeooo:paragraph-rsid="02468d26" fo:background-color="transparent" style:font-size-asian="10pt" style:font-weight-asian="normal" style:font-size-complex="10pt" style:font-weight-complex="normal"/>
    </style:style>
    <style:style style:name="P172" style:family="paragraph" style:parent-style-name="Preformatted_20_Text">
      <style:text-properties fo:color="#000000" loext:opacity="100%" fo:font-size="10pt" fo:font-weight="normal" officeooo:rsid="00e3fad5" officeooo:paragraph-rsid="025206e2" fo:background-color="transparent" style:font-size-asian="10pt" style:font-weight-asian="normal" style:font-size-complex="10pt" style:font-weight-complex="normal"/>
    </style:style>
    <style:style style:name="P173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e3fad5" officeooo:paragraph-rsid="0247734d" fo:background-color="transparent" style:font-size-asian="10pt" style:font-weight-asian="normal" style:font-size-complex="10pt" style:font-weight-complex="normal"/>
    </style:style>
    <style:style style:name="P174" style:family="paragraph" style:parent-style-name="Preformatted_20_Text">
      <style:text-properties fo:color="#000000" loext:opacity="100%" fo:font-size="10pt" fo:font-weight="normal" officeooo:rsid="00e3fad5" officeooo:paragraph-rsid="025959d7" fo:background-color="transparent" style:font-size-asian="10pt" style:font-weight-asian="normal" style:font-size-complex="10pt" style:font-weight-complex="normal"/>
    </style:style>
    <style:style style:name="P175" style:family="paragraph" style:parent-style-name="Preformatted_20_Text">
      <style:text-properties fo:color="#000000" loext:opacity="100%" fo:font-size="10pt" fo:font-weight="normal" officeooo:rsid="00e3fad5" officeooo:paragraph-rsid="025c3b30" fo:background-color="transparent" style:font-size-asian="10pt" style:font-weight-asian="normal" style:font-size-complex="10pt" style:font-weight-complex="normal"/>
    </style:style>
    <style:style style:name="P176" style:family="paragraph" style:parent-style-name="Preformatted_20_Text">
      <style:text-properties fo:color="#000000" loext:opacity="100%" fo:font-size="10pt" fo:font-weight="normal" officeooo:rsid="00e3fad5" officeooo:paragraph-rsid="02682376" fo:background-color="transparent" style:font-size-asian="10pt" style:font-weight-asian="normal" style:font-size-complex="10pt" style:font-weight-complex="normal"/>
    </style:style>
    <style:style style:name="P177" style:family="paragraph" style:parent-style-name="Standard">
      <style:text-properties fo:color="#000000" loext:opacity="100%" fo:font-size="10pt" fo:font-weight="normal" officeooo:rsid="00e3fad5" officeooo:paragraph-rsid="026daf2d" fo:background-color="transparent" style:font-size-asian="10pt" style:font-weight-asian="normal" style:font-size-complex="10pt" style:font-weight-complex="normal"/>
    </style:style>
    <style:style style:name="P178" style:family="paragraph" style:parent-style-name="Standard">
      <style:text-properties fo:color="#000000" loext:opacity="100%" fo:font-size="10pt" fo:font-weight="normal" officeooo:rsid="00e3fad5" officeooo:paragraph-rsid="026e49de" fo:background-color="transparent" style:font-size-asian="10pt" style:font-weight-asian="normal" style:font-size-complex="10pt" style:font-weight-complex="normal"/>
    </style:style>
    <style:style style:name="P179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180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181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182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83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84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85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86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187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188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189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90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91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192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193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194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195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196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197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198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199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200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201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202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203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204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205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206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207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208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209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210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211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212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213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214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215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216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217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218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219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220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221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222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223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224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225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226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227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228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229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230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231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232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233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234" style:family="paragraph" style:parent-style-name="Standard">
      <style:text-properties fo:color="#000000" loext:opacity="100%" fo:font-size="12pt" fo:font-weight="normal" officeooo:rsid="00e3fad5" officeooo:paragraph-rsid="0233010d" fo:background-color="transparent" style:font-size-asian="12pt" style:font-weight-asian="normal" style:font-size-complex="12pt" style:font-weight-complex="normal"/>
    </style:style>
    <style:style style:name="P235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236" style:family="paragraph" style:parent-style-name="Preformatted_20_Text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37" style:family="paragraph" style:parent-style-name="Standard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39" style:family="paragraph" style:parent-style-name="Standard">
      <style:text-properties fo:color="#000000" loext:opacity="100%" fo:font-size="12pt" fo:font-weight="normal" officeooo:rsid="00e3fad5" officeooo:paragraph-rsid="02427d3d" fo:background-color="transparent" style:font-size-asian="12pt" style:font-weight-asian="normal" style:font-size-complex="12pt" style:font-weight-complex="normal"/>
    </style:style>
    <style:style style:name="P240" style:family="paragraph" style:parent-style-name="Standard"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42" style:family="paragraph" style:parent-style-name="Standard">
      <style:text-properties fo:color="#000000" loext:opacity="100%" fo:font-size="12pt" fo:font-weight="normal" officeooo:rsid="00e3fad5" officeooo:paragraph-rsid="024d759e" fo:background-color="transparent" style:font-size-asian="12pt" style:font-weight-asian="normal" style:font-size-complex="12pt" style:font-weight-complex="normal"/>
    </style:style>
    <style:style style:name="P243" style:family="paragraph" style:parent-style-name="Standard">
      <style:text-properties fo:color="#000000" loext:opacity="100%" fo:font-size="12pt" fo:font-weight="normal" officeooo:rsid="00e3fad5" officeooo:paragraph-rsid="02505459" fo:background-color="transparent" style:font-size-asian="12pt" style:font-weight-asian="normal" style:font-size-complex="12pt" style:font-weight-complex="normal"/>
    </style:style>
    <style:style style:name="P244" style:family="paragraph" style:parent-style-name="Standard"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46" style:family="paragraph" style:parent-style-name="Standard">
      <style:text-properties fo:color="#000000" loext:opacity="100%" fo:font-size="12pt" fo:font-weight="normal" officeooo:rsid="00e3fad5" officeooo:paragraph-rsid="02535531" fo:background-color="transparent" style:font-size-asian="12pt" style:font-weight-asian="normal" style:font-size-complex="12pt" style:font-weight-complex="normal"/>
    </style:style>
    <style:style style:name="P247" style:family="paragraph" style:parent-style-name="Standard">
      <style:text-properties fo:color="#000000" loext:opacity="100%" fo:font-size="12pt" fo:font-weight="normal" officeooo:rsid="00e3fad5" officeooo:paragraph-rsid="0257258c" fo:background-color="transparent" style:font-size-asian="12pt" style:font-weight-asian="normal" style:font-size-complex="12pt" style:font-weight-complex="normal"/>
    </style:style>
    <style:style style:name="P248" style:family="paragraph" style:parent-style-name="Standard"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50" style:family="paragraph" style:parent-style-name="Standard">
      <style:text-properties fo:color="#000000" loext:opacity="100%" fo:font-size="12pt" fo:font-weight="normal" officeooo:rsid="00e3fad5" officeooo:paragraph-rsid="025b3535" fo:background-color="transparent" style:font-size-asian="12pt" style:font-weight-asian="normal" style:font-size-complex="12pt" style:font-weight-complex="normal"/>
    </style:style>
    <style:style style:name="P251" style:family="paragraph" style:parent-style-name="Standard">
      <style:text-properties fo:color="#000000" loext:opacity="100%" fo:font-size="12pt" fo:font-weight="normal" officeooo:rsid="00e3fad5" officeooo:paragraph-rsid="025bcaf7" fo:background-color="transparent" style:font-size-asian="12pt" style:font-weight-asian="normal" style:font-size-complex="12pt" style:font-weight-complex="normal"/>
    </style:style>
    <style:style style:name="P252" style:family="paragraph" style:parent-style-name="Standard"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54" style:family="paragraph" style:parent-style-name="Standard">
      <style:text-properties fo:color="#000000" loext:opacity="100%" fo:font-size="12pt" fo:font-weight="normal" officeooo:rsid="00e3fad5" officeooo:paragraph-rsid="025d6be5" fo:background-color="transparent" style:font-size-asian="12pt" style:font-weight-asian="normal" style:font-size-complex="12pt" style:font-weight-complex="normal"/>
    </style:style>
    <style:style style:name="P255" style:family="paragraph" style:parent-style-name="Standard">
      <style:text-properties fo:color="#000000" loext:opacity="100%" fo:font-size="12pt" fo:font-weight="normal" officeooo:rsid="00e3fad5" officeooo:paragraph-rsid="02605fe2" fo:background-color="transparent" style:font-size-asian="12pt" style:font-weight-asian="normal" style:font-size-complex="12pt" style:font-weight-complex="normal"/>
    </style:style>
    <style:style style:name="P256" style:family="paragraph" style:parent-style-name="Standard"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58" style:family="paragraph" style:parent-style-name="Standard">
      <style:text-properties fo:color="#000000" loext:opacity="100%" fo:font-size="12pt" fo:font-weight="normal" officeooo:rsid="00e3fad5" officeooo:paragraph-rsid="0271599c" fo:background-color="transparent" style:font-size-asian="12pt" style:font-weight-asian="normal" style:font-size-complex="12pt" style:font-weight-complex="normal"/>
    </style:style>
    <style:style style:name="P259" style:family="paragraph" style:parent-style-name="Standard">
      <style:text-properties fo:color="#000000" loext:opacity="100%" fo:font-size="12pt" fo:font-weight="normal" officeooo:rsid="00e3fad5" officeooo:paragraph-rsid="02758244" fo:background-color="transparent" style:font-size-asian="12pt" style:font-weight-asian="normal" style:font-size-complex="12pt" style:font-weight-complex="normal"/>
    </style:style>
    <style:style style:name="P260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261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262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263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64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65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66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67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68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69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70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271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272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273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274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275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276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277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278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279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280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281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282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283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284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285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286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287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288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289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290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291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292" style:family="paragraph" style:parent-style-name="Standard">
      <style:text-properties fo:color="#000000" loext:opacity="100%" fo:font-size="12pt" fo:font-weight="normal" officeooo:rsid="0044ab1e" officeooo:paragraph-rsid="0147680f" fo:background-color="#ffbf00" style:font-size-asian="12pt" style:font-weight-asian="normal" style:font-size-complex="12pt" style:font-weight-complex="normal"/>
    </style:style>
    <style:style style:name="P293" style:family="paragraph" style:parent-style-name="Preformatted_20_Text">
      <style:paragraph-properties fo:break-before="page"/>
      <style:text-properties fo:color="#000000" loext:opacity="100%" fo:font-size="12pt" fo:font-weight="normal" officeooo:rsid="0044ab1e" officeooo:paragraph-rsid="03419eb8" fo:background-color="#ffbf00" style:font-size-asian="12pt" style:font-weight-asian="normal" style:font-size-complex="12pt" style:font-weight-complex="normal"/>
    </style:style>
    <style:style style:name="P294" style:family="paragraph" style:parent-style-name="Preformatted_20_Text">
      <style:text-properties fo:color="#000000" loext:opacity="100%" fo:font-size="12pt" fo:font-weight="normal" officeooo:rsid="0044ab1e" officeooo:paragraph-rsid="03419eb8" fo:background-color="#ffbf00" style:font-size-asian="12pt" style:font-weight-asian="normal" style:font-size-complex="12pt" style:font-weight-complex="normal"/>
    </style:style>
    <style:style style:name="P295" style:family="paragraph" style:parent-style-name="Preformatted_20_Text">
      <style:paragraph-properties fo:break-before="page"/>
      <style:text-properties fo:color="#000000" loext:opacity="100%" fo:font-size="12pt" fo:font-weight="normal" officeooo:rsid="0044ab1e" officeooo:paragraph-rsid="034369c3" fo:background-color="#ffbf00" style:font-size-asian="12pt" style:font-weight-asian="normal" style:font-size-complex="12pt" style:font-weight-complex="normal"/>
    </style:style>
    <style:style style:name="P296" style:family="paragraph" style:parent-style-name="Preformatted_20_Text">
      <style:text-properties fo:color="#000000" loext:opacity="100%" fo:font-size="12pt" fo:font-weight="normal" officeooo:rsid="0044ab1e" officeooo:paragraph-rsid="034369c3" fo:background-color="#ffbf00" style:font-size-asian="12pt" style:font-weight-asian="normal" style:font-size-complex="12pt" style:font-weight-complex="normal"/>
    </style:style>
    <style:style style:name="P29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a0c4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5d0f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7fb95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5815d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68d2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d759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4731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4pt" fo:font-style="normal" fo:font-weight="normal" officeooo:rsid="00e3fad5" officeooo:paragraph-rsid="025dd792" fo:background-color="transparent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P323" style:family="paragraph" style:parent-style-name="Standard">
      <style:text-properties fo:color="#000000" loext:opacity="100%" fo:font-size="16pt" fo:font-weight="normal" officeooo:rsid="00e3fad5" officeooo:paragraph-rsid="02bb9595" fo:background-color="transparent" style:font-size-asian="16pt" style:font-weight-asian="normal" style:font-size-complex="16pt" style:font-weight-complex="normal"/>
    </style:style>
    <style:style style:name="P324" style:family="paragraph" style:parent-style-name="Standard">
      <style:text-properties fo:color="#000000" loext:opacity="100%" fo:font-size="16pt" fo:font-weight="normal" officeooo:rsid="00e3fad5" officeooo:paragraph-rsid="02d7e8a7" fo:background-color="transparent" style:font-size-asian="16pt" style:font-weight-asian="normal" style:font-size-complex="16pt" style:font-weight-complex="normal"/>
    </style:style>
    <style:style style:name="P325" style:family="paragraph" style:parent-style-name="Standard">
      <style:text-properties fo:color="#000000" loext:opacity="100%" fo:font-size="16pt" fo:font-weight="bold" officeooo:rsid="00e3fad5" officeooo:paragraph-rsid="02d7e8a7" fo:background-color="transparent" style:font-size-asian="16pt" style:font-weight-asian="bold" style:font-size-complex="16pt" style:font-weight-complex="bold"/>
    </style:style>
    <style:style style:name="P326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3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29" style:family="paragraph" style:parent-style-name="Standard">
      <style:text-properties fo:color="#808080" loext:opacity="100%" fo:font-size="12pt" fo:font-weight="normal" officeooo:rsid="00e3fad5" officeooo:paragraph-rsid="026daf2d" fo:background-color="#f6f9d4" style:font-size-asian="12pt" style:font-weight-asian="normal" style:font-size-complex="12pt" style:font-weight-complex="normal"/>
    </style:style>
    <style:style style:name="P330" style:family="paragraph" style:parent-style-name="Standard">
      <style:text-properties officeooo:paragraph-rsid="015dfc91"/>
    </style:style>
    <style:style style:name="P3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6dbea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5c3b30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bold" officeooo:rsid="0026793c" officeooo:paragraph-rsid="025c3b3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4112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68d26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a0c4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d759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206e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7fb9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959d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b353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e845d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c3b30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64c00b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4" style:family="paragraph" style:parent-style-name="Standard">
      <style:text-properties fo:color="#ff0000" loext:opacity="100%" style:font-name="monospace" fo:font-size="10pt" fo:font-style="normal" fo:font-weight="bold" officeooo:rsid="0026793c" officeooo:paragraph-rsid="026aef43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4pt" fo:font-style="normal" fo:font-weight="bold" officeooo:rsid="0026793c" officeooo:paragraph-rsid="0264c00b" fo:background-color="#f6f9d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3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27068ef" fo:background-color="transparent" style:font-size-asian="10pt" style:font-weight-asian="bold" style:font-size-complex="10pt" style:font-weight-complex="bold"/>
    </style:style>
    <style:style style:name="P3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61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362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363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364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365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66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367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368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369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70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371" style:family="paragraph" style:parent-style-name="Standard">
      <style:text-properties fo:color="#b2b2b2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372" style:family="paragraph" style:parent-style-name="Standard">
      <style:text-properties fo:color="#b2b2b2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373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74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375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376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377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378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379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380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381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82" style:family="paragraph" style:parent-style-name="Standard">
      <style:text-properties fo:color="#ff4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383" style:family="paragraph" style:parent-style-name="Standard">
      <style:text-properties fo:color="#ff4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384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385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P386" style:family="paragraph" style:parent-style-name="Standard">
      <style:text-properties fo:color="#ff4000" loext:opacity="100%" fo:font-size="10pt" fo:font-weight="normal" officeooo:rsid="01d82ec5" officeooo:paragraph-rsid="022b2703" fo:background-color="transparent" style:font-size-asian="10pt" style:font-weight-asian="normal" style:font-size-complex="10pt" style:font-weight-complex="normal"/>
    </style:style>
    <style:style style:name="P387" style:family="paragraph" style:parent-style-name="Standard">
      <style:text-properties fo:color="#c9211e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388" style:family="paragraph" style:parent-style-name="Standard">
      <style:text-properties fo:color="#c9211e" loext:opacity="100%" fo:font-size="14pt" fo:font-weight="normal" officeooo:rsid="00e3fad5" officeooo:paragraph-rsid="02ac163f" fo:background-color="transparent" style:font-size-asian="14pt" style:font-weight-asian="normal" style:font-size-complex="14pt" style:font-weight-complex="normal"/>
    </style:style>
    <style:style style:name="P389" style:family="paragraph" style:parent-style-name="Standard">
      <style:text-properties officeooo:paragraph-rsid="02d7e8a7"/>
    </style:style>
    <style:style style:name="P390" style:family="paragraph" style:parent-style-name="Text_20_body">
      <style:paragraph-properties fo:margin-top="0in" fo:margin-bottom="0in" style:contextual-spacing="false"/>
    </style:style>
    <style:style style:name="P391" style:family="paragraph" style:parent-style-name="Standard">
      <style:text-properties officeooo:paragraph-rsid="0326c055"/>
    </style:style>
    <style:style style:name="P392" style:family="paragraph" style:parent-style-name="Preformatted_20_Text">
      <style:paragraph-properties fo:margin-top="0in" fo:margin-bottom="0.1965in" style:contextual-spacing="false"/>
      <style:text-properties officeooo:paragraph-rsid="0332e67f"/>
    </style:style>
    <style:style style:name="P393" style:family="paragraph" style:parent-style-name="Preformatted_20_Text">
      <style:paragraph-properties fo:margin-top="0in" fo:margin-bottom="0.1965in" style:contextual-spacing="false"/>
      <style:text-properties officeooo:paragraph-rsid="03369540"/>
    </style:style>
    <style:style style:name="P394" style:family="paragraph" style:parent-style-name="Preformatted_20_Text">
      <style:paragraph-properties fo:margin-top="0in" fo:margin-bottom="0.1965in" style:contextual-spacing="false"/>
      <style:text-properties officeooo:paragraph-rsid="03393041"/>
    </style:style>
    <style:style style:name="P395" style:family="paragraph" style:parent-style-name="Standard">
      <style:text-properties officeooo:paragraph-rsid="033de8e3"/>
    </style:style>
    <style:style style:name="P396" style:family="paragraph" style:parent-style-name="Standard">
      <style:text-properties officeooo:paragraph-rsid="033e50a9"/>
    </style:style>
    <style:style style:name="P397" style:family="paragraph" style:parent-style-name="Preformatted_20_Text">
      <style:text-properties officeooo:paragraph-rsid="03419eb8"/>
    </style:style>
    <style:style style:name="P398" style:family="paragraph" style:parent-style-name="Preformatted_20_Text">
      <style:text-properties fo:color="#000000" loext:opacity="100%" fo:font-size="12pt" fo:font-weight="normal" officeooo:rsid="0044ab1e" officeooo:paragraph-rsid="034369c3" fo:background-color="#ffbf00" style:font-size-asian="12pt" style:font-weight-asian="normal" style:font-size-complex="12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2b649a4" style:font-weight-asian="bold" style:font-weight-complex="bold"/>
    </style:style>
    <style:style style:name="T7" style:family="text">
      <style:text-properties fo:color="#ff0000" loext:opacity="100%" fo:font-weight="bold" officeooo:rsid="02ba8c67" style:font-weight-asian="bold" style:font-weight-complex="bold"/>
    </style:style>
    <style:style style:name="T8" style:family="text">
      <style:text-properties fo:color="#ff0000" loext:opacity="100%" fo:font-weight="bold" officeooo:rsid="02b7e7d6" style:font-weight-asian="bold" style:font-weight-complex="bold"/>
    </style:style>
    <style:style style:name="T9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10" style:family="text">
      <style:text-properties fo:color="#ff0000" loext:opacity="100%" fo:font-size="14pt" officeooo:rsid="0100e3ca" style:font-size-asian="14pt" style:font-size-complex="14pt"/>
    </style:style>
    <style:style style:name="T11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12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5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6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ff0000" loext:opacity="100%" fo:font-size="12pt" fo:font-weight="bold" officeooo:rsid="0229c289" style:font-size-asian="12pt" style:font-weight-asian="bold" style:font-size-complex="12pt" style:font-weight-complex="bold"/>
    </style:style>
    <style:style style:name="T18" style:family="text">
      <style:text-properties fo:color="#ff0000" loext:opacity="100%" fo:font-size="12pt" fo:font-weight="bold" officeooo:rsid="0238ccf2" style:font-size-asian="12pt" style:font-weight-asian="bold" style:font-size-complex="12pt" style:font-weight-complex="bold"/>
    </style:style>
    <style:style style:name="T19" style:family="text">
      <style:text-properties fo:color="#ff0000" loext:opacity="100%"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0" style:family="text">
      <style:text-properties officeooo:rsid="00e9b3f1"/>
    </style:style>
    <style:style style:name="T21" style:family="text">
      <style:text-properties fo:color="#c9211e" loext:opacity="100%"/>
    </style:style>
    <style:style style:name="T22" style:family="text">
      <style:text-properties fo:color="#c9211e" loext:opacity="100%" officeooo:rsid="00ea78d0"/>
    </style:style>
    <style:style style:name="T23" style:family="text">
      <style:text-properties fo:color="#c9211e" loext:opacity="100%" officeooo:rsid="00ec8115"/>
    </style:style>
    <style:style style:name="T24" style:family="text">
      <style:text-properties fo:color="#c9211e" loext:opacity="100%" officeooo:rsid="00edcad9"/>
    </style:style>
    <style:style style:name="T25" style:family="text">
      <style:text-properties fo:color="#c9211e" loext:opacity="100%" officeooo:rsid="00f4255e"/>
    </style:style>
    <style:style style:name="T26" style:family="text">
      <style:text-properties fo:color="#c9211e" loext:opacity="100%" officeooo:rsid="00f5a3fd"/>
    </style:style>
    <style:style style:name="T27" style:family="text">
      <style:text-properties fo:color="#c9211e" loext:opacity="100%" fo:font-size="14pt" officeooo:rsid="00f79960" style:font-size-asian="14pt" style:font-size-complex="14pt"/>
    </style:style>
    <style:style style:name="T28" style:family="text">
      <style:text-properties fo:color="#c9211e" loext:opacity="100%" fo:font-size="14pt" officeooo:rsid="00edcad9" style:font-size-asian="14pt" style:font-size-complex="14pt"/>
    </style:style>
    <style:style style:name="T29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30" style:family="text">
      <style:text-properties fo:color="#c9211e" loext:opacity="100%" officeooo:rsid="0115ae71"/>
    </style:style>
    <style:style style:name="T31" style:family="text">
      <style:text-properties fo:color="#c9211e" loext:opacity="100%" fo:font-weight="bold" style:font-weight-asian="bold" style:font-weight-complex="bold"/>
    </style:style>
    <style:style style:name="T32" style:family="text">
      <style:text-properties fo:color="#c9211e" loext:opacity="100%" fo:font-weight="bold" officeooo:rsid="0116a0e2" style:font-weight-asian="bold" style:font-weight-complex="bold"/>
    </style:style>
    <style:style style:name="T33" style:family="text">
      <style:text-properties fo:color="#c9211e" loext:opacity="100%" fo:font-weight="bold" officeooo:rsid="0120bd08" style:font-weight-asian="bold" style:font-weight-complex="bold"/>
    </style:style>
    <style:style style:name="T34" style:family="text">
      <style:text-properties fo:color="#c9211e" loext:opacity="100%" fo:font-weight="bold" officeooo:rsid="01491b9d" style:font-weight-asian="bold" style:font-weight-complex="bold"/>
    </style:style>
    <style:style style:name="T35" style:family="text">
      <style:text-properties fo:color="#c9211e" loext:opacity="100%" fo:font-weight="bold" officeooo:rsid="010fb7de" style:font-weight-asian="bold" style:font-weight-complex="bold"/>
    </style:style>
    <style:style style:name="T36" style:family="text">
      <style:text-properties fo:color="#c9211e" loext:opacity="100%" fo:font-weight="bold" officeooo:rsid="0233f8fc" style:font-weight-asian="bold" style:font-weight-complex="bold"/>
    </style:style>
    <style:style style:name="T37" style:family="text">
      <style:text-properties fo:color="#c9211e" loext:opacity="100%" fo:font-weight="bold" officeooo:rsid="027636e8" style:font-weight-asian="bold" style:font-weight-complex="bold"/>
    </style:style>
    <style:style style:name="T38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9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40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41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42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43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44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45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46" style:family="text">
      <style:text-properties fo:color="#c9211e" loext:opacity="100%" fo:font-weight="bold" officeooo:rsid="0238ccf2" fo:background-color="#81d41a" loext:char-shading-value="0" style:font-weight-asian="bold" style:font-weight-complex="bold"/>
    </style:style>
    <style:style style:name="T47" style:family="text">
      <style:text-properties fo:color="#c9211e" loext:opacity="100%" fo:font-weight="bold" officeooo:rsid="023ee3bb" fo:background-color="#81d41a" loext:char-shading-value="0" style:font-weight-asian="bold" style:font-weight-complex="bold"/>
    </style:style>
    <style:style style:name="T48" style:family="text">
      <style:text-properties fo:color="#c9211e" loext:opacity="100%" fo:font-weight="bold" officeooo:rsid="026bdbe8" fo:background-color="#81d41a" loext:char-shading-value="0" style:font-weight-asian="bold" style:font-weight-complex="bold"/>
    </style:style>
    <style:style style:name="T49" style:family="text">
      <style:text-properties fo:color="#c9211e" loext:opacity="100%" fo:font-weight="bold" officeooo:rsid="0284e0fa" fo:background-color="#81d41a" loext:char-shading-value="0" style:font-weight-asian="bold" style:font-weight-complex="bold"/>
    </style:style>
    <style:style style:name="T50" style:family="text">
      <style:text-properties fo:color="#c9211e" loext:opacity="100%" fo:font-weight="bold" officeooo:rsid="02893aa4" fo:background-color="#81d41a" loext:char-shading-value="0" style:font-weight-asian="bold" style:font-weight-complex="bold"/>
    </style:style>
    <style:style style:name="T51" style:family="text">
      <style:text-properties fo:color="#c9211e" loext:opacity="100%" fo:font-weight="bold" officeooo:rsid="028eb7cf" fo:background-color="#81d41a" loext:char-shading-value="0" style:font-weight-asian="bold" style:font-weight-complex="bold"/>
    </style:style>
    <style:style style:name="T52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53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54" style:family="text">
      <style:text-properties fo:color="#c9211e" loext:opacity="100%" fo:font-size="10pt" fo:font-weight="bold" officeooo:rsid="010fb7de" style:font-size-asian="10pt" style:font-weight-asian="bold" style:font-size-complex="10pt" style:font-weight-complex="bold"/>
    </style:style>
    <style:style style:name="T55" style:family="text">
      <style:text-properties fo:color="#c9211e" loext:opacity="100%" fo:font-size="10pt" officeooo:rsid="027c4a7b" style:font-size-asian="10pt" style:font-size-complex="10pt"/>
    </style:style>
    <style:style style:name="T56" style:family="text">
      <style:text-properties fo:color="#c9211e" loext:opacity="100%" fo:font-size="12pt" fo:font-weight="bold" officeooo:rsid="02618b2c" style:font-size-asian="12pt" style:font-weight-asian="bold" style:font-size-complex="12pt" style:font-weight-complex="bold"/>
    </style:style>
    <style:style style:name="T57" style:family="text">
      <style:text-properties fo:color="#c9211e" loext:opacity="100%" officeooo:rsid="027636e8"/>
    </style:style>
    <style:style style:name="T58" style:family="text">
      <style:text-properties fo:color="#c9211e" loext:opacity="100%" officeooo:rsid="02ade5e7"/>
    </style:style>
    <style:style style:name="T59" style:family="text">
      <style:text-properties fo:color="#c9211e" loext:opacity="100%" officeooo:rsid="00e3fad5"/>
    </style:style>
    <style:style style:name="T60" style:family="text">
      <style:text-properties officeooo:rsid="00eb776e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fo:font-size="10pt" officeooo:rsid="00eb776e" style:font-size-asian="10pt" style:font-size-complex="10pt"/>
    </style:style>
    <style:style style:name="T63" style:family="text">
      <style:text-properties fo:font-size="10pt" officeooo:rsid="0156e264" style:font-size-asian="10pt" style:font-size-complex="10pt"/>
    </style:style>
    <style:style style:name="T64" style:family="text">
      <style:text-properties fo:font-size="10pt" officeooo:rsid="01598d66" style:font-size-asian="10pt" style:font-size-complex="10pt"/>
    </style:style>
    <style:style style:name="T65" style:family="text">
      <style:text-properties fo:font-size="10pt" officeooo:rsid="0204a051" style:font-size-asian="10pt" style:font-size-complex="10pt"/>
    </style:style>
    <style:style style:name="T66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67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68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69" style:family="text">
      <style:text-properties fo:color="#00a933" loext:opacity="100%"/>
    </style:style>
    <style:style style:name="T70" style:family="text">
      <style:text-properties fo:color="#00a933" loext:opacity="100%" officeooo:rsid="00eb9cf1"/>
    </style:style>
    <style:style style:name="T71" style:family="text">
      <style:text-properties fo:color="#00a933" loext:opacity="100%" fo:font-weight="bold" officeooo:rsid="010fb7de" style:font-weight-asian="bold" style:font-weight-complex="bold"/>
    </style:style>
    <style:style style:name="T72" style:family="text">
      <style:text-properties fo:color="#00a933" loext:opacity="100%" fo:font-weight="bold" officeooo:rsid="01ce96f1" style:font-weight-asian="bold" style:font-weight-complex="bold"/>
    </style:style>
    <style:style style:name="T73" style:family="text">
      <style:text-properties fo:color="#00a933" loext:opacity="100%" fo:font-weight="bold" officeooo:rsid="01d3d882" style:font-weight-asian="bold" style:font-weight-complex="bold"/>
    </style:style>
    <style:style style:name="T74" style:family="text">
      <style:text-properties fo:color="#00a933" loext:opacity="100%" fo:font-weight="bold" officeooo:rsid="01d87524" style:font-weight-asian="bold" style:font-weight-complex="bold"/>
    </style:style>
    <style:style style:name="T75" style:family="text">
      <style:text-properties fo:color="#00a933" loext:opacity="100%" fo:font-weight="bold" officeooo:rsid="01e9a064" style:font-weight-asian="bold" style:font-weight-complex="bold"/>
    </style:style>
    <style:style style:name="T76" style:family="text">
      <style:text-properties fo:color="#00a933" loext:opacity="100%" fo:font-weight="bold" officeooo:rsid="01e9dbbd" style:font-weight-asian="bold" style:font-weight-complex="bold"/>
    </style:style>
    <style:style style:name="T77" style:family="text">
      <style:text-properties fo:color="#00a933" loext:opacity="100%" fo:font-weight="bold" officeooo:rsid="02108530" style:font-weight-asian="bold" style:font-weight-complex="bold"/>
    </style:style>
    <style:style style:name="T78" style:family="text">
      <style:text-properties fo:color="#00a933" loext:opacity="100%" fo:font-weight="bold" officeooo:rsid="021c75af" style:font-weight-asian="bold" style:font-weight-complex="bold"/>
    </style:style>
    <style:style style:name="T79" style:family="text">
      <style:text-properties fo:color="#00a933" loext:opacity="100%" fo:font-weight="bold" officeooo:rsid="0224af5b" style:font-weight-asian="bold" style:font-weight-complex="bold"/>
    </style:style>
    <style:style style:name="T80" style:family="text">
      <style:text-properties fo:color="#00a933" loext:opacity="100%" fo:font-weight="bold" officeooo:rsid="02618b2c" style:font-weight-asian="bold" style:font-weight-complex="bold"/>
    </style:style>
    <style:style style:name="T81" style:family="text">
      <style:text-properties fo:color="#00a933" loext:opacity="100%" fo:font-weight="bold" officeooo:rsid="027332fa" style:font-weight-asian="bold" style:font-weight-complex="bold"/>
    </style:style>
    <style:style style:name="T82" style:family="text">
      <style:text-properties fo:color="#00a933" loext:opacity="100%" fo:font-weight="bold" officeooo:rsid="02805851" style:font-weight-asian="bold" style:font-weight-complex="bold"/>
    </style:style>
    <style:style style:name="T83" style:family="text">
      <style:text-properties fo:color="#00a933" loext:opacity="100%" fo:font-weight="bold" officeooo:rsid="02bf358d" style:font-weight-asian="bold" style:font-weight-complex="bold"/>
    </style:style>
    <style:style style:name="T84" style:family="text">
      <style:text-properties fo:color="#00a933" loext:opacity="100%" fo:font-weight="bold" officeooo:rsid="02e9d9d3" style:font-weight-asian="bold" style:font-weight-complex="bold"/>
    </style:style>
    <style:style style:name="T85" style:family="text">
      <style:text-properties fo:color="#00a933" loext:opacity="100%" fo:font-weight="bold" officeooo:rsid="0303bb01" style:font-weight-asian="bold" style:font-weight-complex="bold"/>
    </style:style>
    <style:style style:name="T86" style:family="text">
      <style:text-properties fo:color="#00a933" loext:opacity="100%" fo:font-weight="bold" officeooo:rsid="02a72a5e" fo:background-color="#81d41a" loext:char-shading-value="0" style:font-weight-asian="bold" style:font-weight-complex="bold"/>
    </style:style>
    <style:style style:name="T87" style:family="text">
      <style:text-properties fo:color="#00a933" loext:opacity="100%" fo:font-weight="bold" officeooo:rsid="034369c3" fo:background-color="transparent" loext:char-shading-value="0" style:font-weight-asian="bold" style:font-weight-complex="bold"/>
    </style:style>
    <style:style style:name="T88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89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90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91" style:family="text">
      <style:text-properties fo:color="#00a933" loext:opacity="100%" fo:font-size="14pt" fo:font-weight="bold" officeooo:rsid="022500eb" style:font-size-asian="14pt" style:font-weight-asian="bold" style:font-size-complex="14pt" style:font-weight-complex="bold"/>
    </style:style>
    <style:style style:name="T92" style:family="text">
      <style:text-properties fo:color="#00a933" loext:opacity="100%" fo:font-size="14pt" fo:font-weight="bold" officeooo:rsid="02281af2" style:font-size-asian="14pt" style:font-weight-asian="bold" style:font-size-complex="14pt" style:font-weight-complex="bold"/>
    </style:style>
    <style:style style:name="T93" style:family="text">
      <style:text-properties fo:color="#00a933" loext:opacity="100%" fo:font-size="14pt" fo:font-weight="bold" officeooo:rsid="01ce96f1" style:font-size-asian="14pt" style:font-weight-asian="bold" style:font-size-complex="14pt" style:font-weight-complex="bold"/>
    </style:style>
    <style:style style:name="T94" style:family="text">
      <style:text-properties fo:color="#00a933" loext:opacity="100%" fo:font-size="14pt" fo:font-weight="bold" officeooo:rsid="010fb7de" style:font-size-asian="14pt" style:font-weight-asian="bold" style:font-size-complex="14pt" style:font-weight-complex="bold"/>
    </style:style>
    <style:style style:name="T95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96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97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98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99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100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101" style:family="text">
      <style:text-properties fo:color="#00a933" loext:opacity="100%" style:font-name="monospace" fo:font-size="10pt" fo:font-style="normal" fo:font-weight="bold" officeooo:rsid="02690248" fo:background-color="#f6f9d4" loext:char-shading-value="0" style:font-size-asian="10pt" style:font-style-asian="normal" style:font-weight-asian="bold" style:font-size-complex="10pt" style:font-style-complex="normal" style:font-weight-complex="bold"/>
    </style:style>
    <style:style style:name="T102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103" style:family="text">
      <style:text-properties fo:color="#00a933" loext:opacity="100%" style:font-name="monospace" fo:font-size="14pt" fo:font-style="normal" fo:font-weight="bold" officeooo:rsid="025bcaf7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4" style:family="text">
      <style:text-properties fo:color="#00a933" loext:opacity="100%" style:font-name="monospace" fo:font-size="14pt" fo:font-style="normal" fo:font-weight="bold" officeooo:rsid="02758244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5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106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107" style:family="text">
      <style:text-properties fo:color="#00a933" loext:opacity="100%" style:font-name="monospace" fo:font-style="normal" officeooo:rsid="0185502e" style:font-style-asian="normal" style:font-style-complex="normal"/>
    </style:style>
    <style:style style:name="T108" style:family="text">
      <style:text-properties fo:color="#00a933" loext:opacity="100%" style:font-name="monospace" fo:font-style="normal" officeooo:rsid="01865bad" style:font-style-asian="normal" style:font-style-complex="normal"/>
    </style:style>
    <style:style style:name="T109" style:family="text">
      <style:text-properties fo:color="#00a933" loext:opacity="100%" style:font-name="monospace" fo:font-style="normal" officeooo:rsid="025bcaf7" style:font-style-asian="normal" style:font-style-complex="normal"/>
    </style:style>
    <style:style style:name="T110" style:family="text">
      <style:text-properties fo:color="#00a933" loext:opacity="100%" style:font-name="monospace" fo:font-style="normal" fo:font-weight="bold" officeooo:rsid="025bcaf7" fo:background-color="#f6f9d4" loext:char-shading-value="0" style:font-style-asian="normal" style:font-weight-asian="bold" style:font-style-complex="normal" style:font-weight-complex="bold"/>
    </style:style>
    <style:style style:name="T111" style:family="text">
      <style:text-properties fo:color="#00a933" loext:opacity="100%" officeooo:rsid="01598d66"/>
    </style:style>
    <style:style style:name="T112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113" style:family="text">
      <style:text-properties fo:color="#00a933" loext:opacity="100%" officeooo:rsid="01b42f64" fo:background-color="transparent" loext:char-shading-value="0"/>
    </style:style>
    <style:style style:name="T114" style:family="text">
      <style:text-properties fo:color="#00a933" loext:opacity="100%" officeooo:rsid="01b4e41e" fo:background-color="transparent" loext:char-shading-value="0"/>
    </style:style>
    <style:style style:name="T115" style:family="text">
      <style:text-properties fo:color="#00a933" loext:opacity="100%" officeooo:rsid="01b55f1b" fo:background-color="transparent" loext:char-shading-value="0"/>
    </style:style>
    <style:style style:name="T116" style:family="text">
      <style:text-properties fo:color="#00a933" loext:opacity="100%" officeooo:rsid="01b7d3c3" fo:background-color="transparent" loext:char-shading-value="0"/>
    </style:style>
    <style:style style:name="T117" style:family="text">
      <style:text-properties fo:color="#00a933" loext:opacity="100%" officeooo:rsid="01bf9be8" fo:background-color="transparent" loext:char-shading-value="0"/>
    </style:style>
    <style:style style:name="T118" style:family="text">
      <style:text-properties fo:color="#00a933" loext:opacity="100%" officeooo:rsid="01c5268f" fo:background-color="transparent" loext:char-shading-value="0"/>
    </style:style>
    <style:style style:name="T119" style:family="text">
      <style:text-properties fo:color="#00a933" loext:opacity="100%" officeooo:rsid="01c694d9" fo:background-color="transparent" loext:char-shading-value="0"/>
    </style:style>
    <style:style style:name="T120" style:family="text">
      <style:text-properties fo:color="#00a933" loext:opacity="100%" officeooo:rsid="01c740b2" fo:background-color="transparent" loext:char-shading-value="0"/>
    </style:style>
    <style:style style:name="T121" style:family="text">
      <style:text-properties fo:color="#00a933" loext:opacity="100%" officeooo:rsid="034369c3" fo:background-color="transparent" loext:char-shading-value="0"/>
    </style:style>
    <style:style style:name="T122" style:family="text">
      <style:text-properties fo:color="#00a933" loext:opacity="100%" officeooo:rsid="010fb7de"/>
    </style:style>
    <style:style style:name="T123" style:family="text">
      <style:text-properties fo:color="#00a933" loext:opacity="100%" officeooo:rsid="01d3d882"/>
    </style:style>
    <style:style style:name="T124" style:family="text">
      <style:text-properties fo:color="#00a933" loext:opacity="100%" officeooo:rsid="01d4889a"/>
    </style:style>
    <style:style style:name="T125" style:family="text">
      <style:text-properties fo:color="#00a933" loext:opacity="100%" officeooo:rsid="01d5d479"/>
    </style:style>
    <style:style style:name="T126" style:family="text">
      <style:text-properties fo:color="#00a933" loext:opacity="100%" officeooo:rsid="01d75543"/>
    </style:style>
    <style:style style:name="T127" style:family="text">
      <style:text-properties fo:color="#00a933" loext:opacity="100%" fo:font-size="12pt" officeooo:rsid="01f14acc" style:font-size-asian="12pt" style:font-size-complex="12pt"/>
    </style:style>
    <style:style style:name="T128" style:family="text">
      <style:text-properties fo:color="#00a933" loext:opacity="100%" fo:font-size="12pt" officeooo:rsid="01f5588f" style:font-size-asian="12pt" style:font-size-complex="12pt"/>
    </style:style>
    <style:style style:name="T129" style:family="text">
      <style:text-properties fo:color="#00a933" loext:opacity="100%" fo:font-size="12pt" officeooo:rsid="022ed64d" style:font-size-asian="12pt" style:font-size-complex="12pt"/>
    </style:style>
    <style:style style:name="T130" style:family="text">
      <style:text-properties fo:color="#00a933" loext:opacity="100%" fo:font-size="12pt" officeooo:rsid="023185a3" style:font-size-asian="12pt" style:font-size-complex="12pt"/>
    </style:style>
    <style:style style:name="T131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132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133" style:family="text">
      <style:text-properties fo:color="#00a933" loext:opacity="100%" fo:font-size="12pt" fo:font-weight="bold" officeooo:rsid="022a01af" style:font-size-asian="12pt" style:font-weight-asian="bold" style:font-size-complex="12pt" style:font-weight-complex="bold"/>
    </style:style>
    <style:style style:name="T134" style:family="text">
      <style:text-properties fo:color="#00a933" loext:opacity="100%" officeooo:rsid="01f8834f"/>
    </style:style>
    <style:style style:name="T135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136" style:family="text">
      <style:text-properties fo:color="#00a933" loext:opacity="100%" fo:font-size="16pt" fo:font-weight="bold" officeooo:rsid="021b1c95" fo:background-color="#ffffd7" loext:char-shading-value="0" style:font-size-asian="16pt" style:font-weight-asian="bold" style:font-size-complex="16pt" style:font-weight-complex="bold"/>
    </style:style>
    <style:style style:name="T137" style:family="text">
      <style:text-properties fo:color="#00a933" loext:opacity="100%" fo:font-size="16pt" fo:font-weight="bold" officeooo:rsid="021d34a2" fo:background-color="#ffffd7" loext:char-shading-value="0" style:font-size-asian="16pt" style:font-weight-asian="bold" style:font-size-complex="16pt" style:font-weight-complex="bold"/>
    </style:style>
    <style:style style:name="T138" style:family="text">
      <style:text-properties fo:color="#00a933" loext:opacity="100%" fo:font-size="16pt" officeooo:rsid="02f9faa0" style:font-size-asian="16pt" style:font-size-complex="16pt"/>
    </style:style>
    <style:style style:name="T139" style:family="text">
      <style:text-properties fo:color="#00a933" loext:opacity="100%" officeooo:rsid="026aef43"/>
    </style:style>
    <style:style style:name="T140" style:family="text">
      <style:text-properties fo:color="#00a933" loext:opacity="100%" officeooo:rsid="027f5ab8"/>
    </style:style>
    <style:style style:name="T141" style:family="text">
      <style:text-properties fo:color="#00a933" loext:opacity="100%" officeooo:rsid="027c4a7b"/>
    </style:style>
    <style:style style:name="T142" style:family="text">
      <style:text-properties fo:color="#00a933" loext:opacity="100%" officeooo:rsid="02805851"/>
    </style:style>
    <style:style style:name="T143" style:family="text">
      <style:text-properties fo:color="#00a933" loext:opacity="100%" officeooo:rsid="0284e0fa"/>
    </style:style>
    <style:style style:name="T144" style:family="text">
      <style:text-properties fo:color="#00a933" loext:opacity="100%" officeooo:rsid="0285b04d"/>
    </style:style>
    <style:style style:name="T145" style:family="text">
      <style:text-properties fo:color="#00a933" loext:opacity="100%" officeooo:rsid="0287f766"/>
    </style:style>
    <style:style style:name="T146" style:family="text">
      <style:text-properties fo:color="#00a933" loext:opacity="100%" officeooo:rsid="0288fa74"/>
    </style:style>
    <style:style style:name="T147" style:family="text">
      <style:text-properties fo:color="#00a933" loext:opacity="100%" officeooo:rsid="02893aa4"/>
    </style:style>
    <style:style style:name="T148" style:family="text">
      <style:text-properties fo:color="#00a933" loext:opacity="100%" officeooo:rsid="028c2052"/>
    </style:style>
    <style:style style:name="T149" style:family="text">
      <style:text-properties fo:color="#00a933" loext:opacity="100%" officeooo:rsid="028eb7cf"/>
    </style:style>
    <style:style style:name="T150" style:family="text">
      <style:text-properties fo:color="#00a933" loext:opacity="100%" officeooo:rsid="0290c31a"/>
    </style:style>
    <style:style style:name="T151" style:family="text">
      <style:text-properties fo:color="#00a933" loext:opacity="100%" officeooo:rsid="0297b389"/>
    </style:style>
    <style:style style:name="T152" style:family="text">
      <style:text-properties fo:color="#00a933" loext:opacity="100%" officeooo:rsid="0299218e"/>
    </style:style>
    <style:style style:name="T153" style:family="text">
      <style:text-properties fo:color="#00a933" loext:opacity="100%" officeooo:rsid="02949ee1"/>
    </style:style>
    <style:style style:name="T154" style:family="text">
      <style:text-properties fo:color="#00a933" loext:opacity="100%" officeooo:rsid="02a1721d"/>
    </style:style>
    <style:style style:name="T155" style:family="text">
      <style:text-properties fo:color="#00a933" loext:opacity="100%" officeooo:rsid="02a296e5"/>
    </style:style>
    <style:style style:name="T156" style:family="text">
      <style:text-properties fo:color="#00a933" loext:opacity="100%" officeooo:rsid="02a48bb7"/>
    </style:style>
    <style:style style:name="T157" style:family="text">
      <style:text-properties fo:color="#00a933" loext:opacity="100%" officeooo:rsid="02930f22" fo:background-color="#fff5ce" loext:char-shading-value="0"/>
    </style:style>
    <style:style style:name="T158" style:family="text">
      <style:text-properties fo:color="#00a933" loext:opacity="100%" officeooo:rsid="02a6d4b7"/>
    </style:style>
    <style:style style:name="T159" style:family="text">
      <style:text-properties fo:color="#00a933" loext:opacity="100%" officeooo:rsid="02b53395"/>
    </style:style>
    <style:style style:name="T160" style:family="text">
      <style:text-properties fo:color="#00a933" loext:opacity="100%" officeooo:rsid="02bb2c9a"/>
    </style:style>
    <style:style style:name="T161" style:family="text">
      <style:text-properties fo:color="#00a933" loext:opacity="100%" officeooo:rsid="02bcb07b"/>
    </style:style>
    <style:style style:name="T162" style:family="text">
      <style:text-properties fo:color="#00a933" loext:opacity="100%" officeooo:rsid="02c12bb0"/>
    </style:style>
    <style:style style:name="T163" style:family="text">
      <style:text-properties fo:color="#00a933" loext:opacity="100%" officeooo:rsid="02c2874e"/>
    </style:style>
    <style:style style:name="T164" style:family="text">
      <style:text-properties fo:color="#00a933" loext:opacity="100%" officeooo:rsid="02c52b1d"/>
    </style:style>
    <style:style style:name="T165" style:family="text">
      <style:text-properties fo:color="#00a933" loext:opacity="100%" officeooo:rsid="02c70ad6"/>
    </style:style>
    <style:style style:name="T166" style:family="text">
      <style:text-properties fo:color="#00a933" loext:opacity="100%" officeooo:rsid="02c8257e"/>
    </style:style>
    <style:style style:name="T167" style:family="text">
      <style:text-properties fo:color="#00a933" loext:opacity="100%" officeooo:rsid="02caacbc"/>
    </style:style>
    <style:style style:name="T168" style:family="text">
      <style:text-properties fo:color="#00a933" loext:opacity="100%" officeooo:rsid="02cb1059"/>
    </style:style>
    <style:style style:name="T169" style:family="text">
      <style:text-properties fo:color="#00a933" loext:opacity="100%" officeooo:rsid="02cba314"/>
    </style:style>
    <style:style style:name="T170" style:family="text">
      <style:text-properties fo:color="#00a933" loext:opacity="100%" officeooo:rsid="02ccde25"/>
    </style:style>
    <style:style style:name="T171" style:family="text">
      <style:text-properties fo:color="#00a933" loext:opacity="100%" officeooo:rsid="02cdfcba"/>
    </style:style>
    <style:style style:name="T172" style:family="text">
      <style:text-properties fo:color="#00a933" loext:opacity="100%" officeooo:rsid="02d8751c"/>
    </style:style>
    <style:style style:name="T173" style:family="text">
      <style:text-properties fo:color="#00a933" loext:opacity="100%" officeooo:rsid="02e7d5e3"/>
    </style:style>
    <style:style style:name="T174" style:family="text">
      <style:text-properties fo:color="#00a933" loext:opacity="100%" officeooo:rsid="02eb050c"/>
    </style:style>
    <style:style style:name="T175" style:family="text">
      <style:text-properties fo:color="#00a933" loext:opacity="100%" officeooo:rsid="02ee5d1d"/>
    </style:style>
    <style:style style:name="T176" style:family="text">
      <style:text-properties fo:color="#00a933" loext:opacity="100%" officeooo:rsid="02efc6a6"/>
    </style:style>
    <style:style style:name="T177" style:family="text">
      <style:text-properties fo:color="#00a933" loext:opacity="100%" officeooo:rsid="02f1f1f6"/>
    </style:style>
    <style:style style:name="T178" style:family="text">
      <style:text-properties fo:color="#00a933" loext:opacity="100%" fo:language="ru" fo:country="RU" fo:font-weight="normal" style:font-weight-asian="normal" style:font-weight-complex="normal"/>
    </style:style>
    <style:style style:name="T179" style:family="text">
      <style:text-properties fo:color="#00a933" loext:opacity="100%" fo:language="ru" fo:country="RU" fo:font-weight="bold" officeooo:rsid="03419eb8" fo:background-color="transparent" loext:char-shading-value="0" style:font-weight-asian="bold" style:font-weight-complex="bold"/>
    </style:style>
    <style:style style:name="T180" style:family="text">
      <style:text-properties fo:color="#00a933" loext:opacity="100%" officeooo:rsid="0309a523"/>
    </style:style>
    <style:style style:name="T181" style:family="text">
      <style:text-properties fo:color="#00a933" loext:opacity="100%" officeooo:rsid="031b5b5b"/>
    </style:style>
    <style:style style:name="T182" style:family="text">
      <style:text-properties fo:color="#00a933" loext:opacity="100%" officeooo:rsid="031d400d"/>
    </style:style>
    <style:style style:name="T183" style:family="text">
      <style:text-properties fo:color="#00a933" loext:opacity="100%" officeooo:rsid="0321aaf8"/>
    </style:style>
    <style:style style:name="T184" style:family="text">
      <style:text-properties fo:color="#00a933" loext:opacity="100%" officeooo:rsid="032311c7"/>
    </style:style>
    <style:style style:name="T185" style:family="text">
      <style:text-properties fo:color="#00a933" loext:opacity="100%" officeooo:rsid="0326c055"/>
    </style:style>
    <style:style style:name="T186" style:family="text">
      <style:text-properties fo:color="#00a933" loext:opacity="100%" style:text-underline-style="none" officeooo:rsid="0328d60b"/>
    </style:style>
    <style:style style:name="T187" style:family="text">
      <style:text-properties fo:color="#00a933" loext:opacity="100%" style:text-underline-style="none" officeooo:rsid="0326c055"/>
    </style:style>
    <style:style style:name="T188" style:family="text">
      <style:text-properties officeooo:rsid="00ed8001"/>
    </style:style>
    <style:style style:name="T189" style:family="text">
      <style:text-properties officeooo:rsid="00ef25ea"/>
    </style:style>
    <style:style style:name="T190" style:family="text">
      <style:text-properties fo:font-weight="normal" officeooo:rsid="00ef25ea" style:font-weight-asian="normal" style:font-weight-complex="normal"/>
    </style:style>
    <style:style style:name="T191" style:family="text">
      <style:text-properties officeooo:rsid="00efd8e0"/>
    </style:style>
    <style:style style:name="T192" style:family="text">
      <style:text-properties officeooo:rsid="00f28a25"/>
    </style:style>
    <style:style style:name="T193" style:family="text">
      <style:text-properties fo:font-size="12pt" officeooo:rsid="0044ab1e" style:font-size-asian="12pt" style:font-size-complex="12pt"/>
    </style:style>
    <style:style style:name="T194" style:family="text">
      <style:text-properties fo:font-size="12pt" officeooo:rsid="00fc5756" style:font-size-asian="12pt" style:font-size-complex="12pt"/>
    </style:style>
    <style:style style:name="T195" style:family="text">
      <style:text-properties fo:font-size="12pt" officeooo:rsid="0109c0c2" style:font-size-asian="12pt" style:font-size-complex="12pt"/>
    </style:style>
    <style:style style:name="T196" style:family="text">
      <style:text-properties fo:font-size="12pt" officeooo:rsid="0116a0e2" style:font-size-asian="12pt" style:font-size-complex="12pt"/>
    </style:style>
    <style:style style:name="T197" style:family="text">
      <style:text-properties fo:font-size="12pt" fo:font-weight="bold" style:font-size-asian="12pt" style:font-weight-asian="bold" style:font-size-complex="12pt" style:font-weight-complex="bold"/>
    </style:style>
    <style:style style:name="T198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199" style:family="text">
      <style:text-properties fo:font-size="12pt" fo:font-weight="bold" officeooo:rsid="02108530" style:font-size-asian="12pt" style:font-weight-asian="bold" style:font-size-complex="12pt" style:font-weight-complex="bold"/>
    </style:style>
    <style:style style:name="T200" style:family="text">
      <style:text-properties fo:font-size="12pt" fo:font-weight="bold" officeooo:rsid="0229c289" style:font-size-asian="12pt" style:font-weight-asian="bold" style:font-size-complex="12pt" style:font-weight-complex="bold"/>
    </style:style>
    <style:style style:name="T201" style:family="text">
      <style:text-properties fo:font-size="12pt" fo:font-weight="bold" officeooo:rsid="0235450d" style:font-size-asian="12pt" style:font-weight-asian="bold" style:font-size-complex="12pt" style:font-weight-complex="bold"/>
    </style:style>
    <style:style style:name="T202" style:family="text">
      <style:text-properties fo:font-size="12pt" fo:font-weight="bold" officeooo:rsid="0237f2e9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229c289" fo:background-color="#ffffd7" loext:char-shading-value="0" style:font-size-asian="12pt" style:font-weight-asian="bold" style:font-size-complex="12pt" style:font-weight-complex="bold"/>
    </style:style>
    <style:style style:name="T204" style:family="text">
      <style:text-properties officeooo:rsid="00f4255e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officeooo:rsid="00fc5756" style:font-weight-asian="bold" style:font-weight-complex="bold"/>
    </style:style>
    <style:style style:name="T207" style:family="text">
      <style:text-properties fo:font-weight="bold" officeooo:rsid="010e6781" style:font-weight-asian="bold" style:font-weight-complex="bold"/>
    </style:style>
    <style:style style:name="T208" style:family="text">
      <style:text-properties fo:font-weight="bold" officeooo:rsid="010e9235" style:font-weight-asian="bold" style:font-weight-complex="bold"/>
    </style:style>
    <style:style style:name="T209" style:family="text">
      <style:text-properties fo:font-weight="bold" officeooo:rsid="0134952a" style:font-weight-asian="bold" style:font-weight-complex="bold"/>
    </style:style>
    <style:style style:name="T210" style:family="text">
      <style:text-properties fo:font-weight="bold" officeooo:rsid="0146cc74" style:font-weight-asian="bold" style:font-weight-complex="bold"/>
    </style:style>
    <style:style style:name="T211" style:family="text">
      <style:text-properties fo:font-weight="bold" officeooo:rsid="0147680f" style:font-weight-asian="bold" style:font-weight-complex="bold"/>
    </style:style>
    <style:style style:name="T212" style:family="text">
      <style:text-properties fo:font-weight="bold" officeooo:rsid="0156e264" style:font-weight-asian="bold" style:font-weight-complex="bold"/>
    </style:style>
    <style:style style:name="T213" style:family="text">
      <style:text-properties fo:font-weight="bold" officeooo:rsid="01598d66" style:font-weight-asian="bold" style:font-weight-complex="bold"/>
    </style:style>
    <style:style style:name="T214" style:family="text">
      <style:text-properties fo:font-weight="bold" officeooo:rsid="01827390" style:font-weight-asian="bold" style:font-weight-complex="bold"/>
    </style:style>
    <style:style style:name="T215" style:family="text">
      <style:text-properties fo:font-weight="bold" officeooo:rsid="01cc15f5" style:font-weight-asian="bold" style:font-weight-complex="bold"/>
    </style:style>
    <style:style style:name="T216" style:family="text">
      <style:text-properties fo:font-weight="bold" officeooo:rsid="02108530" style:font-weight-asian="bold" style:font-weight-complex="bold"/>
    </style:style>
    <style:style style:name="T217" style:family="text">
      <style:text-properties fo:font-weight="bold" officeooo:rsid="029448be" style:font-weight-asian="bold" style:font-weight-complex="bold"/>
    </style:style>
    <style:style style:name="T218" style:family="text">
      <style:text-properties fo:font-weight="bold" officeooo:rsid="0299218e" style:font-weight-asian="bold" style:font-weight-complex="bold"/>
    </style:style>
    <style:style style:name="T219" style:family="text">
      <style:text-properties fo:font-weight="bold" officeooo:rsid="029e02c0" style:font-weight-asian="bold" style:font-weight-complex="bold"/>
    </style:style>
    <style:style style:name="T220" style:family="text">
      <style:text-properties fo:font-weight="bold" officeooo:rsid="027636e8" style:font-weight-asian="bold" style:font-weight-complex="bold"/>
    </style:style>
    <style:style style:name="T221" style:family="text">
      <style:text-properties fo:font-weight="bold" officeooo:rsid="02a716e4" style:font-weight-asian="bold" style:font-weight-complex="bold"/>
    </style:style>
    <style:style style:name="T222" style:family="text">
      <style:text-properties fo:font-weight="bold" officeooo:rsid="02a8df87" style:font-weight-asian="bold" style:font-weight-complex="bold"/>
    </style:style>
    <style:style style:name="T223" style:family="text">
      <style:text-properties fo:font-weight="bold" officeooo:rsid="02ceaa13" style:font-weight-asian="bold" style:font-weight-complex="bold"/>
    </style:style>
    <style:style style:name="T224" style:family="text">
      <style:text-properties fo:font-weight="bold" officeooo:rsid="02d7e8a7" style:font-weight-asian="bold" style:font-weight-complex="bold"/>
    </style:style>
    <style:style style:name="T225" style:family="text">
      <style:text-properties fo:font-weight="bold" officeooo:rsid="02f39992" style:font-weight-asian="bold" style:font-weight-complex="bold"/>
    </style:style>
    <style:style style:name="T226" style:family="text">
      <style:text-properties fo:font-weight="bold" officeooo:rsid="02f7ee1c" style:font-weight-asian="bold" style:font-weight-complex="bold"/>
    </style:style>
    <style:style style:name="T227" style:family="text">
      <style:text-properties fo:font-weight="bold" officeooo:rsid="02f68db1" style:font-weight-asian="bold" style:font-weight-complex="bold"/>
    </style:style>
    <style:style style:name="T228" style:family="text">
      <style:text-properties fo:font-weight="bold" officeooo:rsid="03167a17" style:font-weight-asian="bold" style:font-weight-complex="bold"/>
    </style:style>
    <style:style style:name="T229" style:family="text">
      <style:text-properties fo:font-weight="bold" officeooo:rsid="0312cb18" style:font-weight-asian="bold" style:font-weight-complex="bold"/>
    </style:style>
    <style:style style:name="T230" style:family="text">
      <style:text-properties fo:font-weight="bold" fo:background-color="#ffff6d" loext:char-shading-value="0" style:font-weight-asian="bold" style:font-weight-complex="bold"/>
    </style:style>
    <style:style style:name="T231" style:family="text">
      <style:text-properties fo:font-weight="bold" officeooo:rsid="01356562" fo:background-color="transparent" loext:char-shading-value="0" style:font-weight-asian="bold" style:font-weight-complex="bold"/>
    </style:style>
    <style:style style:name="T232" style:family="text">
      <style:text-properties fo:font-weight="bold" officeooo:rsid="01378375" fo:background-color="transparent" loext:char-shading-value="0" style:font-weight-asian="bold" style:font-weight-complex="bold"/>
    </style:style>
    <style:style style:name="T233" style:family="text">
      <style:text-properties fo:font-weight="bold" officeooo:rsid="0174f4ab" fo:background-color="transparent" loext:char-shading-value="0" style:font-weight-asian="bold" style:font-weight-complex="bold"/>
    </style:style>
    <style:style style:name="T234" style:family="text">
      <style:text-properties fo:font-weight="bold" officeooo:rsid="013ef827" fo:background-color="transparent" loext:char-shading-value="0" style:font-weight-asian="bold" style:font-weight-complex="bold"/>
    </style:style>
    <style:style style:name="T235" style:family="text">
      <style:text-properties fo:font-weight="bold" officeooo:rsid="01b3a9cc" fo:background-color="transparent" loext:char-shading-value="0" style:font-weight-asian="bold" style:font-weight-complex="bold"/>
    </style:style>
    <style:style style:name="T236" style:family="text">
      <style:text-properties fo:font-weight="bold" officeooo:rsid="03419eb8" fo:background-color="transparent" loext:char-shading-value="0" style:font-weight-asian="bold" style:font-weight-complex="bold"/>
    </style:style>
    <style:style style:name="T237" style:family="text">
      <style:text-properties fo:font-weight="bold" officeooo:rsid="0156e264" fo:background-color="#ffffd7" loext:char-shading-value="0" style:font-weight-asian="bold" style:font-weight-complex="bold"/>
    </style:style>
    <style:style style:name="T238" style:family="text">
      <style:text-properties fo:font-weight="bold" officeooo:rsid="01598d66" fo:background-color="#ffffd7" loext:char-shading-value="0" style:font-weight-asian="bold" style:font-weight-complex="bold"/>
    </style:style>
    <style:style style:name="T239" style:family="text">
      <style:text-properties fo:font-weight="bold" officeooo:rsid="0160633a" fo:background-color="#ffffd7" loext:char-shading-value="0" style:font-weight-asian="bold" style:font-weight-complex="bold"/>
    </style:style>
    <style:style style:name="T240" style:family="text">
      <style:text-properties fo:font-weight="bold" officeooo:rsid="01623b86" fo:background-color="#ffffd7" loext:char-shading-value="0" style:font-weight-asian="bold" style:font-weight-complex="bold"/>
    </style:style>
    <style:style style:name="T241" style:family="text">
      <style:text-properties fo:font-weight="bold" officeooo:rsid="01698090" fo:background-color="#ffffd7" loext:char-shading-value="0" style:font-weight-asian="bold" style:font-weight-complex="bold"/>
    </style:style>
    <style:style style:name="T242" style:family="text">
      <style:text-properties fo:font-weight="bold" officeooo:rsid="016b5e33" fo:background-color="#ffffd7" loext:char-shading-value="0" style:font-weight-asian="bold" style:font-weight-complex="bold"/>
    </style:style>
    <style:style style:name="T243" style:family="text">
      <style:text-properties fo:font-weight="bold" officeooo:rsid="01661768" fo:background-color="#ffff00" loext:char-shading-value="0" style:font-weight-asian="bold" style:font-weight-complex="bold"/>
    </style:style>
    <style:style style:name="T244" style:family="text">
      <style:text-properties fo:font-weight="bold" officeooo:rsid="016c32ec" fo:background-color="#ff8000" loext:char-shading-value="0" style:font-weight-asian="bold" style:font-weight-complex="bold"/>
    </style:style>
    <style:style style:name="T245" style:family="text">
      <style:text-properties fo:font-weight="bold" officeooo:rsid="017145e5" fo:background-color="#ff8000" loext:char-shading-value="0" style:font-weight-asian="bold" style:font-weight-complex="bold"/>
    </style:style>
    <style:style style:name="T246" style:family="text">
      <style:text-properties fo:font-weight="bold" fo:background-color="#81d41a" loext:char-shading-value="0" style:font-weight-asian="bold" style:font-weight-complex="bold"/>
    </style:style>
    <style:style style:name="T247" style:family="text">
      <style:text-properties fo:font-weight="bold" officeooo:rsid="02a7912b" fo:background-color="#81d41a" loext:char-shading-value="0" style:font-weight-asian="bold" style:font-weight-complex="bold"/>
    </style:style>
    <style:style style:name="T248" style:family="text">
      <style:text-properties fo:font-weight="bold" officeooo:rsid="02b53395" fo:background-color="#81d41a" loext:char-shading-value="0" style:font-weight-asian="bold" style:font-weight-complex="bold"/>
    </style:style>
    <style:style style:name="T249" style:family="text">
      <style:text-properties fo:font-weight="bold" officeooo:rsid="02ceaa13" fo:background-color="#81d41a" loext:char-shading-value="0" style:font-weight-asian="bold" style:font-weight-complex="bold"/>
    </style:style>
    <style:style style:name="T250" style:family="text">
      <style:text-properties fo:font-weight="bold" officeooo:rsid="02d25048" fo:background-color="#81d41a" loext:char-shading-value="0" style:font-weight-asian="bold" style:font-weight-complex="bold"/>
    </style:style>
    <style:style style:name="T251" style:family="text">
      <style:text-properties fo:font-weight="bold" officeooo:rsid="02d7e8a7" fo:background-color="#81d41a" loext:char-shading-value="0" style:font-weight-asian="bold" style:font-weight-complex="bold"/>
    </style:style>
    <style:style style:name="T252" style:family="text">
      <style:text-properties fo:font-weight="bold" officeooo:rsid="02f1f1f6" fo:background-color="#81d41a" loext:char-shading-value="0" style:font-weight-asian="bold" style:font-weight-complex="bold"/>
    </style:style>
    <style:style style:name="T253" style:family="text">
      <style:text-properties fo:font-weight="bold" officeooo:rsid="02f36c93" fo:background-color="#81d41a" loext:char-shading-value="0" style:font-weight-asian="bold" style:font-weight-complex="bold"/>
    </style:style>
    <style:style style:name="T254" style:family="text">
      <style:text-properties fo:font-weight="bold" officeooo:rsid="030b74bc" fo:background-color="#81d41a" loext:char-shading-value="0" style:font-weight-asian="bold" style:font-weight-complex="bold"/>
    </style:style>
    <style:style style:name="T255" style:family="text">
      <style:text-properties fo:font-weight="bold" officeooo:rsid="0312cb18" fo:background-color="#81d41a" loext:char-shading-value="0" style:font-weight-asian="bold" style:font-weight-complex="bold"/>
    </style:style>
    <style:style style:name="T256" style:family="text">
      <style:text-properties fo:font-weight="bold" officeooo:rsid="0326c055" fo:background-color="#81d41a" loext:char-shading-value="0" style:font-weight-asian="bold" style:font-weight-complex="bold"/>
    </style:style>
    <style:style style:name="T257" style:family="text">
      <style:text-properties fo:font-weight="bold" officeooo:rsid="03419eb8" fo:background-color="#81d41a" loext:char-shading-value="0" style:font-weight-asian="bold" style:font-weight-complex="bold"/>
    </style:style>
    <style:style style:name="T258" style:family="text">
      <style:text-properties fo:font-weight="bold" fo:background-color="#f6f9d4" loext:char-shading-value="0" style:font-weight-asian="bold" style:font-weight-complex="bold"/>
    </style:style>
    <style:style style:name="T259" style:family="text">
      <style:text-properties fo:color="#808080" loext:opacity="100%"/>
    </style:style>
    <style:style style:name="T260" style:family="text">
      <style:text-properties fo:color="#808080" loext:opacity="100%" officeooo:rsid="00f79960"/>
    </style:style>
    <style:style style:name="T261" style:family="text">
      <style:text-properties fo:color="#808080" loext:opacity="100%" officeooo:rsid="00fa44a2"/>
    </style:style>
    <style:style style:name="T262" style:family="text">
      <style:text-properties fo:color="#808080" loext:opacity="100%" fo:font-size="10pt" style:font-size-asian="10pt" style:font-size-complex="10pt"/>
    </style:style>
    <style:style style:name="T263" style:family="text">
      <style:text-properties fo:color="#808080" loext:opacity="100%" fo:font-size="10pt" officeooo:rsid="0116a0e2" style:font-size-asian="10pt" style:font-size-complex="10pt"/>
    </style:style>
    <style:style style:name="T264" style:family="text">
      <style:text-properties fo:color="#808080" loext:opacity="100%" fo:font-size="10pt" fo:font-weight="normal" officeooo:rsid="0116a0e2" fo:background-color="transparent" loext:char-shading-value="0" style:font-size-asian="10pt" style:font-weight-asian="normal" style:font-size-complex="10pt" style:font-weight-complex="normal"/>
    </style:style>
    <style:style style:name="T265" style:family="text">
      <style:text-properties fo:color="#808080" loext:opacity="100%" fo:font-size="10pt" fo:font-weight="bold" officeooo:rsid="0116a0e2" style:font-size-asian="10pt" style:font-weight-asian="bold" style:font-size-complex="10pt" style:font-weight-complex="bold"/>
    </style:style>
    <style:style style:name="T266" style:family="text">
      <style:text-properties fo:color="#808080" loext:opacity="100%" fo:font-weight="bold" style:font-weight-asian="bold" style:font-weight-complex="bold"/>
    </style:style>
    <style:style style:name="T267" style:family="text">
      <style:text-properties fo:color="#808080" loext:opacity="100%" fo:font-weight="bold" officeooo:rsid="00fc5756" style:font-weight-asian="bold" style:font-weight-complex="bold"/>
    </style:style>
    <style:style style:name="T268" style:family="text">
      <style:text-properties fo:color="#808080" loext:opacity="100%" officeooo:rsid="01d2287e" fo:background-color="transparent" loext:char-shading-value="0"/>
    </style:style>
    <style:style style:name="T269" style:family="text">
      <style:text-properties fo:color="#808080" loext:opacity="100%" officeooo:rsid="01d2287e"/>
    </style:style>
    <style:style style:name="T270" style:family="text">
      <style:text-properties fo:background-color="transparent" loext:char-shading-value="0"/>
    </style:style>
    <style:style style:name="T271" style:family="text">
      <style:text-properties officeooo:rsid="011bba46" fo:background-color="transparent" loext:char-shading-value="0"/>
    </style:style>
    <style:style style:name="T272" style:family="text">
      <style:text-properties officeooo:rsid="011d5df5" fo:background-color="transparent" loext:char-shading-value="0"/>
    </style:style>
    <style:style style:name="T273" style:family="text">
      <style:text-properties officeooo:rsid="0123e380" fo:background-color="transparent" loext:char-shading-value="0"/>
    </style:style>
    <style:style style:name="T274" style:family="text">
      <style:text-properties officeooo:rsid="01255efe" fo:background-color="transparent" loext:char-shading-value="0"/>
    </style:style>
    <style:style style:name="T275" style:family="text">
      <style:text-properties officeooo:rsid="0133af3d" fo:background-color="transparent" loext:char-shading-value="0"/>
    </style:style>
    <style:style style:name="T276" style:family="text">
      <style:text-properties officeooo:rsid="0134952a" fo:background-color="transparent" loext:char-shading-value="0"/>
    </style:style>
    <style:style style:name="T277" style:family="text">
      <style:text-properties officeooo:rsid="01356562" fo:background-color="transparent" loext:char-shading-value="0"/>
    </style:style>
    <style:style style:name="T278" style:family="text">
      <style:text-properties officeooo:rsid="01378375" fo:background-color="transparent" loext:char-shading-value="0"/>
    </style:style>
    <style:style style:name="T279" style:family="text">
      <style:text-properties officeooo:rsid="013944c8" fo:background-color="transparent" loext:char-shading-value="0"/>
    </style:style>
    <style:style style:name="T280" style:family="text">
      <style:text-properties officeooo:rsid="013a8858" fo:background-color="transparent" loext:char-shading-value="0"/>
    </style:style>
    <style:style style:name="T281" style:family="text">
      <style:text-properties officeooo:rsid="013ef827" fo:background-color="transparent" loext:char-shading-value="0"/>
    </style:style>
    <style:style style:name="T282" style:family="text">
      <style:text-properties officeooo:rsid="01537ab7" fo:background-color="transparent" loext:char-shading-value="0"/>
    </style:style>
    <style:style style:name="T283" style:family="text">
      <style:text-properties officeooo:rsid="01b42f64" fo:background-color="transparent" loext:char-shading-value="0"/>
    </style:style>
    <style:style style:name="T284" style:family="text">
      <style:text-properties officeooo:rsid="01c694d9" fo:background-color="transparent" loext:char-shading-value="0"/>
    </style:style>
    <style:style style:name="T285" style:family="text">
      <style:text-properties officeooo:rsid="034369c3" fo:background-color="transparent" loext:char-shading-value="0"/>
    </style:style>
    <style:style style:name="T286" style:family="text">
      <style:text-properties fo:color="#ff4000" loext:opacity="100%" fo:font-weight="bold" style:font-weight-asian="bold" style:font-weight-complex="bold"/>
    </style:style>
    <style:style style:name="T287" style:family="text">
      <style:text-properties fo:color="#ff4000" loext:opacity="100%" fo:font-weight="bold" officeooo:rsid="010e6781" style:font-weight-asian="bold" style:font-weight-complex="bold"/>
    </style:style>
    <style:style style:name="T288" style:family="text">
      <style:text-properties fo:color="#ff4000" loext:opacity="100%" fo:font-weight="bold" officeooo:rsid="01134f90" style:font-weight-asian="bold" style:font-weight-complex="bold"/>
    </style:style>
    <style:style style:name="T289" style:family="text">
      <style:text-properties fo:color="#ff4000" loext:opacity="100%" fo:font-weight="bold" officeooo:rsid="013d6f02" style:font-weight-asian="bold" style:font-weight-complex="bold"/>
    </style:style>
    <style:style style:name="T290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291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292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293" style:family="text">
      <style:text-properties fo:color="#ff4000" loext:opacity="100%" style:font-name="monospace" fo:font-size="12pt" officeooo:rsid="019a5231" style:font-size-asian="12pt" style:font-size-complex="12pt"/>
    </style:style>
    <style:style style:name="T294" style:family="text">
      <style:text-properties fo:color="#ff4000" loext:opacity="100%" style:font-name="monospace" fo:font-size="12pt" officeooo:rsid="019bee1c" style:font-size-asian="12pt" style:font-size-complex="12pt"/>
    </style:style>
    <style:style style:name="T295" style:family="text">
      <style:text-properties fo:color="#ff4000" loext:opacity="100%" officeooo:rsid="01d82ec5"/>
    </style:style>
    <style:style style:name="T296" style:family="text">
      <style:text-properties fo:color="#ff4000" loext:opacity="100%" fo:font-size="10.5pt" officeooo:rsid="027f5ab8" style:font-size-asian="10.5pt" style:font-size-complex="10.5pt"/>
    </style:style>
    <style:style style:name="T297" style:family="text">
      <style:text-properties fo:color="#ffb66c" loext:opacity="100%" officeooo:rsid="00eb9cf1"/>
    </style:style>
    <style:style style:name="T298" style:family="text">
      <style:text-properties fo:color="#ffb66c" loext:opacity="100%" officeooo:rsid="010769a9"/>
    </style:style>
    <style:style style:name="T299" style:family="text">
      <style:text-properties fo:color="#999999" loext:opacity="100%" fo:font-size="10pt" style:font-size-asian="10pt" style:font-size-complex="10pt"/>
    </style:style>
    <style:style style:name="T300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301" style:family="text">
      <style:text-properties fo:color="#999999" loext:opacity="100%" officeooo:rsid="00f4255e"/>
    </style:style>
    <style:style style:name="T302" style:family="text">
      <style:text-properties fo:color="#999999" loext:opacity="100%" officeooo:rsid="00f79960"/>
    </style:style>
    <style:style style:name="T303" style:family="text">
      <style:text-properties fo:color="#999999" loext:opacity="100%" style:font-name="monospace" style:font-name-asian="Noto Sans Mono CJK SC" style:font-name-complex="Liberation Mono"/>
    </style:style>
    <style:style style:name="T304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305" style:family="text">
      <style:text-properties officeooo:rsid="0115ae71"/>
    </style:style>
    <style:style style:name="T306" style:family="text">
      <style:text-properties fo:font-size="14pt" officeooo:rsid="012f1db2" fo:background-color="transparent" loext:char-shading-value="0" style:font-size-asian="14pt" style:font-size-complex="14pt"/>
    </style:style>
    <style:style style:name="T307" style:family="text">
      <style:text-properties fo:font-size="14pt" officeooo:rsid="011d5df5" fo:background-color="transparent" loext:char-shading-value="0" style:font-size-asian="14pt" style:font-size-complex="14pt"/>
    </style:style>
    <style:style style:name="T308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309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310" style:family="text">
      <style:text-properties fo:font-size="14pt" fo:font-weight="bold" officeooo:rsid="0229c289" style:font-size-asian="14pt" style:font-weight-asian="bold" style:font-size-complex="14pt" style:font-weight-complex="bold"/>
    </style:style>
    <style:style style:name="T311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312" style:family="text">
      <style:text-properties fo:font-style="normal" officeooo:rsid="012b02c0" style:font-style-asian="normal" style:font-style-complex="normal"/>
    </style:style>
    <style:style style:name="T313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314" style:family="text">
      <style:text-properties fo:background-color="#ffdbb6" loext:char-shading-value="0"/>
    </style:style>
    <style:style style:name="T315" style:family="text">
      <style:text-properties fo:color="#b2b2b2" loext:opacity="100%"/>
    </style:style>
    <style:style style:name="T316" style:family="text">
      <style:text-properties fo:color="#b2b2b2" loext:opacity="100%" officeooo:rsid="01356562" fo:background-color="transparent" loext:char-shading-value="0"/>
    </style:style>
    <style:style style:name="T317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318" style:family="text">
      <style:text-properties fo:color="#b2b2b2" loext:opacity="100%" fo:font-size="10pt" officeooo:rsid="0156e264" style:font-size-asian="10pt" style:font-size-complex="10pt"/>
    </style:style>
    <style:style style:name="T319" style:family="text">
      <style:text-properties fo:color="#b2b2b2" loext:opacity="100%" fo:font-size="10pt" officeooo:rsid="01598d66" style:font-size-asian="10pt" style:font-size-complex="10pt"/>
    </style:style>
    <style:style style:name="T320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321" style:family="text">
      <style:text-properties fo:color="#b2b2b2" loext:opacity="100%" fo:font-weight="bold" officeooo:rsid="01cc15f5" style:font-weight-asian="bold" style:font-weight-complex="bold"/>
    </style:style>
    <style:style style:name="T322" style:family="text">
      <style:text-properties fo:color="#b2b2b2" loext:opacity="100%" officeooo:rsid="02e6506e"/>
    </style:style>
    <style:style style:name="T323" style:family="text">
      <style:text-properties officeooo:rsid="014232af"/>
    </style:style>
    <style:style style:name="T324" style:family="text">
      <style:text-properties fo:color="#ffbf00" loext:opacity="100%" officeooo:rsid="0145e955"/>
    </style:style>
    <style:style style:name="T325" style:family="text">
      <style:text-properties fo:color="#ffbf00" loext:opacity="100%" officeooo:rsid="01491b9d"/>
    </style:style>
    <style:style style:name="T326" style:family="text">
      <style:text-properties fo:color="#ffbf00" loext:opacity="100%" fo:font-size="14pt" officeooo:rsid="01491b9d" style:font-size-asian="14pt" style:font-size-complex="14pt"/>
    </style:style>
    <style:style style:name="T327" style:family="text">
      <style:text-properties fo:color="#ffbf00" loext:opacity="100%" fo:font-size="14pt" officeooo:rsid="0149d007" style:font-size-asian="14pt" style:font-size-complex="14pt"/>
    </style:style>
    <style:style style:name="T328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329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330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331" style:family="text">
      <style:text-properties fo:color="#ffbf00" loext:opacity="100%" officeooo:rsid="0149d007"/>
    </style:style>
    <style:style style:name="T332" style:family="text">
      <style:text-properties fo:color="#000000" loext:opacity="100%"/>
    </style:style>
    <style:style style:name="T333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334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335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336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337" style:family="text">
      <style:text-properties fo:color="#000000" loext:opacity="100%" fo:font-size="12pt" fo:font-weight="bold" officeooo:rsid="0229c289" style:font-size-asian="12pt" style:font-weight-asian="bold" style:font-size-complex="12pt" style:font-weight-complex="bold"/>
    </style:style>
    <style:style style:name="T338" style:family="text">
      <style:text-properties fo:color="#000000" loext:opacity="100%" fo:font-size="12pt" fo:font-weight="bold" officeooo:rsid="03419eb8" fo:background-color="transparent" loext:char-shading-value="0" style:font-size-asian="12pt" style:font-weight-asian="bold" style:font-size-complex="12pt" style:font-weight-complex="bold"/>
    </style:style>
    <style:style style:name="T339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340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41" style:family="text">
      <style:text-properties fo:color="#000000" loext:opacity="100%" fo:font-weight="bold" officeooo:rsid="02108530" style:font-weight-asian="bold" style:font-weight-complex="bold"/>
    </style:style>
    <style:style style:name="T342" style:family="text">
      <style:text-properties fo:color="#000000" loext:opacity="100%" fo:font-size="14pt" fo:font-weight="normal" officeooo:rsid="00e3fad5" fo:background-color="transparent" loext:char-shading-value="0" style:font-size-asian="14pt" style:font-weight-asian="normal" style:font-size-complex="14pt" style:font-weight-complex="normal"/>
    </style:style>
    <style:style style:name="T343" style:family="text">
      <style:text-properties fo:color="#000000" loext:opacity="100%" fo:font-size="14pt" style:text-underline-style="none" fo:font-weight="normal" officeooo:rsid="0326c055" fo:background-color="transparent" loext:char-shading-value="0" style:font-size-asian="14pt" style:font-weight-asian="normal" style:font-size-complex="14pt" style:font-weight-complex="normal"/>
    </style:style>
    <style:style style:name="T344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345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346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347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348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349" style:family="text">
      <style:text-properties style:font-name="Liberation Serif" fo:font-size="14pt" officeooo:rsid="0044ab1e" style:font-size-asian="14pt" style:font-size-complex="14pt"/>
    </style:style>
    <style:style style:name="T350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351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352" style:family="text">
      <style:text-properties officeooo:rsid="01579613"/>
    </style:style>
    <style:style style:name="T353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354" style:family="text">
      <style:text-properties officeooo:rsid="01594531"/>
    </style:style>
    <style:style style:name="T355" style:family="text">
      <style:text-properties officeooo:rsid="015c72a1"/>
    </style:style>
    <style:style style:name="T356" style:family="text">
      <style:text-properties officeooo:rsid="015caaa6"/>
    </style:style>
    <style:style style:name="T357" style:family="text">
      <style:text-properties officeooo:rsid="01698090"/>
    </style:style>
    <style:style style:name="T358" style:family="text">
      <style:text-properties officeooo:rsid="0179e7b0"/>
    </style:style>
    <style:style style:name="T359" style:family="text">
      <style:text-properties officeooo:rsid="01598d66"/>
    </style:style>
    <style:style style:name="T360" style:family="text">
      <style:text-properties officeooo:rsid="017b1c82"/>
    </style:style>
    <style:style style:name="T361" style:family="text">
      <style:text-properties style:font-name="monospace"/>
    </style:style>
    <style:style style:name="T362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363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364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65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66" style:family="text">
      <style:text-properties style:font-name="monospace" fo:font-size="10pt" fo:font-style="normal" officeooo:rsid="0026793c" style:font-name-asian="Noto Sans Mono CJK SC" style:font-size-asian="10pt" style:font-style-asian="normal" style:font-name-complex="Liberation Mono" style:font-size-complex="10pt" style:font-style-complex="normal"/>
    </style:style>
    <style:style style:name="T367" style:family="text">
      <style:text-properties style:font-name="monospace" fo:font-size="10pt" fo:font-style="normal" officeooo:rsid="0248d67d" style:font-name-asian="Noto Sans Mono CJK SC" style:font-size-asian="10pt" style:font-style-asian="normal" style:font-name-complex="Liberation Mono" style:font-size-complex="10pt" style:font-style-complex="normal"/>
    </style:style>
    <style:style style:name="T368" style:family="text">
      <style:text-properties style:font-name="monospace" fo:font-size="10pt" fo:font-style="normal" officeooo:rsid="024f276a" style:font-name-asian="Noto Sans Mono CJK SC" style:font-size-asian="10pt" style:font-style-asian="normal" style:font-name-complex="Liberation Mono" style:font-size-complex="10pt" style:font-style-complex="normal"/>
    </style:style>
    <style:style style:name="T369" style:family="text">
      <style:text-properties style:font-name="monospace" fo:font-size="10pt" fo:font-style="normal" officeooo:rsid="02505459" style:font-name-asian="Noto Sans Mono CJK SC" style:font-size-asian="10pt" style:font-style-asian="normal" style:font-name-complex="Liberation Mono" style:font-size-complex="10pt" style:font-style-complex="normal"/>
    </style:style>
    <style:style style:name="T370" style:family="text">
      <style:text-properties style:font-name="monospace" fo:font-size="10pt" fo:font-style="normal" officeooo:rsid="025206e2" style:font-name-asian="Noto Sans Mono CJK SC" style:font-size-asian="10pt" style:font-style-asian="normal" style:font-name-complex="Liberation Mono" style:font-size-complex="10pt" style:font-style-complex="normal"/>
    </style:style>
    <style:style style:name="T371" style:family="text">
      <style:text-properties style:font-name="monospace" fo:font-size="10pt" fo:font-style="normal" officeooo:rsid="0257258c" style:font-name-asian="Noto Sans Mono CJK SC" style:font-size-asian="10pt" style:font-style-asian="normal" style:font-name-complex="Liberation Mono" style:font-size-complex="10pt" style:font-style-complex="normal"/>
    </style:style>
    <style:style style:name="T372" style:family="text">
      <style:text-properties style:font-name="monospace" fo:font-size="10pt" fo:font-style="normal" officeooo:rsid="0026793c" style:font-size-asian="10pt" style:font-style-asian="normal" style:font-size-complex="10pt" style:font-style-complex="normal"/>
    </style:style>
    <style:style style:name="T373" style:family="text">
      <style:text-properties style:font-name="monospace" fo:font-size="10pt" fo:font-style="normal" officeooo:rsid="025b3535" style:font-size-asian="10pt" style:font-style-asian="normal" style:font-size-complex="10pt" style:font-style-complex="normal"/>
    </style:style>
    <style:style style:name="T374" style:family="text">
      <style:text-properties style:font-name="monospace" fo:font-size="10pt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375" style:family="text">
      <style:text-properties style:font-name="monospace" fo:font-size="10pt" fo:font-style="normal" officeooo:rsid="025d6be5" fo:background-color="#f6f9d4" loext:char-shading-value="0" style:font-size-asian="10pt" style:font-style-asian="normal" style:font-size-complex="10pt" style:font-style-complex="normal"/>
    </style:style>
    <style:style style:name="T376" style:family="text">
      <style:text-properties style:font-name="monospace" fo:font-size="10pt" fo:font-style="normal" officeooo:rsid="025b3535" fo:background-color="#f6f9d4" loext:char-shading-value="0" style:font-size-asian="10pt" style:font-style-asian="normal" style:font-size-complex="10pt" style:font-style-complex="normal"/>
    </style:style>
    <style:style style:name="T377" style:family="text">
      <style:text-properties style:font-name="monospace" fo:font-size="10pt" fo:font-style="normal" officeooo:rsid="025e845d" fo:background-color="#f6f9d4" loext:char-shading-value="0" style:font-size-asian="10pt" style:font-style-asian="normal" style:font-size-complex="10pt" style:font-style-complex="normal"/>
    </style:style>
    <style:style style:name="T378" style:family="text">
      <style:text-properties style:font-name="monospace" style:font-name-asian="Noto Sans Mono CJK SC" style:font-name-complex="Liberation Mono"/>
    </style:style>
    <style:style style:name="T379" style:family="text">
      <style:text-properties style:font-name="monospace" officeooo:rsid="003ded5f" style:font-name-asian="Noto Sans Mono CJK SC" style:font-name-complex="Liberation Mono"/>
    </style:style>
    <style:style style:name="T380" style:family="text">
      <style:text-properties style:font-name="monospace" officeooo:rsid="0180b429" style:font-name-asian="Noto Sans Mono CJK SC" style:font-name-complex="Liberation Mono"/>
    </style:style>
    <style:style style:name="T381" style:family="text">
      <style:text-properties style:font-name="monospace" officeooo:rsid="0185502e" style:font-name-asian="Noto Sans Mono CJK SC" style:font-name-complex="Liberation Mono"/>
    </style:style>
    <style:style style:name="T382" style:family="text">
      <style:text-properties style:font-name="monospace" officeooo:rsid="018631f2" style:font-name-asian="Noto Sans Mono CJK SC" style:font-name-complex="Liberation Mono"/>
    </style:style>
    <style:style style:name="T383" style:family="text">
      <style:text-properties style:font-name="monospace" officeooo:rsid="018a83fc" style:font-name-asian="Noto Sans Mono CJK SC" style:font-name-complex="Liberation Mono"/>
    </style:style>
    <style:style style:name="T384" style:family="text">
      <style:text-properties style:font-name="monospace" officeooo:rsid="019516ca" style:font-name-asian="Noto Sans Mono CJK SC" style:font-name-complex="Liberation Mono"/>
    </style:style>
    <style:style style:name="T385" style:family="text">
      <style:text-properties style:font-name="monospace" officeooo:rsid="01953a37" style:font-name-asian="Noto Sans Mono CJK SC" style:font-name-complex="Liberation Mono"/>
    </style:style>
    <style:style style:name="T386" style:family="text">
      <style:text-properties style:font-name="monospace" officeooo:rsid="017b1c82" style:font-name-asian="Noto Sans Mono CJK SC" style:font-name-complex="Liberation Mono"/>
    </style:style>
    <style:style style:name="T387" style:family="text">
      <style:text-properties style:font-name="monospace" officeooo:rsid="024d759e" style:font-name-asian="Noto Sans Mono CJK SC" style:font-name-complex="Liberation Mono"/>
    </style:style>
    <style:style style:name="T388" style:family="text">
      <style:text-properties style:font-name="monospace" officeooo:rsid="0026793c" style:font-name-asian="Noto Sans Mono CJK SC" style:font-name-complex="Liberation Mono"/>
    </style:style>
    <style:style style:name="T389" style:family="text">
      <style:text-properties style:font-name="monospace" officeooo:rsid="025b3535" style:font-name-asian="Noto Sans Mono CJK SC" style:font-name-complex="Liberation Mono"/>
    </style:style>
    <style:style style:name="T390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391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392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393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394" style:family="text">
      <style:text-properties style:font-name="monospace" fo:font-style="normal" officeooo:rsid="0026793c" style:font-name-asian="Noto Sans Mono CJK SC" style:font-style-asian="normal" style:font-name-complex="Liberation Mono" style:font-style-complex="normal"/>
    </style:style>
    <style:style style:name="T395" style:family="text">
      <style:text-properties style:font-name="monospace" fo:font-style="normal" officeooo:rsid="0246b021" style:font-name-asian="Noto Sans Mono CJK SC" style:font-style-asian="normal" style:font-name-complex="Liberation Mono" style:font-style-complex="normal"/>
    </style:style>
    <style:style style:name="T396" style:family="text">
      <style:text-properties style:font-name="monospace" fo:font-style="normal" officeooo:rsid="0246de3d" style:font-name-asian="Noto Sans Mono CJK SC" style:font-style-asian="normal" style:font-name-complex="Liberation Mono" style:font-style-complex="normal"/>
    </style:style>
    <style:style style:name="T397" style:family="text">
      <style:text-properties style:font-name="monospace" fo:font-style="normal" officeooo:rsid="0247734d" style:font-name-asian="Noto Sans Mono CJK SC" style:font-style-asian="normal" style:font-name-complex="Liberation Mono" style:font-style-complex="normal"/>
    </style:style>
    <style:style style:name="T398" style:family="text">
      <style:text-properties style:font-name="monospace" fo:font-style="normal" officeooo:rsid="0248d67d" style:font-name-asian="Noto Sans Mono CJK SC" style:font-style-asian="normal" style:font-name-complex="Liberation Mono" style:font-style-complex="normal"/>
    </style:style>
    <style:style style:name="T399" style:family="text">
      <style:text-properties style:font-name="monospace" fo:font-style="normal" officeooo:rsid="025206e2" style:font-name-asian="Noto Sans Mono CJK SC" style:font-style-asian="normal" style:font-name-complex="Liberation Mono" style:font-style-complex="normal"/>
    </style:style>
    <style:style style:name="T400" style:family="text">
      <style:text-properties style:font-name="monospace" fo:font-style="normal" officeooo:rsid="025206e2" style:font-style-asian="normal" style:font-style-complex="normal"/>
    </style:style>
    <style:style style:name="T401" style:family="text">
      <style:text-properties style:font-name="monospace" fo:font-style="normal" officeooo:rsid="0026793c" fo:background-color="#f6f9d4" loext:char-shading-value="0" style:font-style-asian="normal" style:font-style-complex="normal"/>
    </style:style>
    <style:style style:name="T402" style:family="text">
      <style:text-properties style:font-name="monospace" fo:font-style="normal" officeooo:rsid="025d5303" fo:background-color="#f6f9d4" loext:char-shading-value="0" style:font-style-asian="normal" style:font-style-complex="normal"/>
    </style:style>
    <style:style style:name="T403" style:family="text">
      <style:text-properties style:font-name="monospace" fo:font-style="normal" officeooo:rsid="02682376" fo:background-color="#f6f9d4" loext:char-shading-value="0" style:font-style-asian="normal" style:font-style-complex="normal"/>
    </style:style>
    <style:style style:name="T404" style:family="text">
      <style:text-properties style:font-name="monospace" fo:font-style="normal" fo:background-color="#f6f9d4" loext:char-shading-value="0" style:font-name-asian="Noto Sans Mono CJK SC" style:font-style-asian="normal" style:font-name-complex="Liberation Mono" style:font-style-complex="normal"/>
    </style:style>
    <style:style style:name="T405" style:family="text">
      <style:text-properties style:font-name="monospace" fo:font-style="normal" officeooo:rsid="025b3535" fo:background-color="#f6f9d4" loext:char-shading-value="0" style:font-name-asian="Noto Sans Mono CJK SC" style:font-style-asian="normal" style:font-name-complex="Liberation Mono" style:font-style-complex="normal"/>
    </style:style>
    <style:style style:name="T406" style:family="text">
      <style:text-properties style:font-name="monospace" officeooo:rsid="017f6093"/>
    </style:style>
    <style:style style:name="T407" style:family="text">
      <style:text-properties style:font-name="monospace" officeooo:rsid="018d91e9"/>
    </style:style>
    <style:style style:name="T408" style:family="text">
      <style:text-properties style:font-name="monospace" officeooo:rsid="018dd83a"/>
    </style:style>
    <style:style style:name="T409" style:family="text">
      <style:text-properties style:font-name="monospace" officeooo:rsid="0198e8a1"/>
    </style:style>
    <style:style style:name="T410" style:family="text">
      <style:text-properties style:font-name="monospace" officeooo:rsid="019a5231"/>
    </style:style>
    <style:style style:name="T411" style:family="text">
      <style:text-properties style:font-name="monospace" fo:font-weight="normal" style:font-weight-asian="normal" style:font-weight-complex="normal"/>
    </style:style>
    <style:style style:name="T412" style:family="text">
      <style:text-properties style:font-name="monospace" fo:font-weight="normal" officeooo:rsid="0254731f" style:font-weight-asian="normal" style:font-weight-complex="normal"/>
    </style:style>
    <style:style style:name="T413" style:family="text">
      <style:text-properties style:font-name="monospace" fo:background-color="#f6f9d4" loext:char-shading-value="0" style:font-name-asian="Noto Sans Mono CJK SC" style:font-name-complex="Liberation Mono"/>
    </style:style>
    <style:style style:name="T414" style:family="text">
      <style:text-properties style:font-name="monospace" officeooo:rsid="025b3535" fo:background-color="#f6f9d4" loext:char-shading-value="0" style:font-name-asian="Noto Sans Mono CJK SC" style:font-name-complex="Liberation Mono"/>
    </style:style>
    <style:style style:name="T415" style:family="text">
      <style:text-properties style:font-name="monospace" officeooo:rsid="026dbea6" fo:background-color="#f6f9d4" loext:char-shading-value="0" style:font-name-asian="Noto Sans Mono CJK SC" style:font-name-complex="Liberation Mono"/>
    </style:style>
    <style:style style:name="T416" style:family="text">
      <style:text-properties officeooo:rsid="017d6cdc"/>
    </style:style>
    <style:style style:name="T417" style:family="text">
      <style:text-properties officeooo:rsid="00419410"/>
    </style:style>
    <style:style style:name="T418" style:family="text">
      <style:text-properties officeooo:rsid="017e187f"/>
    </style:style>
    <style:style style:name="T419" style:family="text">
      <style:text-properties fo:color="#666666" loext:opacity="100%" officeooo:rsid="01598d66"/>
    </style:style>
    <style:style style:name="T420" style:family="text">
      <style:text-properties officeooo:rsid="01930557"/>
    </style:style>
    <style:style style:name="T421" style:family="text">
      <style:text-properties officeooo:rsid="0194e5a6"/>
    </style:style>
    <style:style style:name="T422" style:family="text">
      <style:text-properties officeooo:rsid="0194faef"/>
    </style:style>
    <style:style style:name="T423" style:family="text">
      <style:text-properties officeooo:rsid="01a59c5d"/>
    </style:style>
    <style:style style:name="T424" style:family="text">
      <style:text-properties fo:color="#2a6099" loext:opacity="100%" fo:font-size="10pt" officeooo:rsid="01598d66" style:font-size-asian="10pt" style:font-size-complex="10pt"/>
    </style:style>
    <style:style style:name="T425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426" style:family="text">
      <style:text-properties officeooo:rsid="01a75f24"/>
    </style:style>
    <style:style style:name="T427" style:family="text">
      <style:text-properties officeooo:rsid="01a867a8"/>
    </style:style>
    <style:style style:name="T428" style:family="text">
      <style:text-properties officeooo:rsid="01acdf5f"/>
    </style:style>
    <style:style style:name="T429" style:family="text">
      <style:text-properties officeooo:rsid="01b7f7ea"/>
    </style:style>
    <style:style style:name="T430" style:family="text">
      <style:text-properties officeooo:rsid="01b9945a"/>
    </style:style>
    <style:style style:name="T431" style:family="text">
      <style:text-properties officeooo:rsid="01bb0911"/>
    </style:style>
    <style:style style:name="T432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433" style:family="text">
      <style:text-properties officeooo:rsid="01cb6016"/>
    </style:style>
    <style:style style:name="T434" style:family="text">
      <style:text-properties officeooo:rsid="01cc15f5"/>
    </style:style>
    <style:style style:name="T435" style:family="text">
      <style:text-properties officeooo:rsid="01cc48bb"/>
    </style:style>
    <style:style style:name="T436" style:family="text">
      <style:text-properties officeooo:rsid="01cd1129"/>
    </style:style>
    <style:style style:name="T437" style:family="text">
      <style:text-properties officeooo:rsid="01cfe222"/>
    </style:style>
    <style:style style:name="T438" style:family="text">
      <style:text-properties officeooo:rsid="01d2287e"/>
    </style:style>
    <style:style style:name="T439" style:family="text">
      <style:text-properties officeooo:rsid="01d24f45"/>
    </style:style>
    <style:style style:name="T440" style:family="text">
      <style:text-properties officeooo:rsid="01d82ec5"/>
    </style:style>
    <style:style style:name="T441" style:family="text">
      <style:text-properties officeooo:rsid="01d87524"/>
    </style:style>
    <style:style style:name="T442" style:family="text">
      <style:text-properties fo:color="#111111" loext:opacity="100%"/>
    </style:style>
    <style:style style:name="T443" style:family="text">
      <style:text-properties fo:color="#111111" loext:opacity="100%" fo:font-weight="bold" officeooo:rsid="010fb7de" style:font-weight-asian="bold" style:font-weight-complex="bold"/>
    </style:style>
    <style:style style:name="T444" style:family="text">
      <style:text-properties fo:color="#111111" loext:opacity="100%" officeooo:rsid="01da5a0b"/>
    </style:style>
    <style:style style:name="T445" style:family="text">
      <style:text-properties fo:color="#111111" loext:opacity="100%" officeooo:rsid="010fb7de"/>
    </style:style>
    <style:style style:name="T446" style:family="text">
      <style:text-properties fo:color="#111111" loext:opacity="100%" officeooo:rsid="01dccbea"/>
    </style:style>
    <style:style style:name="T447" style:family="text">
      <style:text-properties fo:color="#111111" loext:opacity="100%" officeooo:rsid="01de2682"/>
    </style:style>
    <style:style style:name="T448" style:family="text">
      <style:text-properties fo:color="#111111" loext:opacity="100%" officeooo:rsid="01debbce"/>
    </style:style>
    <style:style style:name="T449" style:family="text">
      <style:text-properties fo:color="#111111" loext:opacity="100%" officeooo:rsid="01e090b8"/>
    </style:style>
    <style:style style:name="T450" style:family="text">
      <style:text-properties fo:color="#111111" loext:opacity="100%" officeooo:rsid="01e24458"/>
    </style:style>
    <style:style style:name="T451" style:family="text">
      <style:text-properties fo:color="#111111" loext:opacity="100%" officeooo:rsid="01e297eb"/>
    </style:style>
    <style:style style:name="T452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453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454" style:family="text">
      <style:text-properties fo:color="#111111" loext:opacity="100%" fo:font-size="14pt" fo:font-weight="bold" officeooo:rsid="02168932" fo:background-color="#ffff00" loext:char-shading-value="0" style:font-size-asian="14pt" style:font-weight-asian="bold" style:font-size-complex="14pt" style:font-weight-complex="bold"/>
    </style:style>
    <style:style style:name="T455" style:family="text">
      <style:text-properties fo:color="#111111" loext:opacity="100%" officeooo:rsid="020e823f"/>
    </style:style>
    <style:style style:name="T456" style:family="text">
      <style:text-properties fo:color="#111111" loext:opacity="100%" officeooo:rsid="02220234"/>
    </style:style>
    <style:style style:name="T457" style:family="text">
      <style:text-properties fo:color="#111111" loext:opacity="100%" officeooo:rsid="0222b7ed"/>
    </style:style>
    <style:style style:name="T458" style:family="text">
      <style:text-properties fo:color="#111111" loext:opacity="100%" officeooo:rsid="022b2703"/>
    </style:style>
    <style:style style:name="T459" style:family="text">
      <style:text-properties officeooo:rsid="01dad39f"/>
    </style:style>
    <style:style style:name="T460" style:family="text">
      <style:text-properties officeooo:rsid="01de2682"/>
    </style:style>
    <style:style style:name="T461" style:family="text">
      <style:text-properties officeooo:rsid="01e00abb"/>
    </style:style>
    <style:style style:name="T462" style:family="text">
      <style:text-properties officeooo:rsid="01e52f7c"/>
    </style:style>
    <style:style style:name="T463" style:family="text">
      <style:text-properties officeooo:rsid="01e831ad"/>
    </style:style>
    <style:style style:name="T464" style:family="text">
      <style:text-properties officeooo:rsid="01e97575"/>
    </style:style>
    <style:style style:name="T465" style:family="text">
      <style:text-properties officeooo:rsid="02000b53"/>
    </style:style>
    <style:style style:name="T466" style:family="text">
      <style:text-properties officeooo:rsid="02033aee"/>
    </style:style>
    <style:style style:name="T467" style:family="text">
      <style:text-properties officeooo:rsid="0203cae1"/>
    </style:style>
    <style:style style:name="T468" style:family="text">
      <style:text-properties officeooo:rsid="0204a051"/>
    </style:style>
    <style:style style:name="T469" style:family="text">
      <style:text-properties officeooo:rsid="0204e087"/>
    </style:style>
    <style:style style:name="T470" style:family="text">
      <style:text-properties officeooo:rsid="020550bd"/>
    </style:style>
    <style:style style:name="T471" style:family="text">
      <style:text-properties officeooo:rsid="0205f7c4"/>
    </style:style>
    <style:style style:name="T472" style:family="text">
      <style:text-properties officeooo:rsid="0206c250"/>
    </style:style>
    <style:style style:name="T473" style:family="text">
      <style:text-properties officeooo:rsid="020bc498"/>
    </style:style>
    <style:style style:name="T474" style:family="text">
      <style:text-properties officeooo:rsid="020c32aa"/>
    </style:style>
    <style:style style:name="T475" style:family="text">
      <style:text-properties officeooo:rsid="020c43fe"/>
    </style:style>
    <style:style style:name="T476" style:family="text">
      <style:text-properties officeooo:rsid="020e823f"/>
    </style:style>
    <style:style style:name="T477" style:family="text">
      <style:text-properties officeooo:rsid="02103d0a"/>
    </style:style>
    <style:style style:name="T478" style:family="text">
      <style:text-properties officeooo:rsid="02108530"/>
    </style:style>
    <style:style style:name="T479" style:family="text">
      <style:text-properties officeooo:rsid="02127da4"/>
    </style:style>
    <style:style style:name="T480" style:family="text">
      <style:text-properties fo:color="#000080" loext:opacity="100%" fo:font-size="16pt" style:text-underline-style="solid" style:text-underline-width="auto" style:text-underline-color="font-color" style:font-size-asian="16pt" style:font-size-complex="16pt"/>
    </style:style>
    <style:style style:name="T481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482" style:family="text">
      <style:text-properties fo:color="#000080" loext:opacity="100%" fo:font-size="12pt" style:text-underline-style="solid" style:text-underline-width="auto" style:text-underline-color="font-color" fo:font-weight="bold" officeooo:rsid="0229c289" style:font-size-asian="12pt" style:font-weight-asian="bold" style:font-size-complex="12pt" style:font-weight-complex="bold"/>
    </style:style>
    <style:style style:name="T483" style:family="text">
      <style:text-properties fo:color="#000080" loext:opacity="100%" style:text-underline-style="solid" style:text-underline-width="auto" style:text-underline-color="font-color" officeooo:rsid="0326c055"/>
    </style:style>
    <style:style style:name="T484" style:family="text">
      <style:text-properties fo:color="#000080" loext:opacity="100%" style:text-underline-style="none" officeooo:rsid="0326c055"/>
    </style:style>
    <style:style style:name="T485" style:family="text">
      <style:text-properties fo:font-size="16pt" officeooo:rsid="02108530" style:font-size-asian="16pt" style:font-size-complex="16pt"/>
    </style:style>
    <style:style style:name="T486" style:family="text">
      <style:text-properties fo:font-size="16pt" fo:background-color="transparent" loext:char-shading-value="0" style:font-size-asian="16pt" style:font-size-complex="16pt"/>
    </style:style>
    <style:style style:name="T487" style:family="text">
      <style:text-properties fo:font-size="16pt" fo:background-color="#f6f9d4" loext:char-shading-value="0" style:font-size-asian="16pt" style:font-size-complex="16pt"/>
    </style:style>
    <style:style style:name="T488" style:family="text">
      <style:text-properties fo:font-size="16pt" officeooo:rsid="001ecf7e" fo:background-color="#f6f9d4" loext:char-shading-value="0" style:font-size-asian="16pt" style:font-size-complex="16pt"/>
    </style:style>
    <style:style style:name="T489" style:family="text">
      <style:text-properties fo:font-size="16pt" officeooo:rsid="0332e67f" fo:background-color="#f6f9d4" loext:char-shading-value="0" style:font-size-asian="16pt" style:font-size-complex="16pt"/>
    </style:style>
    <style:style style:name="T490" style:family="text">
      <style:text-properties fo:font-size="16pt" officeooo:rsid="03356b5f" fo:background-color="#f6f9d4" loext:char-shading-value="0" style:font-size-asian="16pt" style:font-size-complex="16pt"/>
    </style:style>
    <style:style style:name="T491" style:family="text">
      <style:text-properties fo:font-size="16pt" officeooo:rsid="03369540" fo:background-color="#f6f9d4" loext:char-shading-value="0" style:font-size-asian="16pt" style:font-size-complex="16pt"/>
    </style:style>
    <style:style style:name="T492" style:family="text">
      <style:text-properties fo:font-size="16pt" officeooo:rsid="033bf4dd" fo:background-color="#f6f9d4" loext:char-shading-value="0" style:font-size-asian="16pt" style:font-size-complex="16pt"/>
    </style:style>
    <style:style style:name="T493" style:family="text">
      <style:text-properties fo:font-size="16pt" fo:font-weight="normal" officeooo:rsid="030b74bc" fo:background-color="#f6f9d4" loext:char-shading-value="0" style:font-size-asian="16pt" style:font-weight-asian="normal" style:font-size-complex="16pt" style:font-weight-complex="normal"/>
    </style:style>
    <style:style style:name="T494" style:family="text">
      <style:text-properties fo:font-size="16pt" fo:font-weight="normal" officeooo:rsid="03393041" fo:background-color="#f6f9d4" loext:char-shading-value="0" style:font-size-asian="16pt" style:font-weight-asian="normal" style:font-size-complex="16pt" style:font-weight-complex="normal"/>
    </style:style>
    <style:style style:name="T495" style:family="text">
      <style:text-properties fo:font-size="16pt" fo:font-weight="normal" officeooo:rsid="0332e67f" fo:background-color="#f6f9d4" loext:char-shading-value="0" style:font-size-asian="16pt" style:font-weight-asian="normal" style:font-size-complex="16pt" style:font-weight-complex="normal"/>
    </style:style>
    <style:style style:name="T496" style:family="text">
      <style:text-properties fo:font-size="16pt" fo:font-weight="normal" officeooo:rsid="033de8e3" fo:background-color="#f6f9d4" loext:char-shading-value="0" style:font-size-asian="16pt" style:font-weight-asian="normal" style:font-size-complex="16pt" style:font-weight-complex="normal"/>
    </style:style>
    <style:style style:name="T497" style:family="text">
      <style:text-properties fo:font-size="16pt" fo:font-weight="normal" officeooo:rsid="033e50a9" fo:background-color="#f6f9d4" loext:char-shading-value="0" style:font-size-asian="16pt" style:font-weight-asian="normal" style:font-size-complex="16pt" style:font-weight-complex="normal"/>
    </style:style>
    <style:style style:name="T498" style:family="text">
      <style:text-properties officeooo:rsid="021ddf3f"/>
    </style:style>
    <style:style style:name="T499" style:family="text">
      <style:text-properties officeooo:rsid="021f7d62"/>
    </style:style>
    <style:style style:name="T500" style:family="text">
      <style:text-properties officeooo:rsid="02340a18"/>
    </style:style>
    <style:style style:name="T501" style:family="text">
      <style:text-properties officeooo:rsid="023525ac"/>
    </style:style>
    <style:style style:name="T502" style:family="text">
      <style:text-properties officeooo:rsid="02441129"/>
    </style:style>
    <style:style style:name="T503" style:family="text">
      <style:text-properties officeooo:rsid="0245815d"/>
    </style:style>
    <style:style style:name="T504" style:family="text">
      <style:text-properties officeooo:rsid="02468d26"/>
    </style:style>
    <style:style style:name="T505" style:family="text">
      <style:text-properties officeooo:rsid="024a8296"/>
    </style:style>
    <style:style style:name="T506" style:family="text">
      <style:text-properties officeooo:rsid="024c4356"/>
    </style:style>
    <style:style style:name="T507" style:family="text">
      <style:text-properties fo:font-variant="normal" fo:text-transform="none" style:font-name="monospace" fo:letter-spacing="normal" fo:font-style="normal" officeooo:rsid="025206e2" style:font-style-asian="normal" style:font-style-complex="normal"/>
    </style:style>
    <style:style style:name="T508" style:family="text">
      <style:text-properties fo:font-variant="normal" fo:text-transform="none" style:font-name="monospace" fo:letter-spacing="normal" fo:font-style="normal" officeooo:rsid="0026793c" fo:background-color="#f6f9d4" loext:char-shading-value="0" style:font-style-asian="normal" style:font-style-complex="normal"/>
    </style:style>
    <style:style style:name="T509" style:family="text">
      <style:text-properties fo:font-variant="normal" fo:text-transform="none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510" style:family="text">
      <style:text-properties fo:font-variant="normal" fo:text-transform="none" fo:color="#6b5e9b" loext:opacity="100%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511" style:family="text">
      <style:text-properties fo:font-variant="normal" fo:text-transform="none" fo:color="#6b5e9b" loext:opacity="100%" style:font-name="monospace" fo:font-size="10pt" fo:letter-spacing="normal" officeooo:rsid="0026793c" fo:background-color="#f6f9d4" loext:char-shading-value="0" style:font-size-asian="10pt" style:font-size-complex="10pt"/>
    </style:style>
    <style:style style:name="T512" style:family="text">
      <style:text-properties fo:font-variant="normal" fo:text-transform="none" fo:color="#050c26" loext:opacity="100%" style:font-name="Consolas-Bold" fo:font-size="12pt" fo:letter-spacing="normal" fo:font-style="normal" fo:font-weight="bold" style:font-weight-asian="bold" style:font-weight-complex="bold"/>
    </style:style>
    <style:style style:name="T513" style:family="text">
      <style:text-properties fo:font-variant="normal" fo:text-transform="none" style:use-window-font-color="true" loext:opacity="0%" fo:letter-spacing="normal" fo:font-style="normal" fo:font-weight="bold" officeooo:rsid="030b74bc" style:font-weight-asian="bold" style:font-weight-complex="bold"/>
    </style:style>
    <style:style style:name="T514" style:family="text">
      <style:text-properties fo:font-variant="normal" fo:text-transform="none" style:use-window-font-color="true" loext:opacity="0%" fo:letter-spacing="normal" fo:font-style="normal" fo:font-weight="bold" officeooo:rsid="030b74bc" style:font-style-asian="italic" style:font-weight-asian="bold" style:font-style-complex="italic" style:font-weight-complex="bold"/>
    </style:style>
    <style:style style:name="T515" style:family="text">
      <style:text-properties fo:font-variant="normal" fo:text-transform="none" style:use-window-font-color="true" loext:opacity="0%" fo:letter-spacing="normal" fo:font-style="normal" fo:font-weight="bold" officeooo:rsid="030b74bc" style:font-style-asian="normal" style:font-weight-asian="bold" style:font-style-complex="normal" style:font-weight-complex="bold"/>
    </style:style>
    <style:style style:name="T516" style:family="text">
      <style:text-properties fo:font-variant="normal" fo:text-transform="none" style:use-window-font-color="true" loext:opacity="0%" fo:letter-spacing="normal" fo:font-style="normal" fo:font-weight="bold" officeooo:rsid="0322a4ef" style:font-style-asian="normal" style:font-weight-asian="bold" style:font-style-complex="normal" style:font-weight-complex="bold"/>
    </style:style>
    <style:style style:name="T517" style:family="text">
      <style:text-properties fo:font-variant="normal" fo:text-transform="none" fo:color="#333333" loext:opacity="100%" style:font-name="Consolas" fo:font-size="16pt" fo:letter-spacing="normal" fo:font-style="normal" officeooo:rsid="030b74bc" fo:background-color="#f8f8f8" loext:char-shading-value="0" style:font-size-asian="16pt" style:font-weight-asian="bold" style:font-size-complex="16pt" style:font-weight-complex="bold"/>
    </style:style>
    <style:style style:name="T518" style:family="text">
      <style:text-properties fo:font-variant="normal" fo:text-transform="none" fo:color="#00a933" loext:opacity="100%" style:text-line-through-style="none" style:text-line-through-type="none" style:font-name="Helvetica" fo:font-size="16.5pt" fo:letter-spacing="normal" fo:font-style="normal" style:text-underline-style="none" fo:font-weight="bold" officeooo:rsid="0326c055" style:text-blinking="false" fo:background-color="#ffffff" loext:char-shading-value="0"/>
    </style:style>
    <style:style style:name="T519" style:family="text">
      <style:text-properties fo:font-variant="normal" fo:text-transform="none" fo:color="#00a933" loext:opacity="100%" style:text-line-through-style="none" style:text-line-through-type="none" style:font-name="Helvetica" fo:font-size="16.5pt" fo:letter-spacing="normal" fo:font-style="normal" style:text-underline-style="none" fo:font-weight="bold" officeooo:rsid="0326c055" style:text-blinking="false" fo:background-color="#ffffff" loext:char-shading-value="0" style:font-weight-asian="bold" style:font-weight-complex="bold"/>
    </style:style>
    <style:style style:name="T520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style:text-underline-style="none" fo:font-weight="normal" officeooo:rsid="0326c055" style:text-blinking="false" fo:background-color="transparent" loext:char-shading-value="0" style:font-size-asian="14pt" style:font-weight-asian="normal" style:font-size-complex="14pt" style:font-weight-complex="normal"/>
    </style:style>
    <style:style style:name="T521" style:family="text">
      <style:text-properties fo:font-variant="normal" fo:text-transform="none" style:text-line-through-style="none" style:text-line-through-type="none" fo:letter-spacing="normal" fo:font-style="normal" style:text-underline-style="none" officeooo:rsid="0326c055" style:text-blinking="false"/>
    </style:style>
    <style:style style:name="T522" style:family="text">
      <style:text-properties officeooo:rsid="025206e2"/>
    </style:style>
    <style:style style:name="T523" style:family="text">
      <style:text-properties officeooo:rsid="02535531"/>
    </style:style>
    <style:style style:name="T524" style:family="text">
      <style:text-properties officeooo:rsid="0255d0ff"/>
    </style:style>
    <style:style style:name="T525" style:family="text">
      <style:text-properties officeooo:rsid="025c3b30"/>
    </style:style>
    <style:style style:name="T526" style:family="text">
      <style:text-properties officeooo:rsid="025dd792"/>
    </style:style>
    <style:style style:name="T527" style:family="text">
      <style:text-properties fo:background-color="#f6f9d4" loext:char-shading-value="0"/>
    </style:style>
    <style:style style:name="T528" style:family="text">
      <style:text-properties officeooo:rsid="026e49de" fo:background-color="#f6f9d4" loext:char-shading-value="0"/>
    </style:style>
    <style:style style:name="T529" style:family="text">
      <style:text-properties officeooo:rsid="026dbea6" fo:background-color="#f6f9d4" loext:char-shading-value="0"/>
    </style:style>
    <style:style style:name="T530" style:family="text">
      <style:text-properties officeooo:rsid="01cfe222" fo:background-color="#f6f9d4" loext:char-shading-value="0"/>
    </style:style>
    <style:style style:name="T531" style:family="text">
      <style:text-properties officeooo:rsid="020c32aa" fo:background-color="#f6f9d4" loext:char-shading-value="0"/>
    </style:style>
    <style:style style:name="T532" style:family="text">
      <style:text-properties officeooo:rsid="01d2287e" fo:background-color="#f6f9d4" loext:char-shading-value="0"/>
    </style:style>
    <style:style style:name="T533" style:family="text">
      <style:text-properties officeooo:rsid="01d24f45" fo:background-color="#f6f9d4" loext:char-shading-value="0"/>
    </style:style>
    <style:style style:name="T534" style:family="text">
      <style:text-properties officeooo:rsid="02645dbc"/>
    </style:style>
    <style:style style:name="T535" style:family="text">
      <style:text-properties officeooo:rsid="0264c00b"/>
    </style:style>
    <style:style style:name="T536" style:family="text">
      <style:text-properties officeooo:rsid="026e87c1"/>
    </style:style>
    <style:style style:name="T537" style:family="text">
      <style:text-properties officeooo:rsid="027636e8"/>
    </style:style>
    <style:style style:name="T538" style:family="text">
      <style:text-properties officeooo:rsid="027f5ab8"/>
    </style:style>
    <style:style style:name="T539" style:family="text">
      <style:text-properties fo:background-color="#fff5ce" loext:char-shading-value="0"/>
    </style:style>
    <style:style style:name="T540" style:family="text">
      <style:text-properties officeooo:rsid="027f5ab8" fo:background-color="#fff5ce" loext:char-shading-value="0"/>
    </style:style>
    <style:style style:name="T541" style:family="text">
      <style:text-properties officeooo:rsid="029448be"/>
    </style:style>
    <style:style style:name="T542" style:family="text">
      <style:text-properties officeooo:rsid="02949ee1"/>
    </style:style>
    <style:style style:name="T543" style:family="text">
      <style:text-properties officeooo:rsid="029c4ae5"/>
    </style:style>
    <style:style style:name="T544" style:family="text">
      <style:text-properties officeooo:rsid="029e02c0"/>
    </style:style>
    <style:style style:name="T545" style:family="text">
      <style:text-properties officeooo:rsid="02a8df87"/>
    </style:style>
    <style:style style:name="T546" style:family="text">
      <style:text-properties officeooo:rsid="02ac163f"/>
    </style:style>
    <style:style style:name="T547" style:family="text">
      <style:text-properties officeooo:rsid="02ade5e7"/>
    </style:style>
    <style:style style:name="T548" style:family="text">
      <style:text-properties officeooo:rsid="02b0a132"/>
    </style:style>
    <style:style style:name="T549" style:family="text">
      <style:text-properties officeooo:rsid="02b5f3b4"/>
    </style:style>
    <style:style style:name="T550" style:family="text">
      <style:text-properties officeooo:rsid="02b7e7d6"/>
    </style:style>
    <style:style style:name="T551" style:family="text">
      <style:text-properties officeooo:rsid="02bb9595"/>
    </style:style>
    <style:style style:name="T552" style:family="text">
      <style:text-properties officeooo:rsid="02d25048"/>
    </style:style>
    <style:style style:name="T553" style:family="text">
      <style:text-properties officeooo:rsid="02d364ca"/>
    </style:style>
    <style:style style:name="T554" style:family="text">
      <style:text-properties officeooo:rsid="02d56f8d"/>
    </style:style>
    <style:style style:name="T555" style:family="text">
      <style:text-properties officeooo:rsid="02d76deb"/>
    </style:style>
    <style:style style:name="T556" style:family="text">
      <style:text-properties officeooo:rsid="02d77f4a"/>
    </style:style>
    <style:style style:name="T557" style:family="text">
      <style:text-properties officeooo:rsid="02d7e8a7"/>
    </style:style>
    <style:style style:name="T558" style:family="text">
      <style:text-properties officeooo:rsid="02d8751c"/>
    </style:style>
    <style:style style:name="T559" style:family="text">
      <style:text-properties officeooo:rsid="02e9d9d3"/>
    </style:style>
    <style:style style:name="T560" style:family="text">
      <style:text-properties officeooo:rsid="02eb050c"/>
    </style:style>
    <style:style style:name="T561" style:family="text">
      <style:text-properties officeooo:rsid="02f2043d"/>
    </style:style>
    <style:style style:name="T562" style:family="text">
      <style:text-properties fo:font-style="italic" fo:font-weight="bold" officeooo:rsid="02f39992" style:font-style-asian="italic" style:font-weight-asian="bold" style:font-style-complex="italic" style:font-weight-complex="bold"/>
    </style:style>
    <style:style style:name="T563" style:family="text">
      <style:text-properties fo:font-style="italic" fo:font-weight="bold" officeooo:rsid="02f7ee1c" style:font-style-asian="italic" style:font-weight-asian="bold" style:font-style-complex="italic" style:font-weight-complex="bold"/>
    </style:style>
    <style:style style:name="T564" style:family="text">
      <style:text-properties style:use-window-font-color="true" loext:opacity="0%" fo:font-weight="bold" officeooo:rsid="030b74bc" style:font-weight-asian="bold" style:font-weight-complex="bold"/>
    </style:style>
    <style:style style:name="T565" style:family="text">
      <style:text-properties style:use-window-font-color="true" loext:opacity="0%" officeooo:rsid="030b74bc"/>
    </style:style>
    <style:style style:name="T566" style:family="text">
      <style:text-properties fo:color="#81d41a" loext:opacity="100%"/>
    </style:style>
    <style:style style:name="T567" style:family="text">
      <style:text-properties fo:color="#81d41a" loext:opacity="100%" officeooo:rsid="030b74bc"/>
    </style:style>
    <style:style style:name="T568" style:family="text">
      <style:text-properties fo:color="#81d41a" loext:opacity="100%" officeooo:rsid="030f59b9"/>
    </style:style>
    <style:style style:name="T569" style:family="text">
      <style:text-properties fo:color="#81d41a" loext:opacity="100%" officeooo:rsid="03167a17"/>
    </style:style>
    <style:style style:name="T570" style:family="text">
      <style:text-properties fo:color="#81d41a" loext:opacity="100%" officeooo:rsid="0318715c"/>
    </style:style>
    <style:style style:name="T571" style:family="text">
      <style:text-properties officeooo:rsid="0312cb18"/>
    </style:style>
    <style:style style:name="T572" style:family="text">
      <style:text-properties officeooo:rsid="03167a17"/>
    </style:style>
    <style:style style:name="T573" style:family="text">
      <style:text-properties officeooo:rsid="0326c055"/>
    </style:style>
    <style:style style:name="T574" style:family="text">
      <style:text-properties style:text-underline-style="none" officeooo:rsid="0326c055"/>
    </style:style>
    <style:style style:name="T575" style:family="text">
      <style:text-properties style:text-underline-style="none" fo:font-weight="bold" officeooo:rsid="0326c055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0">- Обучить с нуля Yolo5 на датасете night_fly <text:s/>и добиться распознавания <text:s/>- </text:span></text:span><text:span text:style-name="Source_20_Text"><text:span text:style-name="T22">best.pt</text:span></text:span></text:p>
      <text:p text:style-name="P2"><text:span text:style-name="Source_20_Text"><text:span text:style-name="T62">26.08.2024 – Запущено обучение – 50 эпох </text:span></text:span></text:p>
      <text:p text:style-name="P2"><text:span text:style-name="Source_20_Text"><text:span text:style-name="T66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104"><text:span text:style-name="Source_20_Text"><text:span text:style-name="T60">./2_test_</text:span></text:span><text:span text:style-name="Source_20_Text"><text:span text:style-name="T188">pt</text:span></text:span><text:span text:style-name="Source_20_Text"><text:span text:style-name="T60">.sh <text:s text:c="3"/></text:span></text:span><text:span text:style-name="Source_20_Text"><text:span text:style-name="T190">(512x512)</text:span></text:span></text:p>
      <text:p text:style-name="P103"><text:span text:style-name="Source_20_Text"><text:span text:style-name="T70">Успешно</text:span></text:span></text:p>
      <text:p text:style-name="P104"><text:span text:style-name="Source_20_Text"><text:span text:style-name="T60">./</text:span></text:span><text:span text:style-name="Source_20_Text"><text:span text:style-name="T191">3</text:span></text:span><text:span text:style-name="Source_20_Text"><text:span text:style-name="T60">_test_</text:span></text:span><text:span text:style-name="Source_20_Text"><text:span text:style-name="T189">onnx</text:span></text:span><text:span text:style-name="Source_20_Text"><text:span text:style-name="T60">.sh <text:s/></text:span></text:span><text:span text:style-name="Source_20_Text"><text:span text:style-name="T190">(640x640)</text:span></text:span></text:p>
      <text:p text:style-name="P104"><text:span text:style-name="Source_20_Text"><text:span text:style-name="T70">Успешно</text:span></text:span></text:p>
      <text:p text:style-name="P104"><text:span text:style-name="Source_20_Text"><text:span text:style-name="T70"/></text:span></text:p>
      <text:p text:style-name="P104"><text:span text:style-name="Source_20_Text"><text:span text:style-name="T70"/></text:span></text:p>
      <text:p text:style-name="P104"><text:span text:style-name="Source_20_Text"><text:span text:style-name="T297">python3 export.py \</text:span></text:span></text:p>
      <text:p text:style-name="P104"><text:span text:style-name="Source_20_Text"><text:span text:style-name="T297">--weights /home/user/yolov5/runs/train/exp/weights/best.pt \</text:span></text:span></text:p>
      <text:p text:style-name="P104"><text:span text:style-name="Source_20_Text"><text:span text:style-name="T297">--img </text:span></text:span><text:span text:style-name="Source_20_Text"><text:span text:style-name="T298">512</text:span></text:span><text:span text:style-name="Source_20_Text"><text:span text:style-name="T297"> </text:span></text:span><text:span text:style-name="Source_20_Text"><text:span text:style-name="T298">512</text:span></text:span><text:span text:style-name="Source_20_Text"><text:span text:style-name="T297"> \</text:span></text:span></text:p>
      <text:p text:style-name="P104"><text:span text:style-name="Source_20_Text"><text:span text:style-name="T297">--include onnx \</text:span></text:span></text:p>
      <text:p text:style-name="P104"><text:span text:style-name="Source_20_Text"><text:span text:style-name="T297">--optimize \</text:span></text:span></text:p>
      <text:p text:style-name="P104"><text:span text:style-name="Source_20_Text"><text:span text:style-name="T297">--simplify \</text:span></text:span></text:p>
      <text:p text:style-name="P104"><text:span text:style-name="Source_20_Text"><text:span text:style-name="T297">--opset 12</text:span></text:span></text:p>
      <text:p text:style-name="P104"><text:span text:style-name="Source_20_Text"><text:span text:style-name="T70"/></text:span></text:p>
      <text:p text:style-name="P104"><text:span text:style-name="Source_20_Text"><text:span text:style-name="T70"/></text:span></text:p>
      <text:p text:style-name="P104"><text:span text:style-name="Source_20_Text"><text:span text:style-name="T70"/></text:span></text:p>
      <text:p text:style-name="P104"><text:span text:style-name="Source_20_Text"><text:span text:style-name="T70"/></text:span></text:p>
      <text:p text:style-name="P1"><text:span text:style-name="Source_20_Text"><text:span text:style-name="T20">- Конвертировать и <text:s/>убедиться что работает – </text:span></text:span><text:span text:style-name="Source_20_Text"><text:span text:style-name="T22">best.</text:span></text:span><text:span text:style-name="Source_20_Text"><text:span text:style-name="T23">rknn</text:span></text:span></text:p>
      <text:p text:style-name="P5"><text:span text:style-name="Source_20_Text"><text:span text:style-name="T24">Segmentation fault при запуске на Orange</text:span></text:span></text:p>
      <text:p text:style-name="P6"><text:span text:style-name="Source_20_Text"><text:span text:style-name="T26">Запускается только немодифицированная сеть</text:span></text:span></text:p>
      <text:p text:style-name="P1"><text:span text:style-name="Source_20_Text"><text:span text:style-name="T22"/></text:span></text:p>
      <text:p text:style-name="P3"><text:span text:style-name="Source_20_Text"><text:span text:style-name="T192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193">https://docs.khadas.com/products/sbc/edge2/npu/start</text:span></text:span></text:a></text:p>
      <text:p text:style-name="P4"><text:span text:style-name="Source_20_Text"><text:span text:style-name="T25"><text:s text:c="2"/>Неудачно</text:span></text:span></text:p>
      <text:p text:style-name="P1"><text:span text:style-name="Source_20_Text"><text:span text:style-name="T22"/></text:span></text:p>
      <text:p text:style-name="P7"><text:span text:style-name="Source_20_Text"><text:span text:style-name="T260">- </text:span></text:span><text:span text:style-name="Source_20_Text"><text:span text:style-name="T261">Пробую по Rockchip_User_Guide_RKNN_Toolkit2_EN-1.5.2.pdf</text:span></text:span></text:p>
      <text:p text:style-name="P7"><text:span text:style-name="Source_20_Text"><text:span text:style-name="T262">(base) user@userevgeny:~$ conda deactivate</text:span></text:span></text:p>
      <text:p text:style-name="P7"><text:span text:style-name="Source_20_Text"><text:span text:style-name="T262">sudo apt install virtualenv</text:span></text:span></text:p>
      <text:p text:style-name="P7"><text:span text:style-name="Source_20_Text"><text:span text:style-name="T262">sudo apt-get install python3 python3-dev python3-pip</text:span></text:span></text:p>
      <text:p text:style-name="P7"><text:span text:style-name="Source_20_Text"><text:span text:style-name="T262">sudo apt-get install libxslt1-dev zlib1g zlib1g-dev libglib2.0-0 libsm6 libgl1-mesa-glx libprotobuf-dev gcc</text:span></text:span></text:p>
      <text:p text:style-name="P107"><text:span text:style-name="Source_20_Text"><text:span text:style-name="T259">virtualenv -p /usr/bin/python3 venv</text:span></text:span></text:p>
      <text:p text:style-name="P107"><text:span text:style-name="Source_20_Text"><text:span text:style-name="T259">source venv/bin/activate</text:span></text:span></text:p>
      <text:p text:style-name="P107"><text:span text:style-name="Source_20_Text"><text:span text:style-name="T266">(venv) user@userevgeny:~$ pip3 install -r /home/user/rknn-toolkit2-1.5.2/doc/requirements_cp310-1.5.2.txt</text:span></text:span></text:p>
      <text:p text:style-name="P108"><text:span text:style-name="Source_20_Text"><text:span text:style-name="T267">Ошибка</text:span></text:span></text:p>
      <text:p text:style-name="P108"><text:span text:style-name="Source_20_Text"><text:span text:style-name="T3"/></text:span></text:p>
      <text:p text:style-name="P93"><text:span text:style-name="Source_20_Text">- </text:span><text:span text:style-name="Source_20_Text"><text:span text:style-name="T204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67">https://habr.com/ru/companies/flant/articles/336654/</text:span></text:span></text:a><text:span text:style-name="Source_20_Text"><text:span text:style-name="T67"> <text:s text:c="3"/>Шпаргалка с командами Docker</text:span></text:span></text:p>
      <text:p text:style-name="P93"><text:span text:style-name="Source_20_Text"><text:span text:style-name="T67"/></text:span></text:p>
      <text:p text:style-name="P92"><text:span text:style-name="Source_20_Text"><text:span text:style-name="T299">(base) user@userevgeny:~/rknn-toolkit2-1.5.2/docker/docker_file/ubuntu_18_04_cp36$ </text:span></text:span><text:span text:style-name="Source_20_Text"><text:span text:style-name="T300">sudo docker build -t sdk_rknn .</text:span></text:span></text:p>
      <text:p text:style-name="P8"><text:span text:style-name="Source_20_Text"><text:span text:style-name="T301">Неудачно <text:s/>- </text:span></text:span><text:span text:style-name="Source_20_Text"><text:span text:style-name="T302">uncnown command config</text:span></text:span></text:p>
      <text:p text:style-name="P8"><text:span text:style-name="Source_20_Text"><text:span text:style-name="T27"/></text:span></text:p>
      <text:p text:style-name="P110"><text:span text:style-name="Source_20_Text"><text:span text:style-name="T10">docker search rknn – много репозиториев!!!</text:span></text:span></text:p>
      <text:p text:style-name="P111"/>
      <text:p text:style-name="P111"><text:span text:style-name="Source_20_Text"><text:span text:style-name="T194">(base) user@userevgeny:~$ docker pull 505083389/onnx2rknn_3588:v0.4</text:span></text:span></text:p>
      <text:p text:style-name="P111"><text:span text:style-name="Source_20_Text"><text:span text:style-name="T194">docker run -it -v /home/user/Desktop/trained_models/night_fly/exp/weights/best.onnx:/workspace/onnxmodels/hitnet_test_sim.onnx -</text:span></text:span><text:span text:style-name="Source_20_Text"><text:span text:style-name="T195">v <text:s text:c="4"/></text:span></text:span><text:span text:style-name="Source_20_Text"><text:span text:style-name="T194">05d58c99ff43</text:span></text:span></text:p>
      <text:p text:style-name="P111"><text:span text:style-name="Source_20_Text"><text:span text:style-name="T194">root@9c08007096a4:/workspace#</text:span></text:span></text:p>
      <text:p text:style-name="P111"/>
      <text:p text:style-name="P111"/>
      <text:p text:style-name="P108"><text:span text:style-name="Source_20_Text"><text:span text:style-name="T206"/></text:span></text:p>
      <text:p text:style-name="P108"><text:span text:style-name="Source_20_Text"><text:span text:style-name="T3"/></text:span></text:p>
      <text:p text:style-name="P108"><text:a xlink:type="simple" xlink:href="https://hub.docker.com/r/ilooro/rknn-converter" text:style-name="Internet_20_link" text:visited-style-name="Visited_20_Internet_20_Link"><text:span text:style-name="Source_20_Text"><text:span text:style-name="T11">https://hub.docker.com/r/ilooro/rknn-converter</text:span></text:span></text:a></text:p>
      <text:p text:style-name="P108"><text:span text:style-name="Source_20_Text"><text:span text:style-name="T11"/></text:span></text:p>
      <text:p text:style-name="P108"><text:span text:style-name="Source_20_Text"><text:span text:style-name="T194">(base) user@userevgeny:~$ </text:span></text:span><text:span text:style-name="Source_20_Text"><text:span text:style-name="T198">docker pull ilooro/rknn-converter</text:span></text:span></text:p>
      <text:p text:style-name="P326"><text:span text:style-name="Source_20_Text"><text:span text:style-name="T198"/></text:span></text:p>
      <text:p text:style-name="P108">docker run -v &lt;path/to/folder&gt;:/share ilooro/rknn-converter:latest --model &lt;model-name.pt&gt; --height &lt;img-height&gt; --width &lt;img-width&gt; --quant</text:p>
      <text:p text:style-name="P108"><text:soft-page-break/>Description:</text:p>
      <text:p text:style-name="P108"><text:s text:c="4"/>&lt;path/to/folder&gt;: absolute path to folder with the model, converted model will be here (attention, this folder will be mounted in container).</text:p>
      <text:p text:style-name="P108"><text:s text:c="4"/>&lt;model-name.pt&gt;: name of model file.</text:p>
      <text:p text:style-name="P108"><text:s text:c="4"/>&lt;img-height&gt;: image height in pixels.</text:p>
      <text:p text:style-name="P108"><text:s text:c="4"/>&lt;img-width&gt;: image width in pixels.</text:p>
      <text:p text:style-name="P108">Arguments:</text:p>
      <text:p text:style-name="P108">-h, --help: show help message and exit</text:p>
      <text:p text:style-name="P108">--model MODEL: name of model file with an extension</text:p>
      <text:p text:style-name="P108">--model_version VERSION: VERSION in [8, 10], YOLO model version</text:p>
      <text:p text:style-name="P108">--height HEIGHT: input height</text:p>
      <text:p text:style-name="P108">--width WIDTH: input width</text:p>
      <text:p text:style-name="P108">--quant: enable quantization</text:p>
      <text:p text:style-name="P108">--no-quant: disable quantization</text:p>
      <text:p text:style-name="P108"/>
      <text:p text:style-name="P108">--platform PLATFORM: rockchip platform</text:p>
      <text:p text:style-name="P108">--quant_algorithm ALGORITHM: ALGORITHM in [normal,mmse,kl_divergence], quantization algorithm</text:p>
      <text:p text:style-name="P108">--quant_method METHOD: METHOD in [layer,channel], quantization method</text:p>
      <text:p text:style-name="P108">--quant_data_sz QSIZE: 1 &lt;= QSIZE &lt;= 175, dataset size (images are randomly selected with seed)</text:p>
      <text:p text:style-name="P108">--seed SEED: random seed</text:p>
      <text:p text:style-name="P108">--opt_level LEVEL: LEVEL in [0,1,2,3], optimization level</text:p>
      <text:p text:style-name="P108">--hybrid_quant: enable hybrid quantization</text:p>
      <text:p text:style-name="P108">--accuracy_analysis: enable accuracy analysis</text:p>
      <text:p text:style-name="P108"><text:span text:style-name="Source_20_Text"><text:span text:style-name="T194"/></text:span></text:p>
      <text:p text:style-name="P112"><text:span text:style-name="Source_20_Text"><text:span text:style-name="T286">docker run -v /home/user/Desktop/trained_models/night_fly/exp/weights:/share ilooro/rknn-converter:latest --model best.pt --height 512 --width 512 --quant --model_version 8</text:span></text:span></text:p>
      <text:p text:style-name="P108"/>
      <text:p text:style-name="P113"><text:span text:style-name="Source_20_Text"><text:span text:style-name="T205">Нужно тренировать yolo8 или 10</text:span></text:span></text:p>
      <text:p text:style-name="P113"><text:span text:style-name="Source_20_Text"><text:span text:style-name="T205"/></text:span></text:p>
      <text:p text:style-name="P113"><text:a xlink:type="simple" xlink:href="https://habr.com/ru/articles/714232/#2" text:style-name="Internet_20_link" text:visited-style-name="Visited_20_Internet_20_Link"><text:span text:style-name="Source_20_Text"><text:span text:style-name="T230">https://habr.com/ru/articles/714232/#2</text:span></text:span></text:a><text:span text:style-name="Source_20_Text"><text:span text:style-name="T205"> <text:s text:c="4"/>Обучите YOLOv8 на пользовательском наборе данных</text:span></text:span></text:p>
      <text:p text:style-name="P113"><text:span text:style-name="Source_20_Text"><text:span text:style-name="T230"/></text:span></text:p>
      <text:p text:style-name="P179">(base) user@userevgeny:~$ <text:span text:style-name="T205">conda activate yolo5</text:span></text:p>
      <text:p text:style-name="P179">(yolo5) user@userevgeny:~$ <text:span text:style-name="T205">yolo task=detect mode=train model=yolov8n.pt imgsz=</text:span><text:span text:style-name="T207">512</text:span><text:span text:style-name="T205"> </text:span><text:span text:style-name="T2">data=</text:span><text:span text:style-name="T4">night_fly</text:span><text:span text:style-name="T2">.yaml</text:span><text:span text:style-name="T205"> epochs=</text:span><text:span text:style-name="T207">3</text:span><text:span text:style-name="T205">0 batch=8 name=yolov8n_v8_</text:span><text:span text:style-name="T207">3</text:span><text:span text:style-name="T205">0e</text:span></text:p>
      <text:p text:style-name="P113"><text:span text:style-name="Source_20_Text"><text:span text:style-name="T230"/></text:span></text:p>
      <text:p text:style-name="P106"><text:span text:style-name="Source_20_Text"><text:span text:style-name="T205">yolo task=detect mode=predict model=</text:span></text:span><text:span text:style-name="Source_20_Text"><text:span text:style-name="T286">runs/detect/yolov8n_v8_</text:span></text:span><text:span text:style-name="Source_20_Text"><text:span text:style-name="T287">3</text:span></text:span><text:span text:style-name="Source_20_Text"><text:span text:style-name="T286">0e/weights/best.pt</text:span></text:span><text:span text:style-name="Source_20_Text"><text:span text:style-name="T205"> source=night_flyght.MP4 show=True imgsz=</text:span></text:span><text:span text:style-name="Source_20_Text"><text:span text:style-name="T208">512</text:span></text:span><text:span text:style-name="Source_20_Text"><text:span text:style-name="T205"> name=yolov8n_v8_</text:span></text:span><text:span text:style-name="Source_20_Text"><text:span text:style-name="T208">3</text:span></text:span><text:span text:style-name="Source_20_Text"><text:span text:style-name="T205">0e_infer</text:span></text:span><text:span text:style-name="Source_20_Text"><text:span text:style-name="T208">512</text:span></text:span><text:span text:style-name="Source_20_Text"><text:span text:style-name="T205"> hide_labels=True</text:span></text:span></text:p>
      <text:p text:style-name="P109"><text:span text:style-name="Source_20_Text"><text:span text:style-name="T205"/></text:span></text:p>
      <text:p text:style-name="P114"><text:span text:style-name="Source_20_Text"><text:span text:style-name="T71">Обучилась <text:s/>работает</text:span></text:span></text:p>
      <text:p text:style-name="P114"><text:span text:style-name="Source_20_Text"><text:span text:style-name="T71"/></text:span></text:p>
      <text:p text:style-name="P115"><text:span text:style-name="Source_20_Text"><text:span text:style-name="T286">docker run -v /home/user/WORK/NEURO/yolo8/runs/detect/yolov8n_v8_30e/weights:/share ilooro/rknn-converter:latest --model best.pt --height 512 --width 512 --quant --model_version 8</text:span></text:span></text:p>
      <text:p text:style-name="P115"><text:span text:style-name="Source_20_Text"><text:span text:style-name="T286"/></text:span></text:p>
      <text:p text:style-name="P116"><text:span text:style-name="Source_20_Text"><text:span text:style-name="T286">docker run -v /home/user/WORK/NEURO/yolo8/runs/detect/yolov8n_v8_30e/weights:/share ilooro/rknn-converter:latest --model best.pt --height 512 --width 512 --</text:span></text:span><text:span text:style-name="Source_20_Text"><text:span text:style-name="T288">no-</text:span></text:span><text:span text:style-name="Source_20_Text"><text:span text:style-name="T286">quant --model_version 8 </text:span></text:span></text:p>
      <text:p text:style-name="P117"><text:span text:style-name="Source_20_Text"><text:span text:style-name="T88">Успешно сконвертировано</text:span></text:span></text:p>
      <text:p text:style-name="P9"><text:span text:style-name="Source_20_Text"><text:span text:style-name="T24">Segmentation fault при запуске на Orange</text:span></text:span></text:p>
      <text:p text:style-name="P9"><text:span text:style-name="Source_20_Text"><text:span text:style-name="T28"/></text:span></text:p>
      <text:p text:style-name="P10"><text:span text:style-name="Source_20_Text"><text:span text:style-name="T305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305">https://github.com/kaylorchen/rk3588-yolo-demo</text:span></text:span></text:a></text:p>
      <text:p text:style-name="P10"><text:span text:style-name="Source_20_Text"><text:span text:style-name="T30"/></text:span></text:p>
      <text:p text:style-name="P10"><text:span text:style-name="Source_20_Text"><text:span text:style-name="T30"/></text:span></text:p>
      <text:p text:style-name="P11"><text:span text:style-name="Source_20_Text"><text:span text:style-name="T39">27.08.2024</text:span></text:span><text:span text:style-name="Source_20_Text"><text:span text:style-name="T32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96">https://theaisummer.com/Neural_Network_from_scratch/</text:span></text:span></text:a></text:p>
      <text:p text:style-name="P11"><text:span text:style-name="Source_20_Text"><text:span text:style-name="T196"/></text:span></text:p>
      <text:p text:style-name="P261"><text:a xlink:type="simple" xlink:href="https://theaisummer.com/Neural_Network_from_scratch_part2/" text:style-name="Internet_20_link" text:visited-style-name="Visited_20_Internet_20_Link"><text:span text:style-name="Source_20_Text"><text:span text:style-name="T270">https://theaisummer.com/Neural_Network_from_scratch_part2/</text:span></text:span></text:a></text:p>
      <text:p text:style-name="P261"><text:span text:style-name="Source_20_Text"/></text:p>
      <text:p text:style-name="P262"><text:span text:style-name="Source_20_Text"><text:span text:style-name="T271">Код скачан и причесан – собирается но крашится</text:span></text:span></text:p>
      <text:p text:style-name="P262"><text:span text:style-name="Source_20_Text"><text:span text:style-name="T271"/></text:span></text:p>
      <text:p text:style-name="P263"><text:span text:style-name="Source_20_Text"><text:span text:style-name="T272">Нужен датасет </text:span></text:span></text:p>
      <text:p text:style-name="P263"><text:a xlink:type="simple" xlink:href="https://www.cs.toronto.edu/~kriz/cifar.html" text:style-name="Internet_20_link" text:visited-style-name="Visited_20_Internet_20_Link"><text:span text:style-name="Source_20_Text"><text:span text:style-name="T272">https://www.cs.toronto.edu/~kriz/cifar.html</text:span></text:span></text:a></text:p>
      <text:p text:style-name="P263"><text:span text:style-name="Source_20_Text"><text:span text:style-name="T272"/></text:span></text:p>
      <text:p text:style-name="P263"><text:a xlink:type="simple" xlink:href="https://github.com/Tencent/PocketFlow/issues/284" text:style-name="Internet_20_link" text:visited-style-name="Visited_20_Internet_20_Link"><text:span text:style-name="Source_20_Text"><text:span text:style-name="T272">https://github.com/Tencent/PocketFlow/issues/284</text:span></text:span></text:a></text:p>
      <text:p text:style-name="P263"><text:soft-page-break/><text:span text:style-name="Source_20_Text"><text:span text:style-name="T272"/></text:span></text:p>
      <text:p text:style-name="P12"><text:span text:style-name="Source_20_Text"><text:span text:style-name="T39">2</text:span></text:span><text:span text:style-name="Source_20_Text"><text:span text:style-name="T41">8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263"><text:span text:style-name="Source_20_Text"><text:span text:style-name="T272"/></text:span></text:p>
      <text:p text:style-name="P12"><text:span text:style-name="Source_20_Text"><text:span text:style-name="T39">2</text:span></text:span><text:span text:style-name="Source_20_Text"><text:span text:style-name="T41">9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Ищу готовую библиотеку ML + CL</text:span></text:span></text:p>
      <text:p text:style-name="P263"><text:a xlink:type="simple" xlink:href="https://aw.club/global/en/blog/c-plus-plus-ml-libraries" text:style-name="Internet_20_link" text:visited-style-name="Visited_20_Internet_20_Link"><text:span text:style-name="Source_20_Text"><text:span text:style-name="T272">https://aw.club/global/en/blog/c-plus-plus-ml-libraries</text:span></text:span></text:a><text:span text:style-name="Source_20_Text"><text:span text:style-name="T272"> <text:s/>Top 14 C++ machine learning libraries</text:span></text:span></text:p>
      <text:h text:style-name="P264" text:outline-level="3"><text:span text:style-name="Source_20_Text"><text:span text:style-name="T272">TensorFlow</text:span></text:span></text:h>
      <text:p text:style-name="P265"><text:span text:style-name="Source_20_Text"><text:span text:style-name="T272">Caffe</text:span></text:span></text:p>
      <text:p text:style-name="P265"><text:span text:style-name="Source_20_Text"><text:span text:style-name="T272">Microsoft Cognitive Toolkit (CNTK)</text:span></text:span></text:p>
      <text:p text:style-name="P265"><text:span text:style-name="Source_20_Text"><text:span text:style-name="T272">mlpack</text:span></text:span></text:p>
      <text:p text:style-name="P265"><text:span text:style-name="Source_20_Text"><text:span text:style-name="T272">DyNet</text:span></text:span></text:p>
      <text:p text:style-name="P265"><text:span text:style-name="Source_20_Text"><text:span text:style-name="T272">FANN</text:span></text:span></text:p>
      <text:p text:style-name="P265"><text:a xlink:type="simple" xlink:href="https://github.com/codeplaysoftware/SYCL-ML" text:style-name="Internet_20_link" text:visited-style-name="Visited_20_Internet_20_Link"><text:span text:style-name="Source_20_Text"><text:span text:style-name="T272">https://github.com/codeplaysoftware/SYCL-ML</text:span></text:span></text:a><text:span text:style-name="Source_20_Text"><text:span text:style-name="T272"> <text:s text:c="2"/>SYCL-ML is a C++ library, implementing classical machine learning algorithms using SYCL.</text:span></text:span></text:p>
      <text:p text:style-name="P275"><text:span text:style-name="Source_20_Text"><text:span text:style-name="T274">Не хватает ComputeCpp</text:span></text:span></text:p>
      <text:p text:style-name="P265"><text:span text:style-name="Source_20_Text"><text:span text:style-name="T307">ComputeCpp SDK</text:span></text:span></text:p>
      <text:p text:style-name="P265"><text:a xlink:type="simple" xlink:href="https://github.com/codeplaysoftware/computecpp-sdk" text:style-name="Internet_20_link" text:visited-style-name="Visited_20_Internet_20_Link"><text:span text:style-name="Source_20_Text"><text:span text:style-name="T272">https://github.com/codeplaysoftware/computecpp-sdk</text:span></text:span></text:a></text:p>
      <text:p text:style-name="P265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272">https://github.com/AerialMantis/cppcon-parallelism-class/blob/master/docs/sycl_00_setting_up_computecpp.md</text:span></text:span></text:a></text:p>
      <text:p text:style-name="P274"><text:span text:style-name="Source_20_Text"><text:span text:style-name="T273">Пробую через Docker</text:span></text:span></text:p>
      <text:p text:style-name="P274"><text:span text:style-name="Source_20_Text"><text:span text:style-name="T308">docker pull aerialmantis/computecpp_ubuntu1604</text:span></text:span></text:p>
      <text:p text:style-name="P274"><text:span text:style-name="Source_20_Text"><text:span text:style-name="T308">docker run --rm -it aerialmantis/computecpp_ubuntu1604</text:span></text:span></text:p>
      <text:p text:style-name="P274"><text:span text:style-name="Source_20_Text"><text:span text:style-name="T308">computecpp_info</text:span></text:span></text:p>
      <text:p text:style-name="P276"><text:span text:style-name="Source_20_Text"><text:span text:style-name="T306">В другом терминале</text:span></text:span></text:p>
      <text:p text:style-name="P94"><text:span text:style-name="Source_20_Text"><text:span text:style-name="T312">(base) user@userevgeny:~/WORK/NEURO$ </text:span></text:span><text:span text:style-name="Source_20_Text"><text:span text:style-name="T313">docker cp f17ea44c996a:/usr/local/computecpp /home/user</text:span></text:span></text:p>
      <text:p text:style-name="P94"><text:span text:style-name="Source_20_Text"><text:span text:style-name="T312">Successfully copied 391MB to </text:span></text:span><text:span text:style-name="Source_20_Text">/home/user/computecpp </text:span></text:p>
      <text:p text:style-name="P263"><text:a xlink:type="simple" xlink:href="https://www.dev-notes.ru/articles/devops/docker-container-copy-files/" text:style-name="Internet_20_link" text:visited-style-name="Visited_20_Internet_20_Link"><text:span text:style-name="Source_20_Text"><text:span text:style-name="T272">https://www.dev-notes.ru/articles/devops/docker-container-copy-files/</text:span></text:span></text:a></text:p>
      <text:p text:style-name="P263"><text:span text:style-name="Source_20_Text"><text:span text:style-name="T314"/></text:span></text:p>
      <text:p text:style-name="P265"><text:span text:style-name="Source_20_Text"><text:span text:style-name="T9">platform - your system CANNOT support ComputeCpp</text:span></text:span></text:p>
      <text:p text:style-name="P263"><text:span text:style-name="Source_20_Text"><text:span text:style-name="T272"/></text:span></text:p>
      <text:p text:style-name="P267"><text:span text:style-name="Source_20_Text"><text:span text:style-name="T275">Ищу дальше</text:span></text:span></text:p>
      <text:p text:style-name="P267"><text:span text:style-name="Source_20_Text"><text:span text:style-name="T275"/></text:span></text:p>
      <text:p text:style-name="P272"><text:span text:style-name="Source_20_Text"><text:span text:style-name="T276">Для датасета 25</text:span></text:span><text:span text:style-name="Source_20_Text"><text:span text:style-name="T282">6</text:span></text:span><text:span text:style-name="Source_20_Text"><text:span text:style-name="T276"> обучаю</text:span></text:span></text:p>
      <text:p text:style-name="P181"><text:span text:style-name="Source_20_Text"><text:span text:style-name="T205">conda activate yolo5</text:span></text:span></text:p>
      <text:p text:style-name="P180"><text:span text:style-name="Source_20_Text"><text:span text:style-name="T205">yolo task=detect mode=train model=yolov8n.pt imgsz=</text:span></text:span><text:span text:style-name="Source_20_Text"><text:span text:style-name="T209">256</text:span></text:span><text:span text:style-name="Source_20_Text"><text:span text:style-name="T205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5"> epochs=</text:span></text:span><text:span text:style-name="Source_20_Text"><text:span text:style-name="T207">3</text:span></text:span><text:span text:style-name="Source_20_Text"><text:span text:style-name="T205">0 batch=8 name=yolov8n_</text:span></text:span><text:span text:style-name="Source_20_Text"><text:span text:style-name="T209">256_</text:span></text:span><text:span text:style-name="Source_20_Text"><text:span text:style-name="T205">v8_</text:span></text:span><text:span text:style-name="Source_20_Text"><text:span text:style-name="T207">3</text:span></text:span><text:span text:style-name="Source_20_Text"><text:span text:style-name="T205">0e</text:span></text:span></text:p>
      <text:p text:style-name="P273"><text:span text:style-name="Source_20_Text"><text:span text:style-name="T275">yolo task=detect mode=predict model=/home/user/WORK/NEURO/yolo8/runs/detect/yolov8n_256_v8_30e/weights/best.pt source=night_flyght.MP4 show=True imgsz=</text:span></text:span><text:span text:style-name="Source_20_Text"><text:span text:style-name="T279">256</text:span></text:span><text:span text:style-name="Source_20_Text"><text:span text:style-name="T275"> name=yolov8n_256_v8_30e_infer</text:span></text:span><text:span text:style-name="Source_20_Text"><text:span text:style-name="T280">256</text:span></text:span><text:span text:style-name="Source_20_Text"><text:span text:style-name="T275"> hide_labels=True</text:span></text:span></text:p>
      <text:p text:style-name="P118"><text:span text:style-name="Source_20_Text"><text:span text:style-name="T286">docker run -v /home/user/WORK/NEURO/yolo8/runs/detect/yolov8n_</text:span></text:span><text:span text:style-name="Source_20_Text"><text:span text:style-name="T289">256_</text:span></text:span><text:span text:style-name="Source_20_Text"><text:span text:style-name="T286">v8</text:span></text:span><text:span text:style-name="Source_20_Text"><text:span text:style-name="T289">_</text:span></text:span><text:span text:style-name="Source_20_Text"><text:span text:style-name="T286">30e/weights:/share ilooro/rknn-converter:latest --model best.pt --height </text:span></text:span><text:span text:style-name="Source_20_Text"><text:span text:style-name="T289">256</text:span></text:span><text:span text:style-name="Source_20_Text"><text:span text:style-name="T286"> --width </text:span></text:span><text:span text:style-name="Source_20_Text"><text:span text:style-name="T289">256</text:span></text:span><text:span text:style-name="Source_20_Text"><text:span text:style-name="T286"> --quant --model_version 8 --</text:span></text:span><text:span text:style-name="Source_20_Text">quant_data_sz </text:span><text:span text:style-name="Source_20_Text"><text:span text:style-name="T323">8</text:span></text:span></text:p>
      <text:p text:style-name="P267"><text:span text:style-name="Source_20_Text"><text:span text:style-name="T275"/></text:span></text:p>
      <text:p text:style-name="P279"><text:span text:style-name="Source_20_Text"><text:span text:style-name="T53">DeepCL</text:span></text:span></text:p>
      <text:p text:style-name="P267"><text:a xlink:type="simple" xlink:href="https://github.com/hughperkins/DeepCL" text:style-name="Internet_20_link" text:visited-style-name="Visited_20_Internet_20_Link"><text:span text:style-name="Source_20_Text"><text:span text:style-name="T275">https://github.com/hughperkins/DeepCL</text:span></text:span></text:a><text:span text:style-name="Source_20_Text"><text:span text:style-name="T275"> <text:s text:c="4"/></text:span></text:span></text:p>
      <text:p text:style-name="P266"><text:span text:style-name="Source_20_Text"><text:span text:style-name="T275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275">https://github.com/hughperkins/DeepCL.git</text:span></text:span></text:a></text:p>
      <text:p text:style-name="P266"><text:soft-page-break/><text:span text:style-name="Source_20_Text"><text:span text:style-name="T275">cd DeepCL</text:span></text:span></text:p>
      <text:p text:style-name="P260">mkdir build</text:p>
      <text:p text:style-name="P260">cd build</text:p>
      <text:p text:style-name="P268"><text:span text:style-name="Source_20_Text"><text:span text:style-name="T275">sudo apt <text:s/>install cmake-curses-gui</text:span></text:span></text:p>
      <text:p text:style-name="P260">ccmake ..</text:p>
      <text:p text:style-name="P269"><text:span text:style-name="Source_20_Text"><text:span text:style-name="T275">sudo apt install gfortran </text:span></text:span><text:span text:style-name="Source_20_Text"><text:span text:style-name="T277">(Пришлось доустановить)</text:span></text:span></text:p>
      <text:p text:style-name="P268"><text:span text:style-name="Source_20_Text"><text:span text:style-name="T275">make -j 4 install</text:span></text:span></text:p>
      <text:p text:style-name="P268"><text:span text:style-name="Source_20_Text"><text:span text:style-name="T275">The outputs will appear in subdirectories of ../dist</text:span></text:span></text:p>
      <text:p text:style-name="P268"><text:span text:style-name="Source_20_Text"><text:span text:style-name="T275"/></text:span></text:p>
      <text:p text:style-name="P267"><text:span text:style-name="Source_20_Text"><text:span text:style-name="T277">To activate, setup environment:</text:span></text:span></text:p>
      <text:p text:style-name="P267"><text:span text:style-name="Source_20_Text"><text:span text:style-name="T277">Open a bash prompt, and run:</text:span></text:span></text:p>
      <text:p text:style-name="P267"><text:span text:style-name="Source_20_Text"><text:span text:style-name="T231">source /home/user/WORK/NEURO/DeepCL/dist/bin/activate.sh</text:span></text:span></text:p>
      <text:p text:style-name="P267"><text:span text:style-name="Source_20_Text"><text:span text:style-name="T231">deepcl_unittests</text:span></text:span></text:p>
      <text:p text:style-name="P267"><text:span text:style-name="Source_20_Text"><text:span text:style-name="T316">[----------] Global test environment tear-down</text:span></text:span></text:p>
      <text:p text:style-name="P267"><text:span text:style-name="Source_20_Text"><text:span text:style-name="T316">[==========] 159 tests from 30 test cases ran. (38889 ms total)</text:span></text:span></text:p>
      <text:p text:style-name="P267"><text:span text:style-name="Source_20_Text"><text:span text:style-name="T316">[ <text:s/>PASSED <text:s/>] 155 tests.</text:span></text:span></text:p>
      <text:p text:style-name="P267"><text:span text:style-name="Source_20_Text"><text:span text:style-name="T316">[ <text:s/>FAILED <text:s/>] 4 tests, listed below:</text:span></text:span></text:p>
      <text:p text:style-name="P267"><text:span text:style-name="Source_20_Text"><text:span text:style-name="T316">[ <text:s/>FAILED <text:s/>] testforward.compare_0_1_biased_nopad</text:span></text:span></text:p>
      <text:p text:style-name="P267"><text:span text:style-name="Source_20_Text"><text:span text:style-name="T316">[ <text:s/>FAILED <text:s/>] testforward.compare_0_1_biased_pad</text:span></text:span></text:p>
      <text:p text:style-name="P267"><text:span text:style-name="Source_20_Text"><text:span text:style-name="T316">[ <text:s/>FAILED <text:s/>] testforward.compare_1_n_biased_nopad</text:span></text:span></text:p>
      <text:p text:style-name="P267"><text:span text:style-name="Source_20_Text"><text:span text:style-name="T316">[ <text:s/>FAILED <text:s/>] testforward.compare_1_n_biased_pad</text:span></text:span></text:p>
      <text:p text:style-name="P267"><text:span text:style-name="Source_20_Text"><text:span text:style-name="T317"/></text:span></text:p>
      <text:p text:style-name="P267"><text:span text:style-name="Source_20_Text"><text:span text:style-name="T316"><text:s/>4 FAILED TESTS</text:span></text:span></text:p>
      <text:p text:style-name="P267"><text:span text:style-name="Source_20_Text"><text:span text:style-name="T316"><text:s text:c="2"/>YOU HAVE 2 DISABLED TESTS</text:span></text:span></text:p>
      <text:p text:style-name="P267"><text:span text:style-name="Source_20_Text"><text:span text:style-name="T316"/></text:span></text:p>
      <text:p text:style-name="P266"><text:span text:style-name="Source_20_Text"><text:span text:style-name="T277">deepcl_train numtest=-1 numtrain=10000 datadir=/data/mnist</text:span></text:span></text:p>
      <text:p text:style-name="P270"><text:span text:style-name="Source_20_Text"><text:span text:style-name="T277">deepcl_train numtest=-1 numtrain=10000 datadir=/home/user/datasets/night_fly_256</text:span></text:span></text:p>
      <text:p text:style-name="P270"><text:span text:style-name="Source_20_Text"><text:span text:style-name="T277"/></text:span></text:p>
      <text:p text:style-name="P271"><text:span text:style-name="Source_20_Text"><text:span text:style-name="T278">Нужен образец датасета mnist</text:span></text:span></text:p>
      <text:p text:style-name="P271"><text:span text:style-name="Source_20_Text"><text:span text:style-name="T278"/></text:span></text:p>
      <text:p text:style-name="P271"><text:span text:style-name="Source_20_Text"><text:span text:style-name="T278"/></text:span></text:p>
      <text:p text:style-name="P271"><text:span text:style-name="Source_20_Text"><text:span text:style-name="T232"/></text:span></text:p>
      <text:p text:style-name="P13"><text:span text:style-name="Source_20_Text"><text:span text:style-name="T40">30</text:span></text:span><text:span text:style-name="Source_20_Text"><text:span text:style-name="T39">.08.2024</text:span></text:span></text:p>
      <text:p text:style-name="P13"><text:span text:style-name="Source_20_Text"><text:span text:style-name="T324">Обучаю Yolo5 под 256</text:span></text:span></text:p>
      <text:p text:style-name="P14"><text:span text:style-name="Source_20_Text"><text:span text:style-name="T325">Предобученная</text:span></text:span></text:p>
      <text:p text:style-name="P14"><text:span text:style-name="Source_20_Text"><text:span text:style-name="T197">conda activate yolo5</text:span></text:span></text:p>
      <text:p text:style-name="P188"><text:span text:style-name="Source_20_Text"><text:span text:style-name="T205">yolo task=detect mode=train model=yolov</text:span></text:span><text:span text:style-name="Source_20_Text"><text:span text:style-name="T210">5</text:span></text:span><text:span text:style-name="Source_20_Text"><text:span text:style-name="T205">n.pt imgsz=</text:span></text:span><text:span text:style-name="Source_20_Text"><text:span text:style-name="T209">256</text:span></text:span><text:span text:style-name="Source_20_Text"><text:span text:style-name="T205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5"> epochs=</text:span></text:span><text:span text:style-name="Source_20_Text"><text:span text:style-name="T207">3</text:span></text:span><text:span text:style-name="Source_20_Text"><text:span text:style-name="T205">0 batch=8 name=yolov</text:span></text:span><text:span text:style-name="Source_20_Text"><text:span text:style-name="T210">5</text:span></text:span><text:span text:style-name="Source_20_Text"><text:span text:style-name="T205">n_</text:span></text:span><text:span text:style-name="Source_20_Text"><text:span text:style-name="T209">256_</text:span></text:span><text:span text:style-name="Source_20_Text"><text:span text:style-name="T205">v8_</text:span></text:span><text:span text:style-name="Source_20_Text"><text:span text:style-name="T207">3</text:span></text:span><text:span text:style-name="Source_20_Text"><text:span text:style-name="T205">0e</text:span></text:span></text:p>
      <text:p text:style-name="P192"><text:span text:style-name="Source_20_Text"><text:span text:style-name="T326">В папке </text:span></text:span><text:span text:style-name="Source_20_Text"><text:span text:style-name="T328">home</text:span></text:span><text:span text:style-name="Source_20_Text"><text:span text:style-name="T329">user/yolo5</text:span></text:span></text:p>
      <text:p text:style-name="P191"><text:span text:style-name="Source_20_Text"><text:span text:style-name="T344">(yolo5) user@userevgeny:~/yolov5$ python export.py --weights "best_256_pretrained.pt" --img 256 --batch 1 --include onnx</text:span></text:span></text:p>
      <text:p text:style-name="P192"><text:span text:style-name="Source_20_Text"><text:span text:style-name="T95">export: </text:span></text:span></text:p>
      <text:p text:style-name="P192"><text:span text:style-name="Source_20_Text"><text:span text:style-name="T95">data=data/coco128.yaml, </text:span></text:span></text:p>
      <text:p text:style-name="P192"><text:span text:style-name="Source_20_Text"><text:span text:style-name="T95">weights=['best_256_pretrained.pt'], </text:span></text:span></text:p>
      <text:p text:style-name="P192"><text:span text:style-name="Source_20_Text"><text:span text:style-name="T95">imgsz=[256], </text:span></text:span></text:p>
      <text:p text:style-name="P192"><text:span text:style-name="Source_20_Text"><text:span text:style-name="T95">batch_size=1, </text:span></text:span></text:p>
      <text:p text:style-name="P192"><text:span text:style-name="Source_20_Text"><text:span text:style-name="T95">device=cpu, </text:span></text:span></text:p>
      <text:p text:style-name="P192"><text:span text:style-name="Source_20_Text"><text:span text:style-name="T95">half=False, </text:span></text:span></text:p>
      <text:p text:style-name="P192"><text:span text:style-name="Source_20_Text"><text:span text:style-name="T95">inplace=False, </text:span></text:span></text:p>
      <text:p text:style-name="P192"><text:span text:style-name="Source_20_Text"><text:span text:style-name="T95">keras=False, </text:span></text:span></text:p>
      <text:p text:style-name="P192"><text:span text:style-name="Source_20_Text"><text:span text:style-name="T95">optimize=False, </text:span></text:span></text:p>
      <text:p text:style-name="P192"><text:span text:style-name="Source_20_Text"><text:span text:style-name="T96">int8=False, </text:span></text:span></text:p>
      <text:p text:style-name="P192"><text:soft-page-break/><text:span text:style-name="Source_20_Text"><text:span text:style-name="T95">per_tensor=False, </text:span></text:span></text:p>
      <text:p text:style-name="P192"><text:span text:style-name="Source_20_Text"><text:span text:style-name="T95">dynamic=False, </text:span></text:span></text:p>
      <text:p text:style-name="P192"><text:span text:style-name="Source_20_Text"><text:span text:style-name="T95">simplify=False, </text:span></text:span></text:p>
      <text:p text:style-name="P192"><text:span text:style-name="Source_20_Text"><text:span text:style-name="T95">mlmodel=False, </text:span></text:span></text:p>
      <text:p text:style-name="P192"><text:span text:style-name="Source_20_Text"><text:span text:style-name="T96">opset=17, </text:span></text:span></text:p>
      <text:p text:style-name="P192"><text:span text:style-name="Source_20_Text"><text:span text:style-name="T95">verbose=False, </text:span></text:span></text:p>
      <text:p text:style-name="P192"><text:span text:style-name="Source_20_Text"><text:span text:style-name="T95">workspace=4, </text:span></text:span></text:p>
      <text:p text:style-name="P192"><text:span text:style-name="Source_20_Text"><text:span text:style-name="T95">nms=False, </text:span></text:span></text:p>
      <text:p text:style-name="P192"><text:span text:style-name="Source_20_Text"><text:span text:style-name="T95">agnostic_nms=False, </text:span></text:span></text:p>
      <text:p text:style-name="P192"><text:span text:style-name="Source_20_Text"><text:span text:style-name="T95">topk_per_class=100, </text:span></text:span></text:p>
      <text:p text:style-name="P192"><text:span text:style-name="Source_20_Text"><text:span text:style-name="T95">topk_all=100, </text:span></text:span></text:p>
      <text:p text:style-name="P192"><text:span text:style-name="Source_20_Text"><text:span text:style-name="T95">iou_thres=0.45, </text:span></text:span></text:p>
      <text:p text:style-name="P192"><text:span text:style-name="Source_20_Text"><text:span text:style-name="T95">conf_thres=0.25, </text:span></text:span></text:p>
      <text:p text:style-name="P192"><text:span text:style-name="Source_20_Text"><text:span text:style-name="T95">include=['onnx']</text:span></text:span></text:p>
      <text:p text:style-name="P192"><text:span text:style-name="Source_20_Text"><text:span text:style-name="T349">(yolo5) user@userevgeny:~/yolov5$ </text:span></text:span><text:span text:style-name="Source_20_Text"><text:span text:style-name="T344">python export.py --weights "best_256_pretrained.pt" --img 256 --batch </text:span></text:span><text:span text:style-name="Source_20_Text"><text:span text:style-name="T346">8</text:span></text:span><text:span text:style-name="Source_20_Text"><text:span text:style-name="T344"> --include onnx --</text:span></text:span><text:span text:style-name="Source_20_Text"><text:span text:style-name="T345">int8 <text:s/>--opset 12</text:span></text:span></text:p>
      <text:p text:style-name="P192"><text:span text:style-name="Source_20_Text"><text:span text:style-name="T345"/></text:span></text:p>
      <text:p text:style-name="P193"><text:span text:style-name="Source_20_Text"><text:span text:style-name="T350">скрипт – </text:span></text:span><text:span text:style-name="Source_20_Text"><text:span text:style-name="T351">обучение и тест</text:span></text:span></text:p>
      <text:p text:style-name="P194"><text:span text:style-name="Source_20_Text"><text:span text:style-name="T347">./1_train.sh </text:span></text:span></text:p>
      <text:p text:style-name="P194"><text:span text:style-name="Source_20_Text"><text:span text:style-name="T347">./</text:span></text:span><text:span text:style-name="Source_20_Text"><text:span text:style-name="T348">2_test.sh <text:s text:c="2"/>- <text:s/></text:span></text:span><text:span text:style-name="Source_20_Text"><text:span text:style-name="T52">перестало работать – перейти на Docker</text:span></text:span></text:p>
      <text:p text:style-name="P15"><text:span text:style-name="Source_20_Text"><text:span text:style-name="T331">C нуля</text:span></text:span></text:p>
      <text:p text:style-name="P189"><text:span text:style-name="Source_20_Text"><text:span text:style-name="T205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5"> --weights '' --cfg </text:span></text:span><text:span text:style-name="Source_20_Text"><text:span text:style-name="T31">yolov5</text:span></text:span><text:span text:style-name="Source_20_Text"><text:span text:style-name="T34">n</text:span></text:span><text:span text:style-name="Source_20_Text"><text:span text:style-name="T31">.yaml</text:span></text:span><text:span text:style-name="Source_20_Text"><text:span text:style-name="T205"> --img </text:span></text:span><text:span text:style-name="Source_20_Text"><text:span text:style-name="T211">256</text:span></text:span><text:span text:style-name="Source_20_Text"><text:span text:style-name="T205"> <text:s/># from scratch</text:span></text:span></text:p>
      <text:p text:style-name="P189"><text:span text:style-name="Source_20_Text"><text:span text:style-name="T205"/></text:span></text:p>
      <text:p text:style-name="P183"><text:span text:style-name="Source_20_Text"><text:span text:style-name="T327">Запустил обучение yolo5n <text:s/>256 <text:s/>30 epoch</text:span></text:span></text:p>
      <text:p text:style-name="P182"><text:span text:style-name="Source_20_Text"><text:span text:style-name="T330"/></text:span></text:p>
      <text:p text:style-name="P189"><text:span text:style-name="Source_20_Text"><text:span text:style-name="T205"/></text:span></text:p>
      <text:p text:style-name="P189"><text:span text:style-name="Source_20_Text"><text:span text:style-name="T205"/></text:span></text:p>
      <text:p text:style-name="P278"><text:span text:style-name="Source_20_Text"><text:span text:style-name="T311">датасет norb for DeepCL</text:span></text:span></text:p>
      <text:p text:style-name="P185"><text:a xlink:type="simple" xlink:href="https://cs.nyu.edu/~ylclab/data/norb-v1.0-small/" text:style-name="Internet_20_link" text:visited-style-name="Visited_20_Internet_20_Link"><text:span text:style-name="Source_20_Text"><text:span text:style-name="T205">https://cs.nyu.edu/~ylclab/data/norb-v1.0-small/</text:span></text:span></text:a></text:p>
      <text:p text:style-name="P185"><text:span text:style-name="Source_20_Text"><text:span text:style-name="T205"/></text:span></text:p>
      <text:p text:style-name="P185"><text:span text:style-name="Source_20_Text"><text:span text:style-name="T212">Сначала запуск команды подготовки датасета</text:span></text:span></text:p>
      <text:p text:style-name="P185"><text:span text:style-name="Source_20_Text"><text:span text:style-name="T212"/></text:span></text:p>
      <text:p text:style-name="P330"><text:span text:style-name="Source_20_Text"><text:span text:style-name="T333">./prepare-norb /home/user/datasets/norb</text:span></text:span></text:p>
      <text:p text:style-name="P198"><text:span text:style-name="Source_20_Text"><text:span text:style-name="T318">shuffling training set....</text:span></text:span></text:p>
      <text:p text:style-name="P198"><text:span text:style-name="Source_20_Text"><text:span text:style-name="T318">0=11612</text:span></text:span></text:p>
      <text:p text:style-name="P198"><text:span text:style-name="Source_20_Text"><text:span text:style-name="T318">1=5449</text:span></text:span></text:p>
      <text:p text:style-name="P198"><text:span text:style-name="Source_20_Text"><text:span text:style-name="T318">2=18254</text:span></text:span></text:p>
      <text:p text:style-name="P198"><text:span text:style-name="Source_20_Text"><text:span text:style-name="T318">3=200</text:span></text:span></text:p>
      <text:p text:style-name="P198"><text:span text:style-name="Source_20_Text"><text:span text:style-name="T318">4=7600</text:span></text:span></text:p>
      <text:p text:style-name="P198"><text:span text:style-name="Source_20_Text"><text:span text:style-name="T318">5=7796</text:span></text:span></text:p>
      <text:p text:style-name="P198"><text:span text:style-name="Source_20_Text"><text:span text:style-name="T318">6=21491</text:span></text:span></text:p>
      <text:p text:style-name="P198"><text:span text:style-name="Source_20_Text"><text:span text:style-name="T318">7=12138</text:span></text:span></text:p>
      <text:p text:style-name="P198"><text:span text:style-name="Source_20_Text"><text:span text:style-name="T318">8=19538</text:span></text:span></text:p>
      <text:p text:style-name="P198"><text:span text:style-name="Source_20_Text"><text:span text:style-name="T318">9=23695</text:span></text:span></text:p>
      <text:p text:style-name="P198"><text:span text:style-name="Source_20_Text"><text:span text:style-name="T318">sampling test set....</text:span></text:span></text:p>
      <text:p text:style-name="P198"><text:span text:style-name="Source_20_Text"><text:span text:style-name="T318">done</text:span></text:span></text:p>
      <text:p text:style-name="P198"><text:span text:style-name="Source_20_Text"><text:span text:style-name="T237"/></text:span></text:p>
      <text:p text:style-name="P198"><text:span text:style-name="Source_20_Text"><text:span text:style-name="T237"/></text:span></text:p>
      <text:p text:style-name="P198"><text:span text:style-name="Source_20_Text"><text:span text:style-name="T237"/></text:span></text:p>
      <text:p text:style-name="P185"><text:span text:style-name="Source_20_Text"><text:span text:style-name="T212">Запуск обучения</text:span></text:span></text:p>
      <text:p text:style-name="P185"><text:span text:style-name="Source_20_Text"><text:span text:style-name="T212"/></text:span></text:p>
      <text:p text:style-name="P184"><text:span text:style-name="Source_20_Text"><text:span text:style-name="T63"><text:s text:c="4"/>gpuindex=[gpu device index; default value is gpu if present, cpu otw.] (-1)</text:span></text:span></text:p>
      <text:p text:style-name="P184"><text:soft-page-break/><text:span text:style-name="Source_20_Text"><text:span text:style-name="T63"><text:s text:c="4"/></text:span></text:span><text:span text:style-name="Source_20_Text"><text:span text:style-name="T309">datadir=[directory to search for train and validate files] ()</text:span></text:span></text:p>
      <text:p text:style-name="P184"><text:span text:style-name="Source_20_Text"><text:span text:style-name="T63"><text:s text:c="4"/>trainfile=[path to training data file] ()</text:span></text:span></text:p>
      <text:p text:style-name="P184"><text:span text:style-name="Source_20_Text"><text:span text:style-name="T63"><text:s text:c="4"/></text:span></text:span><text:span text:style-name="Source_20_Text"><text:span text:style-name="T353">dataset=[choose datadir,trainfile,and validatefile for certain datasets [mnist|norb|kgsgo|cifar10]] (norb)</text:span></text:span></text:p>
      <text:p text:style-name="P184"><text:span text:style-name="Source_20_Text"><text:span text:style-name="T63"><text:s text:c="4"/>validatefile=[path to validation data file] ()</text:span></text:span></text:p>
      <text:p text:style-name="P184"><text:span text:style-name="Source_20_Text"><text:span text:style-name="T63"><text:s text:c="4"/>numtrain=[num training examples] (-1)</text:span></text:span></text:p>
      <text:p text:style-name="P184"><text:span text:style-name="Source_20_Text"><text:span text:style-name="T63"><text:s text:c="4"/>numtest=[num test examples]] (-1)</text:span></text:span></text:p>
      <text:p text:style-name="P184"><text:span text:style-name="Source_20_Text"><text:span text:style-name="T63"><text:s text:c="4"/>batchsize=[batch size] (128)</text:span></text:span></text:p>
      <text:p text:style-name="P184"><text:span text:style-name="Source_20_Text"><text:span text:style-name="T63"><text:s text:c="4"/></text:span></text:span><text:span text:style-name="Source_20_Text"><text:span text:style-name="T309">numepochs=[number epochs] (12)</text:span></text:span></text:p>
      <text:p text:style-name="P184"><text:span text:style-name="Source_20_Text"><text:span text:style-name="T63"><text:s text:c="4"/>netdef=[network definition] (rt2-8c5z-relu-mp2-16c5z-relu-mp3-150n-tanh-10n)</text:span></text:span></text:p>
      <text:p text:style-name="P184"><text:span text:style-name="Source_20_Text"><text:span text:style-name="T63"><text:s text:c="4"/>loadweights=[load weights from file at startup?] (0)</text:span></text:span></text:p>
      <text:p text:style-name="P184"><text:span text:style-name="Source_20_Text"><text:span text:style-name="T63"><text:s text:c="4"/>weightsfile=[file to write weights to] (weights.dat)</text:span></text:span></text:p>
      <text:p text:style-name="P184"><text:span text:style-name="Source_20_Text"><text:span text:style-name="T63"><text:s text:c="4"/>writeweightsinterval=[write weights every this many minutes] (0)</text:span></text:span></text:p>
      <text:p text:style-name="P184"><text:span text:style-name="Source_20_Text"><text:span text:style-name="T63"><text:s text:c="4"/>normalization=[[stddev|maxmin]] (stddev)</text:span></text:span></text:p>
      <text:p text:style-name="P184"><text:span text:style-name="Source_20_Text"><text:span text:style-name="T63"><text:s text:c="4"/>normalizationnumstds=[with stddev normalization, how many stddevs from mean is 1?] (2)</text:span></text:span></text:p>
      <text:p text:style-name="P184"><text:span text:style-name="Source_20_Text"><text:span text:style-name="T63"><text:s text:c="4"/>dumptimings=[dump detailed timings each epoch? [1|0]] (0)</text:span></text:span></text:p>
      <text:p text:style-name="P184"><text:span text:style-name="Source_20_Text"><text:span text:style-name="T63"><text:s text:c="4"/>multinet=[number of Mcdnn columns to train] (1)</text:span></text:span></text:p>
      <text:p text:style-name="P184"><text:span text:style-name="Source_20_Text"><text:span text:style-name="T63"><text:s text:c="4"/>loadondemand=[load data on demand [1|0]] (0)</text:span></text:span></text:p>
      <text:p text:style-name="P184"><text:span text:style-name="Source_20_Text"><text:span text:style-name="T63"><text:s text:c="4"/>filereadbatches=[how many batches to read from file each time? (for loadondemand=1)] (50)</text:span></text:span></text:p>
      <text:p text:style-name="P184"><text:span text:style-name="Source_20_Text"><text:span text:style-name="T63"><text:s text:c="4"/>normalizationexamples=[number of examples to read to determine normalization parameters] (10000)</text:span></text:span></text:p>
      <text:p text:style-name="P184"><text:span text:style-name="Source_20_Text"><text:span text:style-name="T63"><text:s text:c="4"/>weightsinitializer=[initializer for weights, choices: original, uniform (default: original)] (original)</text:span></text:span></text:p>
      <text:p text:style-name="P184"><text:span text:style-name="Source_20_Text"><text:span text:style-name="T63"><text:s text:c="4"/>trainer=[which trainer, sgd, anneal, nesterov, adagrad, rmsprop, or adadelta (default: sgd)] (sgd)</text:span></text:span></text:p>
      <text:p text:style-name="P184"><text:span text:style-name="Source_20_Text"><text:span text:style-name="T63"><text:s text:c="4"/></text:span></text:span><text:span text:style-name="Source_20_Text"><text:span text:style-name="T309">learningrate=[learning rate, a float value, used by all trainers] (1e-05)</text:span></text:span></text:p>
      <text:p text:style-name="P184"><text:span text:style-name="Source_20_Text"><text:span text:style-name="T63"><text:s text:c="4"/>momentum=[momentum, used by sgd and nesterov trainers] (0)</text:span></text:span></text:p>
      <text:p text:style-name="P184"><text:span text:style-name="Source_20_Text"><text:span text:style-name="T63"><text:s text:c="4"/>weightdecay=[weight decay, 0 means no decay; 1 means full decay, used by sgd trainer] (0)</text:span></text:span></text:p>
      <text:p text:style-name="P187"><text:span text:style-name="Source_20_Text"><text:span text:style-name="T237">./deepcl_train learningrate=0.00001 dataset=norb datadir=/home/user/datasets/norb numepochs=40</text:span></text:span></text:p>
      <text:p text:style-name="P195"><text:span text:style-name="Source_20_Text"><text:span text:style-name="T352">40 эпох – точность 80%</text:span></text:span></text:p>
      <text:p text:style-name="P186"><text:span text:style-name="Source_20_Text"><text:span text:style-name="T238">./deepcl_train learningrate=0.00001 dataset=norb datadir=/home/user/datasets/norb numepochs=</text:span></text:span><text:span text:style-name="Source_20_Text"><text:span text:style-name="T239">60</text:span></text:span></text:p>
      <text:p text:style-name="P196"><text:span text:style-name="Source_20_Text"><text:span text:style-name="T354">6</text:span></text:span><text:span text:style-name="Source_20_Text"><text:span text:style-name="T352">0 эпох – точность 8</text:span></text:span><text:span text:style-name="Source_20_Text"><text:span text:style-name="T355">3,4</text:span></text:span><text:span text:style-name="Source_20_Text"><text:span text:style-name="T352">%</text:span></text:span></text:p>
      <text:p text:style-name="P196"><text:span text:style-name="Source_20_Text"><text:span text:style-name="T238">./deepcl_train learningrate=0.00001 dataset=norb datadir=/home/user/datasets/norb numepochs=</text:span></text:span><text:span text:style-name="Source_20_Text"><text:span text:style-name="T240">100</text:span></text:span></text:p>
      <text:p text:style-name="P197"><text:span text:style-name="Source_20_Text"><text:span text:style-name="T356">100</text:span></text:span><text:span text:style-name="Source_20_Text"><text:span text:style-name="T352"> эпох – точность 86.2%</text:span></text:span></text:p>
      <text:p text:style-name="P189"><text:span text:style-name="Source_20_Text"><text:span text:style-name="T205"/></text:span></text:p>
      <text:p text:style-name="P199"><text:span text:style-name="Source_20_Text"><text:span text:style-name="T243">Dataset cifar</text:span></text:span></text:p>
      <text:p text:style-name="P189"><text:span text:style-name="Source_20_Text"><text:span text:style-name="T205"/></text:span></text:p>
      <text:p text:style-name="P189"><text:span text:style-name="Source_20_Text"><text:span text:style-name="T238">./cifar-to-mat /home/user/datasets/cifar</text:span></text:span></text:p>
      <text:p text:style-name="P189"><text:span text:style-name="Source_20_Text"><text:span text:style-name="T315">num examples: 10000 imagesSize 30720000</text:span></text:span></text:p>
      <text:p text:style-name="P189"><text:span text:style-name="Source_20_Text"><text:span text:style-name="T238">./deepcl_train learningrate=0.00001 dataset=cifar10 datadir=/home/user/datasets/cifar numepochs=40</text:span></text:span></text:p>
      <text:p text:style-name="P200"><text:span text:style-name="Source_20_Text"><text:span text:style-name="T352">40 эпох – точность 48.58%</text:span></text:span></text:p>
      <text:p text:style-name="P201"><text:span text:style-name="Source_20_Text"><text:span text:style-name="T238">./deepcl_train learningrate=0.00001 dataset=cifar10 datadir=/home/user/datasets/cifar numepochs=</text:span></text:span><text:span text:style-name="Source_20_Text"><text:span text:style-name="T241">200</text:span></text:span></text:p>
      <text:p text:style-name="P201"><text:span text:style-name="Source_20_Text"><text:span text:style-name="T357">200</text:span></text:span><text:span text:style-name="Source_20_Text"><text:span text:style-name="T352"> эпох – точность 62.91%</text:span></text:span></text:p>
      <text:p text:style-name="P200"><text:span text:style-name="Source_20_Text"/></text:p>
      <text:p text:style-name="P202"><text:span text:style-name="Source_20_Text"><text:span text:style-name="T238">./deepcl_predict weightsfile=weights.dat inputfile=</text:span></text:span><text:span text:style-name="Source_20_Text"><text:span text:style-name="T242">33.jpg</text:span></text:span></text:p>
      <text:p text:style-name="P189"><text:span text:style-name="Source_20_Text"><text:span text:style-name="T64">Usage: ./deepcl_predict [key]=[value] [[key]=[value]] ...</text:span></text:span></text:p>
      <text:p text:style-name="P189"><text:span text:style-name="Source_20_Text"><text:span text:style-name="T68"/></text:span></text:p>
      <text:p text:style-name="P189"><text:span text:style-name="Source_20_Text"><text:span text:style-name="T319">Possible key=value pairs:</text:span></text:span></text:p>
      <text:p text:style-name="P189"><text:span text:style-name="Source_20_Text"><text:span text:style-name="T319">public api, shouldnt change within major version:</text:span></text:span></text:p>
      <text:p text:style-name="P189"><text:span text:style-name="Source_20_Text"><text:span text:style-name="T319"><text:s text:c="4"/>gpuindex=[gpu device index; default value is gpu if present, cpu otw.] (-1)</text:span></text:span></text:p>
      <text:p text:style-name="P189"><text:span text:style-name="Source_20_Text"><text:span text:style-name="T319"><text:s text:c="4"/>weightsfile=[file to read weights from] (weights.dat)</text:span></text:span></text:p>
      <text:p text:style-name="P189"><text:span text:style-name="Source_20_Text"><text:span text:style-name="T319"><text:s text:c="4"/>batchsize=[batch size] (128)</text:span></text:span></text:p>
      <text:p text:style-name="P189"><text:span text:style-name="Source_20_Text"><text:span text:style-name="T320"/></text:span></text:p>
      <text:p text:style-name="P189"><text:span text:style-name="Source_20_Text"><text:span text:style-name="T319">unstable, might change within major version:</text:span></text:span></text:p>
      <text:p text:style-name="P189"><text:span text:style-name="Source_20_Text"><text:span text:style-name="T319"><text:s text:c="4"/>inputfile=[file to read inputs from, if empty, read stdin (default)] ()</text:span></text:span></text:p>
      <text:p text:style-name="P189"><text:span text:style-name="Source_20_Text"><text:span text:style-name="T319"><text:s text:c="4"/>outputfile=[file to write outputs to, if empty, write to stdout] ()</text:span></text:span></text:p>
      <text:p text:style-name="P189"><text:span text:style-name="Source_20_Text"><text:span text:style-name="T319"><text:s text:c="4"/>outputlayer=[layer to write output from, default -1 means: last layer] (-1)</text:span></text:span></text:p>
      <text:p text:style-name="P189"><text:span text:style-name="Source_20_Text"><text:span text:style-name="T319"><text:s text:c="4"/>writelabels=[write integer labels, instead of probabilities etc (default 0)] (0)</text:span></text:span></text:p>
      <text:p text:style-name="P189"><text:span text:style-name="Source_20_Text"><text:span text:style-name="T319"><text:s text:c="4"/>outputformat=[output format [binary|text]] (text)</text:span></text:span></text:p>
      <text:p text:style-name="P203"><text:span text:style-name="Source_20_Text"><text:span text:style-name="T244">Пока не работает inference</text:span></text:span></text:p>
      <text:p text:style-name="P204"><text:span text:style-name="Source_20_Text"><text:span text:style-name="T245">Читать Readme dataset <text:s/>to <text:s/>jpeg <text:s/>и <text:s/>обучить</text:span></text:span></text:p>
      <text:p text:style-name="P189"><text:span text:style-name="Source_20_Text"><text:span text:style-name="T238"/></text:span></text:p>
      <text:p text:style-name="P189"><text:soft-page-break/><text:span text:style-name="Source_20_Text"><text:span text:style-name="T238"/></text:span></text:p>
      <text:p text:style-name="P16"><text:span text:style-name="Source_20_Text"><text:span text:style-name="T38">02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02_09_2024_Docker_yolo 8"/></text:p>
      <text:p text:style-name="P189"><text:span text:style-name="Source_20_Text"><text:span text:style-name="T238"/></text:span></text:p>
      <text:p text:style-name="P205"><text:span text:style-name="Source_20_Text"><text:span text:style-name="T292">Docker image yolo8</text:span></text:span></text:p>
      <text:p text:style-name="P206"><text:span text:style-name="Source_20_Text"><text:span text:style-name="T358">docker load &lt; yolo8.tar</text:span></text:span></text:p>
      <text:p text:style-name="P190"><text:span text:style-name="Source_20_Text"><text:span text:style-name="T359">docker image tag afdca96f8b7d </text:span></text:span><text:span text:style-name="Source_20_Text"><text:span text:style-name="T358">yolo8</text:span></text:span></text:p>
      <text:p text:style-name="P189"><text:span text:style-name="Source_20_Text"><text:span text:style-name="T213">mkdir -p ~/yolov8/inputs</text:span></text:span></text:p>
      <text:p text:style-name="P297">Download sample image:</text:p>
      <text:p text:style-name="P297">curl -o ~/yolov8/inputs/test.jpg https://raw.githubusercontent.com/rdcolema/tensorflow-image-classification/master/cat.jpg </text:p>
      <text:p text:style-name="P339">Object detection:</text:p>
      <text:p text:style-name="P306">docker run -it --rm -v ~/yolov8:/yolov8 yolo8 detect predict save model=yolov8<text:span text:style-name="T360">n</text:span>.pt source=inputs/test.jpg</text:p>
      <text:p text:style-name="P358">image 1/1 /yolov8/inputs/test.jpg: 384x640 1 cat, 1 bed, 24.8ms</text:p>
      <text:p text:style-name="P358">Speed: 1.2ms preprocess, 24.8ms inference, 0.9ms postprocess per image at shape (1, 3, 384, 640)</text:p>
      <text:p text:style-name="P358">Results saved to runs/detect/predict3</text:p>
      <text:p text:style-name="P105"><text:span text:style-name="Source_20_Text"><text:span text:style-name="T390">docker run -it --rm -v ~/yolov8:/yolov8 yolo8 detect predict save model=yolov8</text:span></text:span><text:span text:style-name="Source_20_Text"><text:span text:style-name="T393">n</text:span></text:span><text:span text:style-name="Source_20_Text"><text:span text:style-name="T390">.pt source=inputs/</text:span></text:span><text:span text:style-name="Source_20_Text"><text:span text:style-name="T391">bus</text:span></text:span><text:span text:style-name="Source_20_Text"><text:span text:style-name="T390">.jpg</text:span></text:span></text:p>
      <text:p text:style-name="P331"><text:span text:style-name="Source_20_Text"><text:span text:style-name="T378">Успешно</text:span></text:span></text:p>
      <text:p text:style-name="P189"><text:span text:style-name="Source_20_Text"><text:span text:style-name="T238"/></text:span></text:p>
      <text:p text:style-name="P340">Image segmentation:</text:p>
      <text:p text:style-name="P320">docker run -it --rm -v ~/yolov8:/yolov8 yolo8 segment predict save model=yolov8<text:span text:style-name="T416">n</text:span>-seg.pt source=inputs/test.jpg</text:p>
      <text:p text:style-name="P360">image 1/1 /yolov8/inputs/test.jpg: 384x640 1 cat, 1 bed, 35.2ms</text:p>
      <text:p text:style-name="P360">Speed: 1.4ms preprocess, 35.2ms inference, 1.8ms postprocess per image at shape (1, 3, 384, 640)</text:p>
      <text:p text:style-name="P360">Results saved to runs/segment/predict2</text:p>
      <text:p text:style-name="P331"><text:span text:style-name="Source_20_Text"><text:span text:style-name="T378">Успешно</text:span></text:span></text:p>
      <text:p text:style-name="P189"><text:span text:style-name="Source_20_Text"><text:span text:style-name="T238"/></text:span></text:p>
      <text:p text:style-name="P341">Image classification:</text:p>
      <text:p text:style-name="P321">docker run -it --rm -v ~/yolov8:/yolov8 yolo8 classify predict save model=yolov8<text:span text:style-name="T418">n</text:span>-cls.pt source=inputs/test.jpg</text:p>
      <text:p text:style-name="P332">Успешно</text:p>
      <text:p text:style-name="P332"/>
      <text:p text:style-name="P298"><text:span text:style-name="T205">docker run -it --rm <text:s/>yolo8</text:span> <text:s text:c="4"/><text:span text:style-name="T417">Выводит справку команд</text:span></text:p>
      <text:p text:style-name="P298"><text:span text:style-name="Source_20_Text"><text:span text:style-name="T340"/></text:span></text:p>
      <text:p text:style-name="P189"><text:span text:style-name="Source_20_Text"><text:span text:style-name="T238"/></text:span></text:p>
      <text:p text:style-name="P189"><text:span text:style-name="Source_20_Text"><text:span text:style-name="T111"><text:s text:c="8"/>yolo TASK MODE ARGS</text:span></text:span></text:p>
      <text:p text:style-name="P189"><text:span text:style-name="Source_20_Text"><text:span text:style-name="T112"/></text:span></text:p>
      <text:p text:style-name="P189"><text:span text:style-name="Source_20_Text"><text:span text:style-name="T111"><text:s text:c="8"/>Where <text:s text:c="2"/>TASK (optional) is one of {'detect', 'pose', 'obb', 'classify', 'segment'}</text:span></text:span></text:p>
      <text:p text:style-name="P189"><text:span text:style-name="Source_20_Text"><text:span text:style-name="T111"><text:s text:c="16"/>MODE (required) is one of {'predict', 'benchmark', 'val', 'track', 'export', 'train'}</text:span></text:span></text:p>
      <text:p text:style-name="P189"><text:span text:style-name="Source_20_Text"><text:span text:style-name="T111"><text:s text:c="16"/>ARGS (optional) are any number of custom 'arg=value' pairs like 'imgsz=320' that override defaults.</text:span></text:span></text:p>
      <text:p text:style-name="P189"><text:span text:style-name="Source_20_Text"><text:span text:style-name="T111"><text:s text:c="20"/>See all ARGS at https://docs.ultralytics.com/usage/cfg or with 'yolo cfg'</text:span></text:span></text:p>
      <text:p text:style-name="P189"><text:span text:style-name="Source_20_Text"><text:span text:style-name="T112"/></text:span></text:p>
      <text:p text:style-name="P189"><text:span text:style-name="Source_20_Text"><text:span text:style-name="T111"><text:s text:c="4"/>1. Train a detection model for 10 epochs with an initial learning_rate of 0.01</text:span></text:span></text:p>
      <text:p text:style-name="P189"><text:span text:style-name="Source_20_Text"><text:span text:style-name="T111"><text:s text:c="8"/>yolo train data=coco8.yaml model=yolov8n.pt epochs=10 lr0=0.01</text:span></text:span></text:p>
      <text:p text:style-name="P189"><text:span text:style-name="Source_20_Text"><text:span text:style-name="T112"/></text:span></text:p>
      <text:p text:style-name="P189"><text:span text:style-name="Source_20_Text"><text:span text:style-name="T111"><text:s text:c="4"/>2. Predict a YouTube video using a pretrained segmentation model at image size 320:</text:span></text:span></text:p>
      <text:p text:style-name="P189"><text:span text:style-name="Source_20_Text"><text:span text:style-name="T111"><text:s text:c="8"/>yolo predict model=yolov8n-seg.pt source='https://youtu.be/LNwODJXcvt4' imgsz=320</text:span></text:span></text:p>
      <text:p text:style-name="P189"><text:span text:style-name="Source_20_Text"><text:span text:style-name="T112"/></text:span></text:p>
      <text:p text:style-name="P189"><text:span text:style-name="Source_20_Text"><text:span text:style-name="T111"><text:s text:c="4"/>3. Val a pretrained detection model at batch-size 1 and image size 640:</text:span></text:span></text:p>
      <text:p text:style-name="P189"><text:span text:style-name="Source_20_Text"><text:span text:style-name="T111"><text:s text:c="8"/>yolo val model=yolov8n.pt data=coco8.yaml batch=1 imgsz=640</text:span></text:span></text:p>
      <text:p text:style-name="P189"><text:span text:style-name="Source_20_Text"><text:span text:style-name="T112"/></text:span></text:p>
      <text:p text:style-name="P189"><text:span text:style-name="Source_20_Text"><text:span text:style-name="T111"><text:s text:c="4"/>4. Export a YOLOv8n classification model to ONNX format at image size 224 by 128 (no TASK required)</text:span></text:span></text:p>
      <text:p text:style-name="P189"><text:span text:style-name="Source_20_Text"><text:span text:style-name="T111"><text:s text:c="8"/>yolo export model=yolov8n-cls.pt format=onnx imgsz=224,128</text:span></text:span></text:p>
      <text:p text:style-name="P189"><text:span text:style-name="Source_20_Text"><text:span text:style-name="T112"/></text:span></text:p>
      <text:p text:style-name="P189"><text:span text:style-name="Source_20_Text"><text:span text:style-name="T111"><text:s text:c="4"/>5. Explore your datasets using semantic search and SQL with a simple GUI powered by Ultralytics Explorer API</text:span></text:span></text:p>
      <text:p text:style-name="P189"><text:span text:style-name="Source_20_Text"><text:span text:style-name="T111"><text:s text:c="8"/>yolo explorer data=data.yaml model=yolov8n.pt</text:span></text:span></text:p>
      <text:p text:style-name="P189"><text:span text:style-name="Source_20_Text"><text:span text:style-name="T111"><text:s text:c="4"/></text:span></text:span></text:p>
      <text:p text:style-name="P189"><text:span text:style-name="Source_20_Text"><text:span text:style-name="T111"><text:s text:c="4"/>6. Streamlit real-time webcam inference GUI</text:span></text:span></text:p>
      <text:p text:style-name="P189"><text:span text:style-name="Source_20_Text"><text:span text:style-name="T111"><text:s text:c="8"/>yolo streamlit-predict</text:span></text:span></text:p>
      <text:p text:style-name="P189"><text:span text:style-name="Source_20_Text"><text:span text:style-name="T111"><text:s text:c="8"/></text:span></text:span></text:p>
      <text:p text:style-name="P189"><text:soft-page-break/><text:span text:style-name="Source_20_Text"><text:span text:style-name="T111"><text:s text:c="4"/>7. Run special commands:</text:span></text:span></text:p>
      <text:p text:style-name="P189"><text:span text:style-name="Source_20_Text"><text:span text:style-name="T111"><text:s text:c="8"/>yolo help</text:span></text:span></text:p>
      <text:p text:style-name="P189"><text:span text:style-name="Source_20_Text"><text:span text:style-name="T111"><text:s text:c="8"/>yolo checks</text:span></text:span></text:p>
      <text:p text:style-name="P189"><text:span text:style-name="Source_20_Text"><text:span text:style-name="T111"><text:s text:c="8"/>yolo version</text:span></text:span></text:p>
      <text:p text:style-name="P189"><text:span text:style-name="Source_20_Text"><text:span text:style-name="T111"><text:s text:c="8"/>yolo settings</text:span></text:span></text:p>
      <text:p text:style-name="P189"><text:span text:style-name="Source_20_Text"><text:span text:style-name="T111"><text:s text:c="8"/>yolo copy-cfg</text:span></text:span></text:p>
      <text:p text:style-name="P189"><text:span text:style-name="Source_20_Text"><text:span text:style-name="T111"><text:s text:c="8"/>yolo cfg</text:span></text:span></text:p>
      <text:p text:style-name="P189"><text:span text:style-name="Source_20_Text"><text:span text:style-name="T112"/></text:span></text:p>
      <text:p text:style-name="P189"><text:span text:style-name="Source_20_Text"><text:span text:style-name="T111"><text:s text:c="4"/>Docs: https://docs.ultralytics.com</text:span></text:span></text:p>
      <text:p text:style-name="P189"><text:span text:style-name="Source_20_Text"><text:span text:style-name="T111"><text:s text:c="4"/>Community: https://community.ultralytics.com</text:span></text:span></text:p>
      <text:p text:style-name="P189"><text:span text:style-name="Source_20_Text"><text:span text:style-name="T111"><text:s text:c="4"/>GitHub: https://github.com/ultralytics/ultralytics</text:span></text:span></text:p>
      <text:p text:style-name="P189"><text:span text:style-name="Source_20_Text"><text:span text:style-name="T238"/></text:span></text:p>
      <text:p text:style-name="P207"><text:span text:style-name="Source_20_Text"><text:span text:style-name="T213">docker run -it --rm -v ~/yolov8:/yolov8 yolo8 copy-cfg</text:span></text:span></text:p>
      <text:p text:style-name="P334"><text:span text:style-name="Source_20_Text"><text:span text:style-name="T380">copied to /yolov8/default_copy.yaml</text:span></text:span></text:p>
      <text:p text:style-name="P207"><text:span text:style-name="Source_20_Text"><text:span text:style-name="T213"/></text:span></text:p>
      <text:p text:style-name="P207"><text:span text:style-name="Source_20_Text"><text:span text:style-name="T213">docker run -it --rm -v ~/yolov8:/yolov8 yolo8 checks</text:span></text:span></text:p>
      <text:p text:style-name="P207"><text:span text:style-name="Source_20_Text"><text:span text:style-name="T213">docker run -it --rm -v ~/yolov8:/yolov8 yolo8 </text:span></text:span><text:span text:style-name="Source_20_Text"><text:span text:style-name="T214">settings</text:span></text:span></text:p>
      <text:p text:style-name="P207"><text:span text:style-name="Source_20_Text"><text:span text:style-name="T213">docker run -it --rm -v ~/yolov8:/yolov8 yolo8 </text:span></text:span><text:span text:style-name="Source_20_Text"><text:span text:style-name="T214">cfg</text:span></text:span></text:p>
      <text:p text:style-name="P207"><text:span text:style-name="Source_20_Text"><text:span text:style-name="T339"/></text:span></text:p>
      <text:p text:style-name="P189"><text:span text:style-name="Source_20_Text"><text:span text:style-name="T238"/></text:span></text:p>
      <text:p text:style-name="P356"><text:span text:style-name="Source_20_Text"><text:span text:style-name="T392">Train</text:span></text:span><text:span text:style-name="Source_20_Text"><text:span text:style-name="T390">:</text:span></text:span></text:p>
      <text:p text:style-name="P307"><text:span text:style-name="Source_20_Text"><text:span text:style-name="T378">docker run -it --rm </text:span></text:span><text:span text:style-name="Source_20_Text"><text:span text:style-name="T379">-v ~/yolov8:/yolov8 </text:span></text:span><text:span text:style-name="Source_20_Text"><text:span text:style-name="T361">yolo</text:span></text:span><text:span text:style-name="Source_20_Text"><text:span text:style-name="T406">8</text:span></text:span><text:span text:style-name="Source_20_Text"><text:span text:style-name="T361"> train data=coco8.yaml model=yolov8n.pt epochs=</text:span></text:span><text:span text:style-name="Source_20_Text"><text:span text:style-name="T406">2</text:span></text:span><text:span text:style-name="Source_20_Text"><text:span text:style-name="T361"> lr0=0.01</text:span></text:span></text:p>
      <text:p text:style-name="P333"><text:span text:style-name="Source_20_Text"><text:span text:style-name="T378">Успешно </text:span></text:span><text:span text:style-name="Source_20_Text"><text:span text:style-name="T380">cо св</text:span></text:span><text:span text:style-name="Source_20_Text"><text:span text:style-name="T381">оим</text:span></text:span><text:span text:style-name="Source_20_Text"><text:span text:style-name="T380"> датасетом</text:span></text:span></text:p>
      <text:p text:style-name="P333"><text:span text:style-name="Source_20_Text"><text:span text:style-name="T380"/></text:span></text:p>
      <text:p text:style-name="P208"><text:span text:style-name="Source_20_Text"><text:span text:style-name="T97">Положить n</text:span></text:span><text:span text:style-name="Source_20_Text"><text:span text:style-name="T98">ight_fly_256.yaml в yolo8 !!!</text:span></text:span></text:p>
      <text:p text:style-name="P208"><text:span text:style-name="Source_20_Text"><text:span text:style-name="T213">mkdir -p</text:span></text:span><text:span text:style-name="Source_20_Text"><text:span text:style-name="T362"> ~/yolo</text:span></text:span><text:span text:style-name="Source_20_Text"><text:span text:style-name="T363">v</text:span></text:span><text:span text:style-name="Source_20_Text"><text:span text:style-name="T362">8/ultralytics/cfg/datasets</text:span></text:span></text:p>
      <text:p text:style-name="P208"><text:span text:style-name="Source_20_Text"><text:span text:style-name="T362"/></text:span></text:p>
      <text:p text:style-name="P308"><text:span text:style-name="Source_20_Text"><text:span text:style-name="T378">docker run -it --rm --ipc=host </text:span></text:span><text:span text:style-name="Source_20_Text"><text:span text:style-name="T303">--gpus all</text:span></text:span><text:span text:style-name="Source_20_Text"><text:span text:style-name="T378"> </text:span></text:span><text:span text:style-name="Source_20_Text"><text:span text:style-name="T381">\</text:span></text:span></text:p>
      <text:p text:style-name="P308"><text:span text:style-name="Source_20_Text"><text:span text:style-name="T379">-v ~/yolov8:/yolov8 </text:span></text:span><text:span text:style-name="Source_20_Text"><text:span text:style-name="T381">\</text:span></text:span></text:p>
      <text:p text:style-name="P309"><text:span text:style-name="Source_20_Text"><text:span text:style-name="T379">-v ~/</text:span></text:span><text:span text:style-name="Source_20_Text"><text:span text:style-name="T382">datasets</text:span></text:span><text:span text:style-name="Source_20_Text"><text:span text:style-name="T379">:/</text:span></text:span><text:span text:style-name="Source_20_Text"><text:span text:style-name="T382">yolov8/datasets</text:span></text:span><text:span text:style-name="Source_20_Text"><text:span text:style-name="T379"> </text:span></text:span><text:span text:style-name="Source_20_Text"><text:span text:style-name="T381">\</text:span></text:span></text:p>
      <text:p text:style-name="P310"><text:span text:style-name="Source_20_Text"><text:span text:style-name="T361">yolo</text:span></text:span><text:span text:style-name="Source_20_Text"><text:span text:style-name="T406">8</text:span></text:span><text:span text:style-name="Source_20_Text"><text:span text:style-name="T361"> train </text:span></text:span><text:span text:style-name="Source_20_Text"><text:span text:style-name="T304">device=0</text:span></text:span><text:span text:style-name="Source_20_Text"><text:span text:style-name="T383"> </text:span></text:span><text:span text:style-name="Source_20_Text"><text:span text:style-name="T361">data=night_fly_256.yaml model=yolov8n.pt epochs=</text:span></text:span><text:span text:style-name="Source_20_Text"><text:span text:style-name="T406">2</text:span></text:span><text:span text:style-name="Source_20_Text"><text:span text:style-name="T361"> lr0=0.01</text:span></text:span></text:p>
      <text:p text:style-name="P209"><text:span text:style-name="Source_20_Text"><text:span text:style-name="T98">Обучение запускается !!! </text:span></text:span><text:span text:style-name="Source_20_Text"><text:span text:style-name="T99">(без GPU)</text:span></text:span></text:p>
      <text:p text:style-name="P189"><text:span text:style-name="Source_20_Text"><text:span text:style-name="T238"/></text:span></text:p>
      <text:p text:style-name="P189"><text:span text:style-name="Source_20_Text"><text:span text:style-name="T419">Установка NVIDIA Docker Runtime</text:span></text:span></text:p>
      <text:p text:style-name="P189"><text:span text:style-name="Source_20_Text"><text:span text:style-name="T419">Теперь давай установим NVIDIA Docker runtime, чтобы включить поддержку GPU в контейнерах Docker:</text:span></text:span></text:p>
      <text:p text:style-name="P189"><text:span text:style-name="Source_20_Text"><text:span text:style-name="T419"># Add NVIDIA package repositories</text:span></text:span></text:p>
      <text:p text:style-name="P189"><text:span text:style-name="Source_20_Text"><text:span text:style-name="T419">curl -s -L https://nvidia.github.io/nvidia-docker/gpgkey | sudo apt-key add -distribution=$(lsb_release -cs)</text:span></text:span></text:p>
      <text:p text:style-name="P189"><text:span text:style-name="Source_20_Text"><text:span text:style-name="T419">curl -s -L https://nvidia.github.io/nvidia-docker/$distribution/nvidia-docker.list | sudo tee /etc/apt/sources.list.d/nvidia-docker.list</text:span></text:span></text:p>
      <text:p text:style-name="P189"><text:span text:style-name="Source_20_Text"><text:span text:style-name="T419"># Install NVIDIA Docker runtime</text:span></text:span></text:p>
      <text:p text:style-name="P189"><text:span text:style-name="Source_20_Text"><text:span text:style-name="T419">sudo apt-get update</text:span></text:span></text:p>
      <text:p text:style-name="P189"><text:span text:style-name="Source_20_Text"><text:span text:style-name="T419">sudo apt-get install -y nvidia-docker2</text:span></text:span></text:p>
      <text:p text:style-name="P189"><text:span text:style-name="Source_20_Text"><text:span text:style-name="T419"># Restart Docker service to apply changes</text:span></text:span></text:p>
      <text:p text:style-name="P189"><text:span text:style-name="Source_20_Text"><text:span text:style-name="T419">sudo systemctl restart docker</text:span></text:span></text:p>
      <text:p text:style-name="P212"><text:span text:style-name="Source_20_Text"><text:span text:style-name="T98">Подключить GPU не удалось</text:span></text:span></text:p>
      <text:p text:style-name="P213"><text:span text:style-name="Source_20_Text"><text:span text:style-name="T100">Запускаю обучение 10 эпох</text:span></text:span></text:p>
      <text:p text:style-name="P311"><text:span text:style-name="Source_20_Text"><text:span text:style-name="T378">docker run -it --rm </text:span></text:span><text:span text:style-name="Source_20_Text"><text:span text:style-name="T379">-v ~/yolov8:/yolov8 -v ~/</text:span></text:span><text:span text:style-name="Source_20_Text"><text:span text:style-name="T382">datasets</text:span></text:span><text:span text:style-name="Source_20_Text"><text:span text:style-name="T379">:/</text:span></text:span><text:span text:style-name="Source_20_Text"><text:span text:style-name="T382">yolov8/datasets</text:span></text:span><text:span text:style-name="Source_20_Text"><text:span text:style-name="T379"> </text:span></text:span><text:span text:style-name="Source_20_Text"><text:span text:style-name="T361">yolo</text:span></text:span><text:span text:style-name="Source_20_Text"><text:span text:style-name="T406">8</text:span></text:span><text:span text:style-name="Source_20_Text"><text:span text:style-name="T361"> train </text:span></text:span><text:span text:style-name="Source_20_Text"><text:span text:style-name="T383">device=0 </text:span></text:span><text:span text:style-name="Source_20_Text"><text:span text:style-name="T361">data=night_fly_256.yaml model=yolov8n.pt </text:span></text:span><text:span text:style-name="Source_20_Text"><text:span text:style-name="T408">imgsz=256</text:span></text:span><text:span text:style-name="Source_20_Text"><text:span text:style-name="T361"> epochs=</text:span></text:span><text:span text:style-name="Source_20_Text"><text:span text:style-name="T407">10</text:span></text:span><text:span text:style-name="Source_20_Text"><text:span text:style-name="T361"> lr0=0.01</text:span></text:span></text:p>
      <text:p text:style-name="P313"><text:span text:style-name="Source_20_Text"><text:span text:style-name="T106">Файл весов положить в корень yolov8</text:span></text:span></text:p>
      <text:p text:style-name="P312"><text:span text:style-name="Source_20_Text"><text:span text:style-name="T378">docker run -it --rm -v ~/yolov8:/yolov8 </text:span></text:span><text:span text:style-name="Source_20_Text"><text:span text:style-name="T384">\</text:span></text:span></text:p>
      <text:p text:style-name="P312"><text:span text:style-name="Source_20_Text"><text:span text:style-name="T378">yolo8 detect predict save </text:span></text:span><text:span text:style-name="Source_20_Text"><text:span text:style-name="T384">\</text:span></text:span></text:p>
      <text:p text:style-name="P312"><text:span text:style-name="Source_20_Text"><text:span text:style-name="T378">model=</text:span></text:span><text:span text:style-name="Source_20_Text"><text:span text:style-name="T384">add_trained_10_epoche_256.pt</text:span></text:span><text:span text:style-name="Source_20_Text"><text:span text:style-name="T378"> </text:span></text:span><text:span text:style-name="Source_20_Text"><text:span text:style-name="T384">\</text:span></text:span></text:p>
      <text:p text:style-name="P312"><text:span text:style-name="Source_20_Text"><text:span text:style-name="T378">source=inputs/</text:span></text:span><text:span text:style-name="Source_20_Text"><text:span text:style-name="T384">nf</text:span></text:span><text:span text:style-name="Source_20_Text"><text:span text:style-name="T385">1</text:span></text:span><text:span text:style-name="Source_20_Text"><text:span text:style-name="T378">.jpg</text:span></text:span></text:p>
      <text:p text:style-name="P359">image 1/1 /yolov8/inputs/nf1.jpg: 256x256 1 boat, 14.8ms</text:p>
      <text:p text:style-name="P359">Speed: 0.5ms preprocess, 14.8ms inference, 0.6ms postprocess per image at shape (1, 3, 256, 256)</text:p>
      <text:p text:style-name="P359">Results saved to runs/detect/predict9</text:p>
      <text:p text:style-name="P311"><text:span text:style-name="Source_20_Text"><text:span text:style-name="T362"/></text:span></text:p>
      <text:p text:style-name="P314"><text:span text:style-name="Source_20_Text"><text:span text:style-name="T105">Конвертирую</text:span></text:span></text:p>
      <text:p text:style-name="P314"><text:soft-page-break/><text:span text:style-name="Source_20_Text"><text:span text:style-name="T361">docker run -v </text:span></text:span><text:span text:style-name="Source_20_Text"><text:span text:style-name="T409">~</text:span></text:span><text:span text:style-name="Source_20_Text"><text:span text:style-name="T361">/yolo</text:span></text:span><text:span text:style-name="Source_20_Text"><text:span text:style-name="T409">v</text:span></text:span><text:span text:style-name="Source_20_Text"><text:span text:style-name="T361">8:/share </text:span></text:span><text:span text:style-name="Source_20_Text"><text:span text:style-name="T409">\</text:span></text:span></text:p>
      <text:p text:style-name="P314"><text:span text:style-name="Source_20_Text"><text:span text:style-name="T361">ilooro/rknn-converter:latest </text:span></text:span><text:span text:style-name="Source_20_Text"><text:span text:style-name="T409">\</text:span></text:span></text:p>
      <text:p text:style-name="P314"><text:span text:style-name="Source_20_Text"><text:span text:style-name="T361">--model add_trained_10_epoche_256.pt </text:span></text:span><text:span text:style-name="Source_20_Text"><text:span text:style-name="T409">\</text:span></text:span></text:p>
      <text:p text:style-name="P314"><text:span text:style-name="Source_20_Text"><text:span text:style-name="T361">--height </text:span></text:span><text:span text:style-name="Source_20_Text"><text:span text:style-name="T409">256</text:span></text:span><text:span text:style-name="Source_20_Text"><text:span text:style-name="T361"> --width </text:span></text:span><text:span text:style-name="Source_20_Text"><text:span text:style-name="T409">256</text:span></text:span><text:span text:style-name="Source_20_Text"><text:span text:style-name="T361"> --quant --model_version 8</text:span></text:span></text:p>
      <text:p text:style-name="P315"><text:span text:style-name="Source_20_Text"><text:span text:style-name="T293">Проверить на Апельсине <text:s/></text:span></text:span><text:span text:style-name="Source_20_Text"><text:span text:style-name="T294">~/Yolov8/</text:span></text:span><text:span text:style-name="Source_20_Text"><text:span text:style-name="T293">add_trained_10_epoche_256.rknn</text:span></text:span></text:p>
      <text:p text:style-name="P315"><text:span text:style-name="Source_20_Text"><text:span text:style-name="T410"/></text:span></text:p>
      <text:p text:style-name="P316"><text:span text:style-name="Source_20_Text"><text:span text:style-name="T105">Пробую на другом контейнере </text:span></text:span></text:p>
      <text:p text:style-name="P311"><text:span text:style-name="Source_20_Text"><text:span text:style-name="T362"/></text:span></text:p>
      <text:p text:style-name="P316"><text:span text:style-name="Source_20_Text"><text:span text:style-name="T105">ultralytics/ultralytics <text:s/>- <text:s/>такого фронтенда нет как на afdca96f8b7d <text:s/>есть исходники inference на C++</text:span></text:span></text:p>
      <text:p text:style-name="P316"><text:span text:style-name="Source_20_Text"><text:span text:style-name="T362"/></text:span></text:p>
      <text:p text:style-name="P311"><text:span text:style-name="Source_20_Text"><text:span text:style-name="T362"/></text:span></text:p>
      <text:p text:style-name="P311"><text:span text:style-name="Source_20_Text"><text:span text:style-name="T362"/></text:span></text:p>
      <text:p text:style-name="P212"><text:span text:style-name="Source_20_Text"><text:span text:style-name="T102">Перехожу обратно к DeepCL</text:span></text:span></text:p>
      <text:p text:style-name="P189"><text:span text:style-name="Source_20_Text"><text:span text:style-name="T359">./deepcl_train learningrate=0.00001 dataset=mnist datadir=/home/user/datasets/mnist numepochs=40 </text:span></text:span></text:p>
      <text:p text:style-name="P214"><text:span text:style-name="Source_20_Text"><text:span text:style-name="T359">./mnist-to-jpegs MNIST/t10k-images.idx3-ubyte JPG 1000</text:span></text:span></text:p>
      <text:p text:style-name="P210"><text:span text:style-name="Source_20_Text"><text:span text:style-name="T359">./mnist-to-jpegs /</text:span></text:span><text:span text:style-name="Source_20_Text"><text:span text:style-name="T420">home</text:span></text:span><text:span text:style-name="Source_20_Text"><text:span text:style-name="T359">/</text:span></text:span><text:span text:style-name="Source_20_Text"><text:span text:style-name="T420">user/datasets</text:span></text:span><text:span text:style-name="Source_20_Text"><text:span text:style-name="T359">/mnist/train-images.idx3-ubyte /</text:span></text:span><text:span text:style-name="Source_20_Text"><text:span text:style-name="T420">home</text:span></text:span><text:span text:style-name="Source_20_Text"><text:span text:style-name="T359">/</text:span></text:span><text:span text:style-name="Source_20_Text"><text:span text:style-name="T420">user/datasets</text:span></text:span><text:span text:style-name="Source_20_Text"><text:span text:style-name="T359">/mnist/imagenet 1280</text:span></text:span></text:p>
      <text:p text:style-name="P214"><text:span text:style-name="Source_20_Text"><text:span text:style-name="T238"/></text:span></text:p>
      <text:p text:style-name="P211"><text:span text:style-name="Source_20_Text"><text:span text:style-name="T359">./deepcl_train </text:span></text:span><text:span text:style-name="Source_20_Text"><text:span text:style-name="T421">\</text:span></text:span></text:p>
      <text:p text:style-name="P211"><text:span text:style-name="Source_20_Text"><text:span text:style-name="T359">datadir=/</text:span></text:span><text:span text:style-name="Source_20_Text"><text:span text:style-name="T420">home</text:span></text:span><text:span text:style-name="Source_20_Text"><text:span text:style-name="T359">/</text:span></text:span><text:span text:style-name="Source_20_Text"><text:span text:style-name="T420">user/datasets</text:span></text:span><text:span text:style-name="Source_20_Text"><text:span text:style-name="T359">/mnist/imagenet </text:span></text:span><text:span text:style-name="Source_20_Text"><text:span text:style-name="T421">\</text:span></text:span></text:p>
      <text:p text:style-name="P211"><text:span text:style-name="Source_20_Text"><text:span text:style-name="T359">trainfile=manifest.txt </text:span></text:span><text:span text:style-name="Source_20_Text"><text:span text:style-name="T421">\</text:span></text:span></text:p>
      <text:p text:style-name="P211"><text:span text:style-name="Source_20_Text"><text:span text:style-name="T359">validatefile=manifest.txt </text:span></text:span><text:span text:style-name="Source_20_Text"><text:span text:style-name="T421">\</text:span></text:span></text:p>
      <text:p text:style-name="P211"><text:span text:style-name="Source_20_Text"><text:span text:style-name="T421">numepochs=200 \</text:span></text:span></text:p>
      <text:p text:style-name="P211"><text:span text:style-name="Source_20_Text"><text:span text:style-name="T359">numtrain=1280 numtest=1280</text:span></text:span></text:p>
      <text:p text:style-name="P214"><text:span text:style-name="Source_20_Text"><text:span text:style-name="T238"/></text:span></text:p>
      <text:p text:style-name="P215"><text:span text:style-name="Source_20_Text"><text:span text:style-name="T422">mnist - цифры</text:span></text:span></text:p>
      <text:p text:style-name="P189"><text:span text:style-name="Source_20_Text"><text:span text:style-name="T359">https://github.com/gskielian/JPG-PNG-to-MNIST-NN-Format/blob/master/convert-images-to-mnist-format.py</text:span></text:span></text:p>
      <text:p text:style-name="P189"><text:span text:style-name="Source_20_Text"><text:span text:style-name="T238"/></text:span></text:p>
      <text:p text:style-name="P189"><text:span text:style-name="Source_20_Text"><text:span text:style-name="T291">Работаю с Cifar10</text:span></text:span></text:p>
      <text:p text:style-name="P189"><text:span text:style-name="Source_20_Text"><text:span text:style-name="T238"/></text:span></text:p>
      <text:p text:style-name="P216"><text:span text:style-name="Source_20_Text"><text:span text:style-name="T359">./deepcl_train </text:span></text:span><text:span text:style-name="Source_20_Text"><text:span text:style-name="T423">\</text:span></text:span></text:p>
      <text:p text:style-name="P216"><text:span text:style-name="Source_20_Text"><text:span text:style-name="T359">learningrate=0.00001 </text:span></text:span><text:span text:style-name="Source_20_Text"><text:span text:style-name="T423">\</text:span></text:span></text:p>
      <text:p text:style-name="P216"><text:span text:style-name="Source_20_Text"><text:span text:style-name="T359">dataset=cifar10 </text:span></text:span><text:span text:style-name="Source_20_Text"><text:span text:style-name="T423">\</text:span></text:span></text:p>
      <text:p text:style-name="P216"><text:span text:style-name="Source_20_Text"><text:span text:style-name="T359">datadir=/home/user/datasets/cifar </text:span></text:span><text:span text:style-name="Source_20_Text"><text:span text:style-name="T423">\</text:span></text:span></text:p>
      <text:p text:style-name="P216"><text:span text:style-name="Source_20_Text"><text:span text:style-name="T359">numepochs=</text:span></text:span><text:span text:style-name="Source_20_Text"><text:span text:style-name="T426">1</text:span></text:span><text:span text:style-name="Source_20_Text"><text:span text:style-name="T357">00 </text:span></text:span><text:span text:style-name="Source_20_Text"><text:span text:style-name="T427">\</text:span></text:span></text:p>
      <text:p text:style-name="P218"><text:span text:style-name="Source_20_Text"><text:span text:style-name="T359">loadweights=1 \</text:span></text:span></text:p>
      <text:p text:style-name="P219"><text:span text:style-name="Source_20_Text"><text:span text:style-name="T359">gpuindex=0 \</text:span></text:span></text:p>
      <text:p text:style-name="P220"><text:span text:style-name="Source_20_Text"><text:span text:style-name="T359">netdef=rt2-8c5z-relu-mp2-16c5z-relu-mp3-150n-tanh-10n</text:span></text:span></text:p>
      <text:p text:style-name="P217"><text:span text:style-name="Source_20_Text"/></text:p>
      <text:p text:style-name="P217"><text:span text:style-name="Source_20_Text"><text:span text:style-name="T359">netdef=rt2-8c5z-relu-mp2-16c5z-relu-mp3-150n-tanh-10n <text:s/>- </text:span></text:span><text:span text:style-name="Source_20_Text"><text:span text:style-name="T428">default</text:span></text:span></text:p>
      <text:p text:style-name="P217"><text:span text:style-name="Source_20_Text"/></text:p>
      <text:p text:style-name="P189"><text:span text:style-name="Source_20_Text"><text:span text:style-name="T425"><text:s text:c="4"/>network is defined by a string like: 100C5-MP2-100C5-MP2-100C4-MP2-300N-100N-6N</text:span></text:span></text:p>
      <text:p text:style-name="P189"><text:span text:style-name="Source_20_Text"><text:span text:style-name="T425"><text:s text:c="4"/>100c5 means: a convolutional layer, with 100 filters, each 5x5</text:span></text:span></text:p>
      <text:p text:style-name="P189"><text:span text:style-name="Source_20_Text"><text:span text:style-name="T425"><text:s text:c="4"/>adding z to a convolutional layer makes it zero-padded, eg 8c5z is: a convolutional layer, with 8 filters, each 5x5, zero-padded</text:span></text:span></text:p>
      <text:p text:style-name="P189"><text:span text:style-name="Source_20_Text"><text:span text:style-name="T425"><text:s text:c="4"/>mp2 means a max-pooling layer, over non-overlapping regions of 2x2</text:span></text:span></text:p>
      <text:p text:style-name="P189"><text:span text:style-name="Source_20_Text"><text:span text:style-name="T425"><text:s text:c="4"/>300n means a fully connected layer with 300 hidden units</text:span></text:span></text:p>
      <text:p text:style-name="P189"><text:span text:style-name="Source_20_Text"><text:span text:style-name="T425"><text:s text:c="4"/>relu means a relu layer</text:span></text:span></text:p>
      <text:p text:style-name="P189"><text:span text:style-name="Source_20_Text"><text:span text:style-name="T425"><text:s text:c="4"/>tanh means a tanh layer</text:span></text:span></text:p>
      <text:p text:style-name="P189"><text:span text:style-name="Source_20_Text"><text:span text:style-name="T424"><text:s text:c="4"/>gpuindex=[gpu device index; default value is gpu if present, cpu otw.] (-1)</text:span></text:span></text:p>
      <text:p text:style-name="P189"><text:span text:style-name="Source_20_Text"><text:span text:style-name="T424"><text:s text:c="4"/>datadir=[directory to search for train and validate files] ()</text:span></text:span></text:p>
      <text:p text:style-name="P189"><text:span text:style-name="Source_20_Text"><text:span text:style-name="T424"><text:s text:c="4"/>trainfile=[path to training data file] ()</text:span></text:span></text:p>
      <text:p text:style-name="P189"><text:span text:style-name="Source_20_Text"><text:span text:style-name="T424"><text:s text:c="4"/>dataset=[choose datadir,trainfile,and validatefile for certain datasets [mnist|norb|kgsgo|cifar10]] ()</text:span></text:span></text:p>
      <text:p text:style-name="P189"><text:span text:style-name="Source_20_Text"><text:span text:style-name="T424"><text:s text:c="4"/>validatefile=[path to validation data file] ()</text:span></text:span></text:p>
      <text:p text:style-name="P189"><text:span text:style-name="Source_20_Text"><text:span text:style-name="T424"><text:s text:c="4"/>numtrain=[num training examples] (-1)</text:span></text:span></text:p>
      <text:p text:style-name="P189"><text:span text:style-name="Source_20_Text"><text:span text:style-name="T424"><text:s text:c="4"/>numtest=[num test examples]] (-1)</text:span></text:span></text:p>
      <text:p text:style-name="P189"><text:span text:style-name="Source_20_Text"><text:span text:style-name="T424"><text:s text:c="4"/>batchsize=[batch size] (128)</text:span></text:span></text:p>
      <text:p text:style-name="P189"><text:span text:style-name="Source_20_Text"><text:span text:style-name="T424"><text:s text:c="4"/>numepochs=[number epochs] (12)</text:span></text:span></text:p>
      <text:p text:style-name="P189"><text:span text:style-name="Source_20_Text"><text:span text:style-name="T424"><text:s text:c="4"/>netdef=[network definition] (rt2-8c5z-relu-mp2-16c5z-relu-mp3-150n-tanh-10n)</text:span></text:span></text:p>
      <text:p text:style-name="P189"><text:soft-page-break/><text:span text:style-name="Source_20_Text"><text:span text:style-name="T424"><text:s text:c="4"/>loadweights=[load weights from file at startup?] (0)</text:span></text:span></text:p>
      <text:p text:style-name="P189"><text:span text:style-name="Source_20_Text"><text:span text:style-name="T424"><text:s text:c="4"/>weightsfile=[file to write weights to] (weights.dat)</text:span></text:span></text:p>
      <text:p text:style-name="P189"><text:span text:style-name="Source_20_Text"><text:span text:style-name="T424"><text:s text:c="4"/>writeweightsinterval=[write weights every this many minutes] (0)</text:span></text:span></text:p>
      <text:p text:style-name="P189"><text:span text:style-name="Source_20_Text"><text:span text:style-name="T424"><text:s text:c="4"/>normalization=[[stddev|maxmin]] (stddev)</text:span></text:span></text:p>
      <text:p text:style-name="P189"><text:span text:style-name="Source_20_Text"><text:span text:style-name="T424"><text:s text:c="4"/>normalizationnumstds=[with stddev normalization, how many stddevs from mean is 1?] (2)</text:span></text:span></text:p>
      <text:p text:style-name="P189"><text:span text:style-name="Source_20_Text"><text:span text:style-name="T424"><text:s text:c="4"/>dumptimings=[dump detailed timings each epoch? [1|0]] (0)</text:span></text:span></text:p>
      <text:p text:style-name="P189"><text:span text:style-name="Source_20_Text"><text:span text:style-name="T424"><text:s text:c="4"/>multinet=[number of Mcdnn columns to train] (1)</text:span></text:span></text:p>
      <text:p text:style-name="P189"><text:span text:style-name="Source_20_Text"><text:span text:style-name="T424"><text:s text:c="4"/>loadondemand=[load data on demand [1|0]] (0)</text:span></text:span></text:p>
      <text:p text:style-name="P189"><text:span text:style-name="Source_20_Text"><text:span text:style-name="T424"><text:s text:c="4"/>filereadbatches=[how many batches to read from file each time? (for loadondemand=1)] (50)</text:span></text:span></text:p>
      <text:p text:style-name="P189"><text:span text:style-name="Source_20_Text"><text:span text:style-name="T424"><text:s text:c="4"/>normalizationexamples=[number of examples to read to determine normalization parameters] (10000)</text:span></text:span></text:p>
      <text:p text:style-name="P189"><text:span text:style-name="Source_20_Text"><text:span text:style-name="T424"><text:s text:c="4"/>weightsinitializer=[initializer for weights, choices: original, uniform (default: original)] (original)</text:span></text:span></text:p>
      <text:p text:style-name="P189"><text:span text:style-name="Source_20_Text"><text:span text:style-name="T424"><text:s text:c="4"/>trainer=[which trainer, sgd, anneal, nesterov, adagrad, rmsprop, or adadelta (default: sgd)] (sgd)</text:span></text:span></text:p>
      <text:p text:style-name="P189"><text:span text:style-name="Source_20_Text"><text:span text:style-name="T424"><text:s text:c="4"/>learningrate=[learning rate, a float value, used by all trainers] (1e-05)</text:span></text:span></text:p>
      <text:p text:style-name="P189"><text:span text:style-name="Source_20_Text"><text:span text:style-name="T424"><text:s text:c="4"/>momentum=[momentum, used by sgd and nesterov trainers] (0)</text:span></text:span></text:p>
      <text:p text:style-name="P189"><text:span text:style-name="Source_20_Text"><text:span text:style-name="T424"><text:s text:c="4"/>weightdecay=[weight decay, 0 means no decay; 1 means full decay, used by sgd trainer] (0)</text:span></text:span></text:p>
      <text:p text:style-name="P189"><text:span text:style-name="Source_20_Text"><text:span text:style-name="T238"/></text:span></text:p>
      <text:p text:style-name="P17"><text:span text:style-name="Source_20_Text"><text:span text:style-name="T38">0</text:span></text:span><text:span text:style-name="Source_20_Text"><text:span text:style-name="T42">3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21"><text:span text:style-name="Source_20_Text"><text:span text:style-name="T359">./deepcl_train learningrate=0.00001 dataset=cifar10 datadir=/home/user/datasets/cifar numepochs=</text:span></text:span><text:span text:style-name="Source_20_Text"><text:span text:style-name="T429">10</text:span></text:span><text:span text:style-name="Source_20_Text"><text:span text:style-name="T357">00 </text:span></text:span><text:span text:style-name="Source_20_Text"><text:span text:style-name="T359">loadweights=1 gpuindex=0 \</text:span></text:span></text:p>
      <text:p text:style-name="P221"><text:span text:style-name="Source_20_Text"><text:span text:style-name="T359">netdef=rt2-8c5z-relu-mp2-16c5z-relu-mp3-150n-tanh-10n</text:span></text:span></text:p>
      <text:p text:style-name="P282"><text:span text:style-name="Source_20_Text"><text:span text:style-name="T113">500 <text:s/>эпох - 69.59%</text:span></text:span></text:p>
      <text:p text:style-name="P282"><text:span text:style-name="Source_20_Text"><text:span text:style-name="T113">1000 эпох –</text:span></text:span><text:span text:style-name="Source_20_Text"><text:span text:style-name="T283"> </text:span></text:span><text:span text:style-name="Source_20_Text"><text:span text:style-name="T113">71.97%</text:span></text:span></text:p>
      <text:p text:style-name="P283"><text:span text:style-name="Source_20_Text"><text:span text:style-name="T114">1500 эпох – 72.49%</text:span></text:span></text:p>
      <text:p text:style-name="P284"><text:span text:style-name="Source_20_Text"><text:span text:style-name="T115">30</text:span></text:span><text:span text:style-name="Source_20_Text"><text:span text:style-name="T114">00 эпох – </text:span></text:span><text:span text:style-name="Source_20_Text"><text:span text:style-name="T116">то же</text:span></text:span></text:p>
      <text:p text:style-name="P222"><text:span text:style-name="Source_20_Text"><text:span text:style-name="T359">./deepcl_train learningrate=0.00001 dataset=cifar10 datadir=/home/user/datasets/cifar numepochs=</text:span></text:span><text:span text:style-name="Source_20_Text"><text:span text:style-name="T429">10</text:span></text:span><text:span text:style-name="Source_20_Text"><text:span text:style-name="T357">00 </text:span></text:span><text:span text:style-name="Source_20_Text"><text:span text:style-name="T359">loadweights=1 gpuindex=0 \</text:span></text:span></text:p>
      <text:p text:style-name="P222"><text:span text:style-name="Source_20_Text"><text:span text:style-name="T359">netdef=rt2-8c5z-relu-mp2-16c5z-relu-mp3-</text:span></text:span><text:span text:style-name="Source_20_Text"><text:span text:style-name="T429">30</text:span></text:span><text:span text:style-name="Source_20_Text"><text:span text:style-name="T359">0n-tanh-</text:span></text:span><text:span text:style-name="Source_20_Text"><text:span text:style-name="T429">3</text:span></text:span><text:span text:style-name="Source_20_Text"><text:span text:style-name="T359">0n</text:span></text:span></text:p>
      <text:p text:style-name="P285"><text:span text:style-name="Source_20_Text"><text:span text:style-name="T113">1000 эпох –</text:span></text:span><text:span text:style-name="Source_20_Text"><text:span text:style-name="T283"> </text:span></text:span><text:span text:style-name="Source_20_Text"><text:span text:style-name="T113">71.98%</text:span></text:span></text:p>
      <text:p text:style-name="P223"><text:span text:style-name="Source_20_Text"><text:span text:style-name="T359">./deepcl_train learningrate=0.00001 dataset=cifar10 datadir=/home/user/datasets/cifar numepochs=</text:span></text:span><text:span text:style-name="Source_20_Text"><text:span text:style-name="T429">10</text:span></text:span><text:span text:style-name="Source_20_Text"><text:span text:style-name="T357">00 </text:span></text:span><text:span text:style-name="Source_20_Text"><text:span text:style-name="T359">loadweights=1 gpuindex=0 \</text:span></text:span></text:p>
      <text:p text:style-name="P223"><text:span text:style-name="Source_20_Text"><text:span text:style-name="T359">netdef=rt2-</text:span></text:span><text:span text:style-name="Source_20_Text"><text:span text:style-name="T430">16</text:span></text:span><text:span text:style-name="Source_20_Text"><text:span text:style-name="T359">c5z-relu-mp2-</text:span></text:span><text:span text:style-name="Source_20_Text"><text:span text:style-name="T430">32</text:span></text:span><text:span text:style-name="Source_20_Text"><text:span text:style-name="T359">c5z-relu-mp3-150n-tanh-10n</text:span></text:span></text:p>
      <text:p text:style-name="P286"><text:span text:style-name="Source_20_Text"><text:span text:style-name="T113">1000 эпох –</text:span></text:span><text:span text:style-name="Source_20_Text"><text:span text:style-name="T283"> </text:span></text:span><text:span text:style-name="Source_20_Text"><text:span text:style-name="T113">74.82%</text:span></text:span></text:p>
      <text:p text:style-name="P224"><text:span text:style-name="Source_20_Text"><text:span text:style-name="T359">./deepcl_train learningrate=0.00001 dataset=cifar10 datadir=/home/user/datasets/cifar numepochs=</text:span></text:span><text:span text:style-name="Source_20_Text"><text:span text:style-name="T429">10</text:span></text:span><text:span text:style-name="Source_20_Text"><text:span text:style-name="T357">00 </text:span></text:span><text:span text:style-name="Source_20_Text"><text:span text:style-name="T359">loadweights=1 gpuindex=0 \</text:span></text:span></text:p>
      <text:p text:style-name="P224"><text:span text:style-name="Source_20_Text"><text:span text:style-name="T359">netdef=rt2-</text:span></text:span><text:span text:style-name="Source_20_Text"><text:span text:style-name="T431">32</text:span></text:span><text:span text:style-name="Source_20_Text"><text:span text:style-name="T359">c5z-relu-mp2-</text:span></text:span><text:span text:style-name="Source_20_Text"><text:span text:style-name="T431">64</text:span></text:span><text:span text:style-name="Source_20_Text"><text:span text:style-name="T359">c5z-relu-mp3-150n-tanh-10n</text:span></text:span></text:p>
      <text:p text:style-name="P287"><text:span text:style-name="Source_20_Text"><text:span text:style-name="T117">680</text:span></text:span><text:span text:style-name="Source_20_Text"><text:span text:style-name="T113"> эпох –</text:span></text:span><text:span text:style-name="Source_20_Text"><text:span text:style-name="T283"> </text:span></text:span><text:span text:style-name="Source_20_Text"><text:span text:style-name="T117">76</text:span></text:span><text:span text:style-name="Source_20_Text"><text:span text:style-name="T113">%</text:span></text:span></text:p>
      <text:p text:style-name="P286"><text:span text:style-name="Source_20_Text"><text:span text:style-name="T113"/></text:span></text:p>
      <text:p text:style-name="P281"><text:span text:style-name="Source_20_Text"><text:span text:style-name="T12">Напис</text:span></text:span><text:span text:style-name="Source_20_Text"><text:span text:style-name="T13">ана</text:span></text:span><text:span text:style-name="Source_20_Text"><text:span text:style-name="T12"> п</text:span></text:span><text:span text:style-name="Source_20_Text"><text:span text:style-name="T14">рограмм</text:span></text:span><text:span text:style-name="Source_20_Text"><text:span text:style-name="T15">а</text:span></text:span><text:span text:style-name="Source_20_Text"><text:span text:style-name="T14"> для конвертации датасета в картинки 32х32</text:span></text:span></text:p>
      <text:p text:style-name="P281"><text:span text:style-name="Source_20_Text"><text:span text:style-name="T281"/></text:span></text:p>
      <text:p text:style-name="P18"><text:span text:style-name="Source_20_Text"><text:span text:style-name="T38">0</text:span></text:span><text:span text:style-name="Source_20_Text"><text:span text:style-name="T43">4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88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281">https://github.com/avourakis/Dataset-to-CIFAR-10/blob/master/dataset_to_cifar.py</text:span></text:span></text:a></text:p>
      <text:p text:style-name="P288"><text:span text:style-name="Source_20_Text"><text:span text:style-name="T113">работает но нужно доводить до ума</text:span></text:span></text:p>
      <text:p text:style-name="P291"><text:span text:style-name="Source_20_Text"><text:span text:style-name="T281"/></text:span></text:p>
      <text:p text:style-name="P281"><text:a xlink:type="simple" xlink:href="https://github.com/gskielian/PNG-2-CIFAR10/tree/master" text:style-name="Internet_20_link" text:visited-style-name="Visited_20_Internet_20_Link"><text:span text:style-name="Source_20_Text"><text:span text:style-name="T281">https://github.com/gskielian/PNG-2-CIFAR10/tree/master</text:span></text:span></text:a></text:p>
      <text:p text:style-name="P281"><text:span text:style-name="Source_20_Text"><text:span text:style-name="T281"/></text:span></text:p>
      <text:p text:style-name="P290"><text:span text:style-name="Source_20_Text"><text:span text:style-name="T284">Использую этот скрипт для конвертации </text:span></text:span></text:p>
      <text:p text:style-name="P281"><text:span text:style-name="Source_20_Text"><text:span text:style-name="T281"/></text:span></text:p>
      <text:p text:style-name="P289"><text:span text:style-name="Source_20_Text"><text:span text:style-name="T281">./deepcl_train </text:span></text:span></text:p>
      <text:p text:style-name="P289"><text:span text:style-name="Source_20_Text"><text:span text:style-name="T281">learningrate=0.00001 </text:span></text:span></text:p>
      <text:p text:style-name="P289"><text:span text:style-name="Source_20_Text"><text:span text:style-name="T281">dataset=cifar10 </text:span></text:span></text:p>
      <text:p text:style-name="P289"><text:span text:style-name="Source_20_Text"><text:span text:style-name="T281">datadir=/home/user/Desktop/ds </text:span></text:span></text:p>
      <text:p text:style-name="P289"><text:span text:style-name="Source_20_Text"><text:span text:style-name="T281">numepochs=1000 </text:span></text:span></text:p>
      <text:p text:style-name="P289"><text:span text:style-name="Source_20_Text"><text:span text:style-name="T281">loadweights=1 </text:span></text:span></text:p>
      <text:p text:style-name="P289"><text:span text:style-name="Source_20_Text"><text:span text:style-name="T281">gpuindex=0 </text:span></text:span></text:p>
      <text:p text:style-name="P289"><text:span text:style-name="Source_20_Text"><text:span text:style-name="T281">netdef=rt2-150n</text:span></text:span></text:p>
      <text:p text:style-name="P289"><text:span text:style-name="Source_20_Text"><text:span text:style-name="T118">Постепенно обучается <text:s/></text:span></text:span><text:span text:style-name="Source_20_Text"><text:span text:style-name="T119">200 эпох - </text:span></text:span><text:span text:style-name="Source_20_Text"><text:span text:style-name="T118">97.8846% <text:s/>если default netdef <text:s/>то мгновенно </text:span></text:span><text:span text:style-name="Source_20_Text"><text:span text:style-name="T120">100%</text:span></text:span></text:p>
      <text:p text:style-name="P289"><text:span text:style-name="Source_20_Text"><text:span text:style-name="T281"/></text:span></text:p>
      <text:p text:style-name="P281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81">https://visualstudiomagazine.com/Articles/2022/04/01/preparing-cifar-data.aspx</text:span></text:span></text:a></text:p>
      <text:p text:style-name="P189"><text:span text:style-name="Source_20_Text"><text:span text:style-name="T238"/></text:span></text:p>
      <text:p text:style-name="P225"><text:soft-page-break/><text:span text:style-name="Source_20_Text"><text:span text:style-name="T432">Возвращаюсь к YOLO8</text:span></text:span></text:p>
      <text:p text:style-name="P122"><text:a xlink:type="simple" xlink:href="https://habr.com/ru/articles/714232/#2" text:style-name="Internet_20_link" text:visited-style-name="Visited_20_Internet_20_Link"><text:span text:style-name="Source_20_Text"><text:span text:style-name="T230">https://habr.com/ru/articles/714232/#2</text:span></text:span></text:a><text:span text:style-name="Source_20_Text"><text:span text:style-name="T205"> <text:s text:c="4"/>Обучите YOLOv8 на пользовательском наборе данных</text:span></text:span></text:p>
      <text:p text:style-name="P122"><text:span text:style-name="Source_20_Text"><text:span text:style-name="T230"/></text:span></text:p>
      <text:p text:style-name="P226"/>
      <text:p text:style-name="P227"><text:span text:style-name="T315">(yolo5) user@userevgeny:~/WORK/NEURO/yolo8$</text:span><text:span text:style-name="T205"> <text:s text:c="2"/></text:span><text:span text:style-name="T215">дообучение</text:span></text:p>
      <text:p text:style-name="P229"><text:span text:style-name="Source_20_Text"><text:span text:style-name="T61">conda activate yolo5 &amp;&amp; \</text:span></text:span></text:p>
      <text:p text:style-name="P227">yolo task=detect <text:span text:style-name="T433">\</text:span></text:p>
      <text:p text:style-name="P227">mode=train <text:span text:style-name="T433">\</text:span></text:p>
      <text:p text:style-name="P227">model=yolov8n.pt <text:span text:style-name="T433">\</text:span></text:p>
      <text:p text:style-name="P227">imgsz=<text:span text:style-name="T433">256</text:span> <text:span text:style-name="T433">\</text:span></text:p>
      <text:p text:style-name="P227">data=night_fly_<text:span text:style-name="T434">256</text:span>.yaml <text:span text:style-name="T433">\</text:span></text:p>
      <text:p text:style-name="P227">epochs=<text:span text:style-name="T435">1</text:span>0 <text:span text:style-name="T433">\</text:span></text:p>
      <text:p text:style-name="P227">batch=8 <text:span text:style-name="T433">\</text:span></text:p>
      <text:p text:style-name="P227">name=yolov8n_v8_<text:span text:style-name="T436">1</text:span>0e</text:p>
      <text:p text:style-name="P122"><text:span text:style-name="Source_20_Text"><text:span text:style-name="T230"/></text:span></text:p>
      <text:p text:style-name="P365">(yolo5) user@userevgeny:~/WORK/NEURO/yolo8$</text:p>
      <text:p text:style-name="P229"><text:span text:style-name="Source_20_Text"><text:span text:style-name="T61">conda activate yolo5 &amp;&amp; \</text:span></text:span></text:p>
      <text:p text:style-name="P119"><text:span text:style-name="Source_20_Text">yolo task=detect </text:span><text:span text:style-name="Source_20_Text"><text:span text:style-name="T436">\</text:span></text:span></text:p>
      <text:p text:style-name="P119"><text:span text:style-name="Source_20_Text">mode=predict </text:span><text:span text:style-name="Source_20_Text"><text:span text:style-name="T436">\</text:span></text:span></text:p>
      <text:p text:style-name="P119"><text:span text:style-name="Source_20_Text">model=/home/user/WORK/NEURO/yolo8/runs/detect/yolov8n_v8_10e/weights/best.pt </text:span><text:span text:style-name="Source_20_Text"><text:span text:style-name="T436">\</text:span></text:span></text:p>
      <text:p text:style-name="P119"><text:span text:style-name="Source_20_Text">source=night_flyght.MP4 </text:span><text:span text:style-name="Source_20_Text"><text:span text:style-name="T436">\</text:span></text:span></text:p>
      <text:p text:style-name="P119"><text:span text:style-name="Source_20_Text">show=True </text:span><text:span text:style-name="Source_20_Text"><text:span text:style-name="T436">\</text:span></text:span></text:p>
      <text:p text:style-name="P119"><text:span text:style-name="Source_20_Text">imgsz=</text:span><text:span text:style-name="Source_20_Text"><text:span text:style-name="T436">256</text:span></text:span><text:span text:style-name="Source_20_Text"> </text:span><text:span text:style-name="Source_20_Text"><text:span text:style-name="T436">\</text:span></text:span></text:p>
      <text:p text:style-name="P119"><text:span text:style-name="Source_20_Text">name=yolov8n_v8_</text:span><text:span text:style-name="Source_20_Text"><text:span text:style-name="T436">1</text:span></text:span><text:span text:style-name="Source_20_Text">0e_infer</text:span><text:span text:style-name="Source_20_Text"><text:span text:style-name="T436">256</text:span></text:span><text:span text:style-name="Source_20_Text"> </text:span><text:span text:style-name="Source_20_Text"><text:span text:style-name="T436">\</text:span></text:span></text:p>
      <text:p text:style-name="P119"><text:span text:style-name="Source_20_Text">hide_labels=True</text:span></text:p>
      <text:p text:style-name="P122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122"><text:span text:style-name="Source_20_Text"><text:span text:style-name="T71"/></text:span></text:p>
      <text:p text:style-name="P373"># Build a new model from YAML and start training from scratch</text:p>
      <text:p text:style-name="P361">(yolo5) user@userevgeny:~/WORK/NEURO/yolo8$</text:p>
      <text:p text:style-name="P124"><text:span text:style-name="Source_20_Text">yolo task=detect mode=train </text:span><text:span text:style-name="Source_20_Text"><text:span text:style-name="T437">\</text:span></text:span></text:p>
      <text:p text:style-name="P123"><text:span text:style-name="Source_20_Text">data=night_fly_256.yaml </text:span><text:span text:style-name="Source_20_Text"><text:span text:style-name="T437">\</text:span></text:span></text:p>
      <text:p text:style-name="P123"><text:span text:style-name="Source_20_Text">model=yolov8n.yaml </text:span><text:span text:style-name="Source_20_Text"><text:span text:style-name="T437">\</text:span></text:span></text:p>
      <text:p text:style-name="P123"><text:span text:style-name="Source_20_Text">epochs=</text:span><text:span text:style-name="Source_20_Text"><text:span text:style-name="T437">2</text:span></text:span><text:span text:style-name="Source_20_Text"> </text:span><text:span text:style-name="Source_20_Text"><text:span text:style-name="T437">\</text:span></text:span></text:p>
      <text:p text:style-name="P123"><text:span text:style-name="Source_20_Text">imgsz=</text:span><text:span text:style-name="Source_20_Text"><text:span text:style-name="T437">256 </text:span></text:span><text:span text:style-name="Source_20_Text"><text:span text:style-name="T438">\</text:span></text:span></text:p>
      <text:p text:style-name="P125"><text:span text:style-name="Source_20_Text"><text:span text:style-name="T122">int8</text:span></text:span><text:span text:style-name="Source_20_Text"><text:span text:style-name="T123">=true \</text:span></text:span></text:p>
      <text:p text:style-name="P126"><text:span text:style-name="Source_20_Text"><text:span text:style-name="T122">show_conf</text:span></text:span><text:span text:style-name="Source_20_Text"><text:span text:style-name="T124">=false \</text:span></text:span></text:p>
      <text:p text:style-name="P127"><text:span text:style-name="Source_20_Text"><text:span text:style-name="T122">device</text:span></text:span><text:span text:style-name="Source_20_Text"><text:span text:style-name="T125">=</text:span></text:span><text:span text:style-name="Source_20_Text"><text:span text:style-name="T126">0</text:span></text:span><text:span text:style-name="Source_20_Text"><text:span text:style-name="T125"> \</text:span></text:span></text:p>
      <text:p text:style-name="P122"><text:span text:style-name="Source_20_Text"><text:span text:style-name="T437">name=</text:span></text:span><text:span text:style-name="Source_20_Text"><text:span text:style-name="T439">train_</text:span></text:span><text:span text:style-name="Source_20_Text"><text:span text:style-name="T437">yolov8n_</text:span></text:span><text:span text:style-name="Source_20_Text"><text:span text:style-name="T439">3</text:span></text:span><text:span text:style-name="Source_20_Text"><text:span text:style-name="T438">0e</text:span></text:span></text:p>
      <text:p text:style-name="P122"><text:span text:style-name="Source_20_Text"><text:span text:style-name="T71"/></text:span></text:p>
      <text:p text:style-name="P125"><text:span text:style-name="Source_20_Text"><text:span text:style-name="T73">yolo cfg</text:span></text:span></text:p>
      <text:p text:style-name="P122"><text:span text:style-name="Source_20_Text"><text:span text:style-name="T71"/></text:span></text:p>
      <text:p text:style-name="P122"><text:span text:style-name="Source_20_Text"><text:span text:style-name="T122">task: detect</text:span></text:span></text:p>
      <text:p text:style-name="P122"><text:span text:style-name="Source_20_Text"><text:span text:style-name="T122">mode: train</text:span></text:span></text:p>
      <text:p text:style-name="P122"><text:span text:style-name="Source_20_Text"><text:span text:style-name="T122">model: null</text:span></text:span></text:p>
      <text:p text:style-name="P122"><text:span text:style-name="Source_20_Text"><text:span text:style-name="T122">data: null</text:span></text:span></text:p>
      <text:p text:style-name="P122"><text:span text:style-name="Source_20_Text"><text:span text:style-name="T122">epochs: 100</text:span></text:span></text:p>
      <text:p text:style-name="P122"><text:span text:style-name="Source_20_Text"><text:span text:style-name="T122">time: null</text:span></text:span></text:p>
      <text:p text:style-name="P122"><text:span text:style-name="Source_20_Text"><text:span text:style-name="T122">patience: 100</text:span></text:span></text:p>
      <text:p text:style-name="P122"><text:span text:style-name="Source_20_Text"><text:span text:style-name="T122">batch: 16</text:span></text:span></text:p>
      <text:p text:style-name="P122"><text:span text:style-name="Source_20_Text"><text:span text:style-name="T122">imgsz: 640</text:span></text:span></text:p>
      <text:p text:style-name="P122"><text:span text:style-name="Source_20_Text"><text:span text:style-name="T122">save: true</text:span></text:span></text:p>
      <text:p text:style-name="P122"><text:span text:style-name="Source_20_Text"><text:span text:style-name="T122">save_period: -1</text:span></text:span></text:p>
      <text:p text:style-name="P122"><text:span text:style-name="Source_20_Text"><text:span text:style-name="T122">cache: false</text:span></text:span></text:p>
      <text:p text:style-name="P122"><text:span text:style-name="Source_20_Text"><text:span text:style-name="T122">device: null</text:span></text:span></text:p>
      <text:p text:style-name="P122"><text:span text:style-name="Source_20_Text"><text:span text:style-name="T122">workers: 8</text:span></text:span></text:p>
      <text:p text:style-name="P122"><text:span text:style-name="Source_20_Text"><text:span text:style-name="T122">project: null</text:span></text:span></text:p>
      <text:p text:style-name="P122"><text:span text:style-name="Source_20_Text"><text:span text:style-name="T122">name: null</text:span></text:span></text:p>
      <text:p text:style-name="P122"><text:span text:style-name="Source_20_Text"><text:span text:style-name="T122">exist_ok: false</text:span></text:span></text:p>
      <text:p text:style-name="P122"><text:span text:style-name="Source_20_Text"><text:span text:style-name="T122">pretrained: true</text:span></text:span></text:p>
      <text:p text:style-name="P122"><text:span text:style-name="Source_20_Text"><text:span text:style-name="T122">optimizer: auto</text:span></text:span></text:p>
      <text:p text:style-name="P122"><text:span text:style-name="Source_20_Text"><text:span text:style-name="T122">verbose: true</text:span></text:span></text:p>
      <text:p text:style-name="P122"><text:soft-page-break/><text:span text:style-name="Source_20_Text"><text:span text:style-name="T122">seed: 0</text:span></text:span></text:p>
      <text:p text:style-name="P122"><text:span text:style-name="Source_20_Text"><text:span text:style-name="T122">deterministic: true</text:span></text:span></text:p>
      <text:p text:style-name="P122"><text:span text:style-name="Source_20_Text"><text:span text:style-name="T122">single_cls: false</text:span></text:span></text:p>
      <text:p text:style-name="P122"><text:span text:style-name="Source_20_Text"><text:span text:style-name="T122">rect: false</text:span></text:span></text:p>
      <text:p text:style-name="P122"><text:span text:style-name="Source_20_Text"><text:span text:style-name="T122">cos_lr: false</text:span></text:span></text:p>
      <text:p text:style-name="P122"><text:span text:style-name="Source_20_Text"><text:span text:style-name="T122">close_mosaic: 10</text:span></text:span></text:p>
      <text:p text:style-name="P122"><text:span text:style-name="Source_20_Text"><text:span text:style-name="T122">resume: false</text:span></text:span></text:p>
      <text:p text:style-name="P122"><text:span text:style-name="Source_20_Text"><text:span text:style-name="T122">amp: true</text:span></text:span></text:p>
      <text:p text:style-name="P122"><text:span text:style-name="Source_20_Text"><text:span text:style-name="T122">fraction: 1.0</text:span></text:span></text:p>
      <text:p text:style-name="P122"><text:span text:style-name="Source_20_Text"><text:span text:style-name="T122">profile: false</text:span></text:span></text:p>
      <text:p text:style-name="P122"><text:span text:style-name="Source_20_Text"><text:span text:style-name="T122">freeze: None</text:span></text:span></text:p>
      <text:p text:style-name="P122"><text:span text:style-name="Source_20_Text"><text:span text:style-name="T122">multi_scale: false</text:span></text:span></text:p>
      <text:p text:style-name="P122"><text:span text:style-name="Source_20_Text"><text:span text:style-name="T122">overlap_mask: true</text:span></text:span></text:p>
      <text:p text:style-name="P122"><text:span text:style-name="Source_20_Text"><text:span text:style-name="T122">mask_ratio: 4</text:span></text:span></text:p>
      <text:p text:style-name="P122"><text:span text:style-name="Source_20_Text"><text:span text:style-name="T122">dropout: 0.0</text:span></text:span></text:p>
      <text:p text:style-name="P122"><text:span text:style-name="Source_20_Text"><text:span text:style-name="T122">val: true</text:span></text:span></text:p>
      <text:p text:style-name="P122"><text:span text:style-name="Source_20_Text"><text:span text:style-name="T122">split: val</text:span></text:span></text:p>
      <text:p text:style-name="P122"><text:span text:style-name="Source_20_Text"><text:span text:style-name="T122">save_json: false</text:span></text:span></text:p>
      <text:p text:style-name="P122"><text:span text:style-name="Source_20_Text"><text:span text:style-name="T122">save_hybrid: false</text:span></text:span></text:p>
      <text:p text:style-name="P122"><text:span text:style-name="Source_20_Text"><text:span text:style-name="T122">conf: null</text:span></text:span></text:p>
      <text:p text:style-name="P122"><text:span text:style-name="Source_20_Text"><text:span text:style-name="T122">iou: 0.7</text:span></text:span></text:p>
      <text:p text:style-name="P122"><text:span text:style-name="Source_20_Text"><text:span text:style-name="T122">max_det: 300</text:span></text:span></text:p>
      <text:p text:style-name="P122"><text:span text:style-name="Source_20_Text"><text:span text:style-name="T122">half: false</text:span></text:span></text:p>
      <text:p text:style-name="P122"><text:span text:style-name="Source_20_Text"><text:span text:style-name="T122">dnn: false</text:span></text:span></text:p>
      <text:p text:style-name="P122"><text:span text:style-name="Source_20_Text"><text:span text:style-name="T122">plots: true</text:span></text:span></text:p>
      <text:p text:style-name="P122"><text:span text:style-name="Source_20_Text"><text:span text:style-name="T122">source: null</text:span></text:span></text:p>
      <text:p text:style-name="P122"><text:span text:style-name="Source_20_Text"><text:span text:style-name="T122">vid_stride: 1</text:span></text:span></text:p>
      <text:p text:style-name="P122"><text:span text:style-name="Source_20_Text"><text:span text:style-name="T122">stream_buffer: false</text:span></text:span></text:p>
      <text:p text:style-name="P122"><text:span text:style-name="Source_20_Text"><text:span text:style-name="T122">visualize: false</text:span></text:span></text:p>
      <text:p text:style-name="P122"><text:span text:style-name="Source_20_Text"><text:span text:style-name="T122">augment: false</text:span></text:span></text:p>
      <text:p text:style-name="P122"><text:span text:style-name="Source_20_Text"><text:span text:style-name="T122">agnostic_nms: false</text:span></text:span></text:p>
      <text:p text:style-name="P122"><text:span text:style-name="Source_20_Text"><text:span text:style-name="T122">classes: null</text:span></text:span></text:p>
      <text:p text:style-name="P122"><text:span text:style-name="Source_20_Text"><text:span text:style-name="T122">retina_masks: false</text:span></text:span></text:p>
      <text:p text:style-name="P122"><text:span text:style-name="Source_20_Text"><text:span text:style-name="T122">embed: null</text:span></text:span></text:p>
      <text:p text:style-name="P122"><text:span text:style-name="Source_20_Text"><text:span text:style-name="T122">show: false</text:span></text:span></text:p>
      <text:p text:style-name="P122"><text:span text:style-name="Source_20_Text"><text:span text:style-name="T122">save_frames: false</text:span></text:span></text:p>
      <text:p text:style-name="P122"><text:span text:style-name="Source_20_Text"><text:span text:style-name="T122">save_txt: false</text:span></text:span></text:p>
      <text:p text:style-name="P122"><text:span text:style-name="Source_20_Text"><text:span text:style-name="T122">save_conf: false</text:span></text:span></text:p>
      <text:p text:style-name="P122"><text:span text:style-name="Source_20_Text"><text:span text:style-name="T122">save_crop: false</text:span></text:span></text:p>
      <text:p text:style-name="P122"><text:span text:style-name="Source_20_Text"><text:span text:style-name="T122">show_labels: true</text:span></text:span></text:p>
      <text:p text:style-name="P122"><text:span text:style-name="Source_20_Text"><text:span text:style-name="T122">show_conf: true</text:span></text:span></text:p>
      <text:p text:style-name="P122"><text:span text:style-name="Source_20_Text"><text:span text:style-name="T122">show_boxes: true</text:span></text:span></text:p>
      <text:p text:style-name="P122"><text:span text:style-name="Source_20_Text"><text:span text:style-name="T122">line_width: null</text:span></text:span></text:p>
      <text:p text:style-name="P122"><text:span text:style-name="Source_20_Text"><text:span text:style-name="T122">format: torchscript</text:span></text:span></text:p>
      <text:p text:style-name="P122"><text:span text:style-name="Source_20_Text"><text:span text:style-name="T122">keras: false</text:span></text:span></text:p>
      <text:p text:style-name="P122"><text:span text:style-name="Source_20_Text"><text:span text:style-name="T122">optimize: false</text:span></text:span></text:p>
      <text:p text:style-name="P122"><text:span text:style-name="Source_20_Text"><text:span text:style-name="T122">int8: false</text:span></text:span></text:p>
      <text:p text:style-name="P122"><text:span text:style-name="Source_20_Text"><text:span text:style-name="T122">dynamic: false</text:span></text:span></text:p>
      <text:p text:style-name="P122"><text:span text:style-name="Source_20_Text"><text:span text:style-name="T122">simplify: false</text:span></text:span></text:p>
      <text:p text:style-name="P122"><text:span text:style-name="Source_20_Text"><text:span text:style-name="T122">opset: null</text:span></text:span></text:p>
      <text:p text:style-name="P122"><text:span text:style-name="Source_20_Text"><text:span text:style-name="T122">workspace: 4</text:span></text:span></text:p>
      <text:p text:style-name="P122"><text:span text:style-name="Source_20_Text"><text:span text:style-name="T122">nms: false</text:span></text:span></text:p>
      <text:p text:style-name="P122"><text:span text:style-name="Source_20_Text"><text:span text:style-name="T122">lr0: 0.01</text:span></text:span></text:p>
      <text:p text:style-name="P122"><text:span text:style-name="Source_20_Text"><text:span text:style-name="T122">lrf: 0.01</text:span></text:span></text:p>
      <text:p text:style-name="P122"><text:span text:style-name="Source_20_Text"><text:span text:style-name="T122">momentum: 0.937</text:span></text:span></text:p>
      <text:p text:style-name="P122"><text:span text:style-name="Source_20_Text"><text:span text:style-name="T122">weight_decay: 0.0005</text:span></text:span></text:p>
      <text:p text:style-name="P122"><text:span text:style-name="Source_20_Text"><text:span text:style-name="T122">warmup_epochs: 3.0</text:span></text:span></text:p>
      <text:p text:style-name="P122"><text:span text:style-name="Source_20_Text"><text:span text:style-name="T122">warmup_momentum: 0.8</text:span></text:span></text:p>
      <text:p text:style-name="P122"><text:span text:style-name="Source_20_Text"><text:span text:style-name="T122">warmup_bias_lr: 0.1</text:span></text:span></text:p>
      <text:p text:style-name="P122"><text:span text:style-name="Source_20_Text"><text:span text:style-name="T122">box: 7.5</text:span></text:span></text:p>
      <text:p text:style-name="P122"><text:span text:style-name="Source_20_Text"><text:span text:style-name="T122">cls: 0.5</text:span></text:span></text:p>
      <text:p text:style-name="P122"><text:span text:style-name="Source_20_Text"><text:span text:style-name="T122">dfl: 1.5</text:span></text:span></text:p>
      <text:p text:style-name="P122"><text:span text:style-name="Source_20_Text"><text:span text:style-name="T122">pose: 12.0</text:span></text:span></text:p>
      <text:p text:style-name="P122"><text:span text:style-name="Source_20_Text"><text:span text:style-name="T122">kobj: 1.0</text:span></text:span></text:p>
      <text:p text:style-name="P122"><text:soft-page-break/><text:span text:style-name="Source_20_Text"><text:span text:style-name="T122">label_smoothing: 0.0</text:span></text:span></text:p>
      <text:p text:style-name="P122"><text:span text:style-name="Source_20_Text"><text:span text:style-name="T122">nbs: 64</text:span></text:span></text:p>
      <text:p text:style-name="P122"><text:span text:style-name="Source_20_Text"><text:span text:style-name="T122">hsv_h: 0.015</text:span></text:span></text:p>
      <text:p text:style-name="P122"><text:span text:style-name="Source_20_Text"><text:span text:style-name="T122">hsv_s: 0.7</text:span></text:span></text:p>
      <text:p text:style-name="P122"><text:span text:style-name="Source_20_Text"><text:span text:style-name="T122">hsv_v: 0.4</text:span></text:span></text:p>
      <text:p text:style-name="P122"><text:span text:style-name="Source_20_Text"><text:span text:style-name="T122">degrees: 0.0</text:span></text:span></text:p>
      <text:p text:style-name="P122"><text:span text:style-name="Source_20_Text"><text:span text:style-name="T122">translate: 0.1</text:span></text:span></text:p>
      <text:p text:style-name="P122"><text:span text:style-name="Source_20_Text"><text:span text:style-name="T122">scale: 0.5</text:span></text:span></text:p>
      <text:p text:style-name="P122"><text:span text:style-name="Source_20_Text"><text:span text:style-name="T122">shear: 0.0</text:span></text:span></text:p>
      <text:p text:style-name="P122"><text:span text:style-name="Source_20_Text"><text:span text:style-name="T122">perspective: 0.0</text:span></text:span></text:p>
      <text:p text:style-name="P122"><text:span text:style-name="Source_20_Text"><text:span text:style-name="T122">flipud: 0.0</text:span></text:span></text:p>
      <text:p text:style-name="P122"><text:span text:style-name="Source_20_Text"><text:span text:style-name="T122">fliplr: 0.5</text:span></text:span></text:p>
      <text:p text:style-name="P122"><text:span text:style-name="Source_20_Text"><text:span text:style-name="T122">bgr: 0.0</text:span></text:span></text:p>
      <text:p text:style-name="P122"><text:span text:style-name="Source_20_Text"><text:span text:style-name="T122">mosaic: 1.0</text:span></text:span></text:p>
      <text:p text:style-name="P122"><text:span text:style-name="Source_20_Text"><text:span text:style-name="T122">mixup: 0.0</text:span></text:span></text:p>
      <text:p text:style-name="P122"><text:span text:style-name="Source_20_Text"><text:span text:style-name="T122">copy_paste: 0.0</text:span></text:span></text:p>
      <text:p text:style-name="P122"><text:span text:style-name="Source_20_Text"><text:span text:style-name="T122">auto_augment: randaugment</text:span></text:span></text:p>
      <text:p text:style-name="P122"><text:span text:style-name="Source_20_Text"><text:span text:style-name="T122">erasing: 0.4</text:span></text:span></text:p>
      <text:p text:style-name="P122"><text:span text:style-name="Source_20_Text"><text:span text:style-name="T122">crop_fraction: 1.0</text:span></text:span></text:p>
      <text:p text:style-name="P122"><text:span text:style-name="Source_20_Text"><text:span text:style-name="T122">cfg: null</text:span></text:span></text:p>
      <text:p text:style-name="P122"><text:span text:style-name="Source_20_Text"><text:span text:style-name="T122">tracker: botsort.yaml</text:span></text:span></text:p>
      <text:p text:style-name="P122"><text:span text:style-name="Source_20_Text"><text:span text:style-name="T122"/></text:span></text:p>
      <text:p text:style-name="P363">(yolo5) user@userevgeny:~/WORK/NEURO/yolo8$</text:p>
      <text:p text:style-name="P134"><text:span text:style-name="Source_20_Text"><text:span text:style-name="T463">conda activate yolo5 &amp;&amp; \</text:span></text:span></text:p>
      <text:p text:style-name="P120"><text:span text:style-name="Source_20_Text">yolo task=detect </text:span><text:span text:style-name="Source_20_Text"><text:span text:style-name="T436">\</text:span></text:span></text:p>
      <text:p text:style-name="P120"><text:span text:style-name="Source_20_Text">mode=predict </text:span><text:span text:style-name="Source_20_Text"><text:span text:style-name="T436">\</text:span></text:span></text:p>
      <text:p text:style-name="P120"><text:span text:style-name="Source_20_Text">model=/home/user/WORK/NEURO/yolo8/runs/detect/train_yolov8n_30e/weights/best.pt </text:span><text:span text:style-name="Source_20_Text"><text:span text:style-name="T436">\</text:span></text:span></text:p>
      <text:p text:style-name="P120"><text:span text:style-name="Source_20_Text">source=night_flyght.MP4 </text:span><text:span text:style-name="Source_20_Text"><text:span text:style-name="T436">\</text:span></text:span></text:p>
      <text:p text:style-name="P120"><text:span text:style-name="Source_20_Text">show=True </text:span><text:span text:style-name="Source_20_Text"><text:span text:style-name="T436">\</text:span></text:span></text:p>
      <text:p text:style-name="P120"><text:span text:style-name="Source_20_Text">imgsz=</text:span><text:span text:style-name="Source_20_Text"><text:span text:style-name="T461">1080</text:span></text:span><text:span text:style-name="Source_20_Text"> </text:span><text:span text:style-name="Source_20_Text"><text:span text:style-name="T436">\</text:span></text:span></text:p>
      <text:p text:style-name="P120"><text:span text:style-name="Source_20_Text">name=yolov8n_</text:span><text:span text:style-name="Source_20_Text"><text:span text:style-name="T441">3</text:span></text:span><text:span text:style-name="Source_20_Text">0e_infer</text:span><text:span text:style-name="Source_20_Text"><text:span text:style-name="T436">256</text:span></text:span><text:span text:style-name="Source_20_Text"> </text:span><text:span text:style-name="Source_20_Text"><text:span text:style-name="T436">\</text:span></text:span></text:p>
      <text:p text:style-name="P120"><text:span text:style-name="Source_20_Text">hide_labels=True</text:span></text:p>
      <text:p text:style-name="P121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22"><text:span text:style-name="Source_20_Text"><text:span text:style-name="T122"/></text:span></text:p>
      <text:p text:style-name="P122"><text:span text:style-name="Source_20_Text"><text:span text:style-name="T446"/></text:span></text:p>
      <text:p text:style-name="P122"><text:span text:style-name="Source_20_Text"><text:span text:style-name="T448">Обязательные для ONNX </text:span></text:span><text:span text:style-name="Source_20_Text"><text:span text:style-name="T443">imgsz, half, dynamic, simplify, opset, batch</text:span></text:span></text:p>
      <text:p text:style-name="P122"><text:span text:style-name="Source_20_Text"><text:span text:style-name="T122"/></text:span></text:p>
      <text:p text:style-name="P384">ЭКСПОРТ <text:s/>в <text:s/>onnx</text:p>
      <text:p text:style-name="P362">(yolo5) user@userevgeny:~/WORK/NEURO/yolo8$</text:p>
      <text:p text:style-name="P134"><text:span text:style-name="Source_20_Text"><text:span text:style-name="T463">conda activate yolo5 &amp;&amp; \</text:span></text:span></text:p>
      <text:p text:style-name="P120"><text:span text:style-name="Source_20_Text">olo export </text:span><text:span text:style-name="Source_20_Text"><text:span text:style-name="T441">\</text:span></text:span></text:p>
      <text:p text:style-name="P120"><text:span text:style-name="Source_20_Text">model=/home/user/WORK/NEURO/yolo8/runs/detect/train_yolov8n_30e/weights/best.pt </text:span><text:span text:style-name="Source_20_Text"><text:span text:style-name="T441">\</text:span></text:span></text:p>
      <text:p text:style-name="P120"><text:span text:style-name="Source_20_Text"><text:span text:style-name="T441">format</text:span></text:span><text:span text:style-name="Source_20_Text">=onnx </text:span><text:span text:style-name="Source_20_Text"><text:span text:style-name="T460">\</text:span></text:span></text:p>
      <text:p text:style-name="P130"><text:span text:style-name="Source_20_Text"><text:span text:style-name="T447">imgsz=</text:span></text:span><text:span text:style-name="Source_20_Text"><text:span text:style-name="T444">256</text:span></text:span><text:span text:style-name="Source_20_Text"><text:span text:style-name="T442"> </text:span></text:span><text:span text:style-name="Source_20_Text"><text:span text:style-name="T444">\</text:span></text:span></text:p>
      <text:p text:style-name="P133"><text:span text:style-name="Source_20_Text"><text:span text:style-name="T449">opset=12 \</text:span></text:span></text:p>
      <text:p text:style-name="P132"><text:span text:style-name="Source_20_Text"><text:span text:style-name="T445">dynamic</text:span></text:span><text:span text:style-name="Source_20_Text"><text:span text:style-name="T449">=</text:span></text:span><text:span text:style-name="Source_20_Text"><text:span text:style-name="T448">true </text:span></text:span><text:span text:style-name="Source_20_Text"><text:span text:style-name="T449">\</text:span></text:span></text:p>
      <text:p text:style-name="P132"><text:span text:style-name="Source_20_Text"><text:span text:style-name="T445">batch</text:span></text:span><text:span text:style-name="Source_20_Text"><text:span text:style-name="T449">=1 \</text:span></text:span></text:p>
      <text:p text:style-name="P133"><text:span text:style-name="Source_20_Text"><text:span text:style-name="T444">int8</text:span></text:span><text:span text:style-name="Source_20_Text"><text:span text:style-name="T448">=true \</text:span></text:span></text:p>
      <text:p text:style-name="P133"><text:span text:style-name="Source_20_Text"><text:span text:style-name="T448">data=night_fly_256.yaml \</text:span></text:span></text:p>
      <text:p text:style-name="P131"><text:span text:style-name="Source_20_Text"><text:span text:style-name="T450">device=0</text:span></text:span></text:p>
      <text:p text:style-name="P131"><text:span text:style-name="Source_20_Text"><text:span text:style-name="T450"/></text:span></text:p>
      <text:p text:style-name="P133"><text:span text:style-name="Source_20_Text"><text:span text:style-name="T451">#</text:span></text:span><text:span text:style-name="Source_20_Text"><text:span text:style-name="T445">half</text:span></text:span><text:span text:style-name="Source_20_Text"><text:span text:style-name="T447">=</text:span></text:span><text:span text:style-name="Source_20_Text"><text:span text:style-name="T448">true</text:span></text:span><text:span text:style-name="Source_20_Text"><text:span text:style-name="T442"> </text:span></text:span><text:span text:style-name="Source_20_Text"><text:span text:style-name="T450">\</text:span></text:span></text:p>
      <text:p text:style-name="P133"><text:span text:style-name="Source_20_Text"><text:span text:style-name="T451">#</text:span></text:span><text:span text:style-name="Source_20_Text"><text:span text:style-name="T445">simplify</text:span></text:span><text:span text:style-name="Source_20_Text"><text:span text:style-name="T449">=</text:span></text:span><text:span text:style-name="Source_20_Text"><text:span text:style-name="T448">true </text:span></text:span><text:span text:style-name="Source_20_Text"><text:span text:style-name="T449">\</text:span></text:span></text:p>
      <text:p text:style-name="P132"><text:span text:style-name="Source_20_Text"><text:span text:style-name="T448"/></text:span></text:p>
      <text:p text:style-name="P136"><text:span text:style-name="Source_20_Text"><text:span text:style-name="T75">проверка работы onnx</text:span></text:span></text:p>
      <text:p text:style-name="P364">(yolo5) user@userevgeny:~/WORK/NEURO/yolo8$</text:p>
      <text:p text:style-name="P135"><text:span text:style-name="Source_20_Text"><text:span text:style-name="T463">conda activate yolo5 &amp;&amp; \</text:span></text:span></text:p>
      <text:p text:style-name="P135"><text:span text:style-name="Source_20_Text">yolo task=detect </text:span><text:span text:style-name="Source_20_Text"><text:span text:style-name="T436">\</text:span></text:span></text:p>
      <text:p text:style-name="P135"><text:span text:style-name="Source_20_Text">mode=predict </text:span><text:span text:style-name="Source_20_Text"><text:span text:style-name="T436">\</text:span></text:span></text:p>
      <text:p text:style-name="P135"><text:span text:style-name="Source_20_Text">model=/home/user/WORK/NEURO/yolo8/runs/detect/train_yolov8n_30e/weights/</text:span><text:span text:style-name="Source_20_Text"><text:span text:style-name="T464">best.onnx</text:span></text:span><text:span text:style-name="Source_20_Text"> </text:span><text:span text:style-name="Source_20_Text"><text:span text:style-name="T436">\</text:span></text:span></text:p>
      <text:p text:style-name="P135"><text:span text:style-name="Source_20_Text">source=night_flyght.MP4 </text:span><text:span text:style-name="Source_20_Text"><text:span text:style-name="T436">\</text:span></text:span></text:p>
      <text:p text:style-name="P135"><text:span text:style-name="Source_20_Text">show=True </text:span><text:span text:style-name="Source_20_Text"><text:span text:style-name="T436">\</text:span></text:span></text:p>
      <text:p text:style-name="P135"><text:span text:style-name="Source_20_Text">imgsz=</text:span><text:span text:style-name="Source_20_Text"><text:span text:style-name="T461">1080</text:span></text:span><text:span text:style-name="Source_20_Text"> </text:span><text:span text:style-name="Source_20_Text"><text:span text:style-name="T436">\</text:span></text:span></text:p>
      <text:p text:style-name="P135"><text:span text:style-name="Source_20_Text">name=yolov8n_</text:span><text:span text:style-name="Source_20_Text"><text:span text:style-name="T441">3</text:span></text:span><text:span text:style-name="Source_20_Text">0e_infer</text:span><text:span text:style-name="Source_20_Text"><text:span text:style-name="T436">256</text:span></text:span><text:span text:style-name="Source_20_Text"> </text:span><text:span text:style-name="Source_20_Text"><text:span text:style-name="T436">\</text:span></text:span></text:p>
      <text:p text:style-name="P135"><text:soft-page-break/><text:span text:style-name="Source_20_Text">hide_labels=True</text:span></text:p>
      <text:p text:style-name="P137"><text:span text:style-name="Source_20_Text"><text:span text:style-name="T76">успешно</text:span></text:span></text:p>
      <text:p text:style-name="P132"><text:span text:style-name="Source_20_Text"><text:span text:style-name="T448"/></text:span></text:p>
      <text:p text:style-name="P20"><text:span text:style-name="Source_20_Text"><text:span text:style-name="T38">0</text:span></text:span><text:span text:style-name="Source_20_Text"><text:span text:style-name="T44">5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22"><text:span text:style-name="Source_20_Text"><text:span text:style-name="T71"/></text:span></text:p>
      <text:p text:style-name="P376"><text:span text:style-name="Source_20_Text"><text:span text:style-name="T295"/></text:span></text:p>
      <text:p text:style-name="P375"><text:span text:style-name="Source_20_Text"><text:span text:style-name="T90">Сконвертировано предобученная <text:s/>onnx (yolo5) в rknn <text:s/>Работает</text:span></text:span></text:p>
      <text:p text:style-name="P374"><text:span text:style-name="Source_20_Text"/></text:p>
      <text:p text:style-name="P375"><text:span text:style-name="Source_20_Text"><text:span text:style-name="T335">cd ~/WORK/NEURO/rknn-toolkit2-2.1.0/rknn-toolkit2/examples/onnx/yolov5 &amp;&amp; \</text:span></text:span></text:p>
      <text:p text:style-name="P375"><text:span text:style-name="Source_20_Text"><text:span text:style-name="T334">conda activate fastdeploy </text:span></text:span><text:span text:style-name="Source_20_Text"><text:span text:style-name="T335">&amp;&amp; \</text:span></text:span></text:p>
      <text:p text:style-name="P375"><text:span text:style-name="Source_20_Text"><text:span text:style-name="T335">python test.py</text:span></text:span></text:p>
      <text:p text:style-name="P375"><text:span text:style-name="Source_20_Text"><text:span text:style-name="T295"/></text:span></text:p>
      <text:p text:style-name="P377"><text:span text:style-name="Source_20_Text"><text:span text:style-name="T335">cd </text:span></text:span><text:span text:style-name="Source_20_Text"><text:span text:style-name="T336">~</text:span></text:span><text:span text:style-name="Source_20_Text"><text:span text:style-name="T335">/Desktop/CONVERT_ONNX_RKNN &amp;&amp; \</text:span></text:span></text:p>
      <text:p text:style-name="P377"><text:span text:style-name="Source_20_Text"><text:span text:style-name="T334">conda activate fastdeploy </text:span></text:span><text:span text:style-name="Source_20_Text"><text:span text:style-name="T335">&amp;&amp; \</text:span></text:span></text:p>
      <text:p text:style-name="P377"><text:span text:style-name="Source_20_Text"><text:span text:style-name="T335">python test.py</text:span></text:span></text:p>
      <text:p text:style-name="P375"><text:span text:style-name="Source_20_Text"><text:span text:style-name="T295"/></text:span></text:p>
      <text:p text:style-name="P375"><text:span text:style-name="Source_20_Text"><text:span text:style-name="T127"/></text:span></text:p>
      <text:p text:style-name="P375"><text:span text:style-name="Source_20_Text"><text:span text:style-name="T127"/></text:span></text:p>
      <text:p text:style-name="P378"><text:span text:style-name="Source_20_Text"><text:span text:style-name="T128">Разобраться экспорт onnx</text:span></text:span></text:p>
      <text:p text:style-name="P317"><text:span text:style-name="Source_20_Text"><text:span text:style-name="T378">docker run -it --rm -v ~/yolov8:/yolov8 yolo8 detect predict save model=yolov8</text:span></text:span><text:span text:style-name="Source_20_Text"><text:span text:style-name="T386">n</text:span></text:span><text:span text:style-name="Source_20_Text"><text:span text:style-name="T378">.pt source=inputs/test.jpg</text:span></text:span></text:p>
      <text:p text:style-name="P228"><text:span text:style-name="Source_20_Text"><text:span text:style-name="T364">docker run -it --rm -v ~/yolov8:/yolov8 </text:span></text:span><text:span text:style-name="Source_20_Text"><text:span text:style-name="T111">yolo</text:span></text:span><text:span text:style-name="Source_20_Text"><text:span text:style-name="T134">8</text:span></text:span><text:span text:style-name="Source_20_Text"><text:span text:style-name="T111"> export model= </text:span></text:span><text:span text:style-name="Source_20_Text"><text:span text:style-name="T364">yolov8</text:span></text:span><text:span text:style-name="Source_20_Text"><text:span text:style-name="T365">n</text:span></text:span><text:span text:style-name="Source_20_Text"><text:span text:style-name="T364">.pt</text:span></text:span><text:span text:style-name="Source_20_Text"><text:span text:style-name="T111"> format=onnx imgsz=</text:span></text:span><text:span text:style-name="Source_20_Text"><text:span text:style-name="T134">640</text:span></text:span><text:span text:style-name="Source_20_Text"><text:span text:style-name="T111">,</text:span></text:span><text:span text:style-name="Source_20_Text"><text:span text:style-name="T134">640</text:span></text:span></text:p>
      <text:p text:style-name="P378"><text:span text:style-name="Source_20_Text"><text:span text:style-name="T128"/></text:span></text:p>
      <text:p text:style-name="P230"><text:span text:style-name="T315">(yolo5) user@userevgeny:~/WORK/NEURO/yolo8$</text:span><text:span text:style-name="T205"> <text:s text:c="2"/></text:span><text:span text:style-name="T215">дообучение</text:span></text:p>
      <text:p text:style-name="P230"><text:span text:style-name="Source_20_Text"><text:span text:style-name="T61">conda activate yolo5 &amp;&amp; \</text:span></text:span></text:p>
      <text:p text:style-name="P230">yolo task=detect <text:span text:style-name="T433">\</text:span></text:p>
      <text:p text:style-name="P230">mode=train <text:span text:style-name="T433">\</text:span></text:p>
      <text:p text:style-name="P230">model=yolov8n.pt <text:span text:style-name="T433">\</text:span></text:p>
      <text:p text:style-name="P230">imgsz=<text:span text:style-name="T433">256</text:span> <text:span text:style-name="T433">\</text:span></text:p>
      <text:p text:style-name="P230">data=night_fly_<text:span text:style-name="T434">256</text:span>.yaml <text:span text:style-name="T433">\</text:span></text:p>
      <text:p text:style-name="P230">epochs=<text:span text:style-name="T465">2</text:span> <text:span text:style-name="T433">\</text:span></text:p>
      <text:p text:style-name="P230">name=yolov8n_<text:span text:style-name="T465">2</text:span>e</text:p>
      <text:p text:style-name="P139"><text:span text:style-name="Source_20_Text"><text:span text:style-name="T230"/></text:span></text:p>
      <text:p text:style-name="P366">(yolo5) user@userevgeny:~/WORK/NEURO/yolo8$</text:p>
      <text:p text:style-name="P230"><text:span text:style-name="Source_20_Text"><text:span text:style-name="T61">conda activate yolo5 &amp;&amp; \</text:span></text:span></text:p>
      <text:p text:style-name="P138"><text:span text:style-name="Source_20_Text">yolo task=detect </text:span><text:span text:style-name="Source_20_Text"><text:span text:style-name="T436">\</text:span></text:span></text:p>
      <text:p text:style-name="P138"><text:span text:style-name="Source_20_Text">mode=predict </text:span><text:span text:style-name="Source_20_Text"><text:span text:style-name="T436">\</text:span></text:span></text:p>
      <text:p text:style-name="P138"><text:span text:style-name="Source_20_Text">model=/home/user/WORK/NEURO/yolo8/runs/detect/yolov8n_2e/weights/best.pt </text:span><text:span text:style-name="Source_20_Text"><text:span text:style-name="T436">\</text:span></text:span></text:p>
      <text:p text:style-name="P138"><text:span text:style-name="Source_20_Text">source=night_flyght.MP4 </text:span><text:span text:style-name="Source_20_Text"><text:span text:style-name="T436">\</text:span></text:span></text:p>
      <text:p text:style-name="P138"><text:span text:style-name="Source_20_Text">show=True </text:span><text:span text:style-name="Source_20_Text"><text:span text:style-name="T436">\</text:span></text:span></text:p>
      <text:p text:style-name="P138"><text:span text:style-name="Source_20_Text">imgsz=</text:span><text:span text:style-name="Source_20_Text"><text:span text:style-name="T467">640</text:span></text:span><text:span text:style-name="Source_20_Text"> </text:span><text:span text:style-name="Source_20_Text"><text:span text:style-name="T436">\</text:span></text:span></text:p>
      <text:p text:style-name="P138"><text:span text:style-name="Source_20_Text">name=yolov8n_</text:span><text:span text:style-name="Source_20_Text"><text:span text:style-name="T466">2</text:span></text:span><text:span text:style-name="Source_20_Text">e_infer</text:span><text:span text:style-name="Source_20_Text"><text:span text:style-name="T467">640</text:span></text:span><text:span text:style-name="Source_20_Text"> </text:span><text:span text:style-name="Source_20_Text"><text:span text:style-name="T436">\</text:span></text:span></text:p>
      <text:p text:style-name="P138"><text:span text:style-name="Source_20_Text">hide_labels=True</text:span></text:p>
      <text:p text:style-name="P138"><text:span text:style-name="Source_20_Text"/></text:p>
      <text:p text:style-name="P367">(yolo5) user@userevgeny:~/WORK/NEURO/yolo8$</text:p>
      <text:p text:style-name="P231"><text:span text:style-name="Source_20_Text"><text:span text:style-name="T61">conda activate yolo5 &amp;&amp; \</text:span></text:span></text:p>
      <text:p text:style-name="P140"><text:span text:style-name="Source_20_Text">yolo task=detect </text:span><text:span text:style-name="Source_20_Text"><text:span text:style-name="T436">\</text:span></text:span></text:p>
      <text:p text:style-name="P140"><text:span text:style-name="Source_20_Text">mode=predict </text:span><text:span text:style-name="Source_20_Text"><text:span text:style-name="T436">\</text:span></text:span></text:p>
      <text:p text:style-name="P140"><text:span text:style-name="Source_20_Text">model=/home/user/WORK/NEURO/yolo8/runs/detect/yolov8n_2e/weights/best.pt </text:span><text:span text:style-name="Source_20_Text"><text:span text:style-name="T436">\</text:span></text:span></text:p>
      <text:p text:style-name="P140"><text:span text:style-name="Source_20_Text">source=</text:span><text:span text:style-name="Source_20_Text"><text:span text:style-name="T468">nf_256.jpg</text:span></text:span><text:span text:style-name="Source_20_Text"> </text:span><text:span text:style-name="Source_20_Text"><text:span text:style-name="T436">\</text:span></text:span></text:p>
      <text:p text:style-name="P140"><text:span text:style-name="Source_20_Text">show=True </text:span><text:span text:style-name="Source_20_Text"><text:span text:style-name="T436">\</text:span></text:span></text:p>
      <text:p text:style-name="P140"><text:span text:style-name="Source_20_Text">imgsz=</text:span><text:span text:style-name="Source_20_Text"><text:span text:style-name="T467">640</text:span></text:span><text:span text:style-name="Source_20_Text"> </text:span><text:span text:style-name="Source_20_Text"><text:span text:style-name="T436">\</text:span></text:span></text:p>
      <text:p text:style-name="P140"><text:span text:style-name="Source_20_Text">name=yolov8n_</text:span><text:span text:style-name="Source_20_Text"><text:span text:style-name="T466">2</text:span></text:span><text:span text:style-name="Source_20_Text">e_infer</text:span><text:span text:style-name="Source_20_Text"><text:span text:style-name="T467">640</text:span></text:span><text:span text:style-name="Source_20_Text"> </text:span><text:span text:style-name="Source_20_Text"><text:span text:style-name="T436">\</text:span></text:span></text:p>
      <text:p text:style-name="P140"><text:span text:style-name="Source_20_Text">hide_labels=True</text:span></text:p>
      <text:p text:style-name="P378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367">(yolo5) user@userevgeny:~/WORK/NEURO/yolo8$</text:p>
      <text:p text:style-name="P231"><text:span text:style-name="Source_20_Text"><text:span text:style-name="T61">conda activate yolo5 &amp;&amp; \</text:span></text:span></text:p>
      <text:p text:style-name="P140"><text:span text:style-name="Source_20_Text">yolo </text:span><text:span text:style-name="Source_20_Text"><text:span text:style-name="T470">mode</text:span></text:span><text:span text:style-name="Source_20_Text">=</text:span><text:span text:style-name="Source_20_Text"><text:span text:style-name="T468">export</text:span></text:span><text:span text:style-name="Source_20_Text"> </text:span><text:span text:style-name="Source_20_Text"><text:span text:style-name="T436">\</text:span></text:span></text:p>
      <text:p text:style-name="P140"><text:span text:style-name="Source_20_Text">model=/home/user/WORK/NEURO/yolo8/runs/detect/yolov8n_2e/weights/best.pt </text:span><text:span text:style-name="Source_20_Text"><text:span text:style-name="T436">\</text:span></text:span></text:p>
      <text:p text:style-name="P140"><text:span text:style-name="Source_20_Text">imgsz=</text:span><text:span text:style-name="Source_20_Text"><text:span text:style-name="T471">640</text:span></text:span><text:span text:style-name="Source_20_Text"><text:span text:style-name="T469">,</text:span></text:span><text:span text:style-name="Source_20_Text"><text:span text:style-name="T471">640</text:span></text:span><text:span text:style-name="Source_20_Text"> </text:span><text:span text:style-name="Source_20_Text"><text:span text:style-name="T436">\</text:span></text:span></text:p>
      <text:p text:style-name="P232"><text:soft-page-break/><text:span text:style-name="Source_20_Text"><text:span text:style-name="T65">format=onnx</text:span></text:span></text:p>
      <text:p text:style-name="P368">(yolo5) user@userevgeny:~/WORK/NEURO/yolo8$</text:p>
      <text:p text:style-name="P233"><text:span text:style-name="Source_20_Text"><text:span text:style-name="T61">conda activate yolo5 &amp;&amp; \</text:span></text:span></text:p>
      <text:p text:style-name="P141"><text:span text:style-name="Source_20_Text">yolo task=detect </text:span><text:span text:style-name="Source_20_Text"><text:span text:style-name="T436">\</text:span></text:span></text:p>
      <text:p text:style-name="P141"><text:span text:style-name="Source_20_Text">mode=predict </text:span><text:span text:style-name="Source_20_Text"><text:span text:style-name="T436">\</text:span></text:span></text:p>
      <text:p text:style-name="P141"><text:span text:style-name="Source_20_Text">model=/home/user/WORK/NEURO/yolo8/runs/detect/yolov8n_2e/weights/best.</text:span><text:span text:style-name="Source_20_Text"><text:span text:style-name="T472">onnx</text:span></text:span><text:span text:style-name="Source_20_Text"> </text:span><text:span text:style-name="Source_20_Text"><text:span text:style-name="T436">\</text:span></text:span></text:p>
      <text:p text:style-name="P141"><text:span text:style-name="Source_20_Text">source=night_flyght.MP4 </text:span><text:span text:style-name="Source_20_Text"><text:span text:style-name="T436">\</text:span></text:span></text:p>
      <text:p text:style-name="P141"><text:span text:style-name="Source_20_Text">show=True </text:span><text:span text:style-name="Source_20_Text"><text:span text:style-name="T436">\</text:span></text:span></text:p>
      <text:p text:style-name="P141"><text:span text:style-name="Source_20_Text">imgsz=</text:span><text:span text:style-name="Source_20_Text"><text:span text:style-name="T467">640</text:span></text:span><text:span text:style-name="Source_20_Text"> </text:span><text:span text:style-name="Source_20_Text"><text:span text:style-name="T436">\</text:span></text:span></text:p>
      <text:p text:style-name="P141"><text:span text:style-name="Source_20_Text">name=yolov8n_</text:span><text:span text:style-name="Source_20_Text"><text:span text:style-name="T466">2</text:span></text:span><text:span text:style-name="Source_20_Text">e_infer</text:span><text:span text:style-name="Source_20_Text"><text:span text:style-name="T467">640</text:span></text:span><text:span text:style-name="Source_20_Text"> </text:span><text:span text:style-name="Source_20_Text"><text:span text:style-name="T436">\</text:span></text:span></text:p>
      <text:p text:style-name="P141"><text:span text:style-name="Source_20_Text">hide_labels=True</text:span></text:p>
      <text:p text:style-name="P380"><text:span text:style-name="Source_20_Text"><text:span text:style-name="T131">onxx работает </text:span></text:span><text:span text:style-name="Source_20_Text"><text:span text:style-name="T132">(конвертация есть только из 5 модели)</text:span></text:span></text:p>
      <text:p text:style-name="P375"><text:span text:style-name="Source_20_Text"><text:span text:style-name="T295"/></text:span></text:p>
      <text:p text:style-name="P374"><text:span text:style-name="Source_20_Text"><text:span text:style-name="T295"/></text:span></text:p>
      <text:p text:style-name="P21"><text:span text:style-name="Source_20_Text"><text:span text:style-name="T38">0</text:span></text:span><text:span text:style-name="Source_20_Text"><text:span text:style-name="T45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69"><text:span text:style-name="Source_20_Text"><text:span text:style-name="T35">snap install netron</text:span></text:span></text:p>
      <text:p text:style-name="P381"># Build a new model from YAML and start training from scratch</text:p>
      <text:p text:style-name="P369">(yolo5) user@userevgeny:~/WORK/NEURO/yolo8$</text:p>
      <text:p text:style-name="P143"><text:span text:style-name="Source_20_Text">conda activate yolo5 &amp;&amp; \</text:span></text:p>
      <text:p text:style-name="P143"><text:span text:style-name="Source_20_Text">yolo task=detect mode=train </text:span><text:span text:style-name="Source_20_Text"><text:span text:style-name="T437">\</text:span></text:span></text:p>
      <text:p text:style-name="P162"><text:span text:style-name="Source_20_Text">data=/home/user/WORK/NEURO/yolo8/night_fly_256.yaml </text:span><text:span text:style-name="Source_20_Text"><text:span text:style-name="T437">\</text:span></text:span></text:p>
      <text:p text:style-name="P143"><text:span text:style-name="Source_20_Text">model=/home/user/WORK/NEURO/yolo8/yolov8</text:span><text:span text:style-name="Source_20_Text"><text:span text:style-name="T474">n</text:span></text:span><text:span text:style-name="Source_20_Text">_1_class.yaml </text:span><text:span text:style-name="Source_20_Text"><text:span text:style-name="T437">\</text:span></text:span></text:p>
      <text:p text:style-name="P143"><text:span text:style-name="Source_20_Text">epochs=</text:span><text:span text:style-name="Source_20_Text"><text:span text:style-name="T473">2</text:span></text:span><text:span text:style-name="Source_20_Text"><text:span text:style-name="T474">0</text:span></text:span><text:span text:style-name="Source_20_Text"> </text:span><text:span text:style-name="Source_20_Text"><text:span text:style-name="T437">\</text:span></text:span></text:p>
      <text:p text:style-name="P143"><text:span text:style-name="Source_20_Text">imgsz=</text:span><text:span text:style-name="Source_20_Text"><text:span text:style-name="T437">256 </text:span></text:span><text:span text:style-name="Source_20_Text"><text:span text:style-name="T438">\</text:span></text:span></text:p>
      <text:p text:style-name="P143"><text:span text:style-name="Source_20_Text"><text:span text:style-name="T437">name=</text:span></text:span><text:span text:style-name="Source_20_Text"><text:span text:style-name="T439">train_</text:span></text:span><text:span text:style-name="Source_20_Text"><text:span text:style-name="T437">yolov8n_</text:span></text:span><text:span text:style-name="Source_20_Text"><text:span text:style-name="T475">2</text:span></text:span><text:span text:style-name="Source_20_Text"><text:span text:style-name="T438">0e</text:span></text:span></text:p>
      <text:p text:style-name="P163"><text:span text:style-name="Source_20_Text"><text:span text:style-name="T122">int8</text:span></text:span><text:span text:style-name="Source_20_Text"><text:span text:style-name="T123">=true \</text:span></text:span></text:p>
      <text:p text:style-name="P163"><text:span text:style-name="Source_20_Text"><text:span text:style-name="T122">show_conf</text:span></text:span><text:span text:style-name="Source_20_Text"><text:span text:style-name="T124">=false \</text:span></text:span></text:p>
      <text:p text:style-name="P163"><text:span text:style-name="Source_20_Text"><text:span text:style-name="T122">device</text:span></text:span><text:span text:style-name="Source_20_Text"><text:span text:style-name="T125">=</text:span></text:span><text:span text:style-name="Source_20_Text"><text:span text:style-name="T126">0</text:span></text:span><text:span text:style-name="Source_20_Text"><text:span text:style-name="T125"> \</text:span></text:span></text:p>
      <text:p text:style-name="P21"><text:span text:style-name="Source_20_Text"><text:span text:style-name="T39"/></text:span></text:p>
      <text:p text:style-name="P369">(yolo5) user@userevgeny:~/WORK/NEURO/yolo8$</text:p>
      <text:p text:style-name="P142"><text:span text:style-name="Source_20_Text"><text:span text:style-name="T463">conda activate yolo5 &amp;&amp; \</text:span></text:span></text:p>
      <text:p text:style-name="P142"><text:span text:style-name="Source_20_Text">yolo task=detect </text:span><text:span text:style-name="Source_20_Text"><text:span text:style-name="T436">\</text:span></text:span></text:p>
      <text:p text:style-name="P142"><text:span text:style-name="Source_20_Text">mode=predict </text:span><text:span text:style-name="Source_20_Text"><text:span text:style-name="T436">\</text:span></text:span></text:p>
      <text:p text:style-name="P142"><text:span text:style-name="Source_20_Text">model=/home/user/WORK/NEURO/yolo8/runs/detect/train_yolov8n_20e/weights/best.pt </text:span><text:span text:style-name="Source_20_Text"><text:span text:style-name="T436">\</text:span></text:span></text:p>
      <text:p text:style-name="P142"><text:span text:style-name="Source_20_Text">source=night_flyght.MP4 </text:span><text:span text:style-name="Source_20_Text"><text:span text:style-name="T436">\</text:span></text:span></text:p>
      <text:p text:style-name="P142"><text:span text:style-name="Source_20_Text">show=True </text:span><text:span text:style-name="Source_20_Text"><text:span text:style-name="T436">\</text:span></text:span></text:p>
      <text:p text:style-name="P142"><text:span text:style-name="Source_20_Text">imgsz=</text:span><text:span text:style-name="Source_20_Text"><text:span text:style-name="T461">1080</text:span></text:span><text:span text:style-name="Source_20_Text"> </text:span><text:span text:style-name="Source_20_Text"><text:span text:style-name="T436">\</text:span></text:span></text:p>
      <text:p text:style-name="P142"><text:span text:style-name="Source_20_Text">name=yolov8n_</text:span><text:span text:style-name="Source_20_Text"><text:span text:style-name="T441">3</text:span></text:span><text:span text:style-name="Source_20_Text">0e_infer</text:span><text:span text:style-name="Source_20_Text"><text:span text:style-name="T436">256</text:span></text:span><text:span text:style-name="Source_20_Text"> </text:span><text:span text:style-name="Source_20_Text"><text:span text:style-name="T436">\</text:span></text:span></text:p>
      <text:p text:style-name="P142"><text:span text:style-name="Source_20_Text">hide_labels=True</text:span></text:p>
      <text:p text:style-name="P143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43"><text:span text:style-name="Source_20_Text"><text:span text:style-name="T135"/></text:span></text:p>
      <text:p text:style-name="P385">ЭКСПОРТ <text:s/>в <text:s/>onnx</text:p>
      <text:p text:style-name="P370">(yolo5) user@userevgeny:~/WORK/NEURO/yolo8$</text:p>
      <text:p text:style-name="P144"><text:span text:style-name="Source_20_Text"><text:span text:style-name="T463">conda activate yolo5 &amp;&amp; \</text:span></text:span></text:p>
      <text:p text:style-name="P144"><text:span text:style-name="Source_20_Text">yolo export </text:span><text:span text:style-name="Source_20_Text"><text:span text:style-name="T441">\</text:span></text:span></text:p>
      <text:p text:style-name="P144"><text:span text:style-name="Source_20_Text">model=/home/user/WORK/NEURO/yolo8/runs/detect/train_yolov8n_20e/weights/best.pt </text:span><text:span text:style-name="Source_20_Text"><text:span text:style-name="T441">\</text:span></text:span></text:p>
      <text:p text:style-name="P144"><text:span text:style-name="Source_20_Text"><text:span text:style-name="T441">format</text:span></text:span><text:span text:style-name="Source_20_Text">=onnx </text:span><text:span text:style-name="Source_20_Text"><text:span text:style-name="T460">\</text:span></text:span></text:p>
      <text:p text:style-name="P145"><text:span text:style-name="Source_20_Text"><text:span text:style-name="T447">imgsz=</text:span></text:span><text:span text:style-name="Source_20_Text"><text:span text:style-name="T444">256</text:span></text:span><text:span text:style-name="Source_20_Text"><text:span text:style-name="T442"> </text:span></text:span><text:span text:style-name="Source_20_Text"><text:span text:style-name="T444">\</text:span></text:span></text:p>
      <text:p text:style-name="P145"><text:span text:style-name="Source_20_Text"><text:span text:style-name="T449">opset=12 \</text:span></text:span></text:p>
      <text:p text:style-name="P145"><text:span text:style-name="Source_20_Text"><text:span text:style-name="T448">data=night_fly_256.yaml </text:span></text:span></text:p>
      <text:p text:style-name="P145"><text:span text:style-name="Source_20_Text"><text:span text:style-name="T448"/></text:span></text:p>
      <text:p text:style-name="P145"><text:span text:style-name="Source_20_Text"><text:span text:style-name="T455">#</text:span></text:span><text:span text:style-name="Source_20_Text"><text:span text:style-name="T450">device=0</text:span></text:span></text:p>
      <text:p text:style-name="P145"><text:span text:style-name="Source_20_Text"><text:span text:style-name="T455">#</text:span></text:span><text:span text:style-name="Source_20_Text"><text:span text:style-name="T445">dynamic</text:span></text:span><text:span text:style-name="Source_20_Text"><text:span text:style-name="T449">=</text:span></text:span><text:span text:style-name="Source_20_Text"><text:span text:style-name="T448">true </text:span></text:span><text:span text:style-name="Source_20_Text"><text:span text:style-name="T449">\</text:span></text:span></text:p>
      <text:p text:style-name="P145"><text:span text:style-name="Source_20_Text"><text:span text:style-name="T455">#</text:span></text:span><text:span text:style-name="Source_20_Text"><text:span text:style-name="T445">batch</text:span></text:span><text:span text:style-name="Source_20_Text"><text:span text:style-name="T449">=1 \</text:span></text:span></text:p>
      <text:p text:style-name="P145"><text:span text:style-name="Source_20_Text"><text:span text:style-name="T455">#</text:span></text:span><text:span text:style-name="Source_20_Text"><text:span text:style-name="T444">int8</text:span></text:span><text:span text:style-name="Source_20_Text"><text:span text:style-name="T448">=true \</text:span></text:span></text:p>
      <text:p text:style-name="P145"><text:span text:style-name="Source_20_Text"><text:span text:style-name="T451">#</text:span></text:span><text:span text:style-name="Source_20_Text"><text:span text:style-name="T445">half</text:span></text:span><text:span text:style-name="Source_20_Text"><text:span text:style-name="T447">=</text:span></text:span><text:span text:style-name="Source_20_Text"><text:span text:style-name="T448">true</text:span></text:span><text:span text:style-name="Source_20_Text"><text:span text:style-name="T442"> </text:span></text:span><text:span text:style-name="Source_20_Text"><text:span text:style-name="T450">\</text:span></text:span></text:p>
      <text:p text:style-name="P145"><text:span text:style-name="Source_20_Text"><text:span text:style-name="T451">#</text:span></text:span><text:span text:style-name="Source_20_Text"><text:span text:style-name="T445">simplify</text:span></text:span><text:span text:style-name="Source_20_Text"><text:span text:style-name="T449">=</text:span></text:span><text:span text:style-name="Source_20_Text"><text:span text:style-name="T448">true </text:span></text:span><text:span text:style-name="Source_20_Text"><text:span text:style-name="T449">\</text:span></text:span></text:p>
      <text:p text:style-name="P145"><text:span text:style-name="Source_20_Text"><text:span text:style-name="T448"/></text:span></text:p>
      <text:p text:style-name="P145"><text:span text:style-name="Source_20_Text"><text:span text:style-name="T75">проверка работы onnx</text:span></text:span></text:p>
      <text:p text:style-name="P370">(yolo5) user@userevgeny:~/WORK/NEURO/yolo8$</text:p>
      <text:p text:style-name="P144"><text:span text:style-name="Source_20_Text"><text:span text:style-name="T463">conda activate yolo5 &amp;&amp; \</text:span></text:span></text:p>
      <text:p text:style-name="P144"><text:span text:style-name="Source_20_Text">yolo task=detect </text:span><text:span text:style-name="Source_20_Text"><text:span text:style-name="T436">\</text:span></text:span></text:p>
      <text:p text:style-name="P144"><text:span text:style-name="Source_20_Text">mode=predict </text:span><text:span text:style-name="Source_20_Text"><text:span text:style-name="T436">\</text:span></text:span></text:p>
      <text:p text:style-name="P144"><text:soft-page-break/><text:span text:style-name="Source_20_Text">model=/home/user/WORK/NEURO/yolo8/runs/detect/train_yolov8n_20e/weights/</text:span><text:span text:style-name="Source_20_Text"><text:span text:style-name="T464">best.onnx</text:span></text:span><text:span text:style-name="Source_20_Text"> </text:span><text:span text:style-name="Source_20_Text"><text:span text:style-name="T436">\</text:span></text:span></text:p>
      <text:p text:style-name="P144"><text:span text:style-name="Source_20_Text">source=n</text:span><text:span text:style-name="Source_20_Text"><text:span text:style-name="T479">f_256.jpg</text:span></text:span><text:span text:style-name="Source_20_Text"> </text:span><text:span text:style-name="Source_20_Text"><text:span text:style-name="T436">\</text:span></text:span></text:p>
      <text:p text:style-name="P144"><text:span text:style-name="Source_20_Text">show=True </text:span><text:span text:style-name="Source_20_Text"><text:span text:style-name="T436">\</text:span></text:span></text:p>
      <text:p text:style-name="P144"><text:span text:style-name="Source_20_Text">imgsz=</text:span><text:span text:style-name="Source_20_Text"><text:span text:style-name="T477">256</text:span></text:span><text:span text:style-name="Source_20_Text"> </text:span><text:span text:style-name="Source_20_Text"><text:span text:style-name="T436">\</text:span></text:span></text:p>
      <text:p text:style-name="P144"><text:span text:style-name="Source_20_Text">name=yolov8n_</text:span><text:span text:style-name="Source_20_Text"><text:span text:style-name="T476">2</text:span></text:span><text:span text:style-name="Source_20_Text">0e_infer</text:span><text:span text:style-name="Source_20_Text"><text:span text:style-name="T436">256</text:span></text:span><text:span text:style-name="Source_20_Text"> </text:span><text:span text:style-name="Source_20_Text"><text:span text:style-name="T436">\</text:span></text:span></text:p>
      <text:p text:style-name="P144"><text:span text:style-name="Source_20_Text">hide_labels=True</text:span></text:p>
      <text:p text:style-name="P164"><text:span text:style-name="Source_20_Text"><text:span text:style-name="T77">Детекция есть </text:span></text:span></text:p>
      <text:p text:style-name="P146"><text:span text:style-name="Source_20_Text"/></text:p>
      <text:p text:style-name="P147"><text:span text:style-name="Source_20_Text"><text:span text:style-name="T77">Теперь нужно convert </text:span></text:span><text:span text:style-name="Source_20_Text"><text:span text:style-name="T78">yolo8 </text:span></text:span><text:span text:style-name="Source_20_Text"><text:span text:style-name="T77">to rknn and inference in OrangeOi</text:span></text:span></text:p>
      <text:p text:style-name="P147"><text:span text:style-name="Source_20_Text"><text:span text:style-name="T77"/></text:span></text:p>
      <text:p text:style-name="P382"><text:span text:style-name="Source_20_Text"><text:span text:style-name="T440">ЭКСПОРТ <text:s/>в <text:s/>onnx </text:span></text:span><text:span text:style-name="Source_20_Text"><text:span text:style-name="T459">и в rknn</text:span></text:span></text:p>
      <text:p text:style-name="P165"><text:span text:style-name="Source_20_Text"><text:span text:style-name="T442">docker run -v </text:span></text:span><text:span text:style-name="Source_20_Text">/home/user/WORK/NEURO/yolo8/runs/detect/train_yolov8n_20e/weights</text:span><text:span text:style-name="Source_20_Text"><text:span text:style-name="T442">:/share </text:span></text:span><text:span text:style-name="Source_20_Text"><text:span text:style-name="T444">\</text:span></text:span></text:p>
      <text:p text:style-name="P165"><text:span text:style-name="Source_20_Text"><text:span text:style-name="T442">ilooro/rknn-converter:latest </text:span></text:span><text:span text:style-name="Source_20_Text"><text:span text:style-name="T444">\</text:span></text:span></text:p>
      <text:p text:style-name="P165"><text:span text:style-name="Source_20_Text"><text:span text:style-name="T442">--model best.pt </text:span></text:span><text:span text:style-name="Source_20_Text"><text:span text:style-name="T444">\</text:span></text:span></text:p>
      <text:p text:style-name="P165"><text:span text:style-name="Source_20_Text"><text:span text:style-name="T442">--height </text:span></text:span><text:span text:style-name="Source_20_Text"><text:span text:style-name="T444">256</text:span></text:span><text:span text:style-name="Source_20_Text"><text:span text:style-name="T442"> </text:span></text:span><text:span text:style-name="Source_20_Text"><text:span text:style-name="T444">\</text:span></text:span></text:p>
      <text:p text:style-name="P165"><text:span text:style-name="Source_20_Text"><text:span text:style-name="T442">--width </text:span></text:span><text:span text:style-name="Source_20_Text"><text:span text:style-name="T444">256</text:span></text:span><text:span text:style-name="Source_20_Text"><text:span text:style-name="T442"> </text:span></text:span><text:span text:style-name="Source_20_Text"><text:span text:style-name="T444">\</text:span></text:span></text:p>
      <text:p text:style-name="P165"><text:span text:style-name="Source_20_Text"><text:span text:style-name="T442">--quant </text:span></text:span><text:span text:style-name="Source_20_Text"><text:span text:style-name="T444">\</text:span></text:span></text:p>
      <text:p text:style-name="P165"><text:span text:style-name="Source_20_Text"><text:span text:style-name="T442">--model_version 8</text:span></text:span></text:p>
      <text:p text:style-name="P147"><text:span text:style-name="Source_20_Text"><text:span text:style-name="T77"/></text:span></text:p>
      <text:p text:style-name="P148"><text:span text:style-name="Source_20_Text"><text:span text:style-name="T136">Новый репозиторий от Rockchip <text:s/>-</text:span></text:span><text:span text:style-name="Source_20_Text"><text:span text:style-name="T137"> все yolo <text:s/>- работаю с 8</text:span></text:span></text:p>
      <text:p text:style-name="P147"><text:a xlink:type="simple" xlink:href="https://github.com/airockchip/rknn_model_zoo/tree/main" text:style-name="Internet_20_link" text:visited-style-name="Visited_20_Internet_20_Link"><text:span text:style-name="Source_20_Text"><text:span text:style-name="T485">https://github.com/airockchip/rknn_model_zoo/tree/main</text:span></text:span></text:a></text:p>
      <text:p text:style-name="P147"><text:span text:style-name="Source_20_Text"/></text:p>
      <text:p text:style-name="P147"><text:span text:style-name="Source_20_Text"/></text:p>
      <text:p text:style-name="P383"><text:span text:style-name="Source_20_Text"><text:span text:style-name="T440">ЭКСПОРТ <text:s/>в <text:s/>onnx </text:span></text:span><text:span text:style-name="Source_20_Text"><text:span text:style-name="T459">и в rknn </text:span></text:span><text:span text:style-name="Source_20_Text"><text:span text:style-name="T499">coco128</text:span></text:span></text:p>
      <text:p text:style-name="P166"><text:span text:style-name="Source_20_Text"><text:span text:style-name="T442">docker run -v /home/user/WORK/NEURO/yolo8/to_docker:/share </text:span></text:span><text:span text:style-name="Source_20_Text"><text:span text:style-name="T444">\</text:span></text:span></text:p>
      <text:p text:style-name="P166"><text:span text:style-name="Source_20_Text"><text:span text:style-name="T442">ilooro/rknn-converter:latest </text:span></text:span><text:span text:style-name="Source_20_Text"><text:span text:style-name="T444">\</text:span></text:span></text:p>
      <text:p text:style-name="P166"><text:span text:style-name="Source_20_Text"><text:span text:style-name="T442">--model yolov8n.pt </text:span></text:span><text:span text:style-name="Source_20_Text"><text:span text:style-name="T444">\</text:span></text:span></text:p>
      <text:p text:style-name="P166"><text:span text:style-name="Source_20_Text"><text:span text:style-name="T442">--model_version 8 </text:span></text:span><text:span text:style-name="Source_20_Text"><text:span text:style-name="T456">\</text:span></text:span></text:p>
      <text:p text:style-name="P167"><text:span text:style-name="Source_20_Text"><text:span text:style-name="T442">--height </text:span></text:span><text:span text:style-name="Source_20_Text"><text:span text:style-name="T456">640</text:span></text:span><text:span text:style-name="Source_20_Text"><text:span text:style-name="T442"> </text:span></text:span><text:span text:style-name="Source_20_Text"><text:span text:style-name="T444">\</text:span></text:span></text:p>
      <text:p text:style-name="P167"><text:span text:style-name="Source_20_Text"><text:span text:style-name="T442">--width </text:span></text:span><text:span text:style-name="Source_20_Text"><text:span text:style-name="T456">640 </text:span></text:span><text:span text:style-name="Source_20_Text"><text:span text:style-name="T457">\</text:span></text:span></text:p>
      <text:p text:style-name="P168"><text:span text:style-name="Source_20_Text"><text:span text:style-name="T442">--quant </text:span></text:span></text:p>
      <text:p text:style-name="P147"><text:span text:style-name="Source_20_Text"><text:s/></text:span></text:p>
      <text:p text:style-name="P147"><text:span text:style-name="Source_20_Text"><text:span text:style-name="T315">(base) user@userevgeny:~/WORK/NEURO/rknn_model_zoo$</text:span></text:span><text:span text:style-name="Source_20_Text"> </text:span></text:p>
      <text:p text:style-name="P147"><text:span text:style-name="Source_20_Text"><text:span text:style-name="T478">./build-linux.sh -t rk35</text:span></text:span><text:span text:style-name="Source_20_Text"><text:span text:style-name="T498">88</text:span></text:span><text:span text:style-name="Source_20_Text"><text:span text:style-name="T478"> -a aarch64 -d yolov</text:span></text:span><text:span text:style-name="Source_20_Text"><text:span text:style-name="T498">8</text:span></text:span></text:p>
      <text:p text:style-name="P147"><text:span text:style-name="Source_20_Text"><text:span text:style-name="T77"/></text:span></text:p>
      <text:p text:style-name="P149"><text:span text:style-name="Source_20_Text"><text:span text:style-name="T79">Файл rknn <text:s/>и <text:s/>полученный inference <text:s/>перенесены на Orange - <text:s/>работает с автобусом</text:span></text:span></text:p>
      <text:p text:style-name="P150"><text:span text:style-name="Source_20_Text"><text:span text:style-name="T91">Создаю новый проект - inference_yolo_8_</text:span></text:span><text:span text:style-name="Source_20_Text"><text:span text:style-name="T92">in_RK3588</text:span></text:span></text:p>
      <text:p text:style-name="P147"><text:span text:style-name="Source_20_Text"><text:span text:style-name="T77"/></text:span></text:p>
      <text:p text:style-name="P151"><text:span text:style-name="Source_20_Text"><text:span text:style-name="T310">cd /home/user/WORK/Github/sublime_tests/Current/inference_yolo_8_in_RK3588</text:span></text:span></text:p>
      <text:p text:style-name="P147"><text:span text:style-name="Source_20_Text"><text:span text:style-name="T341"/></text:span></text:p>
      <text:p text:style-name="P147"><text:span text:style-name="Source_20_Text"><text:span text:style-name="T199">./1_convert_onnx_rknn.sh <text:s text:c="3"/></text:span></text:span><text:span text:style-name="Source_20_Text"><text:span text:style-name="T17">конвертация onnx to rknn</text:span></text:span></text:p>
      <text:p text:style-name="P147"><text:span text:style-name="Source_20_Text"><text:span text:style-name="T200">./2_start.sh <text:s text:c="15"/></text:span></text:span><text:span text:style-name="Source_20_Text"><text:span text:style-name="T17">Компиляция </text:span></text:span></text:p>
      <text:p text:style-name="P151"><text:span text:style-name="Source_20_Text"><text:span text:style-name="T200">Перенос папки install to board</text:span></text:span></text:p>
      <text:p text:style-name="P151"><text:span text:style-name="Source_20_Text"><text:span text:style-name="T200"/></text:span></text:p>
      <text:p text:style-name="P152"><text:span text:style-name="Source_20_Text"><text:span text:style-name="T133">Программа не крашится но не определяет</text:span></text:span></text:p>
      <text:p text:style-name="P151"><text:span text:style-name="Source_20_Text"><text:span text:style-name="T200"/></text:span></text:p>
      <text:p text:style-name="P386">ЭКСПОРТ <text:s/>в <text:s/>onnx <text:s/></text:p>
      <text:p text:style-name="P371">(yolo5) user@userevgeny:~/WORK/NEURO/yolo8$</text:p>
      <text:p text:style-name="P153"><text:span text:style-name="Source_20_Text"><text:span text:style-name="T463">conda activate yolo5 &amp;&amp; \</text:span></text:span></text:p>
      <text:p text:style-name="P153"><text:span text:style-name="Source_20_Text">yolo export </text:span><text:span text:style-name="Source_20_Text"><text:span text:style-name="T441">\</text:span></text:span></text:p>
      <text:p text:style-name="P153"><text:span text:style-name="Source_20_Text">model=/home/user/WORK/NEURO/yolo8/runs/detect/train_yolov8n_20e/weights/best.pt </text:span><text:span text:style-name="Source_20_Text"><text:span text:style-name="T441">\</text:span></text:span></text:p>
      <text:p text:style-name="P153"><text:span text:style-name="Source_20_Text"><text:span text:style-name="T441">format</text:span></text:span><text:span text:style-name="Source_20_Text">=onnx </text:span><text:span text:style-name="Source_20_Text"><text:span text:style-name="T460">\</text:span></text:span></text:p>
      <text:p text:style-name="P154"><text:span text:style-name="Source_20_Text"><text:span text:style-name="T447">imgsz=</text:span></text:span><text:span text:style-name="Source_20_Text"><text:span text:style-name="T444">256</text:span></text:span><text:span text:style-name="Source_20_Text"><text:span text:style-name="T442"> </text:span></text:span><text:span text:style-name="Source_20_Text"><text:span text:style-name="T444">\</text:span></text:span></text:p>
      <text:p text:style-name="P154"><text:span text:style-name="Source_20_Text"><text:span text:style-name="T449">opset=1</text:span></text:span><text:span text:style-name="Source_20_Text"><text:span text:style-name="T458">9</text:span></text:span><text:span text:style-name="Source_20_Text"><text:span text:style-name="T449"> \</text:span></text:span></text:p>
      <text:p text:style-name="P154"><text:span text:style-name="Source_20_Text"><text:span text:style-name="T448">data=night_fly_256.yaml </text:span></text:span></text:p>
      <text:p text:style-name="P151"><text:span text:style-name="Source_20_Text"><text:span text:style-name="T203">docker run -v ~/WORK/NEURO/yolo8/to_docker:/share \</text:span></text:span></text:p>
      <text:p text:style-name="P151"><text:span text:style-name="Source_20_Text"><text:span text:style-name="T203">ilooro/rknn-converter:latest \</text:span></text:span></text:p>
      <text:p text:style-name="P151"><text:span text:style-name="Source_20_Text"><text:span text:style-name="T203">--model yolov8n.pt \</text:span></text:span></text:p>
      <text:p text:style-name="P151"><text:span text:style-name="Source_20_Text"><text:span text:style-name="T203">--height 640 --width 640 --quant --model_version 8</text:span></text:span></text:p>
      <text:p text:style-name="P155"><text:soft-page-break/><text:span text:style-name="Source_20_Text"><text:span text:style-name="T129">Получили yolov8n.rknn <text:s text:c="2"/>- <text:s/></text:span></text:span><text:span text:style-name="Source_20_Text"><text:span text:style-name="T130">работает на плате</text:span></text:span></text:p>
      <text:p text:style-name="P151"><text:span text:style-name="Source_20_Text"><text:span text:style-name="T200"/></text:span></text:p>
      <text:p text:style-name="P234"><text:span text:style-name="T315">(yolo5) user@userevgeny:~/WORK/NEURO/yolo8$</text:span><text:span text:style-name="T205"> <text:s text:c="2"/></text:span><text:span text:style-name="T215">дообучение</text:span></text:p>
      <text:p text:style-name="P234"><text:span text:style-name="Source_20_Text"><text:span text:style-name="T61">conda activate yolo5 &amp;&amp; \</text:span></text:span></text:p>
      <text:p text:style-name="P234">yolo task=detect <text:span text:style-name="T433">\</text:span></text:p>
      <text:p text:style-name="P234">mode=train <text:span text:style-name="T433">\</text:span></text:p>
      <text:p text:style-name="P234">model=yolov8n.pt <text:span text:style-name="T433">\</text:span></text:p>
      <text:p text:style-name="P234">data=night_fly_<text:span text:style-name="T434">256</text:span>.yaml <text:span text:style-name="T433">\</text:span></text:p>
      <text:p text:style-name="P234">epochs=<text:span text:style-name="T435">1</text:span>0 <text:span text:style-name="T433">\</text:span></text:p>
      <text:p text:style-name="P234">name=yolov8n_<text:span text:style-name="T436">1</text:span>0e</text:p>
      <text:p text:style-name="P157"><text:span text:style-name="Source_20_Text"><text:span text:style-name="T230"/></text:span></text:p>
      <text:p text:style-name="P234"><text:span text:style-name="Source_20_Text"><text:span text:style-name="T315">#imgsz=256 \</text:span></text:span></text:p>
      <text:p text:style-name="P234"><text:span text:style-name="Source_20_Text"><text:span text:style-name="T315">#batch=8 \</text:span></text:span></text:p>
      <text:p text:style-name="P170"><text:span text:style-name="Source_20_Text"><text:span text:style-name="T35">Overriding model.yaml nc=80 with nc=1 <text:s/></text:span></text:span><text:span text:style-name="Source_20_Text"><text:span text:style-name="T36">ПРИ ДООБУЧЕНИИ - разобраться</text:span></text:span></text:p>
      <text:p text:style-name="P372">(yolo5) user@userevgeny:~/WORK/NEURO/yolo8$</text:p>
      <text:p text:style-name="P234"><text:span text:style-name="Source_20_Text"><text:span text:style-name="T61">conda activate yolo5 &amp;&amp; \</text:span></text:span></text:p>
      <text:p text:style-name="P156"><text:span text:style-name="Source_20_Text">yolo task=detect </text:span><text:span text:style-name="Source_20_Text"><text:span text:style-name="T436">\</text:span></text:span></text:p>
      <text:p text:style-name="P156"><text:span text:style-name="Source_20_Text">mode=predict </text:span><text:span text:style-name="Source_20_Text"><text:span text:style-name="T436">\</text:span></text:span></text:p>
      <text:p text:style-name="P158"><text:span text:style-name="Source_20_Text">model=/home/user/WORK/NEURO/yolo8/runs/detect/yolov8n_10e/weights/best.pt </text:span><text:span text:style-name="Source_20_Text"><text:span text:style-name="T436">\</text:span></text:span></text:p>
      <text:p text:style-name="P156"><text:span text:style-name="Source_20_Text">source=night_flyght.MP4 </text:span><text:span text:style-name="Source_20_Text"><text:span text:style-name="T436">\</text:span></text:span></text:p>
      <text:p text:style-name="P156"><text:span text:style-name="Source_20_Text">show=True </text:span><text:span text:style-name="Source_20_Text"><text:span text:style-name="T436">\</text:span></text:span></text:p>
      <text:p text:style-name="P156"><text:span text:style-name="Source_20_Text">imgsz=</text:span><text:span text:style-name="Source_20_Text"><text:span text:style-name="T501">1024</text:span></text:span><text:span text:style-name="Source_20_Text"> </text:span><text:span text:style-name="Source_20_Text"><text:span text:style-name="T436">\</text:span></text:span></text:p>
      <text:p text:style-name="P156"><text:span text:style-name="Source_20_Text">hide_labels=True</text:span></text:p>
      <text:p text:style-name="P157"><text:span text:style-name="Source_20_Text"><text:span text:style-name="T93">Доо</text:span></text:span><text:span text:style-name="Source_20_Text"><text:span text:style-name="T94">бучилась <text:s/>работает</text:span></text:span></text:p>
      <text:p text:style-name="P159"><text:span text:style-name="Source_20_Text"><text:span text:style-name="T436">docker run -v ~/WORK/NEURO/yolo8/to_docker:/share \</text:span></text:span></text:p>
      <text:p text:style-name="P159"><text:span text:style-name="Source_20_Text"><text:span text:style-name="T436">ilooro/rknn-converter:latest \</text:span></text:span></text:p>
      <text:p text:style-name="P159"><text:span text:style-name="Source_20_Text"><text:span text:style-name="T436">--model </text:span></text:span><text:span text:style-name="Source_20_Text"><text:span text:style-name="T500">best</text:span></text:span><text:span text:style-name="Source_20_Text"><text:span text:style-name="T436">.pt \</text:span></text:span></text:p>
      <text:p text:style-name="P159"><text:span text:style-name="Source_20_Text"><text:span text:style-name="T436">--height 640 --width 640 --quant --model_version 8</text:span></text:span></text:p>
      <text:p text:style-name="P151"><text:span text:style-name="Source_20_Text"><text:span text:style-name="T200"/></text:span></text:p>
      <text:p text:style-name="P160"><text:span text:style-name="Source_20_Text"><text:span text:style-name="T201">Дообучение onnx от Rockchip – </text:span></text:span><text:span text:style-name="Source_20_Text"><text:span text:style-name="T202">не принимает onnx</text:span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30"><text:span text:style-name="Source_20_Text"><text:span text:style-name="T47">Дома </text:span></text:span><text:span text:style-name="Source_20_Text"><text:span text:style-name="T38">0</text:span></text:span><text:span text:style-name="Source_20_Text"><text:span text:style-name="T47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 <text:s text:c="2"/></text:span></text:span><text:span text:style-name="Source_20_Text"><text:span text:style-name="T47">Docker</text:span></text:span><text:bookmark text:name="06_09_2024_Docker"/></text:p>
      <text:p text:style-name="P235"><text:span text:style-name="Source_20_Text"><text:span text:style-name="T321">yolov8 <text:s text:c="21"/>latest <text:s text:c="8"/>afdca96f8b7d <text:s text:c="2"/>6 days ago <text:s text:c="5"/>11.3GB</text:span></text:span></text:p>
      <text:p text:style-name="P239"><text:span text:style-name="Source_20_Text"><text:span text:style-name="T215"/></text:span></text:p>
      <text:p text:style-name="P237"><text:span text:style-name="Source_20_Text"><text:span text:style-name="T19">Docker image yolo8</text:span></text:span></text:p>
      <text:p text:style-name="P237"><text:span text:style-name="Source_20_Text"><text:span text:style-name="T358">docker load &lt; yolo8.tar</text:span></text:span></text:p>
      <text:p text:style-name="P236"><text:span text:style-name="Source_20_Text"><text:span text:style-name="T359">docker image tag afdca96f8b7d </text:span></text:span><text:span text:style-name="Source_20_Text"><text:span text:style-name="T358">yolo8</text:span></text:span></text:p>
      <text:p text:style-name="P237"><text:span text:style-name="Source_20_Text"><text:span text:style-name="T359">mkdir -p ~/yolov8/inputs</text:span></text:span></text:p>
      <text:p text:style-name="P299">Download sample image:</text:p>
      <text:p text:style-name="P299">curl -o ~/yolov8/inputs/test.jpg https://raw.githubusercontent.com/rdcolema/tensorflow-image-classification/master/cat.jpg </text:p>
      <text:p text:style-name="P343"/>
      <text:p text:style-name="P343"><text:span text:style-name="T504">Train</text:span>:</text:p>
      <text:p text:style-name="P247"><text:span text:style-name="Source_20_Text"><text:span text:style-name="T366">docker run -it --rm </text:span></text:span><text:span text:style-name="Source_20_Text"><text:span text:style-name="T371">\</text:span></text:span></text:p>
      <text:p text:style-name="P247"><text:span text:style-name="Source_20_Text"><text:span text:style-name="T366">-v ~/yolov8:/yolov8 \</text:span></text:span></text:p>
      <text:p text:style-name="P240"><text:span text:style-name="Source_20_Text"><text:span text:style-name="T366">yolov8 </text:span></text:span><text:span text:style-name="Source_20_Text"><text:span text:style-name="T370">detect </text:span></text:span><text:span text:style-name="Source_20_Text"><text:span text:style-name="T366">train \</text:span></text:span></text:p>
      <text:p text:style-name="P171"><text:span text:style-name="Source_20_Text"><text:span text:style-name="T394">model=yolov8n.pt \</text:span></text:span></text:p>
      <text:p text:style-name="P171"><text:span text:style-name="Source_20_Text"><text:span text:style-name="T394">epochs=10 </text:span></text:span><text:span text:style-name="Source_20_Text"><text:span text:style-name="T395">\</text:span></text:span></text:p>
      <text:p text:style-name="P171"><text:span text:style-name="Source_20_Text"><text:span text:style-name="T395">imgsz=640 </text:span></text:span><text:span text:style-name="Source_20_Text"><text:span text:style-name="T396">\</text:span></text:span></text:p>
      <text:p text:style-name="P241"><text:span text:style-name="Source_20_Text"><text:span text:style-name="T366">data=coco8.yaml </text:span></text:span><text:span text:style-name="Source_20_Text"><text:span text:style-name="T367">\</text:span></text:span></text:p>
      <text:p text:style-name="P241"><text:span text:style-name="Source_20_Text"><text:span text:style-name="T366">pretrained=</text:span></text:span><text:span text:style-name="Source_20_Text"><text:span text:style-name="T367">False</text:span></text:span></text:p>
      <text:p text:style-name="P173"><text:span text:style-name="Source_20_Text"><text:span text:style-name="T397">#</text:span></text:span><text:span text:style-name="Source_20_Text"><text:span text:style-name="T396">device=0 \</text:span></text:span></text:p>
      <text:p text:style-name="P342"/>
      <text:p text:style-name="P346"><text:span text:style-name="T504">Train </text:span><text:span text:style-name="T522">from scratch</text:span>:</text:p>
      <text:p text:style-name="P247"><text:span text:style-name="Source_20_Text"><text:span text:style-name="T366">docker run -it --rm </text:span></text:span><text:span text:style-name="Source_20_Text"><text:span text:style-name="T371">\</text:span></text:span></text:p>
      <text:p text:style-name="P247"><text:span text:style-name="Source_20_Text"><text:span text:style-name="T366">-v ~/yolov8:/yolov8 \</text:span></text:span></text:p>
      <text:p text:style-name="P244"><text:span text:style-name="Source_20_Text"><text:span text:style-name="T366">yolov8 </text:span></text:span><text:span text:style-name="Source_20_Text"><text:span text:style-name="T370">detect </text:span></text:span><text:span text:style-name="Source_20_Text"><text:span text:style-name="T366">train \</text:span></text:span></text:p>
      <text:p text:style-name="P172"><text:span text:style-name="Source_20_Text"><text:span text:style-name="T507">model=yolov8n.yaml</text:span></text:span><text:span text:style-name="Source_20_Text"><text:span text:style-name="T400"> \</text:span></text:span></text:p>
      <text:p text:style-name="P245"><text:span text:style-name="Source_20_Text"><text:span text:style-name="T398">data=coco8.yaml </text:span></text:span><text:span text:style-name="Source_20_Text"><text:span text:style-name="T399">\</text:span></text:span></text:p>
      <text:p text:style-name="P172"><text:span text:style-name="Source_20_Text"><text:span text:style-name="T394">epochs=10 </text:span></text:span><text:span text:style-name="Source_20_Text"><text:span text:style-name="T395">\</text:span></text:span></text:p>
      <text:p text:style-name="P172"><text:span text:style-name="Source_20_Text"><text:span text:style-name="T395">imgsz=640 </text:span></text:span><text:span text:style-name="Source_20_Text"><text:span text:style-name="T396">\</text:span></text:span></text:p>
      <text:p text:style-name="P346"/>
      <text:p text:style-name="P342">Object detection:</text:p>
      <text:p text:style-name="P301">docker run -it --rm <text:span text:style-name="T524">\</text:span></text:p>
      <text:p text:style-name="P301">-v ~/yolov8:/yolov8 <text:span text:style-name="T502">\</text:span></text:p>
      <text:p text:style-name="P299">yolo<text:span text:style-name="T502">v</text:span>8 detect predict save <text:span text:style-name="T502">\</text:span></text:p>
      <text:p text:style-name="P299">model=yolov8<text:span text:style-name="T360">n</text:span>.pt <text:span text:style-name="T502">\</text:span></text:p>
      <text:p text:style-name="P299">source=inputs/test.jpg</text:p>
      <text:p text:style-name="P299"/>
      <text:p text:style-name="P342">Image segmentation:</text:p>
      <text:p text:style-name="P303">docker run -it --rm -v ~/yolov8:/yolov8 <text:span text:style-name="T503">\</text:span></text:p>
      <text:p text:style-name="P303">yolo<text:span text:style-name="T503">v</text:span>8 segment predict save <text:span text:style-name="T503">\</text:span></text:p>
      <text:p text:style-name="P303">model=yolov8<text:span text:style-name="T416">n</text:span>-seg.pt <text:span text:style-name="T503">\</text:span></text:p>
      <text:p text:style-name="P303">source=inputs/test.jpg</text:p>
      <text:p text:style-name="P238"><text:span text:style-name="Source_20_Text"><text:span text:style-name="T238"/></text:span></text:p>
      <text:p text:style-name="P342">Image classification:</text:p>
      <text:p text:style-name="P304">docker run -it --rm -v ~/yolov8:/yolov8 <text:span text:style-name="T504">\</text:span></text:p>
      <text:p text:style-name="P304">yolo<text:span text:style-name="T504">v</text:span>8 classify predict save <text:span text:style-name="T504">\</text:span></text:p>
      <text:p text:style-name="P304">model=yolov8<text:span text:style-name="T418">n</text:span>-cls.pt <text:span text:style-name="T504">\</text:span></text:p>
      <text:p text:style-name="P304">source=inputs/test.jpg</text:p>
      <text:p text:style-name="P335"/>
      <text:p text:style-name="P299"><text:span text:style-name="T205">docker run -it --rm <text:s/>yolo8</text:span> <text:s text:c="4"/><text:span text:style-name="T417">Выводит справку команд</text:span></text:p>
      <text:p text:style-name="P299"><text:span text:style-name="Source_20_Text"><text:span text:style-name="T340"/></text:span></text:p>
      <text:p text:style-name="P344"><text:span text:style-name="T506">web camera</text:span>:</text:p>
      <text:p text:style-name="P300">docker run -it --rm -v ~/yolov8:/yolov8 -<text:span text:style-name="T505">p 8501:8501 </text:span><text:span text:style-name="T502">\</text:span></text:p>
      <text:p text:style-name="P300">yolo<text:span text:style-name="T502">v</text:span>8 streamlit-predict</text:p>
      <text:p text:style-name="P300"><text:span text:style-name="Source_20_Text"><text:span text:style-name="T366"/></text:span></text:p>
      <text:p text:style-name="P345"><text:span text:style-name="Source_20_Text"><text:span text:style-name="T387">Export to onnx</text:span></text:span><text:span text:style-name="Source_20_Text"><text:span text:style-name="T378">:</text:span></text:span></text:p>
      <text:p text:style-name="P305">docker run -it --rm -v ~/yolov8:/yolov8 <text:span text:style-name="T504">\</text:span></text:p>
      <text:p text:style-name="P305"><text:span text:style-name="Source_20_Text"><text:span text:style-name="T388">yolov8 export \</text:span></text:span></text:p>
      <text:p text:style-name="P242"><text:span text:style-name="Source_20_Text"><text:span text:style-name="T366">model=yolov8n.pt \</text:span></text:span></text:p>
      <text:p text:style-name="P242"><text:span text:style-name="Source_20_Text"><text:span text:style-name="T366">format=onnx \</text:span></text:span></text:p>
      <text:p text:style-name="P242"><text:soft-page-break/><text:span text:style-name="Source_20_Text"><text:span text:style-name="T366">opse</text:span></text:span><text:span text:style-name="Source_20_Text"><text:span text:style-name="T368">t=12</text:span></text:span><text:span text:style-name="Source_20_Text"><text:span text:style-name="T366"> </text:span></text:span><text:span text:style-name="Source_20_Text"><text:span text:style-name="T368">\</text:span></text:span></text:p>
      <text:p text:style-name="P242"><text:span text:style-name="Source_20_Text"><text:span text:style-name="T366">imgsz=640,640 </text:span></text:span></text:p>
      <text:p text:style-name="P243"><text:span text:style-name="Source_20_Text"><text:span text:style-name="T369"/></text:span></text:p>
      <text:p text:style-name="P347"><text:span text:style-name="T504">Train </text:span><text:span text:style-name="T522">from scratch </text:span><text:span text:style-name="T523">night_fly</text:span>:</text:p>
      <text:p text:style-name="P246"><text:span text:style-name="Source_20_Text"><text:span text:style-name="T97">Положить n</text:span></text:span><text:span text:style-name="Source_20_Text"><text:span text:style-name="T98">ight_fly_256.yaml в yolo8 !!!</text:span></text:span></text:p>
      <text:p text:style-name="P246"><text:span text:style-name="Source_20_Text"><text:span text:style-name="T372">mkdir -p ~/yolov8/ultralytics/cfg/datasets</text:span></text:span></text:p>
      <text:p text:style-name="P246"><text:span text:style-name="Source_20_Text"><text:span text:style-name="T362"/></text:span></text:p>
      <text:p text:style-name="P318"><text:span text:style-name="Source_20_Text"><text:span text:style-name="T411">docker run -it --rm --ipc=host --gpus all \</text:span></text:span></text:p>
      <text:p text:style-name="P318"><text:span text:style-name="Source_20_Text"><text:span text:style-name="T411">-v ~/yolov8:/yolov8 \</text:span></text:span></text:p>
      <text:p text:style-name="P318"><text:span text:style-name="Source_20_Text"><text:span text:style-name="T411">-v ~/datasets:/yolov8/datasets \</text:span></text:span></text:p>
      <text:p text:style-name="P319"><text:span text:style-name="Source_20_Text"><text:span text:style-name="T411">yolo8 </text:span></text:span><text:span text:style-name="Source_20_Text"><text:span text:style-name="T412">detect </text:span></text:span><text:span text:style-name="Source_20_Text"><text:span text:style-name="T411">train </text:span></text:span><text:span text:style-name="Source_20_Text"><text:span text:style-name="T412">\</text:span></text:span></text:p>
      <text:p text:style-name="P319"><text:span text:style-name="Source_20_Text"><text:span text:style-name="T411">device=0 </text:span></text:span><text:span text:style-name="Source_20_Text"><text:span text:style-name="T412">\</text:span></text:span></text:p>
      <text:p text:style-name="P319"><text:span text:style-name="Source_20_Text"><text:span text:style-name="T411">data=night_fly_256.yaml </text:span></text:span><text:span text:style-name="Source_20_Text"><text:span text:style-name="T412">\</text:span></text:span></text:p>
      <text:p text:style-name="P319"><text:span text:style-name="Source_20_Text"><text:span text:style-name="T411">model=yolov8n.yaml </text:span></text:span><text:span text:style-name="Source_20_Text"><text:span text:style-name="T412">\</text:span></text:span></text:p>
      <text:p text:style-name="P319"><text:span text:style-name="Source_20_Text"><text:span text:style-name="T411">epochs=</text:span></text:span><text:span text:style-name="Source_20_Text"><text:span text:style-name="T412">5 \</text:span></text:span><text:span text:style-name="Source_20_Text"><text:span text:style-name="T411"> </text:span></text:span></text:p>
      <text:p text:style-name="P319"><text:span text:style-name="Source_20_Text"><text:span text:style-name="T411">lr0=0.01</text:span></text:span></text:p>
      <text:p text:style-name="P246"><text:span text:style-name="Source_20_Text"><text:span text:style-name="T107">Обучение запускается !!! </text:span></text:span><text:span text:style-name="Source_20_Text"><text:span text:style-name="T108">(без GPU)</text:span></text:span></text:p>
      <text:p text:style-name="P235"><text:span text:style-name="Source_20_Text"><text:span text:style-name="T215"/></text:span></text:p>
      <text:p text:style-name="P22"><text:span text:style-name="Source_20_Text"><text:span text:style-name="T38"/></text:span></text:p>
      <text:p text:style-name="P23"><text:span text:style-name="Source_20_Text"><text:span text:style-name="T38">0</text:span></text:span><text:span text:style-name="Source_20_Text"><text:span text:style-name="T46">9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2"><text:bookmark text:name="09_09_2024_night_fly_OK !!!!"/><text:span text:style-name="Source_20_Text"><text:span text:style-name="T39"/></text:span></text:p>
      <text:p text:style-name="P348">Object detection:</text:p>
      <text:p text:style-name="P302">docker run -it --rm <text:span text:style-name="T524">\</text:span></text:p>
      <text:p text:style-name="P302">-v ~/yolov8:/yolov8 <text:span text:style-name="T502">\</text:span></text:p>
      <text:p text:style-name="P302">afdca96f8b7d detect predict save <text:span text:style-name="T502">\</text:span></text:p>
      <text:p text:style-name="P302">model=yolov8<text:span text:style-name="T360">n</text:span>.pt <text:span text:style-name="T502">\</text:span></text:p>
      <text:p text:style-name="P302"><text:span text:style-name="Source_20_Text"><text:span text:style-name="T378">source=inputs/test.jpg</text:span></text:span></text:p>
      <text:p text:style-name="P22"><text:span text:style-name="Source_20_Text"><text:span text:style-name="T39"/></text:span></text:p>
      <text:p text:style-name="P349"><text:span text:style-name="T504">Train</text:span>:</text:p>
      <text:p text:style-name="P248"><text:span text:style-name="Source_20_Text"><text:span text:style-name="T366">docker run -it --rm </text:span></text:span><text:span text:style-name="Source_20_Text"><text:span text:style-name="T371">\</text:span></text:span></text:p>
      <text:p text:style-name="P248"><text:span text:style-name="Source_20_Text"><text:span text:style-name="T366">-v ~/yolov8:/yolov8 \</text:span></text:span></text:p>
      <text:p text:style-name="P250"><text:span text:style-name="Source_20_Text"><text:span text:style-name="T366">afdca96f8b7d </text:span></text:span><text:span text:style-name="Source_20_Text"><text:span text:style-name="T370">detect </text:span></text:span><text:span text:style-name="Source_20_Text"><text:span text:style-name="T366">train \</text:span></text:span></text:p>
      <text:p text:style-name="P174"><text:span text:style-name="Source_20_Text"><text:span text:style-name="T394">model=yolov8n.pt \</text:span></text:span></text:p>
      <text:p text:style-name="P174"><text:span text:style-name="Source_20_Text"><text:span text:style-name="T394">epochs=10 </text:span></text:span><text:span text:style-name="Source_20_Text"><text:span text:style-name="T395">\</text:span></text:span></text:p>
      <text:p text:style-name="P174"><text:span text:style-name="Source_20_Text"><text:span text:style-name="T395">imgsz=640 </text:span></text:span><text:span text:style-name="Source_20_Text"><text:span text:style-name="T396">\</text:span></text:span></text:p>
      <text:p text:style-name="P249"><text:span text:style-name="Source_20_Text"><text:span text:style-name="T366">data=coco8.yaml </text:span></text:span><text:span text:style-name="Source_20_Text"><text:span text:style-name="T367">\</text:span></text:span></text:p>
      <text:p text:style-name="P249"><text:span text:style-name="Source_20_Text"><text:span text:style-name="T366">pretrained=</text:span></text:span><text:span text:style-name="Source_20_Text"><text:span text:style-name="T367">False</text:span></text:span></text:p>
      <text:p text:style-name="P22"><text:span text:style-name="Source_20_Text"><text:span text:style-name="T39"/></text:span></text:p>
      <text:p text:style-name="P350"><text:span text:style-name="Source_20_Text">T</text:span><text:span text:style-name="Source_20_Text"><text:span text:style-name="T389">o rknn</text:span></text:span><text:span text:style-name="Source_20_Text"><text:span text:style-name="T378">:</text:span></text:span></text:p>
      <text:p text:style-name="P22"><text:span text:style-name="Source_20_Text"><text:span text:style-name="T372">docker run -v </text:span></text:span><text:span text:style-name="Source_20_Text"><text:span text:style-name="T373">~</text:span></text:span><text:span text:style-name="Source_20_Text"><text:span text:style-name="T372">/yolov8/runs/detect/train11/weights:/share \</text:span></text:span></text:p>
      <text:p text:style-name="P22"><text:span text:style-name="Source_20_Text"><text:span text:style-name="T372">ilooro/rknn-converter:latest \</text:span></text:span></text:p>
      <text:p text:style-name="P22"><text:span text:style-name="Source_20_Text"><text:span text:style-name="T372">--model </text:span></text:span><text:span text:style-name="Source_20_Text"><text:span text:style-name="T373">best</text:span></text:span><text:span text:style-name="Source_20_Text"><text:span text:style-name="T372">.pt \</text:span></text:span></text:p>
      <text:p text:style-name="P24"><text:span text:style-name="Source_20_Text"><text:span text:style-name="T372">--height 640 --width 640 </text:span></text:span><text:span text:style-name="Source_20_Text"><text:span text:style-name="T373">\</text:span></text:span></text:p>
      <text:p text:style-name="P24"><text:span text:style-name="Source_20_Text"><text:span text:style-name="T372">--quant </text:span></text:span><text:span text:style-name="Source_20_Text"><text:span text:style-name="T373">\</text:span></text:span></text:p>
      <text:p text:style-name="P24"><text:span text:style-name="Source_20_Text"><text:span text:style-name="T372">--model_version 8</text:span></text:span></text:p>
      <text:p text:style-name="P251"><text:span text:style-name="Source_20_Text"><text:span text:style-name="T109">На апельсине работает</text:span></text:span></text:p>
      <text:p text:style-name="P22"><text:span text:style-name="Source_20_Text"><text:span text:style-name="T39"/></text:span></text:p>
      <text:p text:style-name="P352"><text:span text:style-name="T504">Train </text:span><text:span text:style-name="T522">from scratch </text:span><text:span text:style-name="T534">in Docker</text:span>:</text:p>
      <text:p text:style-name="P337">night_fly_256.yaml.yaml <text:span text:style-name="T525">положить в ~/yolov8 </text:span><text:span text:style-name="T526">(см ниже содержание)</text:span></text:p>
      <text:p text:style-name="P25"><text:span text:style-name="Source_20_Text"><text:span text:style-name="T510">path: night_fly_256 # dataset root dir</text:span></text:span></text:p>
      <text:p text:style-name="P25"><text:span text:style-name="Source_20_Text"><text:span text:style-name="T510">train: images # train images (relative to 'path') 128 images</text:span></text:span></text:p>
      <text:p text:style-name="P25"><text:span text:style-name="Source_20_Text"><text:span text:style-name="T510">val: images # val images (relative to 'path') 128 images</text:span></text:span></text:p>
      <text:p text:style-name="P25"><text:span text:style-name="Source_20_Text"><text:span text:style-name="T510">test: # test images (optional)</text:span></text:span></text:p>
      <text:p text:style-name="P25"><text:span text:style-name="Source_20_Text"><text:span text:style-name="T510"># Classes</text:span></text:span></text:p>
      <text:p text:style-name="P25"><text:span text:style-name="Source_20_Text"><text:span text:style-name="T510">names:</text:span></text:span></text:p>
      <text:p text:style-name="P322"><text:span text:style-name="Source_20_Text"><text:span text:style-name="T511"><text:s text:c="2"/>0: boat</text:span></text:span></text:p>
      <text:p text:style-name="P338"/>
      <text:p text:style-name="P252"><text:span text:style-name="Source_20_Text"><text:span text:style-name="T374">docker run -it --rm \</text:span></text:span></text:p>
      <text:p text:style-name="P252"><text:span text:style-name="Source_20_Text"><text:span text:style-name="T374">-v ~/yolov8:/yolov8 \</text:span></text:span></text:p>
      <text:p text:style-name="P254"><text:span text:style-name="Source_20_Text"><text:span text:style-name="T374">-v ~/</text:span></text:span><text:span text:style-name="Source_20_Text"><text:span text:style-name="T375">datasets</text:span></text:span><text:span text:style-name="Source_20_Text"><text:span text:style-name="T374">:/yolov8/</text:span></text:span><text:span text:style-name="Source_20_Text"><text:span text:style-name="T375">datasets</text:span></text:span><text:span text:style-name="Source_20_Text"><text:span text:style-name="T374"> \</text:span></text:span></text:p>
      <text:p text:style-name="P252"><text:span text:style-name="Source_20_Text"><text:span text:style-name="T374">afdca96f8b7d detect train \</text:span></text:span></text:p>
      <text:p text:style-name="P175"><text:span text:style-name="Source_20_Text"><text:span text:style-name="T508">model=yolov8n.yaml</text:span></text:span><text:span text:style-name="Source_20_Text"><text:span text:style-name="T401"> \</text:span></text:span></text:p>
      <text:p text:style-name="P253"><text:span text:style-name="Source_20_Text"><text:span text:style-name="T374">data=night_fly_256.yaml \</text:span></text:span></text:p>
      <text:p text:style-name="P175"><text:span text:style-name="Source_20_Text"><text:span text:style-name="T401">epochs=</text:span></text:span><text:span text:style-name="Source_20_Text"><text:span text:style-name="T402">2</text:span></text:span><text:span text:style-name="Source_20_Text"><text:span text:style-name="T401">0 \</text:span></text:span></text:p>
      <text:p text:style-name="P175"><text:span text:style-name="Source_20_Text"><text:span text:style-name="T401">imgsz=</text:span></text:span><text:span text:style-name="Source_20_Text"><text:span text:style-name="T402">256</text:span></text:span><text:span text:style-name="Source_20_Text"><text:span text:style-name="T401"> \</text:span></text:span></text:p>
      <text:p text:style-name="P22"><text:span text:style-name="Source_20_Text"><text:span text:style-name="T509">pretrained=False</text:span></text:span></text:p>
      <text:p text:style-name="P22"><text:span text:style-name="Source_20_Text"><text:span text:style-name="T509"/></text:span></text:p>
      <text:p text:style-name="P351"><text:span text:style-name="Source_20_Text"><text:span text:style-name="T414">To rknn </text:span></text:span><text:span text:style-name="Source_20_Text"><text:span text:style-name="T413">:</text:span></text:span></text:p>
      <text:p text:style-name="P26"><text:span text:style-name="Source_20_Text"><text:span text:style-name="T374">docker run -v </text:span></text:span><text:span text:style-name="Source_20_Text"><text:span text:style-name="T376">~</text:span></text:span><text:span text:style-name="Source_20_Text"><text:span text:style-name="T374">/yolov8/runs/detect/train1</text:span></text:span><text:span text:style-name="Source_20_Text"><text:span text:style-name="T377">4</text:span></text:span><text:span text:style-name="Source_20_Text"><text:span text:style-name="T374">/weights:/share \</text:span></text:span></text:p>
      <text:p text:style-name="P26"><text:span text:style-name="Source_20_Text"><text:span text:style-name="T374">ilooro/rknn-converter:latest \</text:span></text:span></text:p>
      <text:p text:style-name="P26"><text:span text:style-name="Source_20_Text"><text:span text:style-name="T374">--model </text:span></text:span><text:span text:style-name="Source_20_Text"><text:span text:style-name="T376">best</text:span></text:span><text:span text:style-name="Source_20_Text"><text:span text:style-name="T374">.pt \</text:span></text:span></text:p>
      <text:p text:style-name="P26"><text:span text:style-name="Source_20_Text"><text:span text:style-name="T374">--height </text:span></text:span><text:span text:style-name="Source_20_Text"><text:span text:style-name="T377">256</text:span></text:span><text:span text:style-name="Source_20_Text"><text:span text:style-name="T374"> --width </text:span></text:span><text:span text:style-name="Source_20_Text"><text:span text:style-name="T377">256</text:span></text:span><text:span text:style-name="Source_20_Text"><text:span text:style-name="T374"> </text:span></text:span><text:span text:style-name="Source_20_Text"><text:span text:style-name="T376">\</text:span></text:span></text:p>
      <text:p text:style-name="P26"><text:span text:style-name="Source_20_Text"><text:span text:style-name="T374">--quant </text:span></text:span><text:span text:style-name="Source_20_Text"><text:span text:style-name="T376">\</text:span></text:span></text:p>
      <text:p text:style-name="P26"><text:span text:style-name="Source_20_Text"><text:span text:style-name="T509">--model_version 8</text:span></text:span></text:p>
      <text:p text:style-name="P255"><text:span text:style-name="Source_20_Text"><text:span text:style-name="T110">На апельсине работает !!!! </text:span></text:span><text:span text:style-name="Source_20_Text"><text:span text:style-name="T101">точность распознавания 30 – 60% <text:s/>nf11.jpg не распознался</text:span></text:span></text:p>
      <text:p text:style-name="P22"><text:span text:style-name="Source_20_Text"><text:span text:style-name="T263">20 epochs completed in 2.354 hours.</text:span></text:span></text:p>
      <text:p text:style-name="P22"><text:span text:style-name="Source_20_Text"><text:span text:style-name="T263">Optimizer stripped from runs/detect/train14/weights/last.pt, 6.2MB</text:span></text:span></text:p>
      <text:p text:style-name="P22"><text:span text:style-name="Source_20_Text"><text:span text:style-name="T263">Optimizer stripped from runs/detect/train14/weights/best.pt, 6.2MB</text:span></text:span></text:p>
      <text:p text:style-name="P22"><text:span text:style-name="Source_20_Text"><text:span text:style-name="T264"/></text:span></text:p>
      <text:p text:style-name="P22"><text:soft-page-break/><text:span text:style-name="Source_20_Text"><text:span text:style-name="T263">Validating runs/detect/train14/weights/best.pt...</text:span></text:span></text:p>
      <text:p text:style-name="P22"><text:span text:style-name="Source_20_Text"><text:span text:style-name="T263">Ultralytics YOLOv8.2.84 🚀 Python-3.10.12 torch-2.4.0+cu121 CPU (Intel Core(TM) i7-10700 2.90GHz)</text:span></text:span></text:p>
      <text:p text:style-name="P22"><text:span text:style-name="Source_20_Text"><text:span text:style-name="T263">YOLOv8n summary (fused): 168 layers, 3,005,843 parameters, 0 gradients, 8.1 GFLOPs</text:span></text:span></text:p>
      <text:p text:style-name="P22"><text:span text:style-name="Source_20_Text"><text:span text:style-name="T263"><text:s text:c="17"/>Class <text:s text:c="4"/>Images <text:s/>Instances <text:s text:c="5"/>Box(P <text:s text:c="9"/>R <text:s text:c="5"/>mAP50 <text:s/>mAP50-95): 100%|██████████| 427/427 [02:10&lt;00:00, <text:s/>3.27it/s]</text:span></text:span></text:p>
      <text:p text:style-name="P22"><text:span text:style-name="Source_20_Text"><text:span text:style-name="T263"><text:s text:c="19"/>all <text:s text:c="5"/>13640 <text:s text:c="5"/>13656 <text:s text:c="5"/>0.955 <text:s text:c="5"/>0.946 <text:s text:c="6"/>0.97 <text:s text:c="5"/>0.465</text:span></text:span></text:p>
      <text:p text:style-name="P22"><text:span text:style-name="Source_20_Text"><text:span text:style-name="T263">Speed: 0.2ms preprocess, 7.5ms inference, 0.0ms loss, 0.2ms postprocess per image</text:span></text:span></text:p>
      <text:p text:style-name="P22"><text:span text:style-name="Source_20_Text"><text:span text:style-name="T263">Results saved to runs/detect/train14</text:span></text:span></text:p>
      <text:p text:style-name="P22"><text:span text:style-name="Source_20_Text"><text:span text:style-name="T263"/></text:span></text:p>
      <text:p text:style-name="P32"><text:span text:style-name="Source_20_Text"><text:span text:style-name="T56">Закускаю в докере 40 эпох</text:span></text:span></text:p>
      <text:p text:style-name="P256"><text:span text:style-name="Source_20_Text"><text:span text:style-name="T374">docker run -it --rm \</text:span></text:span></text:p>
      <text:p text:style-name="P256"><text:span text:style-name="Source_20_Text"><text:span text:style-name="T374">-v ~/yolov8:/yolov8 \</text:span></text:span></text:p>
      <text:p text:style-name="P256"><text:span text:style-name="Source_20_Text"><text:span text:style-name="T374">-v ~/</text:span></text:span><text:span text:style-name="Source_20_Text"><text:span text:style-name="T375">datasets</text:span></text:span><text:span text:style-name="Source_20_Text"><text:span text:style-name="T374">:/yolov8/</text:span></text:span><text:span text:style-name="Source_20_Text"><text:span text:style-name="T375">datasets</text:span></text:span><text:span text:style-name="Source_20_Text"><text:span text:style-name="T374"> \</text:span></text:span></text:p>
      <text:p text:style-name="P256"><text:span text:style-name="Source_20_Text"><text:span text:style-name="T374">afdca96f8b7d detect train \</text:span></text:span></text:p>
      <text:p text:style-name="P176"><text:span text:style-name="Source_20_Text"><text:span text:style-name="T508">model=yolov8n.yaml</text:span></text:span><text:span text:style-name="Source_20_Text"><text:span text:style-name="T401"> \</text:span></text:span></text:p>
      <text:p text:style-name="P257"><text:span text:style-name="Source_20_Text"><text:span text:style-name="T374">data=night_fly_256.yaml \</text:span></text:span></text:p>
      <text:p text:style-name="P176"><text:span text:style-name="Source_20_Text"><text:span text:style-name="T401">epochs=</text:span></text:span><text:span text:style-name="Source_20_Text"><text:span text:style-name="T403">4</text:span></text:span><text:span text:style-name="Source_20_Text"><text:span text:style-name="T401">0 \</text:span></text:span></text:p>
      <text:p text:style-name="P176"><text:span text:style-name="Source_20_Text"><text:span text:style-name="T401">imgsz=</text:span></text:span><text:span text:style-name="Source_20_Text"><text:span text:style-name="T402">256</text:span></text:span><text:span text:style-name="Source_20_Text"><text:span text:style-name="T401"> \</text:span></text:span></text:p>
      <text:p text:style-name="P31"><text:span text:style-name="Source_20_Text"><text:span text:style-name="T509">pretrained=False</text:span></text:span></text:p>
      <text:p text:style-name="P22"><text:span text:style-name="Source_20_Text"><text:span text:style-name="T263">engine/trainer: task=detect, mode=train, model=yolov8n.yaml, data=night_fly_256.yaml, epochs=40, time=None, patience=100, batch=16, imgsz=256, save=True, save_period=-1, cache=False, device=None, workers=8, project=None, name=train15, exist_ok=False, pretrained=False, optimizer=auto, verbose=True, seed=0, deterministic=True, single_cls=False, rect=False, cos_lr=False, close_mosaic=10, resume=False, amp=True, fraction=1.0, profile=False, freeze=None, multi_scale=False, overlap_mask=True, mask_ratio=4, dropout=0.0, val=True, split=val, save_json=False, save_hybrid=False, conf=None, iou=0.7, max_det=300, half=False, dnn=False, plots=True, source=None, vid_stride=1, stream_buffer=False, visualize=False, augment=False, agnostic_nms=False, classes=None, retina_masks=False, embed=None, show=False, save_frames=False, save_txt=False, save_conf=False, save_crop=False, show_labels=True, show_conf=True, show_boxes=True, line_width=None, format=torchscript, keras=False, optimize=False, int8=False, dynamic=False, simplify=False, opset=None, workspace=4, nms=False, lr0=0.01, lrf=0.01, momentum=0.937, weight_decay=0.0005, warmup_epochs=3.0, warmup_momentum=0.8, warmup_bias_lr=0.1, box=7.5, cls=0.5, dfl=1.5, pose=12.0, kobj=1.0, label_smoothing=0.0, nbs=64, hsv_h=0.015, hsv_s=0.7, hsv_v=0.4, degrees=0.0, translate=0.1, scale=0.5, shear=0.0, perspective=0.0, flipud=0.0, fliplr=0.5, bgr=0.0, mosaic=1.0, mixup=0.0, copy_paste=0.0, auto_augment=randaugment, erasing=0.4, crop_fraction=1.0, cfg=None, tracker=botsort.yaml, save_dir=runs/detect/train15</text:span></text:span></text:p>
      <text:p text:style-name="P22"><text:span text:style-name="Source_20_Text"><text:span text:style-name="T265">Overriding model.yaml nc=80 with nc=1</text:span></text:span></text:p>
      <text:p text:style-name="P22"><text:span text:style-name="Source_20_Text"><text:span text:style-name="T39"/></text:span></text:p>
      <text:p text:style-name="P27"><text:span text:style-name="Source_20_Text"><text:span text:style-name="T80">Попробовать обучать не в Докере (не работает GPU) а на GPU <text:s/>- </text:span></text:span><text:span text:style-name="Source_20_Text"><text:span text:style-name="T81">сделано</text:span></text:span></text:p>
      <text:p text:style-name="P354"/>
      <text:p text:style-name="P355"><text:span text:style-name="T504">Train </text:span><text:span text:style-name="T522">from scratch </text:span><text:span text:style-name="T534">in </text:span><text:span text:style-name="T535">GPU</text:span>:</text:p>
      <text:p text:style-name="P353"/>
      <text:p text:style-name="P336"><text:span text:style-name="T527">night_fly_256.</text:span><text:span text:style-name="T529">yaml <text:s/>положить в </text:span><text:span text:style-name="Source_20_Text"><text:span text:style-name="T415">~/WORK/NEURO/yolo8</text:span></text:span></text:p>
      <text:p text:style-name="P327">path: ../../<text:span text:style-name="T536">datasets/</text:span>night_fly_256</text:p>
      <text:p text:style-name="P327">train: images</text:p>
      <text:p text:style-name="P327">val: images</text:p>
      <text:p text:style-name="P327"># class names</text:p>
      <text:p text:style-name="P327">names: </text:p>
      <text:p text:style-name="P327"><text:s text:c="2"/>0: boat</text:p>
      <text:p text:style-name="P328"/>
      <text:p text:style-name="P329">(yolo5) user@userevgeny:~/WORK/NEURO/yolo8$</text:p>
      <text:p text:style-name="P178"><text:span text:style-name="Source_20_Text"><text:span text:style-name="T528">cd </text:span></text:span><text:span text:style-name="Source_20_Text"><text:span text:style-name="T529">~</text:span></text:span><text:span text:style-name="Source_20_Text"><text:span text:style-name="T527">/WORK/NEURO/yolo8 </text:span></text:span><text:span text:style-name="Source_20_Text"><text:span text:style-name="T528">&amp;&amp; \</text:span></text:span></text:p>
      <text:p text:style-name="P177"><text:span text:style-name="Source_20_Text"><text:span text:style-name="T527">conda activate yolo5 &amp;&amp; \</text:span></text:span></text:p>
      <text:p text:style-name="P177"><text:span text:style-name="Source_20_Text"><text:span text:style-name="T527">yolo task=detect mode=train </text:span></text:span><text:span text:style-name="Source_20_Text"><text:span text:style-name="T530">\</text:span></text:span></text:p>
      <text:p text:style-name="P177"><text:span text:style-name="Source_20_Text"><text:span text:style-name="T527">data=</text:span></text:span><text:span text:style-name="Source_20_Text"><text:span text:style-name="T529">~</text:span></text:span><text:span text:style-name="Source_20_Text"><text:span text:style-name="T527">/WORK/NEURO/yolo8/night_fly_256.yaml </text:span></text:span><text:span text:style-name="Source_20_Text"><text:span text:style-name="T530">\</text:span></text:span></text:p>
      <text:p text:style-name="P177"><text:span text:style-name="Source_20_Text"><text:span text:style-name="T527">model=</text:span></text:span><text:span text:style-name="Source_20_Text"><text:span text:style-name="T528">~</text:span></text:span><text:span text:style-name="Source_20_Text"><text:span text:style-name="T527">/WORK/NEURO/yolo8/yolov8</text:span></text:span><text:span text:style-name="Source_20_Text"><text:span text:style-name="T531">n</text:span></text:span><text:span text:style-name="Source_20_Text"><text:span text:style-name="T527">_1_class.yaml </text:span></text:span><text:span text:style-name="Source_20_Text"><text:span text:style-name="T530">\</text:span></text:span></text:p>
      <text:p text:style-name="P177"><text:span text:style-name="Source_20_Text"><text:span text:style-name="T527">epochs=</text:span></text:span><text:span text:style-name="Source_20_Text"><text:span text:style-name="T528">100</text:span></text:span><text:span text:style-name="Source_20_Text"><text:span text:style-name="T527"> </text:span></text:span><text:span text:style-name="Source_20_Text"><text:span text:style-name="T530">\</text:span></text:span></text:p>
      <text:p text:style-name="P177"><text:span text:style-name="Source_20_Text"><text:span text:style-name="T527">imgsz=</text:span></text:span><text:span text:style-name="Source_20_Text"><text:span text:style-name="T530">256 </text:span></text:span><text:span text:style-name="Source_20_Text"><text:span text:style-name="T532">\</text:span></text:span></text:p>
      <text:p text:style-name="P177"><text:span text:style-name="Source_20_Text"><text:span text:style-name="T530">name=</text:span></text:span><text:span text:style-name="Source_20_Text"><text:span text:style-name="T533">train_</text:span></text:span><text:span text:style-name="Source_20_Text"><text:span text:style-name="T530">yolov8n_</text:span></text:span><text:span text:style-name="Source_20_Text"><text:span text:style-name="T528">100</text:span></text:span><text:span text:style-name="Source_20_Text"><text:span text:style-name="T532">e</text:span></text:span></text:p>
      <text:p text:style-name="P177"><text:span text:style-name="Source_20_Text"><text:span text:style-name="T269">100 epochs completed in 2.963 hours.</text:span></text:span></text:p>
      <text:p text:style-name="P177"><text:span text:style-name="Source_20_Text"><text:span text:style-name="T269">Optimizer stripped from runs/detect/train_yolov8n_100e3/weights/last.pt, 6.2MB</text:span></text:span></text:p>
      <text:p text:style-name="P177"><text:span text:style-name="Source_20_Text"><text:span text:style-name="T269">Optimizer stripped from runs/detect/train_yolov8n_100e3/weights/best.pt, 6.2MB</text:span></text:span></text:p>
      <text:p text:style-name="P177"><text:span text:style-name="Source_20_Text"><text:span text:style-name="T268"/></text:span></text:p>
      <text:p text:style-name="P177"><text:span text:style-name="Source_20_Text"><text:span text:style-name="T269">Validating runs/detect/train_yolov8n_100e3/weights/best.pt...</text:span></text:span></text:p>
      <text:p text:style-name="P177"><text:span text:style-name="Source_20_Text"><text:span text:style-name="T269">Ultralytics YOLOv8.2.77 🚀 Python-3.10.14 torch-2.4.0+cu121 CUDA:0 (NVIDIA GeForce RTX 3060, 12044MiB)</text:span></text:span></text:p>
      <text:p text:style-name="P177"><text:span text:style-name="Source_20_Text"><text:span text:style-name="T269">YOLOv8n_1_class summary (fused): 168 layers, 3,005,843 parameters, 0 gradients, 8.1 GFLOPs</text:span></text:span></text:p>
      <text:p text:style-name="P177"><text:span text:style-name="Source_20_Text"><text:span text:style-name="T269"><text:s text:c="17"/>Class <text:s text:c="4"/>Images <text:s/>Instances <text:s text:c="5"/>Box(P <text:s text:c="9"/>R <text:s text:c="5"/>mAP50 <text:s/>mAP50-95): 100%|██████████| 427/427 [00:43&lt;00:00, <text:s/>9.79it/s]</text:span></text:span></text:p>
      <text:p text:style-name="P177"><text:span text:style-name="Source_20_Text"><text:span text:style-name="T269"><text:s text:c="19"/>all <text:s text:c="5"/>13640 <text:s text:c="5"/>13656 <text:s text:c="5"/>0.976 <text:s text:c="5"/>0.974 <text:s text:c="5"/>0.984 <text:s text:c="5"/>0.494</text:span></text:span></text:p>
      <text:p text:style-name="P177"><text:span text:style-name="Source_20_Text"><text:span text:style-name="T269">Speed: 0.0ms preprocess, 0.3ms inference, 0.0ms loss, 0.5ms postprocess per image</text:span></text:span></text:p>
      <text:p text:style-name="P177"><text:span text:style-name="Source_20_Text"><text:span text:style-name="T269">Results saved to runs/detect/train_yolov8n_100e3</text:span></text:span></text:p>
      <text:p text:style-name="P177"><text:span text:style-name="Source_20_Text"><text:span text:style-name="T269">💡 Learn more at https://docs.ultralytics.com/modes/train</text:span></text:span></text:p>
      <text:p text:style-name="P177"><text:span text:style-name="Source_20_Text"><text:span text:style-name="T532"/></text:span></text:p>
      <text:p text:style-name="P177"><text:span text:style-name="Source_20_Text"><text:span text:style-name="T532"/></text:span></text:p>
      <text:p text:style-name="P259"><text:span text:style-name="Source_20_Text"><text:span text:style-name="T104">Обучение проходит на GPU размер файла <text:s/>rknn на выходе такой же</text:span></text:span></text:p>
      <text:p text:style-name="P357"><text:span text:style-name="Source_20_Text"><text:span text:style-name="T405">To rknn </text:span></text:span><text:span text:style-name="Source_20_Text"><text:span text:style-name="T404">:</text:span></text:span></text:p>
      <text:p text:style-name="P34"><text:soft-page-break/><text:span text:style-name="Source_20_Text"><text:span text:style-name="T374">docker run -v ~/WORK/NEURO/yolo8/runs/detect/train_yolov8n_100e3/weights:/share \</text:span></text:span></text:p>
      <text:p text:style-name="P34"><text:span text:style-name="Source_20_Text"><text:span text:style-name="T374">ilooro/rknn-converter:latest \</text:span></text:span></text:p>
      <text:p text:style-name="P34"><text:span text:style-name="Source_20_Text"><text:span text:style-name="T374">--model </text:span></text:span><text:span text:style-name="Source_20_Text"><text:span text:style-name="T376">best</text:span></text:span><text:span text:style-name="Source_20_Text"><text:span text:style-name="T374">.pt \</text:span></text:span></text:p>
      <text:p text:style-name="P34"><text:span text:style-name="Source_20_Text"><text:span text:style-name="T374">--height </text:span></text:span><text:span text:style-name="Source_20_Text"><text:span text:style-name="T377">256</text:span></text:span><text:span text:style-name="Source_20_Text"><text:span text:style-name="T374"> --width </text:span></text:span><text:span text:style-name="Source_20_Text"><text:span text:style-name="T377">256</text:span></text:span><text:span text:style-name="Source_20_Text"><text:span text:style-name="T374"> </text:span></text:span><text:span text:style-name="Source_20_Text"><text:span text:style-name="T376">\</text:span></text:span></text:p>
      <text:p text:style-name="P34"><text:span text:style-name="Source_20_Text"><text:span text:style-name="T374">--quant </text:span></text:span><text:span text:style-name="Source_20_Text"><text:span text:style-name="T376">\</text:span></text:span></text:p>
      <text:p text:style-name="P34"><text:span text:style-name="Source_20_Text"><text:span text:style-name="T509">--model_version 8</text:span></text:span></text:p>
      <text:p text:style-name="P258"><text:span text:style-name="Source_20_Text"><text:span text:style-name="T103">На апельсине работает !!!!</text:span></text:span></text:p>
      <text:p text:style-name="P22"><text:span text:style-name="Source_20_Text"><text:span text:style-name="T39"/></text:span></text:p>
      <text:p text:style-name="P35"><text:span text:style-name="Source_20_Text"><text:span text:style-name="T37"/></text:span></text:p>
      <text:p text:style-name="P22"><text:span text:style-name="Source_20_Text"><text:span text:style-name="T39"/></text:span></text:p>
      <text:p text:style-name="P22"><text:span text:style-name="Source_20_Text"><text:span text:style-name="T39"/></text:span></text:p>
      <text:p text:style-name="P33"><text:span text:style-name="Source_20_Text"><text:span text:style-name="T48">10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10_09_2024"/></text:p>
      <text:p text:style-name="P22"><text:span text:style-name="Source_20_Text"><text:span text:style-name="T55"/></text:span></text:p>
      <text:p text:style-name="P37"><text:span text:style-name="Source_20_Text"><text:span text:style-name="T139">Модифицировать программу для inference (измерение времени) </text:span></text:span><text:span text:style-name="Source_20_Text"><text:span text:style-name="T140">выполнено</text:span></text:span></text:p>
      <text:p text:style-name="P35"><text:span text:style-name="Source_20_Text"><text:span text:style-name="T141">Проект собирать в Смаке – </text:span></text:span><text:span text:style-name="Source_20_Text"><text:span text:style-name="T140">перехожу на работу на апельсине</text:span></text:span><text:span text:style-name="Source_20_Text"><text:span text:style-name="T141"> </text:span></text:span></text:p>
      <text:p text:style-name="P35"><text:a xlink:type="simple" xlink:href="https://github.com/rockchip-linux/rknpu2/blob/master/runtime/RK3588/Linux/librknn_api/include/rknn_api.h" text:style-name="Internet_20_link" text:visited-style-name="Visited_20_Internet_20_Link"><text:span text:style-name="Source_20_Text"><text:span text:style-name="T55">https://github.com/rockchip-linux/rknpu2/blob/master/runtime/RK3588/Linux/librknn_api/include/rknn_api.h</text:span></text:span></text:a></text:p>
      <text:p text:style-name="P35"><text:span text:style-name="Source_20_Text"><text:span text:style-name="T55"/></text:span></text:p>
      <text:p text:style-name="P95"><text:span text:style-name="Source_20_Text"><text:span text:style-name="T39">11.09.2024</text:span></text:span></text:p>
      <text:p text:style-name="P38"><text:span text:style-name="Source_20_Text"><text:span text:style-name="T142">Начал писать функцию </text:span></text:span><text:span text:style-name="Source_20_Text"><text:span text:style-name="T82">yolo_work</text:span></text:span></text:p>
      <text:p text:style-name="P38"><text:span text:style-name="Source_20_Text"><text:span text:style-name="T82"/></text:span></text:p>
      <text:p text:style-name="P96"><text:span text:style-name="Source_20_Text"><text:span text:style-name="T39">1</text:span></text:span><text:span text:style-name="Source_20_Text"><text:span text:style-name="T49">8</text:span></text:span><text:span text:style-name="Source_20_Text"><text:span text:style-name="T39">.09.2024</text:span></text:span></text:p>
      <text:p text:style-name="P39"><text:span text:style-name="Source_20_Text"><text:span text:style-name="T143">Запущена нейрасеть – trac_tmml</text:span></text:span></text:p>
      <text:p text:style-name="P39"><text:span text:style-name="Source_20_Text"><text:span text:style-name="T143"/></text:span></text:p>
      <text:p text:style-name="P96"><text:span text:style-name="Source_20_Text"><text:span text:style-name="T39">1</text:span></text:span><text:span text:style-name="Source_20_Text"><text:span text:style-name="T49">9</text:span></text:span><text:span text:style-name="Source_20_Text"><text:span text:style-name="T39">.09.2024</text:span></text:span></text:p>
      <text:p text:style-name="P39"><text:span text:style-name="Source_20_Text"><text:span text:style-name="T143">Нужно перевести на 1 цветный режим</text:span></text:span></text:p>
      <text:p text:style-name="P35"><text:span text:style-name="Source_20_Text"><text:span text:style-name="T140"/></text:span></text:p>
      <text:p text:style-name="P40"><text:span text:style-name="Source_20_Text"><text:span text:style-name="T144">Пробую снять образ с OrangePi5pro c EEPROM to NVME – </text:span></text:span><text:span text:style-name="Source_20_Text"><text:span text:style-name="T145">успешно <text:s/>dd</text:span></text:span></text:p>
      <text:p text:style-name="P35"><text:span text:style-name="Source_20_Text"><text:span text:style-name="T140"/></text:span></text:p>
      <text:p text:style-name="P35"><text:span text:style-name="Source_20_Text"><text:span text:style-name="T140"/></text:span></text:p>
      <text:p text:style-name="P35"><text:span text:style-name="Source_20_Text"><text:span text:style-name="T140"/></text:span></text:p>
      <text:p text:style-name="P97"><text:span text:style-name="Source_20_Text"><text:span text:style-name="T50">20</text:span></text:span><text:span text:style-name="Source_20_Text"><text:span text:style-name="T39">.09.2024</text:span></text:span></text:p>
      <text:p text:style-name="P35"><text:a xlink:type="simple" xlink:href="https://www.reddit.com/r/OrangePI/comments/1b4z0ar/camera_options/" text:style-name="Internet_20_link" text:visited-style-name="Visited_20_Internet_20_Link"><text:span text:style-name="Source_20_Text"><text:span text:style-name="T538">https://www.reddit.com/r/OrangePI/comments/1b4z0ar/camera_options/</text:span></text:span></text:a></text:p>
      <text:p text:style-name="P41"><text:span text:style-name="Source_20_Text"><text:span text:style-name="T147">Камера к OrangePi5 начало</text:span></text:span></text:p>
      <text:p text:style-name="P35"><text:span text:style-name="Source_20_Text"><text:span text:style-name="T140"/></text:span></text:p>
      <text:p text:style-name="P35"><text:a xlink:type="simple" xlink:href="https://www.arducam.com/product/arducam-12mp-imx477p-mini-high-quality-camera-module-for-rock-5a-5b/" text:style-name="Internet_20_link" text:visited-style-name="Visited_20_Internet_20_Link"><text:span text:style-name="Source_20_Text"><text:span text:style-name="T538">https://www.arducam.com/product/arducam-12mp-imx477p-mini-high-quality-camera-module-for-rock-5a-5b/</text:span></text:span></text:a></text:p>
      <text:p text:style-name="P35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s text:c="2"/></text:span><text:span text:style-name="Source_20_Text"><text:span text:style-name="T148">Драйвер</text:span></text:span></text:p>
      <text:p text:style-name="P35"><text:span text:style-name="Source_20_Text"/></text:p>
      <text:p text:style-name="P35"><text:span text:style-name="Source_20_Text"><text:span text:style-name="T140"/></text:span></text:p>
      <text:p text:style-name="P35"><text:span text:style-name="Source_20_Text"><text:span text:style-name="T140"/></text:span></text:p>
      <text:p text:style-name="P98"><text:span text:style-name="Source_20_Text"><text:span text:style-name="T50"/></text:span></text:p>
      <text:p text:style-name="P99"><text:bookmark text:name="ov1355 to OrangePi5"/><text:span text:style-name="Source_20_Text"><text:span text:style-name="T50">2</text:span></text:span><text:span text:style-name="Source_20_Text"><text:span text:style-name="T51">3</text:span></text:span><text:span text:style-name="Source_20_Text"><text:span text:style-name="T39">.09.2024</text:span></text:span></text:p>
      <text:p text:style-name="P35"><text:span text:style-name="Source_20_Text"><text:span text:style-name="T140">OV13855 <text:s/></text:span></text:span><text:span text:style-name="Source_20_Text"><text:span text:style-name="T149">to OrangePi5pro</text:span></text:span></text:p>
      <text:p text:style-name="P35"><text:span text:style-name="Source_20_Text"><text:span text:style-name="T296">Модуль камеры Orange Pi построен на 13МП сенсоре OV13855 и подходит для плат RK3358/3358S OPi 5/5B/5 Plus</text:span></text:span></text:p>
      <text:p text:style-name="P35"><text:span text:style-name="Source_20_Text"><text:span text:style-name="T296">Характеристики:</text:span></text:span></text:p>
      <text:p text:style-name="P35"><text:span text:style-name="Source_20_Text"><text:span text:style-name="T296"><text:s text:c="4"/>Сенсор: OmniVision OV13855</text:span></text:span></text:p>
      <text:p text:style-name="P35"><text:span text:style-name="Source_20_Text"><text:span text:style-name="T296"><text:s text:c="4"/>Разрешение: 13 МП</text:span></text:span></text:p>
      <text:p text:style-name="P35"><text:span text:style-name="Source_20_Text"><text:span text:style-name="T296"><text:s text:c="4"/>Размер пикселя: 1.12μm x 1.12μm</text:span></text:span></text:p>
      <text:p text:style-name="P35"><text:span text:style-name="Source_20_Text"><text:span text:style-name="T296"><text:s text:c="4"/>Оптический формат: 1/3.06″</text:span></text:span></text:p>
      <text:p text:style-name="P35"><text:span text:style-name="Source_20_Text"><text:span text:style-name="T296"><text:s text:c="4"/>Разрешение кадра: 4256 x 3168 пикселей</text:span></text:span></text:p>
      <text:p text:style-name="P35"><text:span text:style-name="Source_20_Text"><text:span text:style-name="T296"><text:s text:c="4"/>Поддерживаемые разрешения изображения: 13МП (4224×3136) / 10МП (4224×2376) / 3МП (2112×1568) </text:span></text:span></text:p>
      <text:p text:style-name="P35"><text:span text:style-name="Source_20_Text"><text:span text:style-name="T296"><text:s text:c="4"/>Максимальная скорость кадров: 13МП@30fps, 10МП@30fps, 3МП@60fps</text:span></text:span></text:p>
      <text:p text:style-name="P35"><text:span text:style-name="Source_20_Text"><text:span text:style-name="T296"><text:s text:c="4"/>Глубина цвета: 10-bit</text:span></text:span></text:p>
      <text:p text:style-name="P35"><text:span text:style-name="Source_20_Text"><text:span text:style-name="T296"><text:s text:c="4"/>F-Number: 2 ±5%</text:span></text:span></text:p>
      <text:p text:style-name="P35"><text:span text:style-name="Source_20_Text"><text:span text:style-name="T296"><text:s text:c="4"/>Фокус: 0.1 м – бесконечность</text:span></text:span></text:p>
      <text:p text:style-name="P35"><text:span text:style-name="Source_20_Text"><text:span text:style-name="T296"><text:s text:c="4"/>Угол обзора: 77.6°</text:span></text:span></text:p>
      <text:p text:style-name="P35"><text:span text:style-name="Source_20_Text"><text:span text:style-name="T296"><text:s text:c="4"/>Искажения линзы: &lt;1.5%</text:span></text:span></text:p>
      <text:p text:style-name="P35"><text:span text:style-name="Source_20_Text"><text:span text:style-name="T296"><text:s text:c="4"/>Чувствительность: 3900e–/Lux-sec</text:span></text:span></text:p>
      <text:p text:style-name="P35"><text:span text:style-name="Source_20_Text"><text:span text:style-name="T296"><text:s text:c="4"/>Коррекция изображения: Defect pixel/ Automatic black level calibration / Lens shading</text:span></text:span></text:p>
      <text:p text:style-name="P35"><text:span text:style-name="Source_20_Text"><text:span text:style-name="T296"><text:s text:c="4"/>Динамический диапазон: 65dB @ 1x Gain</text:span></text:span></text:p>
      <text:p text:style-name="P35"><text:span text:style-name="Source_20_Text"><text:span text:style-name="T296"><text:s text:c="4"/>Максимальная экспозиция: VTS-8</text:span></text:span></text:p>
      <text:p text:style-name="P35"><text:span text:style-name="Source_20_Text"><text:span text:style-name="T296"><text:s text:c="4"/>Соотношение сигнал-шум: 36.5dB</text:span></text:span></text:p>
      <text:p text:style-name="P35"><text:span text:style-name="Source_20_Text"><text:span text:style-name="T296"><text:s text:c="4"/>Выходной формат: 10-bit RGB RAW</text:span></text:span></text:p>
      <text:p text:style-name="P35"><text:span text:style-name="Source_20_Text"><text:span text:style-name="T296"><text:s text:c="4"/>Выходные интерфейсы: 1-Lane, 2-Lane, или 4-Lane MIPI </text:span></text:span></text:p>
      <text:p text:style-name="P35"><text:span text:style-name="Source_20_Text"><text:span text:style-name="T296"><text:s text:c="4"/>Размеры: 29 x 59 мм</text:span></text:span></text:p>
      <text:p text:style-name="P35"><text:a xlink:type="simple" xlink:href="https://github.com/orangepi-xunlong/linux-orangepi/tree/orange-pi-5.10-rk3588/arch/arm64/boot/dts/rockchip/overlay" text:style-name="Internet_20_link" text:visited-style-name="Visited_20_Internet_20_Link"><text:span text:style-name="Source_20_Text"><text:span text:style-name="T540">https://github.com/orangepi-xunlong/linux-orangepi/tree/orange-pi-5.10-rk3588/arch/arm64/boot/dts/rockchip/overlay</text:span></text:span></text:a><text:span text:style-name="Source_20_Text"><text:span text:style-name="T540"> <text:s/></text:span></text:span><text:span text:style-name="Source_20_Text"><text:span text:style-name="T150">3588 dts</text:span></text:span></text:p>
      <text:p text:style-name="P35"><text:span text:style-name="Source_20_Text"><text:span text:style-name="T140">You can download needed overlay and enable it using </text:span></text:span><text:a xlink:type="simple" xlink:href="https://docs.armbian.com/User-Guide_Allwinner_overlays/#using-custom-overlays" office:target-frame-name="_blank" xlink:show="new" text:style-name="Internet_20_link" text:visited-style-name="Visited_20_Internet_20_Link"><text:span text:style-name="Source_20_Text">armbian-add-overlay</text:span></text:a></text:p>
      <text:p text:style-name="P35"><text:span text:style-name="Source_20_Text"><text:span text:style-name="T140"/></text:span></text:p>
      <text:p text:style-name="P35"><text:a xlink:type="simple" xlink:href="https://kubuntu.ru/node/10900" text:style-name="Internet_20_link" text:visited-style-name="Visited_20_Internet_20_Link"><text:span text:style-name="Source_20_Text"><text:span text:style-name="T538">https://kubuntu.ru/node/10900</text:span></text:span></text:a><text:span text:style-name="Source_20_Text"><text:span text:style-name="T538"> <text:s/></text:span></text:span><text:span text:style-name="Source_20_Text"><text:span text:style-name="T140">Веб камера в нескольких приложениях одновременно</text:span></text:span></text:p>
      <text:p text:style-name="P35"><text:a xlink:type="simple" xlink:href="https://4pda.to/forum/index.php?showtopic=1060275&amp;st=1640" text:style-name="Internet_20_link" text:visited-style-name="Visited_20_Internet_20_Link"><text:span text:style-name="Source_20_Text">https://4pda.to/forum/index.php?showtopic=1060275&amp;st=1640</text:span></text:a></text:p>
      <text:p text:style-name="P35"><text:a xlink:type="simple" xlink:href="https://4pda.to/forum/index.php?showtopic=1060275" text:style-name="Internet_20_link" text:visited-style-name="Visited_20_Internet_20_Link"><text:span text:style-name="Source_20_Text"><text:span text:style-name="T539">https://4pda.to/forum/index.php?showtopic=1060275</text:span></text:span></text:a><text:span text:style-name="Source_20_Text"><text:span text:style-name="T539"> <text:s text:c="2"/></text:span></text:span><text:span text:style-name="Source_20_Text"><text:span text:style-name="T157">Все по Opi5</text:span></text:span></text:p>
      <text:p text:style-name="P35"><text:span text:style-name="Source_20_Text"/></text:p>
      <text:p text:style-name="P42"><text:span text:style-name="Source_20_Text"><text:span text:style-name="T217">Нужно менять образ на официальный – камера не видна</text:span></text:span></text:p>
      <text:p text:style-name="P42"><text:a xlink:type="simple" xlink:href="https://github.com/Joshua-Riek/ubuntu-rockchip/releases" text:style-name="Internet_20_link" text:visited-style-name="Visited_20_Internet_20_Link"><text:span text:style-name="Source_20_Text"><text:span text:style-name="T541">https://github.com/Joshua-Riek/ubuntu-rockchip/releases</text:span></text:span></text:a></text:p>
      <text:p text:style-name="P35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538">http://www.orangepi.org/html/hardWare/computerAndMicrocontrollers/service-and-support/Orange-Pi-5-Pro.html</text:span></text:span></text:a><text:span text:style-name="Source_20_Text"><text:span text:style-name="T538"> – </text:span></text:span><text:span text:style-name="Source_20_Text"><text:span text:style-name="T151">оф образы</text:span></text:span></text:p>
      <text:p text:style-name="P35"><text:a xlink:type="simple" xlink:href="https://4pda.to/forum/dl/post/29496881/orangepi5plus.torrent" text:style-name="Internet_20_link" text:visited-style-name="Visited_20_Internet_20_Link"><text:span text:style-name="Source_20_Text">https://4pda.to/forum/dl/post/29496881/orangepi5plus.torrent</text:span></text:a><text:span text:style-name="Source_20_Text"> <text:s/>- </text:span><text:span text:style-name="Source_20_Text"><text:span text:style-name="T151">все образы</text:span></text:span></text:p>
      <text:p text:style-name="P35"><text:span text:style-name="Source_20_Text"/></text:p>
      <text:p text:style-name="P43"><text:span text:style-name="Source_20_Text"><text:span text:style-name="T542">пробую Ubuntu</text:span></text:span></text:p>
      <text:p text:style-name="P43"><text:span text:style-name="Source_20_Text"><text:span text:style-name="T205">Orangepi5pro_1.0.4_ubuntu_focal_desktop_xfce_linux5.10.160.7z</text:span></text:span></text:p>
      <text:p text:style-name="P44"><text:span text:style-name="Source_20_Text"><text:span text:style-name="T152">Система установлена добавляю камеру</text:span></text:span></text:p>
      <text:p text:style-name="P44"><text:span text:style-name="Source_20_Text"><text:span text:style-name="T218">sudo orangepi-config</text:span></text:span></text:p>
      <text:p text:style-name="P49"><text:span text:style-name="Source_20_Text"><text:span text:style-name="T221">test_camera.sh</text:span></text:span></text:p>
      <text:p text:style-name="P46"><text:span text:style-name="Source_20_Text"><text:span text:style-name="T544">не запускается но ядро видит</text:span></text:span></text:p>
      <text:p text:style-name="P46"><text:span text:style-name="Source_20_Text"><text:span text:style-name="T219">sudo dmesg | grep 13855</text:span></text:span></text:p>
      <text:p text:style-name="P45"><text:span text:style-name="Source_20_Text"><text:span text:style-name="T542">пробую </text:span></text:span><text:span text:style-name="Source_20_Text"><text:span text:style-name="T543">Debian – </text:span></text:span><text:span text:style-name="Source_20_Text"><text:span text:style-name="T544">то же</text:span></text:span></text:p>
      <text:p text:style-name="P45"><text:span text:style-name="Source_20_Text"/></text:p>
      <text:p text:style-name="P47"><text:span text:style-name="Source_20_Text"><text:span text:style-name="T153">пробую </text:span></text:span><text:span text:style-name="Source_20_Text"><text:span text:style-name="T139">Joshua-Riek <text:s/></text:span></text:span></text:p>
      <text:p text:style-name="P35"><text:span text:style-name="Source_20_Text"><text:span text:style-name="T220">ubuntu-24.04-preinstalled-desktop-arm64-orangepi-5-pro.img.xz</text:span></text:span><text:span text:style-name="Source_20_Text"><text:span text:style-name="T537"> <text:s text:c="2"/></text:span></text:span></text:p>
      <text:p text:style-name="P35"><text:span text:style-name="Source_20_Text"/></text:p>
      <text:p text:style-name="P3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/></text:span><text:span text:style-name="Source_20_Text"><text:span text:style-name="T154">Пример запуска камеры</text:span></text:span></text:p>
      <text:p text:style-name="P35"><text:span text:style-name="Source_20_Text"/></text:p>
      <text:p text:style-name="P35"><text:a xlink:type="simple" xlink:href="https://docs.khadas.com/products/sbc/edge2/add-ons/imx415-mipi-camera" text:style-name="Internet_20_link" text:visited-style-name="Visited_20_Internet_20_Link"><text:span text:style-name="Source_20_Text">https://docs.khadas.com/products/sbc/edge2/add-ons/imx415-mipi-camera</text:span></text:a><text:span text:style-name="Source_20_Text"> <text:s text:c="2"/></text:span><text:span text:style-name="Source_20_Text"><text:span text:style-name="T155">Захват с камеры Khadas</text:span></text:span></text:p>
      <text:p text:style-name="P35"><text:soft-page-break/><text:span text:style-name="Source_20_Text"/></text:p>
      <text:p text:style-name="P35"><text:a xlink:type="simple" xlink:href="https://habr.com/ru/articles/763996/" text:style-name="Internet_20_link" text:visited-style-name="Visited_20_Internet_20_Link"><text:span text:style-name="Source_20_Text">https://habr.com/ru/articles/763996/</text:span></text:a><text:span text:style-name="Source_20_Text"> <text:s text:c="2"/></text:span><text:span text:style-name="Source_20_Text"><text:span text:style-name="T156">Сборка из исходникод для другой платформы (как пример)</text:span></text:span></text:p>
      <text:p text:style-name="P35"><text:span text:style-name="Source_20_Text"/></text:p>
      <text:p text:style-name="P35"><text:span text:style-name="Source_20_Text"/></text:p>
      <text:p text:style-name="P48"><text:a xlink:type="simple" xlink:href="https://www.reddit.com/r/OrangePI/comments/1b4z0ar/camera_options/" text:style-name="Internet_20_link" text:visited-style-name="Visited_20_Internet_20_Link"><text:span text:style-name="Source_20_Text"><text:span text:style-name="T538">https://www.reddit.com/r/OrangePI/comments/1b4z0ar/camera_options/</text:span></text:span></text:a><text:span text:style-name="Source_20_Text"><text:span text:style-name="T538"> <text:s/></text:span></text:span><text:span text:style-name="Source_20_Text"><text:span text:style-name="T158">Что нужно для подключения камеры</text:span></text:span></text:p>
      <text:p text:style-name="P35"><text:span text:style-name="Source_20_Text"/></text:p>
      <text:p text:style-name="P35"><text:span text:style-name="Source_20_Text"><text:span text:style-name="T246">2</text:span></text:span><text:span text:style-name="Source_20_Text"><text:span text:style-name="T247">4</text:span></text:span><text:span text:style-name="Source_20_Text"><text:span text:style-name="T246">.09.2024</text:span></text:span></text:p>
      <text:p text:style-name="P51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/text:span><text:span text:style-name="Source_20_Text"><text:span text:style-name="T69"><text:s/>Quick Start Guide <text:s/>Ardukam</text:span></text:span></text:p>
      <text:p text:style-name="P35"><text:span text:style-name="Source_20_Text"/></text:p>
      <text:p text:style-name="P52"><text:span text:style-name="Source_20_Text"><text:span text:style-name="T545">Установлен официальный образ </text:span></text:span><text:span text:style-name="Source_20_Text"><text:span text:style-name="T222">Orangepi5pro_1.0.4_ubuntu_jammy_desktop_xfce_linux5.10.160.img</text:span></text:span></text:p>
      <text:p text:style-name="P52"><text:span text:style-name="Source_20_Text"><text:span text:style-name="T222">Настройка системы</text:span></text:span></text:p>
      <text:p text:style-name="P52"><text:span text:style-name="Source_20_Text"/></text:p>
      <text:p text:style-name="P58"><text:span text:style-name="Source_20_Text"><text:span text:style-name="T246">2</text:span></text:span><text:span text:style-name="Source_20_Text"><text:span text:style-name="T248">5</text:span></text:span><text:span text:style-name="Source_20_Text"><text:span text:style-name="T246">.09.2024</text:span></text:span></text:p>
      <text:p text:style-name="P52"><text:bookmark text:name="Rsync Image"/>Вариант 2 (размеры дисков разные)</text:p>
      <text:p text:style-name="P52">Требуется подключить одновременно старый и новые диски</text:p>
      <text:p text:style-name="P52"/>
      <text:p text:style-name="P52">sudo mkdir /mnt/<text:span text:style-name="T546">emmc</text:span></text:p>
      <text:p text:style-name="P52">sudo mkdir /mnt/<text:span text:style-name="T546">nvve128</text:span></text:p>
      <text:p text:style-name="P388">sudo mount /dev/<text:span text:style-name="T548">mmcblk1p1</text:span> /mnt/<text:span text:style-name="T546">emmc</text:span></text:p>
      <text:p text:style-name="P388">sudo mount /dev/sd<text:span text:style-name="T548">a1</text:span> /<text:span text:style-name="T546">nv</text:span><text:span text:style-name="T548">m</text:span><text:span text:style-name="T546">e128</text:span></text:p>
      <text:p text:style-name="P101">sudo rsync -zavpH /mnt/<text:span text:style-name="T546">emmc</text:span>/ /mnt/<text:span text:style-name="T546">nvve128</text:span>/</text:p>
      <text:p text:style-name="P52">z – сжатие при передаче</text:p>
      <text:p text:style-name="P52">a - Быстрый способ указать, что нужна рекурсия и хотите сохранить почти все. </text:p>
      <text:p text:style-name="P52">p - Копирует все права на приемную сторону точь в точь с оригиналом. </text:p>
      <text:p text:style-name="P52">H - Указывает пересоздать жесткие ссылки на конечной стороне в соответствии с тем, что имеется на исходной. Без этого параметра жесткие ссылки обрабатываются как обычные файлы. </text:p>
      <text:p text:style-name="P57"><text:span text:style-name="T21">sudo mkdir /mnt/imd</text:span><text:span text:style-name="T58">Orange128</text:span></text:p>
      <text:p text:style-name="P100"><text:span text:style-name="T58">t</text:span><text:span text:style-name="T21">ouch <text:s/></text:span><text:span text:style-name="T58">Orange</text:span><text:span text:style-name="T59">_image_128.img</text:span></text:p>
      <text:p text:style-name="P387">sudo mount <text:span text:style-name="T547">Orange</text:span>_image_128.img <text:s/>/mnt/imd<text:span text:style-name="T547">Orange128</text:span></text:p>
      <text:p text:style-name="P58"><text:span text:style-name="Source_20_Text"><text:span text:style-name="T159">Неудачно</text:span></text:span></text:p>
      <text:p text:style-name="P58"><text:span text:style-name="Source_20_Text"><text:span text:style-name="T159"/></text:span></text:p>
      <text:p text:style-name="P66"><text:bookmark text:name="Перенос офф образа"/><text:span text:style-name="Source_20_Text"><text:span text:style-name="T250">Перенос офф образа</text:span></text:span></text:p>
      <text:p text:style-name="P66"><text:span text:style-name="Source_20_Text"><text:span text:style-name="T552">Переносится загрузочный раздел (выделить 1050 мб)</text:span></text:span></text:p>
      <text:p text:style-name="P66"><text:span text:style-name="Source_20_Text"><text:span text:style-name="T552">sudo dd if=/dev/... of=/dev/...</text:span></text:span></text:p>
      <text:p text:style-name="P67"><text:span text:style-name="Source_20_Text"><text:span text:style-name="T553">Править в orangepiEnv.txt <text:s/>UUID основного раздела</text:span></text:span></text:p>
      <text:p text:style-name="P68"><text:span text:style-name="Source_20_Text"><text:span text:style-name="T554">Копируется основной раздел </text:span></text:span><text:span text:style-name="Source_20_Text"><text:span text:style-name="T555">(смонтировать оба раздела)</text:span></text:span><text:span text:style-name="Source_20_Text"><text:span text:style-name="T556">пзф</text:span></text:span></text:p>
      <text:p text:style-name="P102"><text:span text:style-name="Source_20_Text">sudo rsync -zavpH /mnt/</text:span><text:span text:style-name="Source_20_Text"><text:span text:style-name="T546">emmc</text:span></text:span><text:span text:style-name="Source_20_Text">/ /mnt/</text:span><text:span text:style-name="Source_20_Text"><text:span text:style-name="T546">nvve128</text:span></text:span><text:span text:style-name="Source_20_Text">/</text:span></text:p>
      <text:p text:style-name="P58"><text:span text:style-name="Source_20_Text"><text:span text:style-name="T159"/></text:span></text:p>
      <text:p text:style-name="P59"><text:span text:style-name="Source_20_Text"><text:span text:style-name="T549">Уменьшаю размер исходного образа (gparted)</text:span></text:span></text:p>
      <text:p text:style-name="P52"><text:span text:style-name="Source_20_Text">I made a image from Linux with dd and ztd:</text:span></text:p>
      <text:p text:style-name="P52"><text:span text:style-name="Source_20_Text"><text:span text:style-name="T2">dd bs=1024K if="/dev/</text:span></text:span><text:span text:style-name="Source_20_Text"><text:span text:style-name="T6">mmcblk1p1</text:span></text:span><text:span text:style-name="Source_20_Text"><text:span text:style-name="T2">" | pv --size </text:span></text:span><text:span text:style-name="Source_20_Text"><text:span text:style-name="T6">1</text:span></text:span><text:span text:style-name="Source_20_Text"><text:span text:style-name="T7">22103</text:span></text:span><text:span text:style-name="Source_20_Text"><text:span text:style-name="T6">000000</text:span></text:span><text:span text:style-name="Source_20_Text"><text:span text:style-name="T2"> | zstd --quiet --force -o "/mnt/</text:span></text:span><text:span text:style-name="Source_20_Text"><text:span text:style-name="T6">nvme128</text:span></text:span><text:span text:style-name="Source_20_Text"><text:span text:style-name="T2">/image.img.zst"</text:span></text:span></text:p>
      <text:p text:style-name="P52"><text:span text:style-name="Source_20_Text">The image was written and compressed with about about 150-350MB/s.</text:span></text:p>
      <text:p text:style-name="P52"><text:span text:style-name="Source_20_Text">After that, when running into the empty space of the source-disk, data was processed at 1.2GBs :-) And the image-file was only growing with about 100KB for the remaining 220GB free space.</text:span></text:p>
      <text:p text:style-name="P52"><text:span text:style-name="Source_20_Text">I would says that's just as good as "real" sparse. The size of the imagefile was 19.3GB. The W11 installation size was 48GB (if you delete the page-file on the Windows installation you might save some additional MBs/GBs).</text:span></text:p>
      <text:p text:style-name="P52"><text:span text:style-name="Source_20_Text">To restore image:</text:span></text:p>
      <text:p text:style-name="P61"><text:span text:style-name="Source_20_Text"><text:span text:style-name="T550">переносим <text:s/></text:span></text:span><text:span text:style-name="Source_20_Text"><text:span text:style-name="T205">image.img.zst </text:span></text:span></text:p>
      <text:p text:style-name="P62"><text:soft-page-break/><text:span text:style-name="Source_20_Text"><text:span text:style-name="T160">перезагрузка</text:span></text:span></text:p>
      <text:p text:style-name="P60"><text:span text:style-name="Source_20_Text"><text:span text:style-name="T2">zstd --quiet --stdout --decompress "/mnt/</text:span></text:span><text:span text:style-name="Source_20_Text"><text:span text:style-name="T6">nvme</text:span></text:span><text:span text:style-name="Source_20_Text"><text:span text:style-name="T2">/image.img.zst" | pv | dd bs=1024K of="/dev/</text:span></text:span><text:span text:style-name="Source_20_Text"><text:span text:style-name="T8">sda1</text:span></text:span><text:span text:style-name="Source_20_Text"><text:span text:style-name="T2">"</text:span></text:span></text:p>
      <text:p text:style-name="P63"><text:span text:style-name="Source_20_Text"><text:span text:style-name="T83">Успешно</text:span></text:span></text:p>
      <text:p text:style-name="P60"><text:span text:style-name="Source_20_Text"><text:span text:style-name="T205"/></text:span></text:p>
      <text:p text:style-name="P52"><text:a xlink:type="simple" xlink:href="https://hmarketing.ru/blog/server/perenos-sistemy-linux-na-drugoy-disk/" text:style-name="Internet_20_link" text:visited-style-name="Visited_20_Internet_20_Link"><text:span text:style-name="Source_20_Text">https://hmarketing.ru/blog/server/perenos-sistemy-linux-na-drugoy-disk/</text:span></text:a><text:span text:style-name="Source_20_Text"> <text:s/></text:span><text:span text:style-name="Source_20_Text"><text:span text:style-name="T161">Перенос системы через tar</text:span></text:span></text:p>
      <text:p text:style-name="P52"><text:span text:style-name="Source_20_Text"/></text:p>
      <text:p text:style-name="P52"><text:span text:style-name="Source_20_Text"/></text:p>
      <text:p text:style-name="P52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tab/></text:span><text:span text:style-name="Source_20_Text"><text:span text:style-name="T168">Arducam drivers</text:span></text:span></text:p>
      <text:p text:style-name="P52"><text:span text:style-name="Source_20_Text"><text:span text:style-name="T168"/></text:span></text:p>
      <text:p text:style-name="P52"><text:a xlink:type="simple" xlink:href="https://www.arducam.com/raspberry-pi-camera-pinout/" text:style-name="Internet_20_link" text:visited-style-name="Visited_20_Internet_20_Link"><text:span text:style-name="Source_20_Text">https://www.arducam.com/raspberry-pi-camera-pinout/</text:span></text:a><text:span text:style-name="Source_20_Text"> <text:s/><text:tab/><text:tab/><text:tab/><text:tab/></text:span><text:span text:style-name="Source_20_Text"><text:span text:style-name="T169">Arducam pinout</text:span></text:span></text:p>
      <text:p text:style-name="P52"><text:span text:style-name="Source_20_Text"/></text:p>
      <text:p text:style-name="P52"><text:span text:style-name="Source_20_Text"/></text:p>
      <text:p text:style-name="P52"><text:span text:style-name="Source_20_Text"/></text:p>
      <text:p text:style-name="P52"><text:a xlink:type="simple" xlink:href="https://forum.khadas.com/" text:style-name="Internet_20_link" text:visited-style-name="Visited_20_Internet_20_Link"><text:span text:style-name="Source_20_Text"/></text:a></text:p>
      <text:p text:style-name="P53"><text:a xlink:type="simple" xlink:href="https://forum.khadas.com/" text:style-name="Internet_20_link" text:visited-style-name="Visited_20_Internet_20_Link"><text:span text:style-name="Source_20_Text">https://forum.khadas.com/</text:span></text:a><text:span text:style-name="Source_20_Text"> <text:s/></text:span><text:span text:style-name="Source_20_Text"><text:span text:style-name="T568">ФОРУМ</text:span></text:span></text:p>
      <text:p text:style-name="P55"><text:bookmark text:name="Khadas"/><text:span text:style-name="Source_20_Text"><text:span text:style-name="T551">Образ Khadas Edge2</text:span></text:span></text:p>
      <text:p text:style-name="P55"><text:a xlink:type="simple" xlink:href="https://github.com/khadas/fenix-docker" text:style-name="Internet_20_link" text:visited-style-name="Visited_20_Internet_20_Link"><text:span text:style-name="Source_20_Text">https://github.com/khadas/fenix-docker</text:span></text:a><text:span text:style-name="Source_20_Text"> <text:s/></text:span><text:span text:style-name="Source_20_Text"><text:span text:style-name="T69">fenix-docker</text:span></text:span></text:p>
      <text:p text:style-name="P55"><text:a xlink:type="simple" xlink:href="https://docs.khadas.com/products/sbc/common/install-os/install-os-into-emmc-on-ubuntu#tab__edge1edge2" text:style-name="Internet_20_link" text:visited-style-name="Visited_20_Internet_20_Link"><text:span text:style-name="Source_20_Text">https://docs.khadas.com/products/sbc/common/install-os/install-os-into-emmc-on-ubuntu#tab__edge1edge2</text:span></text:a><text:span text:style-name="Source_20_Text"> </text:span><text:span text:style-name="Source_20_Text"><text:span text:style-name="T69">Install OS into eMMC on Ubuntu</text:span></text:span></text:p>
      <text:p text:style-name="P55"><text:a xlink:type="simple" xlink:href="https://docs.khadas.com/products/sbc/edge2/start" text:style-name="Internet_20_link" text:visited-style-name="Visited_20_Internet_20_Link"><text:span text:style-name="Source_20_Text">https://docs.khadas.com/products/sbc/edge2/start</text:span></text:a><text:span text:style-name="Source_20_Text"> <text:s text:c="4"/><text:tab/><text:tab/><text:tab/></text:span><text:span text:style-name="Source_20_Text"><text:span text:style-name="T69">start</text:span></text:span></text:p>
      <text:p text:style-name="P55"><text:a xlink:type="simple" xlink:href="https://docs.khadas.com/products/sbc/edge2/os-images/start" text:style-name="Internet_20_link" text:visited-style-name="Visited_20_Internet_20_Link"><text:span text:style-name="Source_20_Text">https://docs.khadas.com/products/sbc/edge2/os-images/start</text:span></text:a><text:span text:style-name="Source_20_Text"> <text:s/><text:tab/></text:span><text:span text:style-name="Source_20_Text"><text:span text:style-name="T69">images</text:span></text:span></text:p>
      <text:p text:style-name="P55"><text:a xlink:type="simple" xlink:href="https://github.com/orgs/khadas/repositories" text:style-name="Internet_20_link" text:visited-style-name="Visited_20_Internet_20_Link"><text:span text:style-name="Source_20_Text">https://github.com/orgs/khadas/repositories</text:span></text:a><text:span text:style-name="Source_20_Text">? <text:s text:c="3"/><text:tab/><text:tab/><text:tab/><text:tab/></text:span><text:span text:style-name="Source_20_Text"><text:span text:style-name="T162">repo</text:span></text:span></text:p>
      <text:p text:style-name="P55"><text:a xlink:type="simple" xlink:href="https://forum.khadas.com/c/khadas-edge2/38" text:style-name="Internet_20_link" text:visited-style-name="Visited_20_Internet_20_Link"><text:span text:style-name="Source_20_Text">https://forum.khadas.com/c/khadas-edge2/38</text:span></text:a><text:span text:style-name="Source_20_Text"><text:tab/><text:tab/><text:tab/><text:tab/><text:tab/><text:tab/></text:span><text:span text:style-name="Source_20_Text"><text:span text:style-name="T163">forum</text:span></text:span></text:p>
      <text:p text:style-name="P54"><text:span text:style-name="Source_20_Text"/></text:p>
      <text:p text:style-name="P54"><text:span text:style-name="Source_20_Text"><text:span text:style-name="T16">curl 172.22.1.1/shell/write | sh -s edge2-ubuntu-22.04-gnome-linux-5.10-fenix-1.6.5-240301-emmc.img.xz</text:span></text:span></text:p>
      <text:p text:style-name="P55"><text:span text:style-name="Source_20_Text"/></text:p>
      <text:p text:style-name="P55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text:tab/></text:span><text:span text:style-name="Source_20_Text"><text:span text:style-name="T164">Переходник 30 – 22 CSI MIPI</text:span></text:span></text:p>
      <text:p text:style-name="P55"><text:a xlink:type="simple" xlink:href="https://www.khadas.com/product-page/imx415-camera" text:style-name="Internet_20_link" text:visited-style-name="Visited_20_Internet_20_Link"><text:span text:style-name="Source_20_Text">https://www.khadas.com/product-page/imx415-camera</text:span></text:a><text:span text:style-name="Source_20_Text"><text:span text:style-name="T164"> <text:s text:c="3"/><text:tab/><text:tab/><text:tab/></text:span></text:span><text:span text:style-name="Source_20_Text"><text:span text:style-name="T166">камера</text:span></text:span></text:p>
      <text:p text:style-name="P55"><text:a xlink:type="simple" xlink:href="https://dl.khadas.com/products/add-ons/imx415/dxf/imx415-2d-v12.pdf" text:style-name="Internet_20_link" text:visited-style-name="Visited_20_Internet_20_Link"><text:span text:style-name="Source_20_Text">https://dl.khadas.com/products/add-ons/imx415/dxf/imx415-2d-v12.pdf</text:span></text:a><text:span text:style-name="Source_20_Text"> <text:s text:c="2"/></text:span><text:span text:style-name="Source_20_Text"><text:span text:style-name="T165">Размеры камеры</text:span></text:span></text:p>
      <text:p text:style-name="P55"><text:span text:style-name="Source_20_Text"/></text:p>
      <text:p text:style-name="P55"><text:a xlink:type="simple" xlink:href="https://docs.khadas.com/products/sbc/edge2/configurations/imx415-mipi-camera#tab__other-version" text:style-name="Internet_20_link" text:visited-style-name="Visited_20_Internet_20_Link"><text:span text:style-name="Source_20_Text"><text:span text:style-name="T258">https://docs.khadas.com/products/sbc/edge2/configurations/imx415-mipi-camera#tab__other-version</text:span></text:span></text:a><text:span text:style-name="Source_20_Text"> <text:s/></text:span><text:span text:style-name="Source_20_Text"><text:span text:style-name="T167">Захват видео</text:span></text:span></text:p>
      <text:p text:style-name="P81"><text:a xlink:type="simple" xlink:href="https://stackoverflow.com/questions/77007398/how-to-debug-the-sony-imx415-camera-connect-with-rk3588" text:style-name="Internet_20_link" text:visited-style-name="Visited_20_Internet_20_Link"><text:span text:style-name="Source_20_Text"><text:span text:style-name="T258">https://stackoverflow.com/questions/77007398/how-to-debug-the-sony-imx415-camera-connect-with-rk3588</text:span></text:span></text:a><text:span text:style-name="Source_20_Text"> </text:span><text:span text:style-name="Source_20_Text"><text:span text:style-name="T69">How to debug the Sony imx415 camera connect with rk3588</text:span></text:span></text:p>
      <text:p text:style-name="P55"><text:span text:style-name="Source_20_Text"/></text:p>
      <text:p text:style-name="P55"><text:span text:style-name="Source_20_Text"/></text:p>
      <text:p text:style-name="P55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/text:span><text:span text:style-name="Source_20_Text"><text:span text:style-name="T170">Добавление драйверов и т д - полезно</text:span></text:span></text:p>
      <text:p text:style-name="P55"><text:span text:style-name="Source_20_Text"/></text:p>
      <text:p text:style-name="P5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 text:c="3"/></text:span><text:span text:style-name="Source_20_Text"><text:span text:style-name="T171">add camera</text:span></text:span></text:p>
      <text:p text:style-name="P55"><text:span text:style-name="Source_20_Text"><text:span text:style-name="T69"/></text:span></text:p>
      <text:p text:style-name="P55"><text:span text:style-name="Source_20_Text"/></text:p>
      <text:p text:style-name="P55"><text:a xlink:type="simple" xlink:href="https://github.com/khadas/OpenCV_NPU_Demo/tree/master" text:style-name="Internet_20_link" text:visited-style-name="Visited_20_Internet_20_Link"><text:span text:style-name="Source_20_Text"><text:span text:style-name="T205">https://github.com/khadas/OpenCV_NPU_Demo/tree/master</text:span></text:span></text:a><text:span text:style-name="Source_20_Text"><text:span text:style-name="T205"> <text:s/></text:span></text:span><text:span text:style-name="Source_20_Text"><text:s/></text:span><text:span text:style-name="Source_20_Text"><text:span text:style-name="T85">Изучить пример</text:span></text:span></text:p>
      <text:p text:style-name="P55"><text:a xlink:type="simple" xlink:href="https://github.com/khadas/edge2-npu" text:style-name="Internet_20_link" text:visited-style-name="Visited_20_Internet_20_Link"><text:span text:style-name="Source_20_Text">https://github.com/khadas/edge2-npu</text:span></text:a><text:span text:style-name="Source_20_Text"> <text:s/><text:tab/><text:tab/><text:tab/><text:tab/><text:tab/></text:span><text:span text:style-name="Source_20_Text"><text:span text:style-name="T69">edge2-npu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><text:span text:style-name="T566">Deactivate led lights</text:span></text:span></text:p>
      <text:p text:style-name="P323">$ echo none | sudo tee /sys/class/leds/red_led/trigger</text:p>
      <text:p text:style-name="P323">$ echo none | sudo tee /sys/class/leds/blue_led/trigger</text:p>
      <text:p text:style-name="P323">$ echo none | sudo tee /sys/class/leds/green_led/trigger</text:p>
      <text:p text:style-name="P55"><text:span text:style-name="Source_20_Text"/></text:p>
      <text:p text:style-name="P55"><text:span text:style-name="Source_20_Text"/></text:p>
      <text:p text:style-name="P55"><text:a xlink:type="simple" xlink:href="https://www.kernelconfig.io/config_video_imx415" text:style-name="Internet_20_link" text:visited-style-name="Visited_20_Internet_20_Link"><text:span text:style-name="Source_20_Text">https://www.kernelconfig.io/config_video_imx415</text:span></text:a><text:span text:style-name="Source_20_Text"> <text:s text:c="5"/></text:span><text:span text:style-name="Source_20_Text"><text:span text:style-name="T69">Sony IMX415 sensor support</text:span></text:span></text:p>
      <text:p text:style-name="P55"><text:span text:style-name="Source_20_Text"/></text:p>
      <text:p text:style-name="P55"><text:a xlink:type="simple" xlink:href="https://cnx-software.ru/2022/09/21/obzor-khadas-edge2-pro-sbc-rockchip-rk3588s-protestirovannyj-s-ubuntu-22-04/" text:style-name="Internet_20_link" text:visited-style-name="Visited_20_Internet_20_Link"><text:span text:style-name="Source_20_Text">https://cnx-software.ru/2022/09/21/obzor-khadas-edge2-pro-sbc-rockchip-rk3588s-protestirovannyj-s-ubuntu-22-04/</text:span></text:a><text:span text:style-name="Source_20_Text"> <text:s/></text:span><text:span text:style-name="Source_20_Text"><text:span text:style-name="T181">Тест Khadas</text:span></text:span></text:p>
      <text:p text:style-name="P55"><text:span text:style-name="Source_20_Text"/></text:p>
      <text:p text:style-name="P55"><text:span text:style-name="Source_20_Text"/></text:p>
      <text:p text:style-name="P55"><text:a xlink:type="simple" xlink:href="https://github.com/nyanmisaka/ffmpeg-rockchip?ysclid=m2ivbqmy3n643933413" text:style-name="Internet_20_link" text:visited-style-name="Visited_20_Internet_20_Link"><text:span text:style-name="Source_20_Text">https://github.com/nyanmisaka/ffmpeg-rockchip?ysclid=m2ivbqmy3n643933413</text:span></text:a><text:span text:style-name="Source_20_Text"> <text:s/></text:span><text:span text:style-name="Source_20_Text"><text:span text:style-name="T182">Encoding</text:span></text:span></text:p>
      <text:p text:style-name="P55"><text:span text:style-name="Source_20_Text"/></text:p>
      <text:p text:style-name="P87"><text:a xlink:type="simple" xlink:href="https://doc.embedfire.com/linux/rk3588/quick_start/en/latest/lubancat_rk_software_hardware/software/mpp/mpp.html" text:style-name="Internet_20_link" text:visited-style-name="Visited_20_Internet_20_Link"><text:span text:style-name="Source_20_Text">https://doc.embedfire.com/linux/rk3588/quick_start/en/latest/lubancat_rk_software_hardware/software/mpp/mpp.html</text:span></text:a><text:span text:style-name="Source_20_Text"> <text:s text:c="2"/></text:span><text:span text:style-name="Source_20_Text"><text:span text:style-name="T182">Encoding</text:span></text:span></text:p>
      <text:p text:style-name="P55"><text:span text:style-name="Source_20_Text"/></text:p>
      <text:p text:style-name="P55"><text:a xlink:type="simple" xlink:href="https://github.com/tipoman9/imx415_modes?ysclid=m2izujvfaq113166594" text:style-name="Internet_20_link" text:visited-style-name="Visited_20_Internet_20_Link"><text:span text:style-name="Source_20_Text">https://github.com/tipoman9/imx415_modes?ysclid=m2izujvfaq113166594</text:span></text:a><text:span text:style-name="Source_20_Text"> <text:s text:c="2"/></text:span><text:span text:style-name="Source_20_Text"><text:span text:style-name="T183">Увеличение FPS for imx415</text:span></text:span></text:p>
      <text:p text:style-name="P55"><text:span text:style-name="Source_20_Text"/></text:p>
      <text:p text:style-name="P88"><text:soft-page-break/><text:span text:style-name="Source_20_Text"><text:span text:style-name="T184">Сжатие</text:span></text:span></text:p>
      <text:p text:style-name="P55"><text:span text:style-name="Source_20_Text"/></text:p>
      <text:p text:style-name="P84"><text:span text:style-name="Source_20_Text"><text:span text:style-name="T229">gst-inspect-1.0 | grep mpp</text:span></text:span></text:p>
      <text:p text:style-name="P85"><text:bookmark text:name="OrangePi5pro"/><text:span text:style-name="Source_20_Text"><text:span text:style-name="T255">14.10.2024</text:span></text:span></text:p>
      <text:p text:style-name="P84"><text:span text:style-name="Source_20_Text"><text:span text:style-name="T571">OrangePi5pro</text:span></text:span></text:p>
      <text:p text:style-name="P55"><text:span text:style-name="Source_20_Text">Статус degraded в htop означает, что одна или несколько служб systemd не смогли запуститься. </text:span></text:p>
      <text:p text:style-name="P55"><text:span text:style-name="Source_20_Text">Для диагностики можно использовать команду </text:span><text:span text:style-name="Source_20_Text"><text:span text:style-name="T205">systemctl --failed</text:span></text:span><text:span text:style-name="Source_20_Text">, которая покажет, какие службы не запустились. 14 Затем можно попробовать решить проблему с помощью команды </text:span><text:span text:style-name="Source_20_Text"><text:span text:style-name="T205">systemctl reset-failed</text:span></text:span><text:span text:style-name="Source_20_Text">.</text:span></text:p>
      <text:p text:style-name="P55"><text:span text:style-name="Source_20_Text"/></text:p>
      <text:p text:style-name="P86"><text:span text:style-name="Source_20_Text"><text:span text:style-name="T572">Камера через USB </text:span></text:span></text:p>
      <text:p text:style-name="P86"><text:span text:style-name="Source_20_Text"><text:span text:style-name="T228">v4l2-ctl --list-devices <text:s text:c="2"/></text:span></text:span><text:span text:style-name="Source_20_Text"><text:span text:style-name="T569">определяет номер video в системе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oft-page-break/><text:span text:style-name="Source_20_Text"/></text:p>
      <text:p text:style-name="P55"><text:span text:style-name="Source_20_Text"/></text:p>
      <text:p text:style-name="P55"><text:a xlink:type="simple" xlink:href="https://4pda.to/forum/index.php?showtopic=941156&amp;ysclid=m28ts5rnh1739629823" text:style-name="Internet_20_link" text:visited-style-name="Visited_20_Internet_20_Link"><text:span text:style-name="Source_20_Text"/></text:a></text:p>
      <text:p text:style-name="P56"><text:a xlink:type="simple" xlink:href="https://4pda.to/forum/index.php?showtopic=941156&amp;ysclid=m28ts5rnh1739629823" text:style-name="Internet_20_link" text:visited-style-name="Visited_20_Internet_20_Link"><text:span text:style-name="Source_20_Text">https://4pda.to/forum/index.php?showtopic=941156&amp;ysclid=m28ts5rnh1739629823</text:span></text:a><text:span text:style-name="Source_20_Text"> <text:s text:c="4"/></text:span><text:bookmark-start text:name="Rock PI 4 RK3399"/><text:span text:style-name="Source_20_Text"><text:span text:style-name="T566">Rock PI 4 RK3399</text:span></text:span><text:bookmark-end text:name="Rock PI 4 RK3399"/></text:p>
      <text:p text:style-name="P55"><text:span text:style-name="Source_20_Text"/></text:p>
      <text:p text:style-name="P55"><text:a xlink:type="simple" xlink:href="https://wiki.radxa.com/Rock4/4abplus" text:style-name="Internet_20_link" text:visited-style-name="Visited_20_Internet_20_Link"><text:span text:style-name="Source_20_Text">https://wiki.radxa.com/Rock4/4abplus</text:span></text:a></text:p>
      <text:p text:style-name="P55"><text:span text:style-name="Source_20_Text"/></text:p>
      <text:p text:style-name="P55"><text:span text:style-name="Source_20_Text"/></text:p>
      <text:p text:style-name="P55"><text:a xlink:type="simple" xlink:href="https://github.com/radxa-build/rock-pi-4b-plus/releases" text:style-name="Internet_20_link" text:visited-style-name="Visited_20_Internet_20_Link"><text:span text:style-name="Source_20_Text">https://github.com/radxa-build/rock-pi-4b-plus/releases</text:span></text:a><text:span text:style-name="Source_20_Text"> <text:s text:c="4"/></text:span><text:span text:style-name="Source_20_Text"><text:span text:style-name="T570">Debian 11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a xlink:type="simple" xlink:href="https://forum.radxa.com/t/connect-arducam-hq-camera-to-rock5b/12325/79" text:style-name="Internet_20_link" text:visited-style-name="Visited_20_Internet_20_Link"><text:span text:style-name="Source_20_Text">https://forum.radxa.com/t/connect-arducam-hq-camera-to-rock5b/12325/79</text:span></text:a></text:p>
      <text:p text:style-name="P55"><text:span text:style-name="Source_20_Text"><text:span text:style-name="T315">Yes, I used the v4l2-ctl command to sample a 1920x1080 stream ()</text:span></text:span></text:p>
      <text:p text:style-name="P55"><text:span text:style-name="Source_20_Text">sudo v4l2-ctl --verbose -d /dev/video0 --set-fmt-video=width=1920,height=1080,pixelformat='NV12' --stream-mmap=4 --set-selection=target=crop,flags=0,top=0,left=0,width=1920,height=1080 --stream-to=out1.yuv</text:span></text:p>
      <text:p text:style-name="P55"><text:span text:style-name="Source_20_Text"><text:span text:style-name="T315">And then used the ffplay to visualize it.</text:span></text:span></text:p>
      <text:p text:style-name="P55"><text:span text:style-name="Source_20_Text">ffplay out1.yuv <text:s/>-pixel_format nv12 -video_size 1920x1080 </text:span></text:p>
      <text:p text:style-name="P55"><text:span text:style-name="Source_20_Text"/></text:p>
      <text:p text:style-name="P64"><text:span text:style-name="Source_20_Text"><text:span text:style-name="T246"/></text:span></text:p>
      <text:p text:style-name="P65"><text:span text:style-name="Source_20_Text"><text:span text:style-name="T246">2</text:span></text:span><text:span text:style-name="Source_20_Text"><text:span text:style-name="T249">7</text:span></text:span><text:span text:style-name="Source_20_Text"><text:span text:style-name="T246">.09.2024</text:span></text:span></text:p>
      <text:p text:style-name="P64"><text:bookmark text:name="Jstreamer"/><text:span text:style-name="Source_20_Text"><text:span text:style-name="T223">Начинаю Jstreamer</text:span></text:span></text:p>
      <text:p text:style-name="P64"><text:span text:style-name="Source_20_Text"><text:span text:style-name="T223"/></text:span></text:p>
      <text:p text:style-name="P69"><text:a xlink:type="simple" xlink:href="https://forum.radxa.com/t/how-to-use-radxa-camera-4k/13031/2" text:style-name="Internet_20_link" text:visited-style-name="Visited_20_Internet_20_Link"><text:span text:style-name="Source_20_Text"><text:span text:style-name="T205">https://forum.radxa.com/t/how-to-use-radxa-camera-4k/13031/2</text:span></text:span></text:a><text:span text:style-name="Source_20_Text"><text:span text:style-name="T205"> <text:s/></text:span></text:span><text:span text:style-name="Source_20_Text"><text:span text:style-name="T69">How to use Radxa Camera 4K</text:span></text:span></text:p>
      <text:p text:style-name="P69"><text:span text:style-name="Source_20_Text"><text:span text:style-name="T246"/></text:span></text:p>
      <text:p text:style-name="P69"><text:span text:style-name="Source_20_Text"><text:span text:style-name="T246"/></text:span></text:p>
      <text:p text:style-name="P324">gst-launch-1.0 v4l2src device=/dev/video33 io-mode=dmabuf num-buffers=300 ! mpph264enc ! h264parse ! qtmux ! filesink location=/home/khadas/video.mp4</text:p>
      <text:p text:style-name="P324">gst-launch-1.0 v4l2src device=/dev/video33 io-mode=dmabuf num-buffers=300 ! videoconvert ! autovideosink</text:p>
      <text:p text:style-name="P324">gst-launch-1.0 -v v4l2src device=/dev/video42 io-mode=dmabuf ! video/x-raw, width=1920,height=1080, framerate=15/1 ! videoconvert ! autovideosink sync=false</text:p>
      <text:p text:style-name="P324">gst-launch-1.0 -v v4l2src device=/dev/video51 io-mode=dmabuf ! video/x-raw, width=1920,height=1080, framerate=15/1 ! videoconvert ! autovideosink sync=false</text:p>
      <text:p text:style-name="P324"/>
      <text:p text:style-name="P325">gst-launch-1.0 -v v4l2src device=/dev/video60 io-mode=mmap num-buffers=3000 ! image/jpeg, width=1920, height=1080, framerate=60/1 ! mppjpegdec ! mpph264enc ! filesink location=./test.h264</text:p>
      <text:p text:style-name="P69"><text:span text:style-name="Source_20_Text"><text:span text:style-name="T246"/></text:span></text:p>
      <text:p text:style-name="P324">gst-launch-1.0 -v v4l2src device=/dev/video60 io-mode=mmap <text:s/>! image/jpeg, width=1920, height=1080, framerate=60/1 ! mppjpegdec ! mpph264enc ! rtph264pay <text:s/>config-interval=1 ! udpsink host=192.168.1.62 port=5000</text:p>
      <text:p text:style-name="P82"><text:span text:style-name="Source_20_Text"><text:span text:style-name="T254"/></text:span></text:p>
      <text:p text:style-name="P91"><text:a xlink:type="simple" xlink:href="https://forum.radxa.com/t/guide-install-gstreamer-ffmpeg-and-mpv-with-youtube-dl/275" text:style-name="Internet_20_link" text:visited-style-name="Visited_20_Internet_20_Link"><text:span text:style-name="Source_20_Text">https://forum.radxa.com/t/guide-install-gstreamer-ffmpeg-and-mpv-with-youtube-dl/275</text:span></text:a><text:span text:style-name="Source_20_Text"><text:span text:style-name="T574"> <text:s/></text:span></text:span><text:a xlink:type="simple" xlink:href="https://forum.radxa.com/t/guide-install-gstreamer-ffmpeg-and-mpv-with-youtube-dl/275" text:style-name="Internet_20_link" text:visited-style-name="Visited_20_Internet_20_Link"><text:span text:style-name="Source_20_Text"><text:span text:style-name="T519">[Guide] Install Gstreamer, Ffm</text:span></text:span></text:a><text:span text:style-name="Source_20_Text"><text:span text:style-name="T521"> !!!</text:span></text:span></text:p>
      <text:p text:style-name="P82"><text:span text:style-name="Source_20_Text"><text:span text:style-name="T254"/></text:span></text:p>
      <text:p text:style-name="P82"><text:span text:style-name="Source_20_Text"><text:span text:style-name="T517">gst-inspect-1.0 --gst-plugin-path=/usr/local/lib/gstreamer-1.0 rkximage</text:span></text:span></text:p>
      <text:p text:style-name="P82"><text:span text:style-name="Source_20_Text"><text:span text:style-name="T254"/></text:span></text:p>
      <text:p text:style-name="P393"><text:span text:style-name="Source_20_Text"><text:span text:style-name="T487">gst-launch-1.0 </text:span></text:span><text:span text:style-name="Source_20_Text"><text:span text:style-name="T488">-v </text:span></text:span><text:span text:style-name="Source_20_Text"><text:span text:style-name="T487">v4l2src device=/dev/video60 io-mode=mmap num-buffers=</text:span></text:span><text:span text:style-name="Source_20_Text"><text:span text:style-name="T489">100 </text:span></text:span><text:span text:style-name="Source_20_Text"><text:span text:style-name="T487">! image/jpeg, width=1920, height=1080, framerate=60/1 ! </text:span></text:span><text:span text:style-name="Source_20_Text"><text:span text:style-name="T491">\</text:span></text:span></text:p>
      <text:p text:style-name="P393"><text:span text:style-name="Source_20_Text"><text:span text:style-name="T487">mppjpegdec ! mpph264enc ! filesink location=./test.h264</text:span></text:span><text:span text:style-name="Source_20_Text"><text:span text:style-name="T489"> &amp;&amp; mpv --hwdec=rkmpp --vo=gpu --gpu-api=opengl <text:s/>test.h264</text:span></text:span></text:p>
      <text:p text:style-name="P392"><text:span text:style-name="Source_20_Text"><text:span text:style-name="T489"/></text:span></text:p>
      <text:p text:style-name="P393"><text:span text:style-name="Source_20_Text"><text:span text:style-name="T487">gst-launch-1.0 </text:span></text:span><text:span text:style-name="Source_20_Text"><text:span text:style-name="T488">-v </text:span></text:span><text:span text:style-name="Source_20_Text"><text:span text:style-name="T487">v4l2src device=/dev/video60 io-mode=mmap num-buffers=</text:span></text:span><text:span text:style-name="Source_20_Text"><text:span text:style-name="T489">100 </text:span></text:span><text:span text:style-name="Source_20_Text"><text:span text:style-name="T487">! image/jpeg, width=1920, height=1080, framerate=60/1 ! </text:span></text:span><text:span text:style-name="Source_20_Text"><text:span text:style-name="T491">\</text:span></text:span></text:p>
      <text:p text:style-name="P393"><text:span text:style-name="Source_20_Text"><text:span text:style-name="T487">mppjpegdec ! mpph26</text:span></text:span><text:span text:style-name="Source_20_Text"><text:span text:style-name="T490">5</text:span></text:span><text:span text:style-name="Source_20_Text"><text:span text:style-name="T487">enc ! filesink location=./test.h26</text:span></text:span><text:span text:style-name="Source_20_Text"><text:span text:style-name="T490">5</text:span></text:span><text:span text:style-name="Source_20_Text"><text:span text:style-name="T489"> &amp;&amp; mpv --hwdec=rkmpp --vo=gpu --gpu-api=opengl <text:s/>test.h26</text:span></text:span><text:span text:style-name="Source_20_Text"><text:span text:style-name="T492">5</text:span></text:span></text:p>
      <text:p text:style-name="P392"><text:span text:style-name="Source_20_Text"><text:span text:style-name="T486"/></text:span></text:p>
      <text:p text:style-name="P392"><text:span text:style-name="Source_20_Text"><text:span text:style-name="T487">gst-play-1.0 <text:s/>test.h264</text:span></text:span></text:p>
      <text:p text:style-name="P393"><text:span text:style-name="Source_20_Text"><text:span text:style-name="T486"/></text:span></text:p>
      <text:p text:style-name="P394"><text:span text:style-name="Source_20_Text"><text:span text:style-name="T493">gst-launch-1.0 -v v4l2src device=/dev/video60 io-mode=mmap <text:s/>! image/jpeg, width=1920, height=1080, framerate=60/1 ! </text:span></text:span><text:span text:style-name="Source_20_Text"><text:span text:style-name="T494">\</text:span></text:span></text:p>
      <text:p text:style-name="P394"><text:span text:style-name="Source_20_Text"><text:span text:style-name="T493">mppjpegdec ! mpph264enc ! rtph264pay <text:s/>config-interval=1 ! udpsink host=192.168.1.62 port=5000</text:span></text:span></text:p>
      <text:p text:style-name="P82"><text:span text:style-name="Source_20_Text"><text:span text:style-name="T254"/></text:span></text:p>
      <text:p text:style-name="P82"><text:span text:style-name="Source_20_Text"><text:span text:style-name="T254"/></text:span></text:p>
      <text:p text:style-name="P394"><text:span text:style-name="Source_20_Text"><text:span text:style-name="T493">gst-launch-1.0 v4l2src device=/dev/video42 io-mode=dmabuf ! video/x-raw, width=1920,height=1080, framerate=15/1 ! videoconvert ! autovideosink sync=false</text:span></text:span></text:p>
      <text:p text:style-name="P395"><text:soft-page-break/><text:span text:style-name="Source_20_Text"><text:span text:style-name="T495">gst-launch-1.0 v4l2src device=/dev/video</text:span></text:span><text:span text:style-name="Source_20_Text"><text:span text:style-name="T496">42</text:span></text:span><text:span text:style-name="Source_20_Text"><text:span text:style-name="T495"> io-mode=dmabuf num-buffers=</text:span></text:span><text:span text:style-name="Source_20_Text"><text:span text:style-name="T496">1</text:span></text:span><text:span text:style-name="Source_20_Text"><text:span text:style-name="T495">00 ! mpph264enc ! h264parse ! qtmux ! filesink location=./test</text:span></text:span><text:span text:style-name="Source_20_Text"><text:span text:style-name="T496">_video</text:span></text:span><text:span text:style-name="Source_20_Text"><text:span text:style-name="T497"> \</text:span></text:span></text:p>
      <text:p text:style-name="P396"><text:span text:style-name="Source_20_Text"><text:span text:style-name="T497">&amp;&amp; </text:span></text:span><text:span text:style-name="Source_20_Text"><text:span text:style-name="T495">mpv --hwdec=rkmpp --vo=gpu --gpu-api=opengl <text:s text:c="2"/>test</text:span></text:span><text:span text:style-name="Source_20_Text"><text:span text:style-name="T496">_video</text:span></text:span></text:p>
      <text:p text:style-name="P82"><text:span text:style-name="Source_20_Text"><text:span text:style-name="T254"/></text:span></text:p>
      <text:p text:style-name="P82"><text:span text:style-name="Source_20_Text"><text:span text:style-name="T254"/></text:span></text:p>
      <text:p text:style-name="P82"><text:span text:style-name="Source_20_Text"><text:span text:style-name="T254"/></text:span></text:p>
      <text:p text:style-name="P82"><text:span text:style-name="Source_20_Text"><text:span text:style-name="T254"/></text:span></text:p>
      <text:p text:style-name="P89"><text:span text:style-name="Source_20_Text"><text:span text:style-name="T256"/></text:span></text:p>
      <text:p text:style-name="P90"><text:bookmark text:name="MPP"/><text:span text:style-name="Source_20_Text"><text:span text:style-name="T256">Rockchip MPP</text:span></text:span></text:p>
      <text:p text:style-name="P89"><text:a xlink:type="simple" xlink:href="https://github.com/rockchip-linux/mpp" text:style-name="Internet_20_link" text:visited-style-name="Visited_20_Internet_20_Link"><text:span text:style-name="Source_20_Text"><text:span text:style-name="T573">https://github.com/rockchip-linux/mpp</text:span></text:span></text:a><text:span text:style-name="Source_20_Text"><text:span text:style-name="T573"> <text:s text:c="9"/></text:span></text:span><text:span text:style-name="Source_20_Text"><text:span text:style-name="T185">rockchip-linux/mpp</text:span></text:span></text:p>
      <text:p text:style-name="P89"><text:a xlink:type="simple" xlink:href="http://opensource.rock-chips.com/wiki_Mpp" text:style-name="Internet_20_link" text:visited-style-name="Visited_20_Internet_20_Link"><text:span text:style-name="Source_20_Text"><text:span text:style-name="T483">http://opensource.rock-chips.com/wiki_Mpp</text:span></text:span></text:a><text:span text:style-name="Source_20_Text"><text:span text:style-name="T484"> <text:s text:c="5"/></text:span></text:span><text:span text:style-name="Source_20_Text"><text:span text:style-name="T186">wiki</text:span></text:span></text:p>
      <text:p text:style-name="P89"><text:span text:style-name="Source_20_Text"><text:span text:style-name="T483"/></text:span></text:p>
      <text:p text:style-name="P89"><text:span text:style-name="Source_20_Text"><text:span text:style-name="T574">The design target of mpp is to connect different Rockchip hardware kernel driver and different userspace application.</text:span></text:span></text:p>
      <text:p text:style-name="P89"><text:span text:style-name="Source_20_Text"><text:span text:style-name="T575">Mpp Components</text:span></text:span></text:p>
      <text:p text:style-name="P89"><text:span text:style-name="Source_20_Text"><text:span text:style-name="T575">OSAL (Operation System Abstraction Layer)</text:span></text:span></text:p>
      <text:p text:style-name="P89"><text:span text:style-name="Source_20_Text"><text:span text:style-name="T574">This module shutters the differences between different operation systems and</text:span></text:span></text:p>
      <text:p text:style-name="P89"><text:span text:style-name="Source_20_Text"><text:span text:style-name="T574">provide basic components including memory, time, thread, log and hardware memory</text:span></text:span></text:p>
      <text:p text:style-name="P89"><text:span text:style-name="Source_20_Text"><text:span text:style-name="T574">allocator.</text:span></text:span></text:p>
      <text:p text:style-name="P89"><text:span text:style-name="Source_20_Text"><text:span text:style-name="T574"/></text:span></text:p>
      <text:p text:style-name="P89"><text:span text:style-name="Source_20_Text"><text:span text:style-name="T575">MPI (Media Process Interface) / MPP</text:span></text:span></text:p>
      <text:p text:style-name="P89"><text:span text:style-name="Source_20_Text"><text:span text:style-name="T574">This module is on charge of interaction with external user. Mpi layer has two</text:span></text:span></text:p>
      <text:p text:style-name="P89"><text:span text:style-name="Source_20_Text"><text:span text:style-name="T574">ways for user. The simple way - User can use put/get packet/frame function set.</text:span></text:span></text:p>
      <text:p text:style-name="P89"><text:span text:style-name="Source_20_Text"><text:span text:style-name="T574">The advanced way - User has to config MppTask and use dequeue/enqueue funciton</text:span></text:span></text:p>
      <text:p text:style-name="P89"><text:span text:style-name="Source_20_Text"><text:span text:style-name="T574">set to communicate with mpp. MppTask can carry different meta data and complete</text:span></text:span></text:p>
      <text:p text:style-name="P89"><text:span text:style-name="Source_20_Text"><text:span text:style-name="T574">complex work.</text:span></text:span></text:p>
      <text:p text:style-name="P89"><text:span text:style-name="Source_20_Text"><text:span text:style-name="T574"/></text:span></text:p>
      <text:p text:style-name="P89"><text:span text:style-name="Source_20_Text"><text:span text:style-name="T575">Codec (encoder / decoder)</text:span></text:span></text:p>
      <text:p text:style-name="P89"><text:span text:style-name="Source_20_Text"><text:span text:style-name="T574">This module implements the high efficiency internal work flow. The codec module</text:span></text:span></text:p>
      <text:p text:style-name="P89"><text:span text:style-name="Source_20_Text"><text:span text:style-name="T574">provides a general call flow for different video format. Software process will</text:span></text:span></text:p>
      <text:p text:style-name="P89"><text:span text:style-name="Source_20_Text"><text:span text:style-name="T574">be separated from hardware specified process. The software will communicate with</text:span></text:span></text:p>
      <text:p text:style-name="P89"><text:span text:style-name="Source_20_Text"><text:span text:style-name="T574">hardware with a common task interface which combines the buffer information and</text:span></text:span></text:p>
      <text:p text:style-name="P89"><text:span text:style-name="Source_20_Text"><text:span text:style-name="T574">codec specified infomation.</text:span></text:span></text:p>
      <text:p text:style-name="P89"><text:span text:style-name="Source_20_Text"><text:span text:style-name="T574"/></text:span></text:p>
      <text:p text:style-name="P89"><text:span text:style-name="Source_20_Text"><text:span text:style-name="T575">Parser/Controller and hal (Hardware Abstraction Layer)</text:span></text:span></text:p>
      <text:p text:style-name="P89"><text:span text:style-name="Source_20_Text"><text:span text:style-name="T574">This layer provides the implement function call of different video format and</text:span></text:span></text:p>
      <text:p text:style-name="P89"><text:span text:style-name="Source_20_Text"><text:span text:style-name="T574">different hardware. For decoder parser provide the video stream parse function</text:span></text:span></text:p>
      <text:p text:style-name="P89"><text:span text:style-name="Source_20_Text"><text:span text:style-name="T574">and output format related syntax structure to hal. The hal will translate the</text:span></text:span></text:p>
      <text:p text:style-name="P89"><text:span text:style-name="Source_20_Text"><text:span text:style-name="T574">syntax structure to register set on different hardware. Current hal supports</text:span></text:span></text:p>
      <text:p text:style-name="P89"><text:span text:style-name="Source_20_Text"><text:span text:style-name="T574">vcodec_service kernel driver and plan to support v4l2 driver later.</text:span></text:span></text:p>
      <text:p text:style-name="P89"><text:span text:style-name="Source_20_Text"><text:span text:style-name="T574"/></text:span></text:p>
      <text:p text:style-name="P89"><text:a xlink:type="simple" xlink:href="https://github.com/WainDing/mpp_linux_cpp" text:style-name="Internet_20_link" text:visited-style-name="Visited_20_Internet_20_Link"><text:span text:style-name="Source_20_Text">https://github.com/WainDing/mpp_linux_cpp</text:span></text:a><text:span text:style-name="Source_20_Text"><text:span text:style-name="T574"> <text:s text:c="7"/></text:span></text:span><text:span text:style-name="Source_20_Text"><text:span text:style-name="T187">MPP_LINUX_C++</text:span></text:span></text:p>
      <text:p text:style-name="P89"><text:a xlink:type="simple" xlink:href="https://github.com/Meonardo/gst-rockchip" text:style-name="Internet_20_link" text:visited-style-name="Visited_20_Internet_20_Link"><text:span text:style-name="Source_20_Text">https://github.com/Meonardo/gst-rockchip</text:span></text:a><text:span text:style-name="Source_20_Text"><text:span text:style-name="T574"> <text:s text:c="8"/></text:span></text:span><text:span text:style-name="Source_20_Text"><text:span text:style-name="T187">gst-rockchip </text:span></text:span><text:span text:style-name="Source_20_Text"><text:span text:style-name="T574"><text:s/></text:span></text:span></text:p>
      <text:p text:style-name="P89"><text:span text:style-name="Source_20_Text"><text:span text:style-name="T574"/></text:span></text:p>
      <text:p text:style-name="P391"><text:a xlink:type="simple" xlink:href="https://forum.radxa.com/t/guide-install-gstreamer-ffmpeg-and-mpv-with-youtube-dl/275" text:style-name="Internet_20_link" text:visited-style-name="Visited_20_Internet_20_Link"><text:span text:style-name="Source_20_Text">https://forum.radxa.com/t/guide-install-gstreamer-ffmpeg-and-mpv-with-youtube-dl/275</text:span></text:a><text:span text:style-name="Source_20_Text"><text:span text:style-name="T343"> <text:s/></text:span></text:span><text:a xlink:type="simple" xlink:href="https://forum.radxa.com/t/guide-install-gstreamer-ffmpeg-and-mpv-with-youtube-dl/275" text:style-name="Internet_20_link" text:visited-style-name="Visited_20_Internet_20_Link"><text:span text:style-name="Source_20_Text"><text:span text:style-name="T518">[Guide] Install Gstreamer, Ffm</text:span></text:span></text:a><text:span text:style-name="Source_20_Text"><text:span text:style-name="T520"> !!!</text:span></text:span></text:p>
      <text:p text:style-name="P89"><text:span text:style-name="Source_20_Text"><text:span text:style-name="T574"/></text:span></text:p>
      <text:p text:style-name="P83"><text:bookmark text:name="v4l2"/><text:span text:style-name="Source_20_Text"><text:span text:style-name="T254">14.10.2024</text:span></text:span></text:p>
      <text:p text:style-name="P82"><text:span text:style-name="Source_20_Text"><text:span text:style-name="T564">v4l2</text:span></text:span></text:p>
      <text:p text:style-name="P82"><text:a xlink:type="simple" xlink:href="http://www.larionov.mytomsk.ru/translate/v4l2_ru.pdf" text:style-name="Internet_20_link" text:visited-style-name="Visited_20_Internet_20_Link"><text:span text:style-name="Source_20_Text">http://www.larionov.mytomsk.ru/translate/v4l2_ru.pdf</text:span></text:a><text:span text:style-name="Source_20_Text"><text:span text:style-name="T565"> <text:s text:c="3"/></text:span></text:span><text:span text:style-name="Source_20_Text"><text:span text:style-name="T567">API видео для Linux</text:span></text:span></text:p>
      <text:p text:style-name="P82"><text:span text:style-name="Source_20_Text"><text:span text:style-name="T564"/></text:span></text:p>
      <text:p text:style-name="P82"><text:span text:style-name="Source_20_Text"><text:span text:style-name="T564">v4l2-ctl --list-devices </text:span></text:span><text:span text:style-name="Source_20_Text"><text:span text:style-name="T567">Перечень всех видео устройств</text:span></text:span></text:p>
      <text:p text:style-name="P82"><text:span text:style-name="Source_20_Text"><text:span text:style-name="T513">v4l2-ctl –list-formats-ext -d /</text:span></text:span><text:span text:style-name="Source_20_Text"><text:span text:style-name="T514">dev/</text:span></text:span><text:span text:style-name="Source_20_Text"><text:span text:style-name="T515">video60</text:span></text:span></text:p>
      <text:p text:style-name="P82"><text:span text:style-name="Source_20_Text"><text:span text:style-name="T515">v4l2-ctl --all --device /dev/video</text:span></text:span><text:span text:style-name="Source_20_Text"><text:span text:style-name="T516">42</text:span></text:span></text:p>
      <text:p text:style-name="P70"><text:bookmark text:name="Сборка образа"/><text:span text:style-name="Source_20_Text"><text:span text:style-name="T246">2</text:span></text:span><text:span text:style-name="Source_20_Text"><text:span text:style-name="T251">8</text:span></text:span><text:span text:style-name="Source_20_Text"><text:span text:style-name="T246">.09.2024</text:span></text:span></text:p>
      <text:p text:style-name="P69"><text:span text:style-name="Source_20_Text"><text:span text:style-name="T224">Сборка образа</text:span></text:span></text:p>
      <text:p text:style-name="P69"><text:span text:style-name="Source_20_Text"><text:span text:style-name="T224"/></text:span></text:p>
      <text:p text:style-name="P73"><text:span text:style-name="Source_20_Text"><text:span text:style-name="T84">Оф образы</text:span></text:span></text:p>
      <text:p text:style-name="P73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559">http://www.orangepi.org/html/hardWare/computerAndMicrocontrollers/service-and-support/Orange-Pi-5-Pro.html</text:span></text:span></text:a></text:p>
      <text:p text:style-name="P69"><text:span text:style-name="Source_20_Text"><text:span text:style-name="T224"/></text:span></text:p>
      <text:p text:style-name="P69"><text:a xlink:type="simple" xlink:href="https://www.armbian.com/orange-pi-5-pro/" text:style-name="Internet_20_link" text:visited-style-name="Visited_20_Internet_20_Link"><text:span text:style-name="Source_20_Text"><text:span text:style-name="T557">https://www.armbian.com/orange-pi-5-pro/</text:span></text:span></text:a><text:span text:style-name="Source_20_Text"><text:span text:style-name="T557"> <text:s text:c="2"/></text:span></text:span><text:span text:style-name="Source_20_Text"><text:span text:style-name="T172">Armbian</text:span></text:span></text:p>
      <text:p text:style-name="P69"><text:span text:style-name="Source_20_Text"><text:span text:style-name="T172"/></text:span></text:p>
      <text:p text:style-name="P69"><text:a xlink:type="simple" xlink:href="https://sd-card-images.johang.se/boards/orangepi_5.html" text:style-name="Internet_20_link" text:visited-style-name="Visited_20_Internet_20_Link"><text:span text:style-name="Source_20_Text"><text:span text:style-name="T558">https://sd-card-images.johang.se/boards/orangepi_5.html</text:span></text:span></text:a></text:p>
      <text:p text:style-name="P69"><text:span text:style-name="Source_20_Text"><text:span text:style-name="T558">wget https://dl.sd-card-images.johang.se/boots/2024-09-01/boot-orangepi_5.bin.gz</text:span></text:span></text:p>
      <text:p text:style-name="P69"><text:span text:style-name="Source_20_Text"><text:span text:style-name="T558">wget https://dl.sd-card-images.johang.se/debians/2024-09-23/debian-trixie-arm64-oor3ah.bin.gz</text:span></text:span></text:p>
      <text:p text:style-name="P69"><text:span text:style-name="Source_20_Text"><text:span text:style-name="T558">zcat boot-orangepi_5.bin.gz debian-trixie-arm64-oor3ah.bin.gz &gt; sd-card.img</text:span></text:span></text:p>
      <text:p text:style-name="P69"><text:span text:style-name="Source_20_Text"><text:span text:style-name="T558">dd if=sd-card.img of=/dev/sdXXX # ...where /dev/sdXXX is your SD card</text:span></text:span></text:p>
      <text:p text:style-name="P71"><text:span text:style-name="Source_20_Text"><text:span text:style-name="T558">When the dd command is done, put the SD card in your board and power it on. </text:span></text:span></text:p>
      <text:p text:style-name="P71"><text:span text:style-name="Source_20_Text"><text:span text:style-name="T558">The board will boot up and assign itself an IP address using DHCP. </text:span></text:span></text:p>
      <text:p text:style-name="P71"><text:span text:style-name="Source_20_Text"><text:span text:style-name="T558">The last part of the Debian/Ubuntu image filename is the default root password ("oor3ah" for this image).</text:span></text:span></text:p>
      <text:p text:style-name="P69"><text:span text:style-name="Source_20_Text"><text:span text:style-name="T224"/></text:span></text:p>
      <text:p text:style-name="P69"><text:a xlink:type="simple" xlink:href="https://github.com/Joshua-Riek/ubuntu-rockchip/releases" text:style-name="Internet_20_link" text:visited-style-name="Visited_20_Internet_20_Link"><text:span text:style-name="Source_20_Text"><text:span text:style-name="T557">https://github.com/Joshua-Riek/ubuntu-rockchip/releases</text:span></text:span></text:a></text:p>
      <text:p text:style-name="P69"><text:span text:style-name="Source_20_Text"/></text:p>
      <text:p text:style-name="P69"><text:span text:style-name="Source_20_Text"><text:span text:style-name="T322">sudo </text:span></text:span><text:span text:style-name="Source_20_Text"><text:span text:style-name="T315">dcfldd if=/dev/sde bs=512 conv=noerror,sync split=8G splitformat=aa of=/dev/sdd</text:span></text:span></text:p>
      <text:p text:style-name="P72"><text:span text:style-name="Source_20_Text"><text:span text:style-name="T173">c SD </text:span></text:span><text:span text:style-name="Source_20_Text"><text:span text:style-name="T174">загружаюсь далее переношу образ с внешнего диска на emmc</text:span></text:span></text:p>
      <text:p text:style-name="P69"><text:span text:style-name="Source_20_Text">sudo dcfldd if=/dev/sde conv=noerror,sync <text:s/>of=/dev/</text:span><text:span text:style-name="Source_20_Text"><text:span text:style-name="T560">mmcblk</text:span></text:span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74"><text:span text:style-name="Source_20_Text"><text:span text:style-name="T252">07.10.2024</text:span></text:span></text:p>
      <text:p text:style-name="P69"><text:span text:style-name="Source_20_Text"/></text:p>
      <text:p text:style-name="P74"><text:a xlink:type="simple" xlink:href="https://stackoverflow.com/questions/77007398/how-to-debug-the-sony-imx415-camera-connect-with-rk3588" text:style-name="Internet_20_link" text:visited-style-name="Visited_20_Internet_20_Link"><text:span text:style-name="Source_20_Text">https://stackoverflow.com/questions/77007398/how-to-debug-the-sony-imx415-camera-connect-with-rk3588</text:span></text:a><text:span text:style-name="Source_20_Text"> </text:span><text:span text:style-name="Source_20_Text"><text:span text:style-name="T177">IMX415 to 3588</text:span></text:span></text:p>
      <text:p text:style-name="P69"><text:span text:style-name="Source_20_Text"/></text:p>
      <text:p text:style-name="P75"><text:span text:style-name="Source_20_Text"><text:span text:style-name="T561">v4l2-ctl --list-devices <text:s text:c="4"/></text:span></text:span><text:span text:style-name="Source_20_Text"><text:span text:style-name="T177">Список устройств</text:span></text:span></text:p>
      <text:p text:style-name="P69"><text:span text:style-name="Source_20_Text"/></text:p>
      <text:p text:style-name="P69"><text:span text:style-name="Source_20_Text"/></text:p>
      <text:p text:style-name="P76"><text:span text:style-name="Source_20_Text"><text:span text:style-name="T252">0</text:span></text:span><text:span text:style-name="Source_20_Text"><text:span text:style-name="T253">8</text:span></text:span><text:span text:style-name="Source_20_Text"><text:span text:style-name="T252">.10.2024</text:span></text:span></text:p>
      <text:p text:style-name="P76"><text:span text:style-name="Source_20_Text"><text:span text:style-name="T177">Создание пользователя</text:span></text:span></text:p>
      <text:p text:style-name="P78"><text:span text:style-name="Source_20_Text"><text:span text:style-name="T225">sudo useradd -G tty,disk,dialout,sudo,audio,video,plugdev,users,systemd-journal,input,netdev,bluetooth,docker </text:span></text:span><text:span text:style-name="Source_20_Text"><text:span text:style-name="T226">\</text:span></text:span></text:p>
      <text:p text:style-name="P78"><text:span text:style-name="Source_20_Text"><text:span text:style-name="T205">-</text:span></text:span><text:span text:style-name="Source_20_Text"><text:span text:style-name="T225">m -s /</text:span></text:span><text:span text:style-name="Source_20_Text"><text:span text:style-name="T562">bin/bash </text:span></text:span><text:span text:style-name="Source_20_Text"><text:span text:style-name="T563">user</text:span></text:span></text:p>
      <text:p text:style-name="P69"><text:span text:style-name="Source_20_Text"><text:span text:style-name="T332"/></text:span></text:p>
      <text:p text:style-name="P69"><text:span text:style-name="Source_20_Text"><text:span text:style-name="T512">passwd user</text:span></text:span></text:p>
      <text:p text:style-name="P77"><text:span text:style-name="Source_20_Text"><text:span text:style-name="T227">userdel -fr orangepi</text:span></text:span></text:p>
      <text:p text:style-name="P69"><text:span text:style-name="Source_20_Text"/></text:p>
      <text:p text:style-name="P79"><text:bookmark-start text:name="Видео с MIPI камеры"/><text:span text:style-name="Source_20_Text"><text:span text:style-name="T138">Видео с MIPI камеры</text:span></text:span><text:bookmark-end text:name="Видео с MIPI камеры"/></text:p>
      <text:p text:style-name="P69"><text:span text:style-name="Source_20_Text"/></text:p>
      <text:p text:style-name="P389"><text:a xlink:type="simple" xlink:href="https://habr.com/ru/articles/148775/" text:style-name="Internet_20_link" text:visited-style-name="Visited_20_Internet_20_Link"><text:span text:style-name="Source_20_Text">https://habr.com/ru/articles/148775/</text:span></text:a><text:span text:style-name="Source_20_Text"><text:span text:style-name="T342"> <text:s/></text:span></text:span><text:span text:style-name="Source_20_Text"><text:span text:style-name="T178">Захват изображений с веб-камеры через QCamera</text:span></text:span></text:p>
      <text:p text:style-name="P390"/>
      <text:p text:style-name="P80"><text:span text:style-name="Source_20_Text"/></text:p>
      <text:p text:style-name="P80"><text:soft-page-break/><text:span text:style-name="Source_20_Text"/></text:p>
      <text:p text:style-name="P80"><text:a xlink:type="simple" xlink:href="https://forum.radxa.com/t/connect-arducam-hq-camera-to-rock5b/12325/107" text:style-name="Internet_20_link" text:visited-style-name="Visited_20_Internet_20_Link"><text:span text:style-name="Source_20_Text">https://forum.radxa.com/t/connect-arducam-hq-camera-to-rock5b/12325/107</text:span></text:a></text:p>
      <text:p text:style-name="P80"><text:span text:style-name="Source_20_Text">In my scratch driver, I have to use the v4l2-ctl command to config the IMX477 instead of ISP, e.g.,</text:span></text:p>
      <text:p text:style-name="P80"><text:span text:style-name="Source_20_Text"/></text:p>
      <text:p text:style-name="P80"><text:span text:style-name="Source_20_Text"><text:span text:style-name="T205">sudo v4l2-ctl -d /dev/v4l-subdev2</text:span></text:span><text:span text:style-name="Source_20_Text"> </text:span><text:span text:style-name="Source_20_Text"><text:span text:style-name="T205">--list-ctrls-menus</text:span></text:span><text:span text:style-name="Source_20_Text"> # get the control </text:span></text:p>
      <text:p text:style-name="P80"><text:span text:style-name="Source_20_Text"><text:span text:style-name="T205">sudo v4l2-ctl -d /dev/v4l-subdev2</text:span></text:span><text:span text:style-name="Source_20_Text"> -</text:span><text:span text:style-name="Source_20_Text"><text:span text:style-name="T205">c auto_exposure=0</text:span></text:span><text:span text:style-name="Source_20_Text"> # enable auto exposure</text:span></text:p>
      <text:p text:style-name="P80"><text:span text:style-name="Source_20_Text"><text:span text:style-name="T205">sudo v4l2-ctl -d /dev/v4l-subdev2</text:span></text:span><text:span text:style-name="Source_20_Text"> -</text:span><text:span text:style-name="Source_20_Text"><text:span text:style-name="T205">c exposure=300</text:span></text:span><text:span text:style-name="Source_20_Text"> # set exposure to 300 <text:s/></text:span></text:p>
      <text:p text:style-name="P69"><text:span text:style-name="Source_20_Text"/></text:p>
      <text:p text:style-name="P69"><text:a xlink:type="simple" xlink:href="https://www.arducam.com/product/arducam-12mp-imx477p-mini-high-quality-camera-module-for-rock-5a-5b/" text:style-name="Internet_20_link" text:visited-style-name="Visited_20_Internet_20_Link"><text:span text:style-name="Source_20_Text">https://www.arducam.com/product/arducam-12mp-imx477p-mini-high-quality-camera-module-for-rock-5a-5b/</text:span></text:a><text:span text:style-name="Source_20_Text"> </text:span><text:span text:style-name="Source_20_Text"><text:span text:style-name="T180">Подключение к Radxa</text:span></text:span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oft-page-break/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><text:span text:style-name="T224"/></text:span></text:p>
      <text:p text:style-name="P69"><text:a xlink:type="simple" xlink:href="https://wiki.t-firefly.com/en/ROC-RK3588S-PC/linux_compile.html" text:style-name="Internet_20_link" text:visited-style-name="Visited_20_Internet_20_Link"><text:span text:style-name="Source_20_Text"><text:span text:style-name="T224">https://wiki.t-firefly.com/en/ROC-RK3588S-PC/linux_compile.html</text:span></text:span></text:a></text:p>
      <text:p text:style-name="P69"><text:span text:style-name="Source_20_Text"><text:span text:style-name="T224"/></text:span></text:p>
      <text:p text:style-name="P69"><text:a xlink:type="simple" xlink:href="https://github.com/DHDAXCW/ubuntu-rockchip-rk3588" text:style-name="Internet_20_link" text:visited-style-name="Visited_20_Internet_20_Link"><text:span text:style-name="Source_20_Text"><text:span text:style-name="T557">https://github.com/DHDAXCW/ubuntu-rockchip-rk3588</text:span></text:span></text:a></text:p>
      <text:p text:style-name="P69"><text:span text:style-name="Source_20_Text"><text:span text:style-name="T224"/></text:span></text:p>
      <text:p text:style-name="P69"><text:a xlink:type="simple" xlink:href="https://drive.google.com/drive/folders/1FoBbP_nPkMehwBj4wHwsbRU-QGjEdeEP" text:style-name="Internet_20_link" text:visited-style-name="Visited_20_Internet_20_Link"><text:span text:style-name="Source_20_Text"><text:span text:style-name="T557">https://drive.google.com/drive/folders/1FoBbP_nPkMehwBj4wHwsbRU-QGjEdeEP</text:span></text:span></text:a></text:p>
      <text:p text:style-name="P69"><text:span text:style-name="Source_20_Text"/></text:p>
      <text:p text:style-name="P69"><text:a xlink:type="simple" xlink:href="https://www.programmerall.com/article/66782784037/" text:style-name="Internet_20_link" text:visited-style-name="Visited_20_Internet_20_Link"><text:span text:style-name="Source_20_Text">https://www.programmerall.com/article/66782784037/</text:span></text:a></text:p>
      <text:p text:style-name="P69"><text:span text:style-name="Source_20_Text"/></text:p>
      <text:p text:style-name="P69"><text:a xlink:type="simple" xlink:href="https://www.linux.org.ru/forum/linux-hardware/17267365" text:style-name="Internet_20_link" text:visited-style-name="Visited_20_Internet_20_Link"><text:span text:style-name="Source_20_Text">https://www.linux.org.ru/forum/linux-hardware/17267365</text:span></text:a></text:p>
      <text:p text:style-name="P69"><text:span text:style-name="Source_20_Text"/></text:p>
      <text:p text:style-name="P69"><text:a xlink:type="simple" xlink:href="https://www.codetd.com/en/article/15073372" text:style-name="Internet_20_link" text:visited-style-name="Visited_20_Internet_20_Link"><text:span text:style-name="Source_20_Text">https://www.codetd.com/en/article/15073372</text:span></text:a></text:p>
      <text:p text:style-name="P69"><text:span text:style-name="Source_20_Text"/></text:p>
      <text:p text:style-name="P69"><text:a xlink:type="simple" xlink:href="https://github.com/johang/sd-card-images/blob/master/scripts/build-boot-rk" text:style-name="Internet_20_link" text:visited-style-name="Visited_20_Internet_20_Link"><text:span text:style-name="Source_20_Text">https://github.com/johang/sd-card-images/blob/master/scripts/build-boot-rk</text:span></text:a></text:p>
      <text:p text:style-name="P69"><text:span text:style-name="Source_20_Text"/></text:p>
      <text:p text:style-name="P69"><text:a xlink:type="simple" xlink:href="https://github.com/Joshua-Riek/ubuntu-rockchip/wiki/Ubuntu-22.04-LTS" text:style-name="Internet_20_link" text:visited-style-name="Visited_20_Internet_20_Link"><text:span text:style-name="Source_20_Text"><text:span text:style-name="T205">https://github.com/Joshua-Riek/ubuntu-rockchip/wiki/Ubuntu-22.04-LTS</text:span></text:span></text:a><text:span text:style-name="Source_20_Text"> <text:s/></text:span><text:span text:style-name="Source_20_Text"><text:span text:style-name="T176">Кастомизация ubuntu</text:span></text:span></text:p>
      <text:p text:style-name="P69"><text:span text:style-name="Source_20_Text"/></text:p>
      <text:p text:style-name="P69"><text:span text:style-name="Source_20_Text"/></text:p>
      <text:p text:style-name="P69"><text:a xlink:type="simple" xlink:href="https://vaiti.io/grub2-razgovarivaem-s-zagruzchikom-na-yazyke-zagruzchika/" text:style-name="Internet_20_link" text:visited-style-name="Visited_20_Internet_20_Link"><text:span text:style-name="Source_20_Text">https://vaiti.io/grub2-razgovarivaem-s-zagruzchikom-na-yazyke-zagruzchika/</text:span></text:a><text:span text:style-name="Source_20_Text"> <text:s/></text:span><text:span text:style-name="Source_20_Text"><text:span text:style-name="T69"><text:s/></text:span></text:span><text:span text:style-name="Source_20_Text"><text:span text:style-name="T175">grub</text:span></text:span></text:p>
      <text:p text:style-name="P50"><text:span text:style-name="Source_20_Text"><text:span text:style-name="T86"/></text:span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6"><text:a xlink:type="simple" xlink:href="https://hub.docker.com/r/rlggyp/yolov10" text:style-name="Internet_20_link" text:visited-style-name="Visited_20_Internet_20_Link"><text:span text:style-name="Source_20_Text"><text:span text:style-name="T537">https://hub.docker.com/r/rlggyp/yolov10</text:span></text:span></text:a><text:span text:style-name="Source_20_Text"><text:span text:style-name="T537"> <text:s/></text:span></text:span><text:span text:style-name="Source_20_Text"><text:span text:style-name="T146">yolo10 пробовать</text:span></text:span></text:p>
      <text:p text:style-name="P35"><text:span text:style-name="Source_20_Text"><text:span text:style-name="T57"/></text:span></text:p>
      <text:p text:style-name="P35"><text:span text:style-name="Source_20_Text"><text:span text:style-name="T57"/></text:span></text:p>
      <text:p text:style-name="P35"><text:span text:style-name="Source_20_Text"><text:span text:style-name="T57">Добиться чтобы обучение в докере шло через GPU</text:span></text:span></text:p>
      <text:p text:style-name="P22"><text:span text:style-name="Source_20_Text"><text:span text:style-name="T39"/></text:span></text:p>
      <text:p text:style-name="P22"><text:span text:style-name="Source_20_Text"><text:span text:style-name="T482">https://blog.kaylordut.com/2024/02/09/rk3588%27s-yolov8-model-conversion-from-pt-to-rknn/</text:span></text:span></text:p>
      <text:p text:style-name="P161"><text:span text:style-name="Source_20_Text"><text:span text:style-name="T18">ПРОБОВАТЬ ДРУГИЕ МОДЕЛИ</text:span></text:span></text:p>
      <text:p text:style-name="P151"><text:a xlink:type="simple" xlink:href="https://github.com/laitathei/YOLOv8-ONNX-RKNN-HORIZON-TensorRT-Segmentation" text:style-name="Internet_20_link" text:visited-style-name="Visited_20_Internet_20_Link"><text:span text:style-name="Source_20_Text"><text:span text:style-name="T200">https://github.com/laitathei/YOLOv8-ONNX-RKNN-HORIZON-TensorRT-Segmentation</text:span></text:span></text:a></text:p>
      <text:p text:style-name="P151"><text:a xlink:type="simple" xlink:href="https://github.com/khadas/edge2-npu/tree/master/C%2B%2B/yolov8n" text:style-name="Internet_20_link" text:visited-style-name="Visited_20_Internet_20_Link"><text:span text:style-name="Source_20_Text"><text:span text:style-name="T200">https://github.com/khadas/edge2-npu/tree/master/C%2B%2B/yolov8n</text:span></text:span></text:a></text:p>
      <text:p text:style-name="P151"><text:a xlink:type="simple" xlink:href="https://www.google.com/search?client=ubuntu-sn&amp;channel=fs&amp;q=yolov8-model-to-rknn#fpstate=ive&amp;vld=cid:a1ab7fa9,vid:pN8mKZ5wpdQ,st:0" text:style-name="Internet_20_link" text:visited-style-name="Visited_20_Internet_20_Link"><text:span text:style-name="Source_20_Text"><text:span text:style-name="T200">https://www.google.com/search?client=ubuntu-sn&amp;channel=fs&amp;q=yolov8-model-to-rknn#fpstate=ive&amp;vld=cid:a1ab7fa9,vid:pN8mKZ5wpdQ,st:0</text:span></text:span></text:a></text:p>
      <text:p text:style-name="P151"><text:span text:style-name="Source_20_Text"><text:span text:style-name="T337"/></text:span></text:p>
      <text:p text:style-name="P147"><text:span text:style-name="Source_20_Text"><text:span text:style-name="T216">https://www.piwheels.org/project/yolov8-rknn/</text:span></text:span></text:p>
      <text:p text:style-name="P143"><text:span text:style-name="Source_20_Text"><text:span text:style-name="T54"/></text:span></text:p>
      <text:p text:style-name="P143"><text:span text:style-name="Source_20_Text"><text:span text:style-name="T135"/></text:span></text:p>
      <text:p text:style-name="P379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379"><text:span text:style-name="Source_20_Text"><text:span text:style-name="T61"/></text:span></text:p>
      <text:p text:style-name="P374"><text:span text:style-name="Source_20_Text"><text:span text:style-name="T440">ЭКСПОРТ <text:s/>в <text:s/></text:span></text:span><text:span text:style-name="Source_20_Text"><text:span text:style-name="T462">rknn from onnx</text:span></text:span></text:p>
      <text:p text:style-name="P122"><text:a xlink:type="simple" xlink:href="https://github.com/airockchip/rknn-toolkit2/releases" text:style-name="Internet_20_link" text:visited-style-name="Visited_20_Internet_20_Link"><text:span text:style-name="Source_20_Text"><text:span text:style-name="T443">https://github.com/airockchip/rknn-toolkit2/releases</text:span></text:span></text:a></text:p>
      <text:p text:style-name="P122"><text:span text:style-name="Source_20_Text"><text:span text:style-name="T71"/></text:span></text:p>
      <text:p text:style-name="P122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452"> <text:s text:c="3"/></text:span></text:span><text:span text:style-name="Source_20_Text"><text:span text:style-name="T453">Решение</text:span></text:span></text:p>
      <text:p text:style-name="P122"><text:span text:style-name="Source_20_Text"><text:span text:style-name="T454"/></text:span></text:p>
      <text:p text:style-name="P122"><text:a xlink:type="simple" xlink:href="https://github.com/airockchip/yolov10" text:style-name="Internet_20_link" text:visited-style-name="Visited_20_Internet_20_Link"><text:span text:style-name="Source_20_Text"><text:span text:style-name="T480">https://github.com/airockchip/yolov10</text:span></text:span></text:a></text:p>
      <text:p text:style-name="P122"><text:a xlink:type="simple" xlink:href="https://github.com/DanielSarmiento04/yolov10cpp" text:style-name="Internet_20_link" text:visited-style-name="Visited_20_Internet_20_Link"><text:span text:style-name="Source_20_Text"><text:span text:style-name="T480">https://github.com/DanielSarmiento04/yolov10cpp</text:span></text:span></text:a></text:p>
      <text:p text:style-name="P122"><text:span text:style-name="Source_20_Text"><text:span text:style-name="T480"/></text:span></text:p>
      <text:p text:style-name="P122"><text:span text:style-name="Source_20_Text"><text:span text:style-name="T481">https://docs.radxa.com/en/rock5/rock5c/app-development/rknn_install</text:span></text:span></text:p>
      <text:p text:style-name="P122"><text:span text:style-name="Source_20_Text"><text:span text:style-name="T71"/></text:span></text:p>
      <text:p text:style-name="P28"><text:span text:style-name="Source_20_Text"><text:span text:style-name="T29"/></text:span></text:p>
      <text:p text:style-name="P19"><text:span text:style-name="Source_20_Text"><text:span text:style-name="T39"/></text:span></text:p>
      <text:p text:style-name="P129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445"> <text:s text:c="2"/></text:span></text:span><text:span text:style-name="Source_20_Text"><text:span text:style-name="T446">Аргументы экспорта</text:span></text:span></text:p>
      <text:p text:style-name="P128"><text:span text:style-name="Source_20_Text"><text:span text:style-name="T89">Исходники inference yolo8 <text:s/>- собрать для Desktop и <text:s/>Arm</text:span></text:span></text:p>
      <text:p text:style-name="P189"><text:span text:style-name="Source_20_Text"><text:span text:style-name="T238"/></text:span></text:p>
      <text:p text:style-name="P292"><text:span text:style-name="Source_20_Text"><text:span text:style-name="T290"/></text:span></text:p>
      <text:p text:style-name="P277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81">https://visualstudiomagazine.com/Articles/2022/04/01/preparing-cifar-data.aspx</text:span></text:span></text:a></text:p>
      <text:p text:style-name="P277"><text:span text:style-name="Source_20_Text"><text:span text:style-name="T281"/></text:span></text:p>
      <text:p text:style-name="P277"><text:span text:style-name="Source_20_Text"><text:span text:style-name="T234">openCL_project_neuro_1 <text:s/>- <text:s/></text:span></text:span><text:span text:style-name="Source_20_Text"><text:span text:style-name="T235">работает на C++ <text:s/>- разобраться в работе</text:span></text:span></text:p>
      <text:p text:style-name="P277"><text:span text:style-name="Source_20_Text"><text:span text:style-name="T281"/></text:span></text:p>
      <text:p text:style-name="P280"><text:a xlink:type="simple" xlink:href="https://github.com/Pelochus/ezrknn-toolkit2/issues/2" text:style-name="Internet_20_link" text:visited-style-name="Visited_20_Internet_20_Link"><text:span text:style-name="Source_20_Text"><text:span text:style-name="T233">https://github.com/Pelochus/ezrknn-toolkit2/issues/2</text:span></text:span></text:a><text:span text:style-name="Source_20_Text"><text:span text:style-name="T233"> <text:s/>inference 3588</text:span></text:span></text:p>
      <text:p text:style-name="P280"><text:span text:style-name="Source_20_Text"><text:span text:style-name="T233"/></text:span></text:p>
      <text:p text:style-name="P280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233">https://stackoverflow.com/questions/66711654/converting-image-into-mnist-format</text:span></text:span></text:a><text:span text:style-name="Source_20_Text"><text:span text:style-name="T233"> <text:s/>convert to mnist</text:span></text:span></text:p>
      <text:p text:style-name="P280"><text:span text:style-name="Source_20_Text"><text:span text:style-name="T233"/></text:span></text:p>
      <text:p text:style-name="P277"><text:a xlink:type="simple" xlink:href="https://oleg.milantiev.com/2024/02/25/yolov8-npu-rk3588-orange-pi-3b/" text:style-name="Internet_20_link" text:visited-style-name="Visited_20_Internet_20_Link"><text:span text:style-name="Source_20_Text"><text:span text:style-name="T232">https://oleg.milantiev.com/2024/02/25/yolov8-npu-rk3588-orange-pi-3b/</text:span></text:span></text:a></text:p>
      <text:p text:style-name="P277"><text:span text:style-name="Source_20_Text"><text:span text:style-name="T232"/></text:span></text:p>
      <text:p text:style-name="P277"><text:span text:style-name="Source_20_Text"><text:span text:style-name="T232"/></text:span></text:p>
      <text:p text:style-name="P277"><text:span text:style-name="Source_20_Text"><text:span text:style-name="T232"/></text:span></text:p>
      <text:p text:style-name="P277"><text:span text:style-name="Source_20_Text"><text:span text:style-name="T232"/></text:span></text:p>
      <text:p text:style-name="P277"><text:span text:style-name="Source_20_Text"><text:span text:style-name="T232"/></text:span></text:p>
      <text:p text:style-name="P277"><text:span text:style-name="Source_20_Text"><text:span text:style-name="T232"/></text:span></text:p>
      <text:p text:style-name="P277"><text:span text:style-name="Source_20_Text"><text:span text:style-name="T232"/></text:span></text:p>
      <text:p text:style-name="P277"><text:span text:style-name="Source_20_Text"><text:span text:style-name="T232"/></text:span></text:p>
      <text:p text:style-name="P277"><text:span text:style-name="Source_20_Text"><text:span text:style-name="T232"/></text:span></text:p>
      <text:p text:style-name="P293"><text:bookmark text:name="COOL_LINKS"/><text:span text:style-name="Source_20_Text"><text:span text:style-name="T257">LINKS COOL</text:span></text:span></text:p>
      <text:p text:style-name="P294"><text:span text:style-name="Source_20_Text"><text:span text:style-name="T257"/></text:span></text:p>
      <text:p text:style-name="P397"><text:a xlink:type="simple" xlink:href="https://habr.com/ru/articles/852376/" text:style-name="Internet_20_link" text:visited-style-name="Visited_20_Internet_20_Link"><text:span text:style-name="Source_20_Text">https://habr.com/ru/articles/852376/</text:span></text:a><text:span text:style-name="Source_20_Text"><text:span text:style-name="T338"> <text:s/></text:span></text:span><text:span text:style-name="Source_20_Text"><text:span text:style-name="T179">Запускаем Yolo на пятирублёвой монете или Luckfox Pico Mini</text:span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4"><text:span text:style-name="Source_20_Text"><text:span text:style-name="T236"/></text:span></text:p>
      <text:p text:style-name="P295"><text:bookmark text:name="CUDA"/><text:span text:style-name="Source_20_Text"><text:span text:style-name="T87">CUDA</text:span></text:span></text:p>
      <text:p text:style-name="P296"><text:span text:style-name="Source_20_Text"><text:span text:style-name="T87"/></text:span></text:p>
      <text:p text:style-name="P296"><text:a xlink:type="simple" xlink:href="http://www.ray-tracing.ru/articles199.html" text:style-name="Internet_20_link" text:visited-style-name="Visited_20_Internet_20_Link"><text:span text:style-name="Source_20_Text"><text:span text:style-name="T285">http://www.ray-tracing.ru/articles199.html</text:span></text:span></text:a><text:span text:style-name="Source_20_Text"><text:span text:style-name="T285"> <text:s text:c="3"/></text:span></text:span><text:span text:style-name="Source_20_Text"><text:span text:style-name="T121">Технология CUDA</text:span></text:span></text:p>
      <text:p text:style-name="P296"><text:a xlink:type="simple" xlink:href="https://github.com/PacktPublishing/Learn-CUDA-Programming/blob/master/Chapter04/04_kernel_execution/06_dynamic_parallelism/dynamic_parallelism.cu" text:style-name="Internet_20_link" text:visited-style-name="Visited_20_Internet_20_Link"><text:span text:style-name="Source_20_Text"><text:span text:style-name="T285">https://github.com/PacktPublishing/Learn-CUDA-Programming/blob/master/Chapter04/04_kernel_execution/06_dynamic_parallelism/dynamic_parallelism.cu</text:span></text:span></text:a></text:p>
      <text:p text:style-name="P296"><text:span text:style-name="Source_20_Text"><text:span text:style-name="T28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enlo, Monaco, 'Lucida Console', 'Liberation Mono', 'DejaVu Sans Mono', 'Bitstream Vera Sans Mono', 'Courier New', monospace"/>
    <style:font-face style:name="Consolas-Bold" svg:font-family="Consolas-Bold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0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12-06T16:48:20.543442207</dc:date>
    <meta:editing-duration>P6DT2H18M58S</meta:editing-duration>
    <meta:editing-cycles>655</meta:editing-cycles>
    <meta:generator>LibreOffice/7.3.7.2$Linux_X86_64 LibreOffice_project/30$Build-2</meta:generator>
    <meta:document-statistic meta:table-count="0" meta:image-count="0" meta:object-count="0" meta:page-count="42" meta:paragraph-count="1237" meta:word-count="5552" meta:character-count="53565" meta:non-whitespace-character-count="48197"/>
  </office:meta>
</office:document-meta>
</file>